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Atkinson Hyperlegible Next" svg:font-family="'Atkinson Hyperlegible Next'"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tkinson Hyperlegible Next"/>
    </style:style>
    <style:style style:name="P2" style:family="paragraph" style:parent-style-name="Standard">
      <style:paragraph-properties fo:margin-top="0in" fo:margin-bottom="0.1965in"/>
      <style:text-properties style:font-name="Atkinson Hyperlegible Next"/>
    </style:style>
    <style:style style:name="P3" style:family="paragraph" style:parent-style-name="Heading_20_1">
      <style:text-properties style:font-name="Atkinson Hyperlegible Next"/>
    </style:style>
    <style:style style:name="P4" style:family="paragraph" style:parent-style-name="Horizontal_20_Line">
      <style:text-properties style:font-name="Atkinson Hyperlegible Next"/>
    </style:style>
    <style:style style:name="P5" style:family="paragraph" style:parent-style-name="Preformatted_20_Text">
      <style:text-properties style:font-name="Atkinson Hyperlegible Next"/>
    </style:style>
    <style:style style:name="P6" style:family="paragraph" style:parent-style-name="Preformatted_20_Text">
      <style:paragraph-properties fo:margin-top="0in" fo:margin-bottom="0.1965in"/>
    </style:style>
    <style:style style:name="P7" style:family="paragraph" style:parent-style-name="Text_20_body" style:list-style-name="L8"/>
    <style:style style:name="P8" style:family="paragraph" style:parent-style-name="Text_20_body" style:list-style-name="L9"/>
    <style:style style:name="P9" style:family="paragraph" style:parent-style-name="Text_20_body" style:list-style-name="L10"/>
    <style:style style:name="P10" style:family="paragraph" style:parent-style-name="Text_20_body" style:list-style-name="L11"/>
    <style:style style:name="P11" style:family="paragraph" style:parent-style-name="Text_20_body" style:list-style-name="L12"/>
    <style:style style:name="P12" style:family="paragraph" style:parent-style-name="Text_20_body" style:list-style-name="L13"/>
    <style:style style:name="P13" style:family="paragraph" style:parent-style-name="Text_20_body" style:list-style-name="L14"/>
    <style:style style:name="P14" style:family="paragraph" style:parent-style-name="Text_20_body" style:list-style-name="L15"/>
    <style:style style:name="P15" style:family="paragraph" style:parent-style-name="Text_20_body" style:list-style-name="L16"/>
    <style:style style:name="P16" style:family="paragraph" style:parent-style-name="Text_20_body" style:list-style-name="L17"/>
    <style:style style:name="P17" style:family="paragraph" style:parent-style-name="Text_20_body" style:list-style-name="L18"/>
    <style:style style:name="P18" style:family="paragraph" style:parent-style-name="Text_20_body" style:list-style-name="L19"/>
    <style:style style:name="P19" style:family="paragraph" style:parent-style-name="Text_20_body" style:list-style-name="L20"/>
    <style:style style:name="P20" style:family="paragraph" style:parent-style-name="Text_20_body" style:list-style-name="L21"/>
    <style:style style:name="P21" style:family="paragraph" style:parent-style-name="Text_20_body" style:list-style-name="L22"/>
    <style:style style:name="P22" style:family="paragraph" style:parent-style-name="Text_20_body" style:list-style-name="L23"/>
    <style:style style:name="P23" style:family="paragraph" style:parent-style-name="Text_20_body" style:list-style-name="L24"/>
    <style:style style:name="P24" style:family="paragraph" style:parent-style-name="Text_20_body" style:list-style-name="L25"/>
    <style:style style:name="P25" style:family="paragraph" style:parent-style-name="Text_20_body" style:list-style-name="L26"/>
    <style:style style:name="P26" style:family="paragraph" style:parent-style-name="Text_20_body" style:list-style-name="L27"/>
    <style:style style:name="P27" style:family="paragraph" style:parent-style-name="Text_20_body" style:list-style-name="L28"/>
    <style:style style:name="P28" style:family="paragraph" style:parent-style-name="Text_20_body" style:list-style-name="L29"/>
    <style:style style:name="P29" style:family="paragraph" style:parent-style-name="Text_20_body" style:list-style-name="L30"/>
    <style:style style:name="P30" style:family="paragraph" style:parent-style-name="Text_20_body" style:list-style-name="L31"/>
    <style:style style:name="P31" style:family="paragraph" style:parent-style-name="Text_20_body" style:list-style-name="L32"/>
    <style:style style:name="P32" style:family="paragraph" style:parent-style-name="Text_20_body" style:list-style-name="L33"/>
    <style:style style:name="P33" style:family="paragraph" style:parent-style-name="Text_20_body" style:list-style-name="L34"/>
    <style:style style:name="P34" style:family="paragraph" style:parent-style-name="Text_20_body" style:list-style-name="L35"/>
    <style:style style:name="P35" style:family="paragraph" style:parent-style-name="Text_20_body" style:list-style-name="L36"/>
    <style:style style:name="P36" style:family="paragraph" style:parent-style-name="Text_20_body" style:list-style-name="L37"/>
    <style:style style:name="P37" style:family="paragraph" style:parent-style-name="Text_20_body" style:list-style-name="L38"/>
    <style:style style:name="P38" style:family="paragraph" style:parent-style-name="Text_20_body" style:list-style-name="L39"/>
    <style:style style:name="P39" style:family="paragraph" style:parent-style-name="Text_20_body" style:list-style-name="L40"/>
    <style:style style:name="P40" style:family="paragraph" style:parent-style-name="Text_20_body" style:list-style-name="L41"/>
    <style:style style:name="P41" style:family="paragraph" style:parent-style-name="Text_20_body" style:list-style-name="L42"/>
    <style:style style:name="P42" style:family="paragraph" style:parent-style-name="Text_20_body" style:list-style-name="L43"/>
    <style:style style:name="P43" style:family="paragraph" style:parent-style-name="Text_20_body" style:list-style-name="L44"/>
    <style:style style:name="P44" style:family="paragraph" style:parent-style-name="Text_20_body" style:list-style-name="L45"/>
    <style:style style:name="P45" style:family="paragraph" style:parent-style-name="Text_20_body" style:list-style-name="L46"/>
    <style:style style:name="P46" style:family="paragraph" style:parent-style-name="Text_20_body" style:list-style-name="L47"/>
    <style:style style:name="P47" style:family="paragraph" style:parent-style-name="Text_20_body" style:list-style-name="L48"/>
    <style:style style:name="P48" style:family="paragraph" style:parent-style-name="Text_20_body" style:list-style-name="L49"/>
    <style:style style:name="P49" style:family="paragraph" style:parent-style-name="Text_20_body" style:list-style-name="L50"/>
    <style:style style:name="P50" style:family="paragraph" style:parent-style-name="Text_20_body" style:list-style-name="L51"/>
    <style:style style:name="P51" style:family="paragraph" style:parent-style-name="Text_20_body" style:list-style-name="L52"/>
    <style:style style:name="P52" style:family="paragraph" style:parent-style-name="Text_20_body" style:list-style-name="L53"/>
    <style:style style:name="P53" style:family="paragraph" style:parent-style-name="Text_20_body" style:list-style-name="L54"/>
    <style:style style:name="P54" style:family="paragraph" style:parent-style-name="Text_20_body" style:list-style-name="L55"/>
    <style:style style:name="P55" style:family="paragraph" style:parent-style-name="Text_20_body" style:list-style-name="L56"/>
    <style:style style:name="P56" style:family="paragraph" style:parent-style-name="Text_20_body" style:list-style-name="L57"/>
    <style:style style:name="P57" style:family="paragraph" style:parent-style-name="Text_20_body" style:list-style-name="L58"/>
    <style:style style:name="P58" style:family="paragraph" style:parent-style-name="Text_20_body" style:list-style-name="L59"/>
    <style:style style:name="P59" style:family="paragraph" style:parent-style-name="Text_20_body" style:list-style-name="L60"/>
    <style:style style:name="P60" style:family="paragraph" style:parent-style-name="Text_20_body" style:list-style-name="L61"/>
    <style:style style:name="P61" style:family="paragraph" style:parent-style-name="Text_20_body" style:list-style-name="L62"/>
    <style:style style:name="P62" style:family="paragraph" style:parent-style-name="Text_20_body" style:list-style-name="L63"/>
    <style:style style:name="P63" style:family="paragraph" style:parent-style-name="Text_20_body" style:list-style-name="L64"/>
    <style:style style:name="P64" style:family="paragraph" style:parent-style-name="Text_20_body" style:list-style-name="L65"/>
    <style:style style:name="P65" style:family="paragraph" style:parent-style-name="Text_20_body" style:list-style-name="L66"/>
    <style:style style:name="P66" style:family="paragraph" style:parent-style-name="Text_20_body" style:list-style-name="L67"/>
    <style:style style:name="P67" style:family="paragraph" style:parent-style-name="Text_20_body" style:list-style-name="L68"/>
    <style:style style:name="P68" style:family="paragraph" style:parent-style-name="Text_20_body" style:list-style-name="L69"/>
    <style:style style:name="P69" style:family="paragraph" style:parent-style-name="Text_20_body" style:list-style-name="L70"/>
    <style:style style:name="P70" style:family="paragraph" style:parent-style-name="Text_20_body" style:list-style-name="L71"/>
    <style:style style:name="P71" style:family="paragraph" style:parent-style-name="Text_20_body" style:list-style-name="L72"/>
    <style:style style:name="P72" style:family="paragraph" style:parent-style-name="Text_20_body" style:list-style-name="L73"/>
    <style:style style:name="P73" style:family="paragraph" style:parent-style-name="Text_20_body" style:list-style-name="L74"/>
    <style:style style:name="P74" style:family="paragraph" style:parent-style-name="Text_20_body" style:list-style-name="L75"/>
    <style:style style:name="P75" style:family="paragraph" style:parent-style-name="Text_20_body" style:list-style-name="L76"/>
    <style:style style:name="P76" style:family="paragraph" style:parent-style-name="Text_20_body" style:list-style-name="L77"/>
    <style:style style:name="P77" style:family="paragraph" style:parent-style-name="Text_20_body" style:list-style-name="L78"/>
    <style:style style:name="P78" style:family="paragraph" style:parent-style-name="Text_20_body" style:list-style-name="L79"/>
    <style:style style:name="P79" style:family="paragraph" style:parent-style-name="Text_20_body" style:list-style-name="L80"/>
    <style:style style:name="P80" style:family="paragraph" style:parent-style-name="Text_20_body" style:list-style-name="L81"/>
    <style:style style:name="P81" style:family="paragraph" style:parent-style-name="Text_20_body" style:list-style-name="L82"/>
    <style:style style:name="P82" style:family="paragraph" style:parent-style-name="Text_20_body" style:list-style-name="L83"/>
    <style:style style:name="P83" style:family="paragraph" style:parent-style-name="Text_20_body" style:list-style-name="L84"/>
    <style:style style:name="P84" style:family="paragraph" style:parent-style-name="Text_20_body" style:list-style-name="L85"/>
    <style:style style:name="P85" style:family="paragraph" style:parent-style-name="Text_20_body" style:list-style-name="L86"/>
    <style:style style:name="P86" style:family="paragraph" style:parent-style-name="Text_20_body" style:list-style-name="L87"/>
    <style:style style:name="P87" style:family="paragraph" style:parent-style-name="Text_20_body" style:list-style-name="L88"/>
    <style:style style:name="P88" style:family="paragraph" style:parent-style-name="Text_20_body" style:list-style-name="L89"/>
    <style:style style:name="P89" style:family="paragraph" style:parent-style-name="Text_20_body" style:list-style-name="L90"/>
    <style:style style:name="P90" style:family="paragraph" style:parent-style-name="Text_20_body" style:list-style-name="L91"/>
    <style:style style:name="P91" style:family="paragraph" style:parent-style-name="Text_20_body" style:list-style-name="L92"/>
    <style:style style:name="P92" style:family="paragraph" style:parent-style-name="Text_20_body" style:list-style-name="L93"/>
    <style:style style:name="P93" style:family="paragraph" style:parent-style-name="Text_20_body" style:list-style-name="L94"/>
    <style:style style:name="P94" style:family="paragraph" style:parent-style-name="Text_20_body" style:list-style-name="L95"/>
    <style:style style:name="P95" style:family="paragraph" style:parent-style-name="Text_20_body" style:list-style-name="L96"/>
    <style:style style:name="P96" style:family="paragraph" style:parent-style-name="Text_20_body" style:list-style-name="L97"/>
    <style:style style:name="P97" style:family="paragraph" style:parent-style-name="Text_20_body" style:list-style-name="L98"/>
    <style:style style:name="P98" style:family="paragraph" style:parent-style-name="Text_20_body" style:list-style-name="L99"/>
    <style:style style:name="P99" style:family="paragraph" style:parent-style-name="Text_20_body" style:list-style-name="L100"/>
    <style:style style:name="P100" style:family="paragraph" style:parent-style-name="Text_20_body" style:list-style-name="L101"/>
    <style:style style:name="P101" style:family="paragraph" style:parent-style-name="Text_20_body" style:list-style-name="L102"/>
    <style:style style:name="P102" style:family="paragraph" style:parent-style-name="Text_20_body" style:list-style-name="L103"/>
    <style:style style:name="P103" style:family="paragraph" style:parent-style-name="Text_20_body" style:list-style-name="L104"/>
    <style:style style:name="P104" style:family="paragraph" style:parent-style-name="Text_20_body" style:list-style-name="L105"/>
    <style:style style:name="P105" style:family="paragraph" style:parent-style-name="Text_20_body" style:list-style-name="L106"/>
    <style:style style:name="P106" style:family="paragraph" style:parent-style-name="Text_20_body" style:list-style-name="L107"/>
    <style:style style:name="P107" style:family="paragraph" style:parent-style-name="Text_20_body" style:list-style-name="L108"/>
    <style:style style:name="P108" style:family="paragraph" style:parent-style-name="Text_20_body" style:list-style-name="L109"/>
    <style:style style:name="P109" style:family="paragraph" style:parent-style-name="Text_20_body" style:list-style-name="L110"/>
    <style:style style:name="P110" style:family="paragraph" style:parent-style-name="Text_20_body" style:list-style-name="L111"/>
    <style:style style:name="P111" style:family="paragraph" style:parent-style-name="Text_20_body" style:list-style-name="L112"/>
    <style:style style:name="P112" style:family="paragraph" style:parent-style-name="Text_20_body" style:list-style-name="L113"/>
    <style:style style:name="P113" style:family="paragraph" style:parent-style-name="Text_20_body" style:list-style-name="L114"/>
    <style:style style:name="P114" style:family="paragraph" style:parent-style-name="Text_20_body" style:list-style-name="L115"/>
    <style:style style:name="P115" style:family="paragraph" style:parent-style-name="Text_20_body" style:list-style-name="L116"/>
    <style:style style:name="P116" style:family="paragraph" style:parent-style-name="Text_20_body" style:list-style-name="L117"/>
    <style:style style:name="P117" style:family="paragraph" style:parent-style-name="Text_20_body" style:list-style-name="L118"/>
    <style:style style:name="P118" style:family="paragraph" style:parent-style-name="Text_20_body" style:list-style-name="L119"/>
    <style:style style:name="P119" style:family="paragraph" style:parent-style-name="Text_20_body" style:list-style-name="L120"/>
    <style:style style:name="P120" style:family="paragraph" style:parent-style-name="Text_20_body" style:list-style-name="L121"/>
    <style:style style:name="P121" style:family="paragraph" style:parent-style-name="Text_20_body" style:list-style-name="L122"/>
    <style:style style:name="P122" style:family="paragraph" style:parent-style-name="Text_20_body" style:list-style-name="L123"/>
    <style:style style:name="P123" style:family="paragraph" style:parent-style-name="Text_20_body" style:list-style-name="L124"/>
    <style:style style:name="P124" style:family="paragraph" style:parent-style-name="Text_20_body" style:list-style-name="L125"/>
    <style:style style:name="P125" style:family="paragraph" style:parent-style-name="Text_20_body" style:list-style-name="L126"/>
    <style:style style:name="P126" style:family="paragraph" style:parent-style-name="Text_20_body" style:list-style-name="L127"/>
    <style:style style:name="P127" style:family="paragraph" style:parent-style-name="Text_20_body" style:list-style-name="L128"/>
    <style:style style:name="P128" style:family="paragraph" style:parent-style-name="Text_20_body" style:list-style-name="L129"/>
    <style:style style:name="P129" style:family="paragraph" style:parent-style-name="Text_20_body" style:list-style-name="L130"/>
    <style:style style:name="P130" style:family="paragraph" style:parent-style-name="Text_20_body" style:list-style-name="L131"/>
    <style:style style:name="P131" style:family="paragraph" style:parent-style-name="Text_20_body" style:list-style-name="L132"/>
    <style:style style:name="P132" style:family="paragraph" style:parent-style-name="Text_20_body" style:list-style-name="L133"/>
    <style:style style:name="P133" style:family="paragraph" style:parent-style-name="Text_20_body" style:list-style-name="L134"/>
    <style:style style:name="P134" style:family="paragraph" style:parent-style-name="Text_20_body" style:list-style-name="L135"/>
    <style:style style:name="P135" style:family="paragraph" style:parent-style-name="Text_20_body" style:list-style-name="L136"/>
    <style:style style:name="P136" style:family="paragraph" style:parent-style-name="Text_20_body" style:list-style-name="L137"/>
    <style:style style:name="P137" style:family="paragraph" style:parent-style-name="Text_20_body" style:list-style-name="L138"/>
    <style:style style:name="P138" style:family="paragraph" style:parent-style-name="Text_20_body" style:list-style-name="L139"/>
    <style:style style:name="P139" style:family="paragraph" style:parent-style-name="Text_20_body" style:list-style-name="L140"/>
    <style:style style:name="P140" style:family="paragraph" style:parent-style-name="Text_20_body" style:list-style-name="L141"/>
    <style:style style:name="P141" style:family="paragraph" style:parent-style-name="Text_20_body" style:list-style-name="L142"/>
    <style:style style:name="P142" style:family="paragraph" style:parent-style-name="Text_20_body" style:list-style-name="L143"/>
    <style:style style:name="P143" style:family="paragraph" style:parent-style-name="Text_20_body" style:list-style-name="L144"/>
    <style:style style:name="P144" style:family="paragraph" style:parent-style-name="Text_20_body" style:list-style-name="L145"/>
    <style:style style:name="P145" style:family="paragraph" style:parent-style-name="Text_20_body" style:list-style-name="L146"/>
    <style:style style:name="P146" style:family="paragraph" style:parent-style-name="Text_20_body" style:list-style-name="L147"/>
    <style:style style:name="P147" style:family="paragraph" style:parent-style-name="Text_20_body" style:list-style-name="L148"/>
    <style:style style:name="P148" style:family="paragraph" style:parent-style-name="Text_20_body" style:list-style-name="L149"/>
    <style:style style:name="P149" style:family="paragraph" style:parent-style-name="Text_20_body" style:list-style-name="L150"/>
    <style:style style:name="P150" style:family="paragraph" style:parent-style-name="Text_20_body" style:list-style-name="L151"/>
    <style:style style:name="P151" style:family="paragraph" style:parent-style-name="Text_20_body" style:list-style-name="L152"/>
    <style:style style:name="P152" style:family="paragraph" style:parent-style-name="Text_20_body" style:list-style-name="L153"/>
    <style:style style:name="P153" style:family="paragraph" style:parent-style-name="Text_20_body" style:list-style-name="L154"/>
    <style:style style:name="P154" style:family="paragraph" style:parent-style-name="Text_20_body" style:list-style-name="L155"/>
    <style:style style:name="P155" style:family="paragraph" style:parent-style-name="Text_20_body" style:list-style-name="L156"/>
    <style:style style:name="P156" style:family="paragraph" style:parent-style-name="Text_20_body" style:list-style-name="L157"/>
    <style:style style:name="P157" style:family="paragraph" style:parent-style-name="Text_20_body" style:list-style-name="L158"/>
    <style:style style:name="P158" style:family="paragraph" style:parent-style-name="Text_20_body" style:list-style-name="L159"/>
    <style:style style:name="P159" style:family="paragraph" style:parent-style-name="Text_20_body" style:list-style-name="L160"/>
    <style:style style:name="P160" style:family="paragraph" style:parent-style-name="Text_20_body" style:list-style-name="L161"/>
    <style:style style:name="P161" style:family="paragraph" style:parent-style-name="Text_20_body" style:list-style-name="L162"/>
    <style:style style:name="P162" style:family="paragraph" style:parent-style-name="Text_20_body" style:list-style-name="L163"/>
    <style:style style:name="P163" style:family="paragraph" style:parent-style-name="Text_20_body" style:list-style-name="L164"/>
    <style:style style:name="P164" style:family="paragraph" style:parent-style-name="Text_20_body" style:list-style-name="L165"/>
    <style:style style:name="P165" style:family="paragraph" style:parent-style-name="Text_20_body" style:list-style-name="L166"/>
    <style:style style:name="P166" style:family="paragraph" style:parent-style-name="Text_20_body" style:list-style-name="L167"/>
    <style:style style:name="P167" style:family="paragraph" style:parent-style-name="Text_20_body" style:list-style-name="L168"/>
    <style:style style:name="P168" style:family="paragraph" style:parent-style-name="Text_20_body" style:list-style-name="L169"/>
    <style:style style:name="P169" style:family="paragraph" style:parent-style-name="Text_20_body" style:list-style-name="L170"/>
    <style:style style:name="P170" style:family="paragraph" style:parent-style-name="Text_20_body" style:list-style-name="L171"/>
    <style:style style:name="P171" style:family="paragraph" style:parent-style-name="Text_20_body" style:list-style-name="L172"/>
    <style:style style:name="P172" style:family="paragraph" style:parent-style-name="Text_20_body" style:list-style-name="L173"/>
    <style:style style:name="P173" style:family="paragraph" style:parent-style-name="Text_20_body">
      <style:text-properties style:font-name="Atkinson Hyperlegible Next"/>
    </style:style>
    <style:style style:name="P174" style:family="paragraph" style:parent-style-name="Text_20_body" style:list-style-name="L1">
      <style:text-properties style:font-name="Atkinson Hyperlegible Next"/>
    </style:style>
    <style:style style:name="P175" style:family="paragraph" style:parent-style-name="Text_20_body" style:list-style-name="L2">
      <style:text-properties style:font-name="Atkinson Hyperlegible Next"/>
    </style:style>
    <style:style style:name="P176" style:family="paragraph" style:parent-style-name="Text_20_body" style:list-style-name="L3">
      <style:text-properties style:font-name="Atkinson Hyperlegible Next"/>
    </style:style>
    <style:style style:name="P177" style:family="paragraph" style:parent-style-name="Text_20_body" style:list-style-name="L4">
      <style:text-properties style:font-name="Atkinson Hyperlegible Next"/>
    </style:style>
    <style:style style:name="P178" style:family="paragraph" style:parent-style-name="Text_20_body" style:list-style-name="L5">
      <style:text-properties style:font-name="Atkinson Hyperlegible Next"/>
    </style:style>
    <style:style style:name="P179" style:family="paragraph" style:parent-style-name="Text_20_body" style:list-style-name="L6">
      <style:text-properties style:font-name="Atkinson Hyperlegible Next"/>
    </style:style>
    <style:style style:name="P180" style:family="paragraph" style:parent-style-name="Text_20_body" style:list-style-name="L7">
      <style:text-properties style:font-name="Atkinson Hyperlegible Next"/>
    </style:style>
    <style:style style:name="P181" style:family="paragraph" style:parent-style-name="Text_20_body" style:list-style-name="L15">
      <style:text-properties style:font-name="Atkinson Hyperlegible Next"/>
    </style:style>
    <style:style style:name="P182" style:family="paragraph" style:parent-style-name="Text_20_body" style:list-style-name="L16">
      <style:text-properties style:font-name="Atkinson Hyperlegible Next"/>
    </style:style>
    <style:style style:name="P183" style:family="paragraph" style:parent-style-name="Text_20_body" style:list-style-name="L18">
      <style:text-properties style:font-name="Atkinson Hyperlegible Next"/>
    </style:style>
    <style:style style:name="P184" style:family="paragraph" style:parent-style-name="Text_20_body" style:list-style-name="L2">
      <style:paragraph-properties fo:margin-top="0in" fo:margin-bottom="0in"/>
    </style:style>
    <style:style style:name="P185" style:family="paragraph" style:parent-style-name="Text_20_body" style:list-style-name="L3">
      <style:paragraph-properties fo:margin-top="0in" fo:margin-bottom="0in"/>
    </style:style>
    <style:style style:name="P186" style:family="paragraph" style:parent-style-name="Text_20_body" style:list-style-name="L4">
      <style:paragraph-properties fo:margin-top="0in" fo:margin-bottom="0in"/>
    </style:style>
    <style:style style:name="P187" style:family="paragraph" style:parent-style-name="Text_20_body" style:list-style-name="L5">
      <style:paragraph-properties fo:margin-top="0in" fo:margin-bottom="0in"/>
    </style:style>
    <style:style style:name="P188" style:family="paragraph" style:parent-style-name="Text_20_body" style:list-style-name="L6">
      <style:paragraph-properties fo:margin-top="0in" fo:margin-bottom="0in"/>
    </style:style>
    <style:style style:name="P189" style:family="paragraph" style:parent-style-name="Text_20_body" style:list-style-name="L8">
      <style:paragraph-properties fo:margin-top="0in" fo:margin-bottom="0in"/>
    </style:style>
    <style:style style:name="P190" style:family="paragraph" style:parent-style-name="Text_20_body" style:list-style-name="L9">
      <style:paragraph-properties fo:margin-top="0in" fo:margin-bottom="0in"/>
    </style:style>
    <style:style style:name="P191" style:family="paragraph" style:parent-style-name="Text_20_body" style:list-style-name="L10">
      <style:paragraph-properties fo:margin-top="0in" fo:margin-bottom="0in"/>
    </style:style>
    <style:style style:name="P192" style:family="paragraph" style:parent-style-name="Text_20_body" style:list-style-name="L11">
      <style:paragraph-properties fo:margin-top="0in" fo:margin-bottom="0in"/>
    </style:style>
    <style:style style:name="P193" style:family="paragraph" style:parent-style-name="Text_20_body" style:list-style-name="L12">
      <style:paragraph-properties fo:margin-top="0in" fo:margin-bottom="0in"/>
    </style:style>
    <style:style style:name="P194" style:family="paragraph" style:parent-style-name="Text_20_body" style:list-style-name="L13">
      <style:paragraph-properties fo:margin-top="0in" fo:margin-bottom="0in"/>
    </style:style>
    <style:style style:name="P195" style:family="paragraph" style:parent-style-name="Text_20_body" style:list-style-name="L14">
      <style:paragraph-properties fo:margin-top="0in" fo:margin-bottom="0in"/>
    </style:style>
    <style:style style:name="P196" style:family="paragraph" style:parent-style-name="Text_20_body" style:list-style-name="L15">
      <style:paragraph-properties fo:margin-top="0in" fo:margin-bottom="0in"/>
    </style:style>
    <style:style style:name="P197" style:family="paragraph" style:parent-style-name="Text_20_body" style:list-style-name="L16">
      <style:paragraph-properties fo:margin-top="0in" fo:margin-bottom="0in"/>
    </style:style>
    <style:style style:name="P198" style:family="paragraph" style:parent-style-name="Text_20_body" style:list-style-name="L17">
      <style:paragraph-properties fo:margin-top="0in" fo:margin-bottom="0in"/>
    </style:style>
    <style:style style:name="P199" style:family="paragraph" style:parent-style-name="Text_20_body" style:list-style-name="L18">
      <style:paragraph-properties fo:margin-top="0in" fo:margin-bottom="0in"/>
    </style:style>
    <style:style style:name="P200" style:family="paragraph" style:parent-style-name="Text_20_body" style:list-style-name="L19">
      <style:paragraph-properties fo:margin-top="0in" fo:margin-bottom="0in"/>
    </style:style>
    <style:style style:name="P201" style:family="paragraph" style:parent-style-name="Text_20_body" style:list-style-name="L28">
      <style:paragraph-properties fo:margin-top="0in" fo:margin-bottom="0in"/>
    </style:style>
    <style:style style:name="P202" style:family="paragraph" style:parent-style-name="Text_20_body" style:list-style-name="L29">
      <style:paragraph-properties fo:margin-top="0in" fo:margin-bottom="0in"/>
    </style:style>
    <style:style style:name="P203" style:family="paragraph" style:parent-style-name="Text_20_body" style:list-style-name="L33">
      <style:paragraph-properties fo:margin-top="0in" fo:margin-bottom="0in"/>
    </style:style>
    <style:style style:name="P204" style:family="paragraph" style:parent-style-name="Text_20_body" style:list-style-name="L34">
      <style:paragraph-properties fo:margin-top="0in" fo:margin-bottom="0in"/>
    </style:style>
    <style:style style:name="P205" style:family="paragraph" style:parent-style-name="Text_20_body" style:list-style-name="L41">
      <style:paragraph-properties fo:margin-top="0in" fo:margin-bottom="0in"/>
    </style:style>
    <style:style style:name="P206" style:family="paragraph" style:parent-style-name="Text_20_body" style:list-style-name="L42">
      <style:paragraph-properties fo:margin-top="0in" fo:margin-bottom="0in"/>
    </style:style>
    <style:style style:name="P207" style:family="paragraph" style:parent-style-name="Text_20_body" style:list-style-name="L44">
      <style:paragraph-properties fo:margin-top="0in" fo:margin-bottom="0in"/>
    </style:style>
    <style:style style:name="P208" style:family="paragraph" style:parent-style-name="Text_20_body" style:list-style-name="L45">
      <style:paragraph-properties fo:margin-top="0in" fo:margin-bottom="0in"/>
    </style:style>
    <style:style style:name="P209" style:family="paragraph" style:parent-style-name="Text_20_body" style:list-style-name="L46">
      <style:paragraph-properties fo:margin-top="0in" fo:margin-bottom="0in"/>
    </style:style>
    <style:style style:name="P210" style:family="paragraph" style:parent-style-name="Text_20_body" style:list-style-name="L47">
      <style:paragraph-properties fo:margin-top="0in" fo:margin-bottom="0in"/>
    </style:style>
    <style:style style:name="P211" style:family="paragraph" style:parent-style-name="Text_20_body" style:list-style-name="L48">
      <style:paragraph-properties fo:margin-top="0in" fo:margin-bottom="0in"/>
    </style:style>
    <style:style style:name="P212" style:family="paragraph" style:parent-style-name="Text_20_body" style:list-style-name="L50">
      <style:paragraph-properties fo:margin-top="0in" fo:margin-bottom="0in"/>
    </style:style>
    <style:style style:name="P213" style:family="paragraph" style:parent-style-name="Text_20_body" style:list-style-name="L51">
      <style:paragraph-properties fo:margin-top="0in" fo:margin-bottom="0in"/>
    </style:style>
    <style:style style:name="P214" style:family="paragraph" style:parent-style-name="Text_20_body" style:list-style-name="L56">
      <style:paragraph-properties fo:margin-top="0in" fo:margin-bottom="0in"/>
    </style:style>
    <style:style style:name="P215" style:family="paragraph" style:parent-style-name="Text_20_body" style:list-style-name="L57">
      <style:paragraph-properties fo:margin-top="0in" fo:margin-bottom="0in"/>
    </style:style>
    <style:style style:name="P216" style:family="paragraph" style:parent-style-name="Text_20_body" style:list-style-name="L59">
      <style:paragraph-properties fo:margin-top="0in" fo:margin-bottom="0in"/>
    </style:style>
    <style:style style:name="P217" style:family="paragraph" style:parent-style-name="Text_20_body" style:list-style-name="L60">
      <style:paragraph-properties fo:margin-top="0in" fo:margin-bottom="0in"/>
    </style:style>
    <style:style style:name="P218" style:family="paragraph" style:parent-style-name="Text_20_body" style:list-style-name="L62">
      <style:paragraph-properties fo:margin-top="0in" fo:margin-bottom="0in"/>
    </style:style>
    <style:style style:name="P219" style:family="paragraph" style:parent-style-name="Text_20_body" style:list-style-name="L63">
      <style:paragraph-properties fo:margin-top="0in" fo:margin-bottom="0in"/>
    </style:style>
    <style:style style:name="P220" style:family="paragraph" style:parent-style-name="Text_20_body" style:list-style-name="L64">
      <style:paragraph-properties fo:margin-top="0in" fo:margin-bottom="0in"/>
    </style:style>
    <style:style style:name="P221" style:family="paragraph" style:parent-style-name="Text_20_body" style:list-style-name="L72">
      <style:paragraph-properties fo:margin-top="0in" fo:margin-bottom="0in"/>
    </style:style>
    <style:style style:name="P222" style:family="paragraph" style:parent-style-name="Text_20_body" style:list-style-name="L73">
      <style:paragraph-properties fo:margin-top="0in" fo:margin-bottom="0in"/>
    </style:style>
    <style:style style:name="P223" style:family="paragraph" style:parent-style-name="Text_20_body" style:list-style-name="L75">
      <style:paragraph-properties fo:margin-top="0in" fo:margin-bottom="0in"/>
    </style:style>
    <style:style style:name="P224" style:family="paragraph" style:parent-style-name="Text_20_body" style:list-style-name="L76">
      <style:paragraph-properties fo:margin-top="0in" fo:margin-bottom="0in"/>
    </style:style>
    <style:style style:name="P225" style:family="paragraph" style:parent-style-name="Text_20_body" style:list-style-name="L84">
      <style:paragraph-properties fo:margin-top="0in" fo:margin-bottom="0in"/>
    </style:style>
    <style:style style:name="P226" style:family="paragraph" style:parent-style-name="Text_20_body" style:list-style-name="L85">
      <style:paragraph-properties fo:margin-top="0in" fo:margin-bottom="0in"/>
    </style:style>
    <style:style style:name="P227" style:family="paragraph" style:parent-style-name="Text_20_body" style:list-style-name="L91">
      <style:paragraph-properties fo:margin-top="0in" fo:margin-bottom="0in"/>
    </style:style>
    <style:style style:name="P228" style:family="paragraph" style:parent-style-name="Text_20_body" style:list-style-name="L92">
      <style:paragraph-properties fo:margin-top="0in" fo:margin-bottom="0in"/>
    </style:style>
    <style:style style:name="P229" style:family="paragraph" style:parent-style-name="Text_20_body" style:list-style-name="L94">
      <style:paragraph-properties fo:margin-top="0in" fo:margin-bottom="0in"/>
    </style:style>
    <style:style style:name="P230" style:family="paragraph" style:parent-style-name="Text_20_body" style:list-style-name="L95">
      <style:paragraph-properties fo:margin-top="0in" fo:margin-bottom="0in"/>
    </style:style>
    <style:style style:name="P231" style:family="paragraph" style:parent-style-name="Text_20_body" style:list-style-name="L99">
      <style:paragraph-properties fo:margin-top="0in" fo:margin-bottom="0in"/>
    </style:style>
    <style:style style:name="P232" style:family="paragraph" style:parent-style-name="Text_20_body" style:list-style-name="L102">
      <style:paragraph-properties fo:margin-top="0in" fo:margin-bottom="0in"/>
    </style:style>
    <style:style style:name="P233" style:family="paragraph" style:parent-style-name="Text_20_body" style:list-style-name="L103">
      <style:paragraph-properties fo:margin-top="0in" fo:margin-bottom="0in"/>
    </style:style>
    <style:style style:name="P234" style:family="paragraph" style:parent-style-name="Text_20_body" style:list-style-name="L104">
      <style:paragraph-properties fo:margin-top="0in" fo:margin-bottom="0in"/>
    </style:style>
    <style:style style:name="P235" style:family="paragraph" style:parent-style-name="Text_20_body" style:list-style-name="L105">
      <style:paragraph-properties fo:margin-top="0in" fo:margin-bottom="0in"/>
    </style:style>
    <style:style style:name="P236" style:family="paragraph" style:parent-style-name="Text_20_body" style:list-style-name="L107">
      <style:paragraph-properties fo:margin-top="0in" fo:margin-bottom="0in"/>
    </style:style>
    <style:style style:name="P237" style:family="paragraph" style:parent-style-name="Text_20_body" style:list-style-name="L108">
      <style:paragraph-properties fo:margin-top="0in" fo:margin-bottom="0in"/>
    </style:style>
    <style:style style:name="P238" style:family="paragraph" style:parent-style-name="Text_20_body" style:list-style-name="L111">
      <style:paragraph-properties fo:margin-top="0in" fo:margin-bottom="0in"/>
    </style:style>
    <style:style style:name="P239" style:family="paragraph" style:parent-style-name="Text_20_body" style:list-style-name="L112">
      <style:paragraph-properties fo:margin-top="0in" fo:margin-bottom="0in"/>
    </style:style>
    <style:style style:name="P240" style:family="paragraph" style:parent-style-name="Text_20_body" style:list-style-name="L117">
      <style:paragraph-properties fo:margin-top="0in" fo:margin-bottom="0in"/>
    </style:style>
    <style:style style:name="P241" style:family="paragraph" style:parent-style-name="Text_20_body" style:list-style-name="L118">
      <style:paragraph-properties fo:margin-top="0in" fo:margin-bottom="0in"/>
    </style:style>
    <style:style style:name="P242" style:family="paragraph" style:parent-style-name="Text_20_body" style:list-style-name="L119">
      <style:paragraph-properties fo:margin-top="0in" fo:margin-bottom="0in"/>
    </style:style>
    <style:style style:name="P243" style:family="paragraph" style:parent-style-name="Text_20_body" style:list-style-name="L122">
      <style:paragraph-properties fo:margin-top="0in" fo:margin-bottom="0in"/>
    </style:style>
    <style:style style:name="P244" style:family="paragraph" style:parent-style-name="Text_20_body" style:list-style-name="L123">
      <style:paragraph-properties fo:margin-top="0in" fo:margin-bottom="0in"/>
    </style:style>
    <style:style style:name="P245" style:family="paragraph" style:parent-style-name="Text_20_body" style:list-style-name="L124">
      <style:paragraph-properties fo:margin-top="0in" fo:margin-bottom="0in"/>
    </style:style>
    <style:style style:name="P246" style:family="paragraph" style:parent-style-name="Text_20_body" style:list-style-name="L125">
      <style:paragraph-properties fo:margin-top="0in" fo:margin-bottom="0in"/>
    </style:style>
    <style:style style:name="P247" style:family="paragraph" style:parent-style-name="Text_20_body" style:list-style-name="L127">
      <style:paragraph-properties fo:margin-top="0in" fo:margin-bottom="0in"/>
    </style:style>
    <style:style style:name="P248" style:family="paragraph" style:parent-style-name="Text_20_body" style:list-style-name="L128">
      <style:paragraph-properties fo:margin-top="0in" fo:margin-bottom="0in"/>
    </style:style>
    <style:style style:name="P249" style:family="paragraph" style:parent-style-name="Text_20_body" style:list-style-name="L129">
      <style:paragraph-properties fo:margin-top="0in" fo:margin-bottom="0in"/>
    </style:style>
    <style:style style:name="P250" style:family="paragraph" style:parent-style-name="Text_20_body" style:list-style-name="L132">
      <style:paragraph-properties fo:margin-top="0in" fo:margin-bottom="0in"/>
    </style:style>
    <style:style style:name="P251" style:family="paragraph" style:parent-style-name="Text_20_body" style:list-style-name="L133">
      <style:paragraph-properties fo:margin-top="0in" fo:margin-bottom="0in"/>
    </style:style>
    <style:style style:name="P252" style:family="paragraph" style:parent-style-name="Text_20_body" style:list-style-name="L138">
      <style:paragraph-properties fo:margin-top="0in" fo:margin-bottom="0in"/>
    </style:style>
    <style:style style:name="P253" style:family="paragraph" style:parent-style-name="Text_20_body" style:list-style-name="L149">
      <style:paragraph-properties fo:margin-top="0in" fo:margin-bottom="0in"/>
    </style:style>
    <style:style style:name="P254" style:family="paragraph" style:parent-style-name="Text_20_body" style:list-style-name="L150">
      <style:paragraph-properties fo:margin-top="0in" fo:margin-bottom="0in"/>
    </style:style>
    <style:style style:name="P255" style:family="paragraph" style:parent-style-name="Text_20_body" style:list-style-name="L151">
      <style:paragraph-properties fo:margin-top="0in" fo:margin-bottom="0in"/>
    </style:style>
    <style:style style:name="P256" style:family="paragraph" style:parent-style-name="Text_20_body" style:list-style-name="L152">
      <style:paragraph-properties fo:margin-top="0in" fo:margin-bottom="0in"/>
    </style:style>
    <style:style style:name="P257" style:family="paragraph" style:parent-style-name="Text_20_body" style:list-style-name="L155">
      <style:paragraph-properties fo:margin-top="0in" fo:margin-bottom="0in"/>
    </style:style>
    <style:style style:name="P258" style:family="paragraph" style:parent-style-name="Text_20_body" style:list-style-name="L156">
      <style:paragraph-properties fo:margin-top="0in" fo:margin-bottom="0in"/>
    </style:style>
    <style:style style:name="P259" style:family="paragraph" style:parent-style-name="Text_20_body" style:list-style-name="L158">
      <style:paragraph-properties fo:margin-top="0in" fo:margin-bottom="0in"/>
    </style:style>
    <style:style style:name="P260" style:family="paragraph" style:parent-style-name="Text_20_body" style:list-style-name="L159">
      <style:paragraph-properties fo:margin-top="0in" fo:margin-bottom="0in"/>
    </style:style>
    <style:style style:name="P261" style:family="paragraph" style:parent-style-name="Text_20_body" style:list-style-name="L166">
      <style:paragraph-properties fo:margin-top="0in" fo:margin-bottom="0in"/>
    </style:style>
    <style:style style:name="P262" style:family="paragraph" style:parent-style-name="Text_20_body" style:list-style-name="L167">
      <style:paragraph-properties fo:margin-top="0in" fo:margin-bottom="0in"/>
    </style:style>
    <style:style style:name="P263" style:family="paragraph" style:parent-style-name="Text_20_body" style:list-style-name="L168">
      <style:paragraph-properties fo:margin-top="0in" fo:margin-bottom="0in"/>
    </style:style>
    <style:style style:name="P264" style:family="paragraph" style:parent-style-name="Text_20_body" style:list-style-name="L169">
      <style:paragraph-properties fo:margin-top="0in" fo:margin-bottom="0in"/>
    </style:style>
    <style:style style:name="P265" style:family="paragraph" style:parent-style-name="Text_20_body" style:list-style-name="L170">
      <style:paragraph-properties fo:margin-top="0in" fo:margin-bottom="0in"/>
    </style:style>
    <style:style style:name="P266" style:family="paragraph" style:parent-style-name="Text_20_body" style:list-style-name="L171">
      <style:paragraph-properties fo:margin-top="0in" fo:margin-bottom="0in"/>
    </style:style>
    <style:style style:name="P267" style:family="paragraph" style:parent-style-name="Text_20_body" style:list-style-name="L172">
      <style:paragraph-properties fo:margin-top="0in" fo:margin-bottom="0in"/>
    </style:style>
    <style:style style:name="P268" style:family="paragraph" style:parent-style-name="Text_20_body">
      <style:paragraph-properties fo:margin-top="0in" fo:margin-bottom="0in"/>
      <style:text-properties style:font-name="Atkinson Hyperlegible Next"/>
    </style:style>
    <style:style style:name="P269" style:family="paragraph" style:parent-style-name="Text_20_body" style:list-style-name="L1">
      <style:paragraph-properties fo:margin-top="0in" fo:margin-bottom="0in"/>
      <style:text-properties style:font-name="Atkinson Hyperlegible Next"/>
    </style:style>
    <style:style style:name="P270" style:family="paragraph" style:parent-style-name="Text_20_body" style:list-style-name="L2">
      <style:paragraph-properties fo:margin-top="0in" fo:margin-bottom="0in"/>
      <style:text-properties style:font-name="Atkinson Hyperlegible Next"/>
    </style:style>
    <style:style style:name="P271" style:family="paragraph" style:parent-style-name="Text_20_body" style:list-style-name="L3">
      <style:paragraph-properties fo:margin-top="0in" fo:margin-bottom="0in"/>
      <style:text-properties style:font-name="Atkinson Hyperlegible Next"/>
    </style:style>
    <style:style style:name="P272" style:family="paragraph" style:parent-style-name="Text_20_body" style:list-style-name="L4">
      <style:paragraph-properties fo:margin-top="0in" fo:margin-bottom="0in"/>
      <style:text-properties style:font-name="Atkinson Hyperlegible Next"/>
    </style:style>
    <style:style style:name="P273" style:family="paragraph" style:parent-style-name="Text_20_body" style:list-style-name="L5">
      <style:paragraph-properties fo:margin-top="0in" fo:margin-bottom="0in"/>
      <style:text-properties style:font-name="Atkinson Hyperlegible Next"/>
    </style:style>
    <style:style style:name="P274" style:family="paragraph" style:parent-style-name="Text_20_body" style:list-style-name="L6">
      <style:paragraph-properties fo:margin-top="0in" fo:margin-bottom="0in"/>
      <style:text-properties style:font-name="Atkinson Hyperlegible Next"/>
    </style:style>
    <style:style style:name="P275" style:family="paragraph" style:parent-style-name="Text_20_body" style:list-style-name="L7">
      <style:paragraph-properties fo:margin-top="0in" fo:margin-bottom="0in"/>
      <style:text-properties style:font-name="Atkinson Hyperlegible Next"/>
    </style:style>
    <style:style style:name="P276" style:family="paragraph" style:parent-style-name="Text_20_body" style:list-style-name="L13">
      <style:paragraph-properties fo:margin-top="0in" fo:margin-bottom="0in"/>
      <style:text-properties style:font-name="Atkinson Hyperlegible Next"/>
    </style:style>
    <style:style style:name="P277" style:family="paragraph" style:parent-style-name="Text_20_body" style:list-style-name="L14">
      <style:paragraph-properties fo:margin-top="0in" fo:margin-bottom="0in"/>
      <style:text-properties style:font-name="Atkinson Hyperlegible Next"/>
    </style:style>
    <style:style style:name="P278" style:family="paragraph" style:parent-style-name="Text_20_body" style:list-style-name="L16">
      <style:paragraph-properties fo:margin-top="0in" fo:margin-bottom="0in"/>
      <style:text-properties style:font-name="Atkinson Hyperlegible Next"/>
    </style:style>
    <style:style style:name="P279" style:family="paragraph" style:parent-style-name="Text_20_body" style:list-style-name="L18">
      <style:paragraph-properties fo:margin-top="0in" fo:margin-bottom="0in"/>
      <style:text-properties style:font-name="Atkinson Hyperlegible Next"/>
    </style:style>
    <style:style style:name="P280" style:family="paragraph" style:parent-style-name="Text_20_body" style:list-style-name="L168">
      <style:paragraph-properties fo:margin-top="0in" fo:margin-bottom="0in"/>
      <style:text-properties style:font-name="Atkinson Hyperlegible Next"/>
    </style:style>
    <style:style style:name="P281" style:family="paragraph" style:parent-style-name="Text_20_body">
      <style:paragraph-properties style:writing-mode="lr-tb"/>
      <style:text-properties style:font-name="Atkinson Hyperlegible Next"/>
    </style:style>
    <style:style style:name="T1" style:family="text">
      <style:text-properties style:font-name="Atkinson Hyperlegible Nex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ercakapan baru</text:p>
      <text:h text:style-name="P3" text:outline-level="1">Terbaru </text:h>
      <text:section text:style-name="Sect1" text:name="conversations-list-0">
        <text:p text:style-name="P268">[@] FUTR-The Symbiotic Singularity: Merging Human and Artificial Intelligence into a Unified Consciousness </text:p>
        <text:p text:style-name="P268">[+1] AIAP - SmartFarm Monitor </text:p>
        <text:p text:style-name="P268">Ide Judul Buku Satire Alkohol </text:p>
        <text:p text:style-name="P268">[+10] FUTR-The Universal Translator: AI-Powered Communication with Extraterrestrial Intelligence </text:p>
        <text:p text:style-name="P268">[+] FUTR - AI Tanpa Pusing: Panduan Pemula Memahami Mesin Cerdas Kemarin, Kini &amp; Nanti </text:p>
        <text:p text:style-name="P268">Lebih sedikit</text:p>
        <text:p text:style-name="P268">[@9] FUTR-Autonomous Evolution: When AI Starts Designing and Building Its Own Successors </text:p>
        <text:p text:style-name="P268">#[@] FUTR-AI as God: The Rise of the Machine Messiah and the Future of Faith </text:p>
        <text:p text:style-name="P268">#[@] FUTR-Digital Nirvana: Uploading Human Minds into the AI Cloud </text:p>
        <text:p text:style-name="P268">Tren Kriminalitas Terkini di Indonesia </text:p>
        <text:p text:style-name="P268">Ide Judul Buku Satire </text:p>
        <text:p text:style-name="P268">Tren Isu Bidang Kemanusiaan </text:p>
        <text:p text:style-name="P268">Tren Topik Bidang Kriminal </text:p>
        <text:p text:style-name="P268">RMTA - Buku Sakti Anti Gabut </text:p>
        <text:p text:style-name="P268">@ RMTA - Otak-Atik Sains </text:p>
        <text:p text:style-name="P268">Ide Judul Buku Humor </text:p>
        <text:p text:style-name="P268">Muat lainnya</text:p>
      </text:section>
      <text:h text:style-name="P3" text:outline-level="1">Gem</text:h>
      <text:p text:style-name="P268">Pencari ide</text:p>
      <text:p text:style-name="P268">Konsultan karier</text:p>
      <text:p text:style-name="P268">Partner coding</text:p>
      <text:p text:style-name="P268">Lainnya</text:p>
      <text:p text:style-name="P268">Pengelola Gem</text:p>
      <text:p text:style-name="P268">Bantuan</text:p>
      <text:p text:style-name="P268"><text:soft-page-break/>Aktivitas</text:p>
      <text:p text:style-name="P268">Setelan</text:p>
      <text:p text:style-name="P173">Kota Medan, Sumatera Utara, Indonesia <text:line-break/>Dari alamat IP Anda • Perbarui lokasi</text:p>
      <text:h text:style-name="P3" text:outline-level="1">Percakapan dengan Gemini</text:h>
      <text:section text:style-name="Sect1" text:name="chat-history">
        <text:p text:style-name="P173"/>
        <text:section text:style-name="Sect1" text:name="3cc8565179d88279">
          <text:p text:style-name="P173"/>
          <text:section text:style-name="Sect1" text:name="user-query-content-0">
            <text:p text:style-name="P281">Gemini Anda Telah dilatih sehingga menjadi ahli dalam menyusun buku [non-fiksi] untuk tema-tema [Futuristik]. </text:p>
            <text:p text:style-name="P281">Gemini yang Kreatif, Saya Sedang menyusun Buku sebagai berikut : </text:p>
            <text:p text:style-name="P281">Judul : 'The Symbiotic Singularity: Merging Human and Artificial Intelligence into a Unified Consciousness' </text:p>
            <text:p text:style-name="P281">Deskripsi:Menggambarkan masa depan di mana manusia dan AI bergabung menjadi satu kesadaran yang terintegrasi melalui antarmuka otak-komputer yang canggih. Ide ini masih susah diwujudkan karena Teknologi antarmuka otak-komputer saat ini masih sangat terbatas. Mencapai integrasi yang mulus antara otak dan AI masih merupakan tantangan besar.Tetapi dimasa depan ide ini memiliki potensi diwujudkan karena Kemajuan dalam rekayasa saraf dan AI dapat memungkinkan terciptanya simbiosis manusia-mesin, menciptakan bentuk kecerdasan baru yang melampaui individu. </text:p>
            <text:p text:style-name="P281">Terget Pembaca : Remaja ( Usia 13 sampai dengan 20 tahun ). </text:p>
            <text:p text:style-name="P281">Tugas Anda adalah : </text:p>
            <text:p text:style-name="P281">1. Menyusun Outline/Kerangka/Daftar Isi buku ini yang terdiri atas Bab dan Subbab yang dikembangkan dari Deskripsi buku yang sedang saya susun. </text:p>
            <text:p text:style-name="P281">2. Memberi Saran Gaya Bahasa Penulisan Yang Sesuai dengan Target Pembaca. </text:p>
            <text:p text:style-name="P281">3. Memberikan Tips Tambahan yang memperkaya isi dan bobot buku ini . </text:p>
          </text:section>
          <text:p text:style-name="P268">Tampilkan alur berpikir</text:p>
          <text:section text:style-name="Sect2" text:name="model-response-message-contentr_3cc8565179d88279">
            <text:p text:style-name="Text_20_body"><text:span text:style-name="T1">Tentu, saya akan bantu menyusun kerangka buku, memberi saran gaya bahasa, dan tips tambahan untuk buku Anda yang berjudul </text:span><text:span text:style-name="Strong_20_Emphasis"><text:span text:style-name="T1">'The Symbiotic </text:span></text:span><text:soft-page-break/><text:span text:style-name="Strong_20_Emphasis"><text:span text:style-name="T1">Singularity: Merging Human and Artificial Intelligence into a Unified Consciousness'</text:span></text:span><text:span text:style-name="T1"> dengan target pembaca remaja (13-20 tahun).</text:span></text:p>
            <text:p text:style-name="P173">Konsep buku ini sangat menarik dan relevan dengan perkembangan teknologi masa depan. Mari kita buat strukturnya agar menarik dan mudah dipahami oleh remaja.</text:p>
            <text:p text:style-name="P4"/>
            <text:p text:style-name="Text_20_body"><text:span text:style-name="Strong_20_Emphasis"><text:span text:style-name="T1">1. Outline/Kerangka/Daftar Isi Buku</text:span></text:span></text:p>
            <text:p text:style-name="P173">Berikut adalah usulan kerangka yang dikembangkan dari deskripsi Anda, dirancang agar mengalir secara logis dan membangun pemahaman pembaca remaja:</text:p>
            <text:p text:style-name="Text_20_body"><text:span text:style-name="Strong_20_Emphasis"><text:span text:style-name="T1">Kata Pengantar: Selamat Datang di Masa Depan Pikiran Kita!</text:span></text:span></text:p>
            <text:list xml:id="list3431049638776114448" text:style-name="L1">
              <text:list-item>
                <text:p text:style-name="P269">Mengapa buku ini penting untukmu? </text:p>
              </text:list-item>
              <text:list-item>
                <text:p text:style-name="P269">Sekilas tentang ide gila: Manusia dan AI menjadi satu. </text:p>
              </text:list-item>
              <text:list-item>
                <text:p text:style-name="P174">Apa yang akan kita jelajahi bersama? </text:p>
              </text:list-item>
            </text:list>
            <text:p text:style-name="Text_20_body"><text:span text:style-name="Strong_20_Emphasis"><text:span text:style-name="T1">Bagian 1: Mengenal Para Pemain Utama</text:span></text:span></text:p>
            <text:list xml:id="list7246061913699635530" text:style-name="L2">
              <text:list-item>
                <text:p text:style-name="P184"><text:span text:style-name="Strong_20_Emphasis"><text:span text:style-name="T1">Bab 1: Mesin Super di Kepala Kita: Otak Manusia</text:span></text:span><text:span text:style-name="T1"> </text:span></text:p>
                <text:list>
                  <text:list-item>
                    <text:p text:style-name="P270">Subbab 1.1: Tur Singkat ke Dalam Otak: Bagaimana Cara Kerjanya? (Penjelasan sederhana tentang neuron, sinapsis, area otak). </text:p>
                  </text:list-item>
                  <text:list-item>
                    <text:p text:style-name="P270">Subbab 1.2: Apa Itu "Pikiran" dan "Kesadaran"? (Pengantar konsep yang mudah dipahami). </text:p>
                  </text:list-item>
                  <text:list-item>
                    <text:p text:style-name="P270">Subbab 1.3: Kehebatan dan Keterbatasan Otak Kita Saat Ini. </text:p>
                  </text:list-item>
                </text:list>
              </text:list-item>
              <text:list-item>
                <text:p text:style-name="P184"><text:span text:style-name="Strong_20_Emphasis"><text:span text:style-name="T1">Bab 2: Kecerdasan Buatan (AI): Bukan Sekadar Robot di Film</text:span></text:span><text:span text:style-name="T1"> </text:span></text:p>
                <text:list>
                  <text:list-item>
                    <text:p text:style-name="P270">Subbab 2.1: Dari Kalkulator ke ChatGPT: Evolusi AI yang Mengejutkan. </text:p>
                  </text:list-item>
                  <text:list-item>
                    <text:p text:style-name="P270">Subbab 2.2: Bagaimana AI "Belajar" dan "Berpikir"? (Konsep machine learning sederhana). </text:p>
                  </text:list-item>
                  <text:list-item>
                    <text:p text:style-name="P270">Subbab 2.3: AI di Sekitar Kita: Contoh Nyata yang Mungkin Tak Kamu Sadari (Rekomendasi film, asisten suara, game). </text:p>
                  </text:list-item>
                  <text:list-item>
                    <text:p text:style-name="P175">Subbab 2.4: Apakah AI Bisa Menjadi "Sadar" Seperti Manusia? (Pertanyaan filosofis). </text:p>
                  </text:list-item>
                </text:list>
              </text:list-item>
            </text:list>
            <text:p text:style-name="Text_20_body"><text:span text:style-name="Strong_20_Emphasis"><text:span text:style-name="T1">Bagian 2: Jembatan Antara Otak dan Mesin</text:span></text:span></text:p>
            <text:list xml:id="list1470886379498325503" text:style-name="L3">
              <text:list-item>
                <text:p text:style-name="P185"><text:soft-page-break/><text:span text:style-name="Strong_20_Emphasis"><text:span text:style-name="T1">Bab 3: Antarmuka Otak-Komputer (BCI): Menghubungkan Pikiran ke Teknologi</text:span></text:span><text:span text:style-name="T1"> </text:span></text:p>
                <text:list>
                  <text:list-item>
                    <text:p text:style-name="P271">Subbab 3.1: Apa Sih BCI Itu? (Konsep dasar dan cara kerjanya). </text:p>
                  </text:list-item>
                  <text:list-item>
                    <text:p text:style-name="P271">Subbab 3.2: BCI Hari Ini: Mengendalikan Lengan Robot dengan Pikiran (Contoh nyata penggunaan BCI saat ini, misal di bidang medis). </text:p>
                  </text:list-item>
                  <text:list-item>
                    <text:p text:style-name="P271">Subbab 3.3: Tantangan Besar: Mengapa BCI Canggih Masih Jauh? (Masalah teknis, keamanan, etika awal). </text:p>
                  </text:list-item>
                  <text:list-item>
                    <text:p text:style-name="P176">Subbab 3.4: Mimpi Para Ilmuwan: Seperti Apa BCI di Masa Depan? (Transfer data cepat, non-invasif, dll). </text:p>
                  </text:list-item>
                </text:list>
              </text:list-item>
            </text:list>
            <text:p text:style-name="Text_20_body"><text:span text:style-name="Strong_20_Emphasis"><text:span text:style-name="T1">Bagian 3: Simbiosis Dimulai: Konsep Penggabungan</text:span></text:span></text:p>
            <text:list xml:id="list8259685056392742569" text:style-name="L4">
              <text:list-item>
                <text:p text:style-name="P186"><text:span text:style-name="Strong_20_Emphasis"><text:span text:style-name="T1">Bab 4: Satu Ditambah Satu Sama Dengan... Sesuatu yang Baru?</text:span></text:span><text:span text:style-name="T1"> </text:span></text:p>
                <text:list>
                  <text:list-item>
                    <text:p text:style-name="P272">Subbab 4.1: Apa Artinya "Bergabung" dengan AI? (Bukan seperti di film horor!). </text:p>
                  </text:list-item>
                  <text:list-item>
                    <text:p text:style-name="P272">Subbab 4.2: Konsep Simbiosis: Manfaat Saling Menguntungkan (Bagaimana manusia bisa dibantu AI, dan sebaliknya?). </text:p>
                  </text:list-item>
                  <text:list-item>
                    <text:p text:style-name="P272">Subbab 4.3: Potensi Luar Biasa: Belajar Instan, Kreativitas Super, Komunikasi Pikiran? (Menjelajahi kemungkinan-kemungkinan menarik). </text:p>
                  </text:list-item>
                </text:list>
              </text:list-item>
              <text:list-item>
                <text:p text:style-name="P186"><text:span text:style-name="Strong_20_Emphasis"><text:span text:style-name="T1">Bab 5: Menuju Kesadaran Terpadu: "Aku" Menjadi "Kami"?</text:span></text:span><text:span text:style-name="T1"> </text:span></text:p>
                <text:list>
                  <text:list-item>
                    <text:p text:style-name="P272">Subbab 5.1: Bisakah Dua Kesadaran (Manusia &amp; AI) Menyatu? (Eksplorasi konsep filosofis dan teknis). </text:p>
                  </text:list-item>
                  <text:list-item>
                    <text:p text:style-name="P272">Subbab 5.2: Seperti Apa Rasanya? Membayangkan Pengalaman Baru. </text:p>
                  </text:list-item>
                  <text:list-item>
                    <text:p text:style-name="P272">Subbab 5.3: Hilangnya Batasan Individu: Apakah Ini Menakutkan atau Membebaskan? </text:p>
                  </text:list-item>
                  <text:list-item>
                    <text:p text:style-name="P177">Subbab 5.4: Munculnya Kecerdasan Baru yang Melampaui Kita. </text:p>
                  </text:list-item>
                </text:list>
              </text:list-item>
            </text:list>
            <text:p text:style-name="Text_20_body"><text:span text:style-name="Strong_20_Emphasis"><text:span text:style-name="T1">Bagian 4: Tantangan, Risiko, dan Pertanyaan Etis</text:span></text:span></text:p>
            <text:list xml:id="list1757306791672226221" text:style-name="L5">
              <text:list-item>
                <text:p text:style-name="P187"><text:span text:style-name="Strong_20_Emphasis"><text:span text:style-name="T1">Bab 6: Jalan Terjal Menuju Singularitas Simbiotik</text:span></text:span><text:span text:style-name="T1"> </text:span></text:p>
                <text:list>
                  <text:list-item>
                    <text:p text:style-name="P273">Subbab 6.1: Rintangan Teknologi yang Harus Diatasi (Bandwidth data, kompatibilitas otak, energi). </text:p>
                  </text:list-item>
                  <text:list-item>
                    <text:p text:style-name="P273"><text:soft-page-break/>Subbab 6.2: Risiko Keamanan: Siapa yang Mengendalikan Pikiranmu? (Hacking, privasi data pikiran). </text:p>
                  </text:list-item>
                  <text:list-item>
                    <text:p text:style-name="P273">Subbab 6.3: Kesenjangan Akses: Hanya untuk Orang Kaya? (Masalah keadilan sosial). </text:p>
                  </text:list-item>
                  <text:list-item>
                    <text:p text:style-name="P273">Subbab 6.4: Bisakah Kita "Log Out" Jika Tidak Suka? (Masalah kontrol dan ketergantungan). </text:p>
                  </text:list-item>
                </text:list>
              </text:list-item>
              <text:list-item>
                <text:p text:style-name="P187"><text:span text:style-name="Strong_20_Emphasis"><text:span text:style-name="T1">Bab 7: Memikirkan Ulang Arti "Manusia": Etika di Era Baru</text:span></text:span><text:span text:style-name="T1"> </text:span></text:p>
                <text:list>
                  <text:list-item>
                    <text:p text:style-name="P273">Subbab 7.1: Ketika Batasan Manusia dan Mesin Kabur: Apa Definisi "Manusia"? </text:p>
                  </text:list-item>
                  <text:list-item>
                    <text:p text:style-name="P273">Subbab 7.2: Hak Asasi "Makhluk" Baru: Perlukah Aturan Baru? </text:p>
                  </text:list-item>
                  <text:list-item>
                    <text:p text:style-name="P273">Subbab 7.3: Dampak pada Masyarakat: Pekerjaan, Hubungan, Seni, Perang. </text:p>
                  </text:list-item>
                  <text:list-item>
                    <text:p text:style-name="P178">Subbab 7.4: Perdebatan Besar: Apakah Ini Evolusi Berikutnya atau Kehilangan Jati Diri? </text:p>
                  </text:list-item>
                </text:list>
              </text:list-item>
            </text:list>
            <text:p text:style-name="Text_20_body"><text:span text:style-name="Strong_20_Emphasis"><text:span text:style-name="T1">Bagian 5: Masa Depan di Tangan Kita</text:span></text:span></text:p>
            <text:list xml:id="list5438589281942682914" text:style-name="L6">
              <text:list-item>
                <text:p text:style-name="P188"><text:span text:style-name="Strong_20_Emphasis"><text:span text:style-name="T1">Bab 8: Membayangkan Berbagai Kemungkinan Masa Depan</text:span></text:span><text:span text:style-name="T1"> </text:span></text:p>
                <text:list>
                  <text:list-item>
                    <text:p text:style-name="P274">Subbab 8.1: Skenario Optimis: Utopia Simbiotik. </text:p>
                  </text:list-item>
                  <text:list-item>
                    <text:p text:style-name="P274">Subbab 8.2: Skenario Pesimis: Distopia Teknologi. </text:p>
                  </text:list-item>
                  <text:list-item>
                    <text:p text:style-name="P274">Subbab 8.3: Jalan Tengah: Koeksistensi dan Regulasi. </text:p>
                  </text:list-item>
                </text:list>
              </text:list-item>
              <text:list-item>
                <text:p text:style-name="P188"><text:span text:style-name="Strong_20_Emphasis"><text:span text:style-name="T1">Bab 9: Kamu Adalah Arsitek Masa Depan</text:span></text:span><text:span text:style-name="T1"> </text:span></text:p>
                <text:list>
                  <text:list-item>
                    <text:p text:style-name="P274">Subbab 9.1: Mengapa Pemikiranmu Penting? Peran Generasi Muda. </text:p>
                  </text:list-item>
                  <text:list-item>
                    <text:p text:style-name="P274">Subbab 9.2: Pertanyaan untuk Kamu Renungkan. </text:p>
                  </text:list-item>
                  <text:list-item>
                    <text:p text:style-name="P179">Subbab 9.3: Bagaimana Kamu Bisa Terlibat dan Belajar Lebih Lanjut? </text:p>
                  </text:list-item>
                </text:list>
              </text:list-item>
            </text:list>
            <text:p text:style-name="Text_20_body"><text:span text:style-name="Strong_20_Emphasis"><text:span text:style-name="T1">Penutup: Pikiran yang Terus Berkembang</text:span></text:span></text:p>
            <text:list xml:id="list4535118334304762983" text:style-name="L7">
              <text:list-item>
                <text:p text:style-name="P275">Rangkuman singkat perjalanan dalam buku ini. </text:p>
              </text:list-item>
              <text:list-item>
                <text:p text:style-name="P180">Pesan terakhir tentang harapan dan tanggung jawab. </text:p>
              </text:list-item>
            </text:list>
            <text:p text:style-name="Text_20_body"><text:span text:style-name="Strong_20_Emphasis"><text:span text:style-name="T1">Tambahan:</text:span></text:span></text:p>
            <text:list xml:id="list8571719209005435633" text:style-name="L8">
              <text:list-item>
                <text:p text:style-name="P189"><text:span text:style-name="Strong_20_Emphasis"><text:span text:style-name="T1">Glosarium:</text:span></text:span><text:span text:style-name="T1"> Daftar istilah penting (Neuron, AI, BCI, Singularity, Simbiosis, dll) dengan penjelasan sederhana. </text:span></text:p>
              </text:list-item>
              <text:list-item>
                <text:p text:style-name="P189"><text:span text:style-name="Strong_20_Emphasis"><text:span text:style-name="T1">Sumber Bacaan &amp; Tontonan Lanjutan:</text:span></text:span><text:span text:style-name="T1"> Rekomendasi buku, artikel, film, dokumenter, atau channel YouTube yang relevan untuk </text:span><text:soft-page-break/><text:span text:style-name="T1">pendalaman. </text:span></text:p>
              </text:list-item>
              <text:list-item>
                <text:p text:style-name="P7"><text:span text:style-name="Strong_20_Emphasis"><text:span text:style-name="T1">Indeks:</text:span></text:span><text:span text:style-name="T1"> (Opsional, tapi membantu). </text:span></text:p>
              </text:list-item>
            </text:list>
            <text:p text:style-name="P4"/>
            <text:p text:style-name="Text_20_body"><text:span text:style-name="Strong_20_Emphasis"><text:span text:style-name="T1">2. Saran Gaya Bahasa Penulisan untuk Target Remaja (13-20 Tahun)</text:span></text:span></text:p>
            <text:list xml:id="list6461222044856017582" text:style-name="L9">
              <text:list-item>
                <text:p text:style-name="P190"><text:span text:style-name="Strong_20_Emphasis"><text:span text:style-name="T1">Bahasa Santai tapi Informatif:</text:span></text:span><text:span text:style-name="T1"> Gunakan bahasa Indonesia yang komunikatif, mudah dicerna, dan tidak terlalu kaku. Hindari kalimat yang terlalu panjang dan kompleks. Boleh sesekali menggunakan sapaan akrab seperti "kamu" atau "kalian". </text:span></text:p>
              </text:list-item>
              <text:list-item>
                <text:p text:style-name="P190"><text:span text:style-name="Strong_20_Emphasis"><text:span text:style-name="T1">Hindari Jargon Berlebih:</text:span></text:span><text:span text:style-name="T1"> Jika harus menggunakan istilah teknis, segera jelaskan dengan bahasa sederhana atau analogi yang mudah dipahami. Gunakan Glosarium sebagai pendukung. </text:span></text:p>
              </text:list-item>
              <text:list-item>
                <text:p text:style-name="P190"><text:span text:style-name="Strong_20_Emphasis"><text:span text:style-name="T1">Antusias dan Penuh Rasa Ingin Tahu:</text:span></text:span><text:span text:style-name="T1"> Tulislah dengan nada yang bersemangat, seolah-olah Anda sedang berbagi penemuan menakjubkan. Ajak pembaca untuk ikut berpikir dan berimajinasi. </text:span></text:p>
              </text:list-item>
              <text:list-item>
                <text:p text:style-name="P190"><text:span text:style-name="Strong_20_Emphasis"><text:span text:style-name="T1">Gunakan Analogi dan Metafora:</text:span></text:span><text:span text:style-name="T1"> Hubungkan konsep-konsep abstrak (seperti kesadaran, AI) dengan hal-hal yang dekat dengan dunia remaja (misalnya, game, media sosial, smartphone, film fiksi ilmiah populer). Contoh: "Bayangkan BCI itu seperti </text:span><text:span text:style-name="Emphasis"><text:span text:style-name="T1">headset VR</text:span></text:span><text:span text:style-name="T1"> super canggih yang langsung terhubung ke pikiranmu." </text:span></text:p>
              </text:list-item>
              <text:list-item>
                <text:p text:style-name="P190"><text:span text:style-name="Strong_20_Emphasis"><text:span text:style-name="T1">Cerita dan Contoh Konkret:</text:span></text:span><text:span text:style-name="T1"> Sisipkan cerita pendek (misalnya tentang pasien yang menggunakan BCI sederhana) atau contoh-contoh nyata untuk membuat materi lebih hidup dan tidak terlalu teoritis. </text:span></text:p>
              </text:list-item>
              <text:list-item>
                <text:p text:style-name="P190"><text:span text:style-name="Strong_20_Emphasis"><text:span text:style-name="T1">Visual dan Pemecah Teks:</text:span></text:span><text:span text:style-name="T1"> Gunakan subjudul yang menarik, poin-poin (bullet points), kutipan singkat, dan mungkin </text:span><text:span text:style-name="Emphasis"><text:span text:style-name="T1">box</text:span></text:span><text:span text:style-name="T1"> berisi fakta menarik ("Tahukah Kamu?") untuk memecah teks panjang dan menjaga perhatian pembaca. </text:span></text:p>
              </text:list-item>
              <text:list-item>
                <text:p text:style-name="P190"><text:span text:style-name="Strong_20_Emphasis"><text:span text:style-name="T1">Interaktif:</text:span></text:span><text:span text:style-name="T1"> Ajukan pertanyaan retoris di dalam teks untuk memancing pemikiran. Di akhir bab, mungkin bisa ada beberapa pertanyaan refleksi atau "Pikirkan Ini". </text:span></text:p>
              </text:list-item>
              <text:list-item>
                <text:p text:style-name="P8"><text:span text:style-name="Strong_20_Emphasis"><text:span text:style-name="T1">Seimbangkan Antara "Wow!" dan "Waspada":</text:span></text:span><text:span text:style-name="T1"> Tunjukkan potensi luar biasa dari teknologi ini, tapi jangan lupakan untuk membahas tantangan dan risiko etisnya secara jujur dan seimbang. Jangan terlalu menakut-nakuti, tapi ajak pembaca untuk berpikir kritis. </text:span></text:p>
              </text:list-item>
            </text:list>
            <text:p text:style-name="P4"/>
            <text:p text:style-name="Text_20_body"><text:soft-page-break/><text:span text:style-name="Strong_20_Emphasis"><text:span text:style-name="T1">3. Tips Tambahan untuk Memperkaya Isi dan Bobot Buku</text:span></text:span></text:p>
            <text:list xml:id="list5696469304585709079" text:style-name="L10">
              <text:list-item>
                <text:p text:style-name="P191"><text:span text:style-name="Strong_20_Emphasis"><text:span text:style-name="T1">Visualisasi:</text:span></text:span><text:span text:style-name="T1"> Sertakan ilustrasi, diagram sederhana, atau infografis untuk menjelaskan konsep kompleks (misalnya, cara kerja BCI, perbandingan otak manusia vs AI). Ini sangat membantu pembaca visual, terutama remaja. </text:span></text:p>
              </text:list-item>
              <text:list-item>
                <text:p text:style-name="P191"><text:span text:style-name="Strong_20_Emphasis"><text:span text:style-name="T1">Kutipan Ahli:</text:span></text:span><text:span text:style-name="T1"> Sisipkan kutipan singkat dari ilmuwan, filsuf, atau futuris ternama (tentu dengan bahasa yang disesuaikan atau dijelaskan) untuk menambah kredibilitas dan perspektif. </text:span></text:p>
              </text:list-item>
              <text:list-item>
                <text:p text:style-name="P191"><text:span text:style-name="Strong_20_Emphasis"><text:span text:style-name="T1">Profil Singkat:</text:span></text:span><text:span text:style-name="T1"> Mungkin bisa memasukkan profil singkat beberapa tokoh kunci atau perusahaan yang sedang mengembangkan teknologi BCI atau AI canggih. </text:span></text:p>
              </text:list-item>
              <text:list-item>
                <text:p text:style-name="P191"><text:span text:style-name="Strong_20_Emphasis"><text:span text:style-name="T1">Skenario "Bagaimana Jika...?":</text:span></text:span><text:span text:style-name="T1"> Buat beberapa skenario hipotetis pendek untuk menggambarkan dampak teknologi ini dalam kehidupan sehari-hari di masa depan. Misalnya, "Bagaimana jika kamu bisa mengunduh skill bermain gitar langsung ke otakmu?" </text:span></text:p>
              </text:list-item>
              <text:list-item>
                <text:p text:style-name="P191"><text:span text:style-name="Strong_20_Emphasis"><text:span text:style-name="T1">Fokus pada Etika:</text:span></text:span><text:span text:style-name="T1"> Perkuat bagian etika karena ini sering kali menjadi aspek yang paling menarik dan memicu diskusi bagi remaja. Ajak mereka mempertimbangkan berbagai sudut pandang. </text:span></text:p>
              </text:list-item>
              <text:list-item>
                <text:p text:style-name="P191"><text:span text:style-name="Strong_20_Emphasis"><text:span text:style-name="T1">Bedakan Fakta dan Spekulasi:</text:span></text:span><text:span text:style-name="T1"> Tegaskan mana bagian yang merupakan penjelasan teknologi saat ini (fakta) dan mana yang merupakan proyeksi atau spekulasi tentang masa depan. Ini penting untuk buku non-fiksi. </text:span></text:p>
              </text:list-item>
              <text:list-item>
                <text:p text:style-name="P191"><text:span text:style-name="Strong_20_Emphasis"><text:span text:style-name="T1">Arahkan ke Sumber Belajar:</text:span></text:span><text:span text:style-name="T1"> Selain daftar bacaan, mungkin bisa mengarahkan ke website, kursus online gratis, atau komunitas sains populer yang relevan jika pembaca ingin mendalami lebih lanjut. </text:span></text:p>
              </text:list-item>
              <text:list-item>
                <text:p text:style-name="P9"><text:span text:style-name="Strong_20_Emphasis"><text:span text:style-name="T1">Libatkan Pembaca Awal:</text:span></text:span><text:span text:style-name="T1"> Jika memungkinkan, dapatkan masukan dari beberapa remaja dalam target usia Anda mengenai draf awal atau bagian-bagian tertentu untuk memastikan bahasa dan kontennya relevan dan menarik bagi mereka. </text:span></text:p>
              </text:list-item>
            </text:list>
            <text:p text:style-name="P4"/>
            <text:p text:style-name="P173">Semoga kerangka, saran gaya bahasa, dan tips tambahan ini bermanfaat untuk menyusun buku "The Symbiotic Singularity" Anda. Ini adalah topik yang sangat potensial dan pasti akan menarik minat pembaca muda yang ingin tahu tentang masa depan teknologi dan kemanusiaan. Selamat menulis!</text:p>
          </text:section>
          <text:section text:style-name="Sect1" text:name="feedback-form-0">
            <text:p text:style-name="P268"><text:soft-page-break/></text:p>
          </text:section>
        </text:section>
        <text:section text:style-name="Sect1" text:name="c7b86b6ebda65184">
          <text:p text:style-name="P173"/>
          <text:section text:style-name="Sect1" text:name="user-query-content-1">
            <text:p text:style-name="P281">Pada Kata Pengantar , Tambahkan prompt pada subbab untuk mendapatkan isinya </text:p>
          </text:section>
          <text:p text:style-name="P268">Tampilkan alur berpikir</text:p>
          <text:section text:style-name="Sect2" text:name="model-response-message-contentr_c7b86b6ebda65184">
            <text:p text:style-name="P173">Oke, mari kita buat prompt yang lebih spesifik untuk setiap sub-bab di Kata Pengantar, agar Anda bisa mengembangkan isinya dengan lebih terarah dan sesuai dengan target pembaca remaja:</text:p>
            <text:p text:style-name="Text_20_body"><text:span text:style-name="Strong_20_Emphasis"><text:span text:style-name="T1">Kata Pengantar: Selamat Datang di Masa Depan Pikiran Kita!</text:span></text:span></text:p>
            <text:list xml:id="list5297766814765924384" text:style-name="L11">
              <text:list-item>
                <text:p text:style-name="P10"><text:span text:style-name="Strong_20_Emphasis"><text:span text:style-name="T1">Subbab: Mengapa buku ini penting untukmu?</text:span></text:span></text:p>
                <text:list>
                  <text:list-item>
                    <text:p text:style-name="P192"><text:span text:style-name="Strong_20_Emphasis"><text:span text:style-name="T1">Prompt:</text:span></text:span><text:span text:style-name="T1"> "Tuliskan paragraf pembuka (sekitar 100-150 kata) yang langsung menyapa pembaca remaja (usia 13-20). Mulai dengan mengaitkan teknologi yang sudah akrab dalam hidup mereka (smartphone, game, media sosial, asisten AI) dengan pertanyaan besar tentang masa depan hubungan manusia dan teknologi. Tekankan bahwa perkembangan AI dan neuroteknologi terjadi sangat cepat dan akan membentuk dunia tempat mereka akan hidup dan bekerja. Sampaikan bahwa buku ini bukan sekadar bacaan fiksi ilmiah, tapi panduan untuk memahami salah satu potensi perubahan paling fundamental bagi kemanusiaan, dan mengapa pemahaman ini penting </text:span><text:span text:style-name="Emphasis"><text:span text:style-name="T1">sekarang</text:span></text:span><text:span text:style-name="T1"> agar mereka bisa ikut berpikir dan bersiap menghadapi masa depan tersebut. Gunakan gaya bahasa yang energik dan relevan." </text:span></text:p>
                  </text:list-item>
                </text:list>
              </text:list-item>
              <text:list-item>
                <text:p text:style-name="P10"><text:span text:style-name="Strong_20_Emphasis"><text:span text:style-name="T1">Subbab: Sekilas tentang ide gila: Manusia dan AI menjadi satu.</text:span></text:span></text:p>
                <text:list>
                  <text:list-item>
                    <text:p text:style-name="P192"><text:span text:style-name="Strong_20_Emphasis"><text:span text:style-name="T1">Prompt:</text:span></text:span><text:span text:style-name="T1"> "Tuliskan paragraf (sekitar 100-150 kata) yang memperkenalkan konsep inti buku: 'Singularitas Simbiotik' atau penggabungan kesadaran manusia dan AI melalui antarmuka otak-komputer (BCI). Jelaskan secara sederhana apa artinya 'menyatu' dalam konteks ini (bukan seperti robot mengambil alih, tapi lebih ke integrasi). Akui bahwa ide ini terdengar sangat futuristik atau 'gila' seperti di film, tetapi jelaskan bahwa ini adalah arah pemikiran serius di kalangan ilmuwan dan futuris. Gunakan analogi sederhana (misalnya, </text:span><text:soft-page-break/><text:span text:style-name="T1">upgrade otak seperti upgrade komputer, atau hubungan simbiosis di alam) untuk membantu visualisasi. Tujuannya adalah membangkitkan rasa penasaran tanpa terlalu teknis di awal." </text:span></text:p>
                  </text:list-item>
                </text:list>
              </text:list-item>
              <text:list-item>
                <text:p text:style-name="P10"><text:span text:style-name="Strong_20_Emphasis"><text:span text:style-name="T1">Subbab: Apa yang akan kita jelajahi bersama?</text:span></text:span></text:p>
                <text:list>
                  <text:list-item>
                    <text:p text:style-name="P10"><text:span text:style-name="Strong_20_Emphasis"><text:span text:style-name="T1">Prompt:</text:span></text:span><text:span text:style-name="T1"> "Tuliskan paragraf (sekitar 150-200 kata) yang berfungsi sebagai 'peta' atau 'roadmap' singkat isi buku untuk pembaca. Sebutkan secara berurutan topik-topik utama yang akan dibahas: mulai dari pemahaman dasar tentang otak manusia dan AI, lalu teknologi BCI sebagai jembatannya, kemudian eksplorasi konsep penggabungan itu sendiri (bagaimana rasanya, potensinya), dilanjutkan dengan tantangan besar (teknis, keamanan, kesetaraan), pembahasan mendalam mengenai etika dan dampaknya pada definisi 'manusia' dan masyarakat, hingga akhirnya refleksi tentang berbagai kemungkinan masa depan dan peran pembaca di dalamnya. Sampaikan ini sebagai sebuah 'petualangan pikiran' atau 'eksplorasi' yang akan menjawab banyak pertanyaan menarik dan penting. Akhiri dengan ajakan untuk memulai perjalanan ini bersama-sama." </text:span></text:p>
                  </text:list-item>
                </text:list>
              </text:list-item>
            </text:list>
            <text:p text:style-name="P173">Dengan menggunakan prompt ini untuk setiap sub-bab, Anda bisa mulai menulis Kata Pengantar yang menarik, informatif, dan tepat sasaran untuk pembaca remaja Anda.</text:p>
          </text:section>
          <text:section text:style-name="Sect1" text:name="feedback-form-1">
            <text:p text:style-name="P268"/>
          </text:section>
        </text:section>
        <text:section text:style-name="Sect1" text:name="62b33dd3b9b44a27">
          <text:p text:style-name="P173"/>
          <text:section text:style-name="Sect1" text:name="user-query-content-2">
            <text:p text:style-name="P281">Pada Bab 1 Tambahkan prompt pada tiap bab untuk mendapatkan pengantar , pada tiap subbab/sub-subab untuk mendapatkan isi dengan pembahasan mendalam </text:p>
          </text:section>
          <text:p text:style-name="P268">Tampilkan alur berpikir</text:p>
          <text:section text:style-name="Sect2" text:name="model-response-message-contentr_62b33dd3b9b44a27">
            <text:p text:style-name="P173">Tentu, mari kita buat prompt untuk pengantar Bab 1 dan isi mendalam untuk setiap sub-babnya:</text:p>
            <text:p text:style-name="Text_20_body"><text:span text:style-name="Strong_20_Emphasis"><text:span text:style-name="T1">Prompt untuk Pengantar Bab 1:</text:span></text:span></text:p>
            <text:p text:style-name="Text_20_body"><text:span text:style-name="T1">"Tuliskan paragraf pengantar (sekitar 150-175 kata) untuk Bab 1: 'Mesin </text:span><text:soft-page-break/><text:span text:style-name="T1">Super di Kepala Kita: Otak Manusia'. Mulai dengan metafora yang menarik untuk otak, misalnya 'pusat kendali tercanggih di alam semesta yang dikenal' atau 'jaringan super kompleks yang membuatmu menjadi dirimu'. Tekankan bahwa sebelum kita bisa membayangkan ide futuristik seperti </text:span><text:span text:style-name="Emphasis"><text:span text:style-name="T1">menyatu</text:span></text:span><text:span text:style-name="T1"> dengan kecerdasan buatan (AI), langkah paling dasar dan penting adalah memahami 'komponen manusia'-nya: otak kita sendiri. Sampaikan bahwa bab ini adalah tiket masuk untuk sebuah 'tur petualangan' ke dalam organ paling misterius dan menakjubkan di tubuh kita. Janjikan bahwa kita akan mengintip cara kerjanya yang ajaib, mencoba memahami konsep rumit seperti 'pikiran' dan 'kesadaran', serta melihat secara jujur apa saja kekuatan super otak kita sekaligus di mana letak keterbatasannya. Buat pembaca merasa antusias dan sadar bahwa memahami otak adalah kunci pertama untuk membuka diskusi tentang masa depan simbiosis manusia-AI."</text:span></text:p>
            <text:p text:style-name="P4"/>
            <text:p text:style-name="Text_20_body"><text:span text:style-name="Strong_20_Emphasis"><text:span text:style-name="T1">Prompt untuk Isi Sub-bab (Pembahasan Mendalam):</text:span></text:span></text:p>
            <text:list xml:id="list1141163824965363442" text:style-name="L12">
              <text:list-item>
                <text:p text:style-name="P11"><text:span text:style-name="Strong_20_Emphasis"><text:span text:style-name="T1">Subbab 1.1: Tur Singkat ke Dalam Otak: Bagaimana Cara Kerjanya?</text:span></text:span></text:p>
                <text:list>
                  <text:list-item>
                    <text:p text:style-name="P193"><text:span text:style-name="Strong_20_Emphasis"><text:span text:style-name="T1">Prompt:</text:span></text:span><text:span text:style-name="T1"> "Tuliskan pembahasan mendalam (sekitar 400-500 kata) untuk Subbab 1.1. Mulai dengan menjelaskan </text:span><text:span text:style-name="Strong_20_Emphasis"><text:span text:style-name="T1">neuron</text:span></text:span><text:span text:style-name="T1"> sebagai 'blok bangunan' atau 'kurir pesan' utama otak. Gunakan analogi yang relevan bagi remaja (misalnya, seperti 'kabel' dalam jaringan raksasa atau 'pemain' dalam tim yang saling mengoper bola informasi). Jelaskan secara sederhana bagaimana neuron mengirimkan sinyal (</text:span><text:span text:style-name="Strong_20_Emphasis"><text:span text:style-name="T1">impuls listrik</text:span></text:span><text:span text:style-name="T1">) dan berkomunikasi satu sama lain melalui </text:span><text:span text:style-name="Strong_20_Emphasis"><text:span text:style-name="T1">sinapsis</text:span></text:span><text:span text:style-name="T1"> (sebagai 'jembatan' atau 'celah komunikasi') menggunakan </text:span><text:span text:style-name="Strong_20_Emphasis"><text:span text:style-name="T1">neurotransmitter</text:span></text:span><text:span text:style-name="T1"> (sebagai 'pesan kimia'). Tekankan bahwa triliunan koneksi inilah yang membentuk 'jaringan' otak. Perkenalkan secara singkat </text:span><text:span text:style-name="Strong_20_Emphasis"><text:span text:style-name="T1">bagian-bagian utama otak</text:span></text:span><text:span text:style-name="T1"> (misal: </text:span><text:span text:style-name="Strong_20_Emphasis"><text:span text:style-name="T1">Korteks Serebri</text:span></text:span><text:span text:style-name="T1"> untuk berpikir tingkat tinggi, </text:span><text:span text:style-name="Strong_20_Emphasis"><text:span text:style-name="T1">Serebelum</text:span></text:span><text:span text:style-name="T1"> untuk koordinasi, </text:span><text:span text:style-name="Strong_20_Emphasis"><text:span text:style-name="T1">Batang Otak</text:span></text:span><text:span text:style-name="T1"> untuk fungsi vital) dan fungsi dasarnya dengan bahasa sederhana. Hindari detail anatomi atau biokimia yang terlalu rumit. Fokus pada pemahaman konsep dasar 'bagaimana otak bekerja' sebagai </text:span><text:soft-page-break/><text:span text:style-name="T1">sistem pemrosesan informasi biologis yang sangat kompleks dan dinamis. Sisipkan 1-2 fakta menarik (misal, jumlah neuron atau koneksi) untuk menambah daya tarik." </text:span></text:p>
                  </text:list-item>
                </text:list>
              </text:list-item>
              <text:list-item>
                <text:p text:style-name="P11"><text:span text:style-name="Strong_20_Emphasis"><text:span text:style-name="T1">Subbab 1.2: Apa Itu "Pikiran" dan "Kesadaran"?</text:span></text:span></text:p>
                <text:list>
                  <text:list-item>
                    <text:p text:style-name="P193"><text:span text:style-name="Strong_20_Emphasis"><text:span text:style-name="T1">Prompt:</text:span></text:span><text:span text:style-name="T1"> "Tuliskan pembahasan mendalam (sekitar 400-500 kata) untuk Subbab 1.2. Awali dengan mengajak pembaca melakukan refleksi personal: 'Pernahkah kamu berhenti sejenak dan bertanya-tanya, apa sih sebenarnya 'berpikir' itu? Bagaimana rasanya 'sadar' bahwa kamu adalah kamu?'. Jelaskan </text:span><text:span text:style-name="Strong_20_Emphasis"><text:span text:style-name="T1">'pikiran'</text:span></text:span><text:span text:style-name="T1"> sebagai aliran proses mental—seperti memecahkan soal matematika, mengingat liburan seru, berkhayal, atau merasakan emosi—yang merupakan hasil aktivitas kompleks di jaringan otak. Kemudian, perkenalkan </text:span><text:span text:style-name="Strong_20_Emphasis"><text:span text:style-name="T1">'kesadaran'</text:span></text:span><text:span text:style-name="T1"> sebagai pengalaman subjektif 'dari dalam', yaitu perasaan 'menjadi' diri sendiri, mengalami dunia (melihat warna merah, merasakan dingin), dan memiliki perspektif unik. Akui bahwa </text:span><text:span text:style-name="Strong_20_Emphasis"><text:span text:style-name="T1">kesadaran adalah salah satu misteri terbesar</text:span></text:span><text:span text:style-name="T1"> dalam sains dan filsafat; kita belum sepenuhnya mengerti bagaimana aktivitas fisik miliaran neuron bisa menghasilkan pengalaman 'merasa' atau 'sadar' ini (singgung sedikit konsep 'the hard problem of consciousness' dengan bahasa sederhana). Jangan berikan jawaban pasti, tapi sajikan ini sebagai pertanyaan besar yang masih dieksplorasi. Kaitkan pentingnya merenungkan ini dengan implikasinya jika kita mempertimbangkan untuk 'menggabungkan' kesadaran kita dengan AI yang mungkin tidak memiliki pengalaman subjektif serupa." </text:span></text:p>
                  </text:list-item>
                </text:list>
              </text:list-item>
              <text:list-item>
                <text:p text:style-name="P11"><text:span text:style-name="Strong_20_Emphasis"><text:span text:style-name="T1">Subbab 1.3: Kehebatan dan Keterbatasan Otak Kita Saat Ini.</text:span></text:span></text:p>
                <text:list>
                  <text:list-item>
                    <text:p text:style-name="P193"><text:span text:style-name="Strong_20_Emphasis"><text:span text:style-name="T1">Prompt:</text:span></text:span><text:span text:style-name="T1"> "Tuliskan pembahasan mendalam (sekitar 400-500 kata) untuk Subbab 1.3. Bagilah pembahasan menjadi dua bagian utama: kehebatan dan keterbatasan. </text:span></text:p>
                    <text:list>
                      <text:list-item>
                        <text:p text:style-name="P193"><text:span text:style-name="Strong_20_Emphasis"><text:span text:style-name="T1">Kehebatan:</text:span></text:span><text:span text:style-name="T1"> Jelaskan kemampuan luar biasa otak manusia, seperti </text:span><text:span text:style-name="Strong_20_Emphasis"><text:span text:style-name="T1">neuroplastisitas</text:span></text:span><text:span text:style-name="T1"> (kemampuan otak untuk berubah dan belajar sepanjang hidup, gunakan analogi 'otot' yang bisa dilatih), </text:span><text:span text:style-name="Strong_20_Emphasis"><text:span text:style-name="T1">kreativitas</text:span></text:span><text:span text:style-name="T1"> </text:span><text:soft-page-break/><text:span text:style-name="T1">(kemampuan menghasilkan ide baru), </text:span><text:span text:style-name="Strong_20_Emphasis"><text:span text:style-name="T1">kecerdasan emosional</text:span></text:span><text:span text:style-name="T1"> (memahami dan mengelola emosi diri sendiri dan orang lain), </text:span><text:span text:style-name="Strong_20_Emphasis"><text:span text:style-name="T1">kemampuan berbahasa</text:span></text:span><text:span text:style-name="T1"> yang kompleks, dan </text:span><text:span text:style-name="Strong_20_Emphasis"><text:span text:style-name="T1">pemecahan masalah</text:span></text:span><text:span text:style-name="T1"> yang fleksibel dan adaptif. Berikan contoh-contoh yang relevan. </text:span></text:p>
                      </text:list-item>
                      <text:list-item>
                        <text:p text:style-name="P193"><text:span text:style-name="Strong_20_Emphasis"><text:span text:style-name="T1">Keterbatasan:</text:span></text:span><text:span text:style-name="T1"> Secara seimbang, bahas juga batasan otak kita. Misalnya, </text:span><text:span text:style-name="Strong_20_Emphasis"><text:span text:style-name="T1">kecepatan pemrosesan</text:span></text:span><text:span text:style-name="T1"> untuk kalkulasi murni yang kalah cepat dibanding komputer, </text:span><text:span text:style-name="Strong_20_Emphasis"><text:span text:style-name="T1">keterbatasan memori</text:span></text:span><text:span text:style-name="T1"> (mudah lupa, detail tidak akurat, fenomena 'tip of the tongue'), kerentanan terhadap </text:span><text:span text:style-name="Strong_20_Emphasis"><text:span text:style-name="T1">bias kognitif</text:span></text:span><text:span text:style-name="T1"> (jalan pintas berpikir yang sering keliru), kebutuhan </text:span><text:span text:style-name="Strong_20_Emphasis"><text:span text:style-name="T1">istirahat dan tidur</text:span></text:span><text:span text:style-name="T1">, serta pengaruh </text:span><text:span text:style-name="Strong_20_Emphasis"><text:span text:style-name="T1">emosi</text:span></text:span><text:span text:style-name="T1"> yang kadang mengganggu logika atau pengambilan keputusan rasional. </text:span></text:p>
                      </text:list-item>
                      <text:list-item>
                        <text:p text:style-name="P11"><text:span text:style-name="Strong_20_Emphasis"><text:span text:style-name="T1">Kesimpulan Subbab:</text:span></text:span><text:span text:style-name="T1"> Tekankan bahwa mengakui keterbatasan ini bukan berarti otak kita tidak hebat, tetapi untuk memberikan perspektif realistis tentang 'platform' biologis kita saat ini, yang secara alami membuka pintu untuk pertanyaan: 'Bisakah kita melampaui batasan ini?' atau 'Apakah simbiosis dengan AI bisa menjadi jawabannya?'." </text:span></text:p>
                      </text:list-item>
                    </text:list>
                  </text:list-item>
                </text:list>
              </text:list-item>
            </text:list>
            <text:p text:style-name="P173">Dengan prompt ini, Anda dapat mengembangkan Bab 1 menjadi bagian yang solid, informatif, dan menarik bagi pembaca remaja, sekaligus membangun fondasi yang kuat untuk bab-bab selanjutnya.</text:p>
          </text:section>
          <text:section text:style-name="Sect1" text:name="feedback-form-2">
            <text:p text:style-name="P268"/>
          </text:section>
        </text:section>
        <text:section text:style-name="Sect1" text:name="ee916b85d6285ec7">
          <text:p text:style-name="P173"/>
          <text:section text:style-name="Sect1" text:name="user-query-content-3">
            <text:p text:style-name="P281">Lakukan Hal yang Sama pada Bab 2 </text:p>
          </text:section>
          <text:p text:style-name="P268">Tampilkan alur berpikir</text:p>
          <text:section text:style-name="Sect2" text:name="model-response-message-contentr_ee916b85d6285ec7">
            <text:p text:style-name="P173">Tentu, mari kita siapkan prompt untuk Bab 2, fokus pada Kecerdasan Buatan (AI) sebagai komponen kedua dalam ide simbiosis.</text:p>
            <text:p text:style-name="Text_20_body"><text:span text:style-name="Strong_20_Emphasis"><text:span text:style-name="T1">Prompt untuk Pengantar Bab 2:</text:span></text:span></text:p>
            <text:p text:style-name="Text_20_body"><text:span text:style-name="T1">"Tuliskan paragraf pengantar (sekitar 150-175 kata) untuk Bab 2: 'Kecerdasan Buatan (AI): Bukan Sekadar Robot di Film'. Awali dengan mengatasi stereotip AI yang sering muncul di film—robot fisik yang bisa </text:span><text:soft-page-break/><text:span text:style-name="T1">berpikir dan merasa—dan kontraskan dengan realitas AI saat ini yang lebih sering berupa kode atau algoritma di balik layar. Sampaikan bahwa setelah di Bab 1 kita 'membongkar' mesin biologis super di kepala kita (otak), kini giliran kita mengenal 'calon partner' teknologinya dalam visi </text:span><text:span text:style-name="Emphasis"><text:span text:style-name="T1">Singularitas Simbiotik</text:span></text:span><text:span text:style-name="T1">: yaitu Kecerdasan Buatan (AI). Janjikan bahwa bab ini akan menjadi panduan seru untuk memahami apa sebenarnya AI itu, bagaimana ia bisa 'belajar' dan berkembang secara mengejutkan, di mana saja AI sudah 'bersembunyi' dalam kehidupan kita sehari-hari (seringkali tanpa kita sadari!), dan akhirnya menyentuh pertanyaan filosofis yang menggelitik: mungkinkah mesin suatu saat nanti benar-benar bisa 'sadar' seperti kita? Siapkan pembaca untuk memahami entitas cerdas non-biologis ini sebelum kita melangkah ke ide penggabungan."</text:span></text:p>
            <text:p text:style-name="P4"/>
            <text:p text:style-name="Text_20_body"><text:span text:style-name="Strong_20_Emphasis"><text:span text:style-name="T1">Prompt untuk Isi Sub-bab (Pembahasan Mendalam):</text:span></text:span></text:p>
            <text:list xml:id="list6327528209767666378" text:style-name="L13">
              <text:list-item>
                <text:p text:style-name="P12"><text:span text:style-name="Strong_20_Emphasis"><text:span text:style-name="T1">Subbab 2.1: Dari Kalkulator ke ChatGPT: Evolusi AI yang Mengejutkan.</text:span></text:span></text:p>
                <text:list>
                  <text:list-item>
                    <text:p text:style-name="P194"><text:span text:style-name="Strong_20_Emphasis"><text:span text:style-name="T1">Prompt:</text:span></text:span><text:span text:style-name="T1"> "Tuliskan pembahasan mendalam (sekitar 400-500 kata) untuk Subbab 2.1, yang mengisahkan perjalanan evolusi AI dengan gaya naratif yang menarik bagi remaja. Mulai dari konsep awal 'mesin logika' dan program komputer sederhana yang hanya mengikuti perintah (</text:span><text:span text:style-name="Strong_20_Emphasis"><text:span text:style-name="T1">rule-based systems</text:span></text:span><text:span text:style-name="T1">, contoh: kalkulator, program catur awal). Jelaskan lompatan besar saat munculnya </text:span><text:span text:style-name="Strong_20_Emphasis"><text:span text:style-name="T1">Machine Learning (ML)</text:span></text:span><text:span text:style-name="T1">, di mana AI mulai bisa 'belajar dari pengalaman' (data) tanpa harus diberi instruksi spesifik untuk setiap situasi. Beri contoh sederhana (misal, filter spam yang makin pintar). Lanjutkan ke era </text:span><text:span text:style-name="Strong_20_Emphasis"><text:span text:style-name="T1">Deep Learning</text:span></text:span><text:span text:style-name="T1">, sebagai pengembangan ML yang terinspirasi (secara longgar) dari jaringan saraf otak, yang mendorong kemajuan pesat dalam pengenalan gambar, suara, dan bahasa. Puncaki dengan contoh AI modern yang fenomenal dan dikenal luas seperti </text:span><text:span text:style-name="Strong_20_Emphasis"><text:span text:style-name="T1">ChatGPT</text:span></text:span><text:span text:style-name="T1"> atau </text:span><text:span text:style-name="Strong_20_Emphasis"><text:span text:style-name="T1">Midjourney</text:span></text:span><text:span text:style-name="T1">, tunjukkan betapa jauh kemampuannya dibandingkan AI generasi awal. Gunakan linimasa visual sederhana (jika memungkinkan dalam format buku) atau poin-poin kunci evolusi. Tekankan bahwa ini </text:span><text:soft-page-break/><text:span text:style-name="T1">adalah bidang yang bergerak sangat cepat." </text:span></text:p>
                  </text:list-item>
                </text:list>
              </text:list-item>
              <text:list-item>
                <text:p text:style-name="P12"><text:span text:style-name="Strong_20_Emphasis"><text:span text:style-name="T1">Subbab 2.2: Bagaimana AI "Belajar" dan "Berpikir"? (Konsep machine learning sederhana).</text:span></text:span></text:p>
                <text:list>
                  <text:list-item>
                    <text:p text:style-name="P194"><text:span text:style-name="Strong_20_Emphasis"><text:span text:style-name="T1">Prompt:</text:span></text:span><text:span text:style-name="T1"> "Tuliskan pembahasan mendalam (sekitar 400-500 kata) untuk Subbab 2.2, fokus menjelaskan inti dari AI modern: </text:span><text:span text:style-name="Strong_20_Emphasis"><text:span text:style-name="T1">Machine Learning (ML)</text:span></text:span><text:span text:style-name="T1">. Gunakan analogi utama: AI belajar seperti kita belajar mengenali pola, tapi dalam skala super besar dan super cepat. Jelaskan bahwa </text:span><text:span text:style-name="Strong_20_Emphasis"><text:span text:style-name="T1">data adalah 'makanan' atau 'buku pelajaran'</text:span></text:span><text:span text:style-name="T1"> bagi AI, dan </text:span><text:span text:style-name="Strong_20_Emphasis"><text:span text:style-name="T1">algoritma adalah 'metode belajar' atau 'resepnya'</text:span></text:span><text:span text:style-name="T1">. Terangkan konsep dasar: AI diberi banyak contoh (data), lalu ia mencari pola atau aturan tersembunyi di dalamnya untuk bisa melakukan tugas (misal, prediksi, klasifikasi, generasi). Gunakan contoh sederhana dan relevan: </text:span></text:p>
                    <text:list>
                      <text:list-item>
                        <text:p text:style-name="P276">Bagaimana algoritma rekomendasi 'belajar' seleramu dari video yang kamu tonton. </text:p>
                      </text:list-item>
                      <text:list-item>
                        <text:p text:style-name="P276">Bagaimana AI pengenal wajah 'belajar' membedakan wajahmu dari ribuan contoh wajah. </text:p>
                      </text:list-item>
                    </text:list>
                  </text:list-item>
                  <text:list-item>
                    <text:p text:style-name="P276">Singgung secara sederhana perbedaan antara 'belajar' ala AI (mengenali korelasi dan pola statistik) dengan pemahaman kausalitas atau kesadaran seperti manusia. Hindari detail matematis, fokus pada intuisi dan pemahaman konseptual 'cara kerja' di balik layar." </text:p>
                  </text:list-item>
                </text:list>
              </text:list-item>
              <text:list-item>
                <text:p text:style-name="P12"><text:span text:style-name="Strong_20_Emphasis"><text:span text:style-name="T1">Subbab 2.3: AI di Sekitar Kita: Contoh Nyata yang Mungkin Tak Kamu Sadari.</text:span></text:span></text:p>
                <text:list>
                  <text:list-item>
                    <text:p text:style-name="P194"><text:span text:style-name="Strong_20_Emphasis"><text:span text:style-name="T1">Prompt:</text:span></text:span><text:span text:style-name="T1"> "Tuliskan pembahasan mendalam (sekitar 400-500 kata) untuk Subbab 2.3, dengan tujuan utama 'membuka mata' pembaca terhadap keberadaan AI dalam kehidupan sehari-hari mereka. Sajikan dalam bentuk daftar atau kelompok contoh yang konkret dan mudah dikenali remaja: </text:span></text:p>
                    <text:list>
                      <text:list-item>
                        <text:p text:style-name="P194"><text:span text:style-name="Strong_20_Emphasis"><text:span text:style-name="T1">Di Genggamanmu:</text:span></text:span><text:span text:style-name="T1"> Asisten suara (Siri, Google Assistant), fitur autocorrect &amp; prediksi teks, buka kunci dengan wajah/sidik jari, aplikasi peta (prediksi macet). </text:span></text:p>
                      </text:list-item>
                      <text:list-item>
                        <text:p text:style-name="P194"><text:span text:style-name="Strong_20_Emphasis"><text:span text:style-name="T1">Saat Online &amp; Medsos:</text:span></text:span><text:span text:style-name="T1"> Rekomendasi konten (YouTube, TikTok, Instagram, Netflix, Spotify), filter AR </text:span><text:soft-page-break/><text:span text:style-name="T1">di Instagram/Snapchat, feed berita yang dipersonalisasi, deteksi ujaran kebencian/spam. </text:span></text:p>
                      </text:list-item>
                      <text:list-item>
                        <text:p text:style-name="P194"><text:span text:style-name="Strong_20_Emphasis"><text:span text:style-name="T1">Saat Main Game:</text:span></text:span><text:span text:style-name="T1"> Perilaku karakter non-pemain (NPC) yang makin cerdas dan adaptif, matchmaking pemain. </text:span></text:p>
                      </text:list-item>
                      <text:list-item>
                        <text:p text:style-name="P194"><text:span text:style-name="Strong_20_Emphasis"><text:span text:style-name="T1">Di Balik Layar Lainnya:</text:span></text:span><text:span text:style-name="T1"> Filter spam email, chatbot di website, hasil pencarian Google yang relevan, terjemahan bahasa otomatis. </text:span></text:p>
                      </text:list-item>
                    </text:list>
                  </text:list-item>
                  <text:list-item>
                    <text:p text:style-name="P276">Untuk beberapa contoh, berikan penjelasan singkat bagaimana AI bekerja di sana (misal, 'AI di Spotify menganalisis lagu yang kamu suka untuk menyarankan lagu baru dengan pola musik serupa'). Tujuannya agar AI terasa nyata, dekat, dan bukan sekadar konsep abstrak." </text:p>
                  </text:list-item>
                </text:list>
              </text:list-item>
              <text:list-item>
                <text:p text:style-name="P12"><text:span text:style-name="Strong_20_Emphasis"><text:span text:style-name="T1">Subbab 2.4: Apakah AI Bisa Menjadi "Sadar" Seperti Manusia? (Pertanyaan filosofis).</text:span></text:span></text:p>
                <text:list>
                  <text:list-item>
                    <text:p text:style-name="P12"><text:span text:style-name="Strong_20_Emphasis"><text:span text:style-name="T1">Prompt:</text:span></text:span><text:span text:style-name="T1"> "Tuliskan pembahasan mendalam (sekitar 400-500 kata) untuk Subbab 2.4, yang mengundang pembaca untuk berpikir lebih dalam tentang potensi dan batasan AI. Kaitkan kembali dengan Subbab 1.2 tentang kesadaran manusia. Ajukan pertanyaan kunci: Apakah kecerdasan = kesadaran? Bisakah program komputer yang sangat canggih suatu saat nanti 'merasakan' sesuatu atau memiliki pengalaman subjektif? Jelaskan perbedaan krusial antara </text:span><text:span text:style-name="Strong_20_Emphasis"><text:span text:style-name="T1">AI Lemah/Sempit (ANI)</text:span></text:span><text:span text:style-name="T1"> yang ada sekarang (jago di satu tugas) dengan konsep </text:span><text:span text:style-name="Strong_20_Emphasis"><text:span text:style-name="T1">AI Kuat/Umum (AGI)</text:span></text:span><text:span text:style-name="T1"> yang hipotetis (bisa menyamai atau melebihi kecerdasan manusia di segala bidang). Perkenalkan secara singkat </text:span><text:span text:style-name="Strong_20_Emphasis"><text:span text:style-name="T1">Tes Turing</text:span></text:span><text:span text:style-name="T1"> sebagai tolok ukur (walaupun banyak dikritik). Singgung beberapa pandangan filosofis secara sederhana: Apakah kecerdasan hanyalah soal pemrosesan informasi yang kompleks, atau butuh sesuatu yang lebih (misal, tubuh biologis, interaksi sosial)? Sajikan ini sebagai perdebatan terbuka yang sangat penting, terutama jika kita membayangkan 'menggabungkan' kesadaran kita dengan entitas yang mungkin tidak 'sadar' dalam cara yang sama. Dorong pembaca untuk merefleksikan pandangan mereka sendiri." </text:span></text:p>
                  </text:list-item>
                </text:list>
              </text:list-item>
            </text:list>
            <text:p text:style-name="P173"><text:soft-page-break/>Semoga prompt ini membantu Anda mengembangkan Bab 2 agar sama kuatnya dengan Bab 1, memberikan pemahaman yang baik tentang AI kepada pembaca remaja Anda.</text:p>
          </text:section>
          <text:section text:style-name="Sect1" text:name="feedback-form-3">
            <text:p text:style-name="P268"/>
          </text:section>
        </text:section>
        <text:section text:style-name="Sect1" text:name="7b1486a02d714911">
          <text:p text:style-name="P173"/>
          <text:section text:style-name="Sect1" text:name="user-query-content-4">
            <text:p text:style-name="P281">Lakukan Hal yang Sama pada Bab 3 </text:p>
          </text:section>
          <text:p text:style-name="P268">Tampilkan alur berpikir</text:p>
          <text:section text:style-name="Sect2" text:name="model-response-message-contentr_7b1486a02d714911">
            <text:p text:style-name="P268"/>
          </text:section>
          <text:section text:style-name="Sect1" text:name="feedback-form-4">
            <text:p text:style-name="P268"/>
          </text:section>
        </text:section>
        <text:section text:style-name="Sect1" text:name="127b04280c8aec81">
          <text:p text:style-name="P173"/>
          <text:section text:style-name="Sect1" text:name="user-query-content-5">
            <text:p text:style-name="P281">present please </text:p>
          </text:section>
          <text:p text:style-name="P268">Tampilkan alur berpikir</text:p>
          <text:section text:style-name="Sect2" text:name="model-response-message-contentr_127b04280c8aec81">
            <text:p text:style-name="Text_20_body"><text:span text:style-name="T1">Tentu, ini adalah prompt yang telah kita susun untuk </text:span><text:span text:style-name="Strong_20_Emphasis"><text:span text:style-name="T1">Bab 3: Jembatan Pikiran: Antarmuka Otak-Komputer (BCI)</text:span></text:span><text:span text:style-name="T1">:</text:span></text:p>
            <text:p text:style-name="Text_20_body"><text:span text:style-name="Strong_20_Emphasis"><text:span text:style-name="T1">Prompt untuk Pengantar Bab 3:</text:span></text:span></text:p>
            <text:p text:style-name="Text_20_body"><text:span text:style-name="T1">"Tuliskan paragraf pengantar (sekitar 150-175 kata) untuk Bab 3: 'Jembatan Pikiran: Antarmuka Otak-Komputer (BCI)'. Gunakan metafora 'jembatan' secara eksplisit. Sampaikan bahwa setelah kita memahami dua 'daratan'—otak manusia yang kompleks (Bab 1) dan dunia Kecerdasan Buatan yang berkembang pesat (Bab 2)—sekarang saatnya kita menjelajahi teknologi yang mungkin bisa membangun </text:span><text:span text:style-name="Emphasis"><text:span text:style-name="T1">jembatan</text:span></text:span><text:span text:style-name="T1"> di antara keduanya. Perkenalkan </text:span><text:span text:style-name="Strong_20_Emphasis"><text:span text:style-name="T1">Antarmuka Otak-Komputer (BCI)</text:span></text:span><text:span text:style-name="T1"> sebagai teknologi revolusioner yang bertujuan membaca sinyal pikiran kita dan mengubahnya menjadi aksi di dunia digital atau fisik, dan mungkin suatu hari nanti, sebaliknya. Janjikan bahwa bab ini akan menjadi pemandu kita melintasi jembatan ini: kita akan cari tahu apa itu BCI, bagaimana ia 'mendengarkan' atau 'berbicara' dengan otak, melihat contoh-contoh keren (dan penting!) penggunaannya hari ini, menghadapi kenyataan tentang tantangan besar yang menghadang, dan membayangkan seperti apa BCI impian yang bisa membuka jalan menuju simbiosis manusia-AI."</text:span></text:p>
            <text:p text:style-name="P4"/>
            <text:p text:style-name="Text_20_body"><text:span text:style-name="Strong_20_Emphasis"><text:span text:style-name="T1">Prompt untuk Isi Sub-bab (Pembahasan Mendalam):</text:span></text:span></text:p>
            <text:list xml:id="list944772862872201317" text:style-name="L14">
              <text:list-item>
                <text:p text:style-name="P13"><text:soft-page-break/><text:span text:style-name="Strong_20_Emphasis"><text:span text:style-name="T1">Subbab 3.1: Apa Sih BCI Itu? (Konsep dasar dan cara kerjanya).</text:span></text:span></text:p>
                <text:list>
                  <text:list-item>
                    <text:p text:style-name="P195"><text:span text:style-name="Strong_20_Emphasis"><text:span text:style-name="T1">Prompt:</text:span></text:span><text:span text:style-name="T1"> "Tuliskan pembahasan mendalam (sekitar 400-500 kata) untuk Subbab 3.1. Definisikan </text:span><text:span text:style-name="Strong_20_Emphasis"><text:span text:style-name="T1">Antarmuka Otak-Komputer (BCI)</text:span></text:span><text:span text:style-name="T1"> secara jelas: sebuah sistem yang menciptakan jalur komunikasi </text:span><text:span text:style-name="Emphasis"><text:span text:style-name="T1">langsung</text:span></text:span><text:span text:style-name="T1"> antara otak dan perangkat eksternal (komputer, robot, dll), tanpa melalui jalur saraf dan otot normal. Jelaskan </text:span><text:span text:style-name="Strong_20_Emphasis"><text:span text:style-name="T1">prinsip dasar cara kerjanya</text:span></text:span><text:span text:style-name="T1">: </text:span></text:p>
                    <text:list>
                      <text:list-item>
                        <text:p text:style-name="P195"><text:span text:style-name="Strong_20_Emphasis"><text:span text:style-name="T1">Mendeteksi sinyal otak:</text:span></text:span><text:span text:style-name="T1"> Sebutkan secara sederhana jenis-jenis sinyal (misal, aktivitas listrik) dan cara mendeteksinya (</text:span><text:span text:style-name="Strong_20_Emphasis"><text:span text:style-name="T1">EEG</text:span></text:span><text:span text:style-name="T1"> sebagai topi elektroda non-invasif, </text:span><text:span text:style-name="Strong_20_Emphasis"><text:span text:style-name="T1">ECoG</text:span></text:span><text:span text:style-name="T1"> di permukaan otak, dan </text:span><text:span text:style-name="Strong_20_Emphasis"><text:span text:style-name="T1">implan mikroelektroda</text:span></text:span><text:span text:style-name="T1"> di dalam otak – jelaskan pro/kontra singkat soal invasif vs non-invasif). </text:span></text:p>
                      </text:list-item>
                      <text:list-item>
                        <text:p text:style-name="P195"><text:span text:style-name="Strong_20_Emphasis"><text:span text:style-name="T1">Memproses sinyal:</text:span></text:span><text:span text:style-name="T1"> Jelaskan bahwa sinyal otak itu 'berisik' dan kompleks, jadi perlu algoritma komputer (seringkali melibatkan AI/ML) untuk menerjemahkan pola sinyal menjadi niat atau perintah yang jelas. </text:span></text:p>
                      </text:list-item>
                      <text:list-item>
                        <text:p text:style-name="P195"><text:span text:style-name="Strong_20_Emphasis"><text:span text:style-name="T1">Output/Aksi:</text:span></text:span><text:span text:style-name="T1"> Perintah tersebut kemudian digunakan untuk mengontrol sesuatu (kursor komputer, lengan robot, ketik huruf). </text:span></text:p>
                      </text:list-item>
                    </text:list>
                  </text:list-item>
                  <text:list-item>
                    <text:p text:style-name="P195"><text:span text:style-name="T1">Singgung juga konsep </text:span><text:span text:style-name="Strong_20_Emphasis"><text:span text:style-name="T1">BCI dua arah</text:span></text:span><text:span text:style-name="T1"> (membaca </text:span><text:span text:style-name="Emphasis"><text:span text:style-name="T1">dan</text:span></text:span><text:span text:style-name="T1"> menulis ke otak) sebagai ide yang lebih maju. Gunakan analogi seperti 'menerjemahkan bahasa pikiran ke bahasa mesin'." </text:span></text:p>
                  </text:list-item>
                </text:list>
              </text:list-item>
              <text:list-item>
                <text:p text:style-name="P13"><text:span text:style-name="Strong_20_Emphasis"><text:span text:style-name="T1">Subbab 3.2: BCI Hari Ini: Mengendalikan Lengan Robot dengan Pikiran.</text:span></text:span></text:p>
                <text:list>
                  <text:list-item>
                    <text:p text:style-name="P195"><text:span text:style-name="Strong_20_Emphasis"><text:span text:style-name="T1">Prompt:</text:span></text:span><text:span text:style-name="T1"> "Tuliskan pembahasan mendalam (sekitar 400-500 kata) untuk Subbab 3.2, fokus pada </text:span><text:span text:style-name="Strong_20_Emphasis"><text:span text:style-name="T1">contoh nyata aplikasi BCI saat ini</text:span></text:span><text:span text:style-name="T1">. Berikan detail pada beberapa area utama: </text:span></text:p>
                    <text:list>
                      <text:list-item>
                        <text:p text:style-name="P195"><text:span text:style-name="Strong_20_Emphasis"><text:span text:style-name="T1">Pemulihan Fungsi Motorik:</text:span></text:span><text:span text:style-name="T1"> Jelaskan bagaimana BCI (seringkali implan) digunakan untuk membantu pasien lumpuh mengendalikan lengan atau kaki robotik, atau bahkan menggerakkan otot mereka sendiri melalui stimulasi fungsional. Ceritakan kisah inspiratif (jika memungkinkan, secara anonim atau dari publikasi) untuk membuatnya lebih menyentuh. </text:span></text:p>
                      </text:list-item>
                      <text:list-item>
                        <text:p text:style-name="P195"><text:soft-page-break/><text:span text:style-name="Strong_20_Emphasis"><text:span text:style-name="T1">Alat Komunikasi:</text:span></text:span><text:span text:style-name="T1"> Terangkan penggunaan BCI (seringkali EEG) untuk membantu orang dengan sindrom 'terkunci' (locked-in syndrome) atau gangguan bicara parah untuk berkomunikasi dengan memilih huruf/kata di layar menggunakan pikiran. </text:span></text:p>
                      </text:list-item>
                      <text:list-item>
                        <text:p text:style-name="P195"><text:span text:style-name="Strong_20_Emphasis"><text:span text:style-name="T1">Neurofeedback:</text:span></text:span><text:span text:style-name="T1"> Jelaskan bagaimana BCI (biasanya EEG) digunakan dalam terapi untuk melatih orang mengontrol aktivitas otak mereka sendiri guna mengatasi kondisi seperti ADHD, epilepsi, atau kecemasan. </text:span></text:p>
                      </text:list-item>
                      <text:list-item>
                        <text:p text:style-name="P195"><text:span text:style-name="Strong_20_Emphasis"><text:span text:style-name="T1">(Opsional) Hiburan/Kontrol:</text:span></text:span><text:span text:style-name="T1"> Sebutkan secara singkat prototipe atau produk BCI sederhana untuk bermain game atau mengontrol perangkat rumah pintar, tapi tekankan bahwa ini masih terbatas. </text:span></text:p>
                      </text:list-item>
                    </text:list>
                  </text:list-item>
                  <text:list-item>
                    <text:p text:style-name="P277">Tujuannya adalah menunjukkan bahwa BCI bukan fiksi ilmiah murni, tapi sudah memberikan manfaat nyata, meskipun teknologinya masih berkembang." </text:p>
                  </text:list-item>
                </text:list>
              </text:list-item>
              <text:list-item>
                <text:p text:style-name="P13"><text:span text:style-name="Strong_20_Emphasis"><text:span text:style-name="T1">Subbab 3.3: Tantangan Besar: Mengapa BCI Canggih Masih Jauh?</text:span></text:span></text:p>
                <text:list>
                  <text:list-item>
                    <text:p text:style-name="P195"><text:span text:style-name="Strong_20_Emphasis"><text:span text:style-name="T1">Prompt:</text:span></text:span><text:span text:style-name="T1"> "Tuliskan pembahasan mendalam (sekitar 400-500 kata) untuk Subbab 3.3, yang membahas </text:span><text:span text:style-name="Strong_20_Emphasis"><text:span text:style-name="T1">hambatan-hambatan utama</text:span></text:span><text:span text:style-name="T1"> dalam pengembangan BCI canggih yang diperlukan untuk simbiosis. Kelompokkan tantangan ini: </text:span></text:p>
                    <text:list>
                      <text:list-item>
                        <text:p text:style-name="P195"><text:span text:style-name="Strong_20_Emphasis"><text:span text:style-name="T1">Tantangan Teknis:</text:span></text:span><text:span text:style-name="T1"> Jelaskan masalah </text:span><text:span text:style-name="Strong_20_Emphasis"><text:span text:style-name="T1">bandwidth</text:span></text:span><text:span text:style-name="T1"> (seberapa cepat dan banyak informasi bisa ditransfer antara otak dan mesin?), </text:span><text:span text:style-name="Strong_20_Emphasis"><text:span text:style-name="T1">resolusi</text:span></text:span><text:span text:style-name="T1"> (seberapa detail sinyal otak bisa dibaca/ditulis?), </text:span><text:span text:style-name="Strong_20_Emphasis"><text:span text:style-name="T1">noise</text:span></text:span><text:span text:style-name="T1"> (bagaimana memisahkan sinyal yang relevan dari 'kebisingan' aktivitas otak lain?), </text:span><text:span text:style-name="Strong_20_Emphasis"><text:span text:style-name="T1">daya tahan &amp; keamanan implan</text:span></text:span><text:span text:style-name="T1"> (jika invasif, bagaimana agar aman dan berfungsi lama di dalam tubuh?), </text:span><text:span text:style-name="Strong_20_Emphasis"><text:span text:style-name="T1">kebutuhan komputasi</text:span></text:span><text:span text:style-name="T1"> (memproses data otak butuh daya komputasi besar). </text:span></text:p>
                      </text:list-item>
                      <text:list-item>
                        <text:p text:style-name="P195"><text:span text:style-name="Strong_20_Emphasis"><text:span text:style-name="T1">Tantangan Biologis:</text:span></text:span><text:span text:style-name="T1"> Singgung soal </text:span><text:span text:style-name="Strong_20_Emphasis"><text:span text:style-name="T1">plastisitas otak</text:span></text:span><text:span text:style-name="T1"> (otak terus berubah, menyulitkan kalibrasi BCI jangka panjang), </text:span><text:span text:style-name="Strong_20_Emphasis"><text:span text:style-name="T1">perbedaan individual</text:span></text:span><text:span text:style-name="T1"> (otak setiap orang </text:span><text:soft-page-break/><text:span text:style-name="T1">unik), dan pemahaman kita yang belum lengkap tentang 'kode' otak. </text:span></text:p>
                      </text:list-item>
                      <text:list-item>
                        <text:p text:style-name="P195"><text:span text:style-name="Strong_20_Emphasis"><text:span text:style-name="T1">Tantangan Praktis:</text:span></text:span><text:span text:style-name="T1"> Masalah </text:span><text:span text:style-name="Strong_20_Emphasis"><text:span text:style-name="T1">kenyamanan</text:span></text:span><text:span text:style-name="T1"> (topi EEG bisa tidak nyaman, operasi implan berisiko), </text:span><text:span text:style-name="Strong_20_Emphasis"><text:span text:style-name="T1">biaya</text:span></text:span><text:span text:style-name="T1">, dan </text:span><text:span text:style-name="Strong_20_Emphasis"><text:span text:style-name="T1">kemudahan penggunaan</text:span></text:span><text:span text:style-name="T1"> untuk adopsi massal. </text:span></text:p>
                      </text:list-item>
                      <text:list-item>
                        <text:p text:style-name="P195"><text:span text:style-name="Strong_20_Emphasis"><text:span text:style-name="T1">(Singgung Sedikit) Etika &amp; Keamanan:</text:span></text:span><text:span text:style-name="T1"> Sebutkan sekilas kekhawatiran tentang privasi data pikiran dan potensi penyalahgunaan (akan dibahas lebih dalam nanti). </text:span></text:p>
                      </text:list-item>
                    </text:list>
                  </text:list-item>
                  <text:list-item>
                    <text:p text:style-name="P277">Tujuannya adalah memberikan pandangan realistis tentang kompleksitas dan kesulitan dalam mewujudkan BCI tingkat lanjut." </text:p>
                  </text:list-item>
                </text:list>
              </text:list-item>
              <text:list-item>
                <text:p text:style-name="P13"><text:span text:style-name="Strong_20_Emphasis"><text:span text:style-name="T1">Subbab 3.4: Mimpi Para Ilmuwan: Seperti Apa BCI di Masa Depan?</text:span></text:span></text:p>
                <text:list>
                  <text:list-item>
                    <text:p text:style-name="P195"><text:span text:style-name="Strong_20_Emphasis"><text:span text:style-name="T1">Prompt:</text:span></text:span><text:span text:style-name="T1"> "Tuliskan pembahasan mendalam (sekitar 400-500 kata) untuk Subbab 3.4, yang melukiskan </text:span><text:span text:style-name="Strong_20_Emphasis"><text:span text:style-name="T1">visi masa depan BCI</text:span></text:span><text:span text:style-name="T1"> berdasarkan arah penelitian saat ini dan spekulasi yang beralasan. Jelajahi potensi-potensi menarik: </text:span></text:p>
                    <text:list>
                      <text:list-item>
                        <text:p text:style-name="P195"><text:span text:style-name="Strong_20_Emphasis"><text:span text:style-name="T1">BCI Berkecepatan Tinggi &amp; Dua Arah:</text:span></text:span><text:span text:style-name="T1"> Bayangkan BCI yang memungkinkan komunikasi secepat pikiran, tidak hanya membaca tapi juga 'menulis' informasi langsung ke otak (misal, sensasi, pengetahuan?). </text:span></text:p>
                      </text:list-item>
                      <text:list-item>
                        <text:p text:style-name="P195"><text:span text:style-name="Strong_20_Emphasis"><text:span text:style-name="T1">Non-invasif tapi Akurat:</text:span></text:span><text:span text:style-name="T1"> Mimpi tentang teknologi (mungkin berbasis optik, ultrasound, atau lainnya) yang bisa membaca sinyal otak secara detail tanpa perlu operasi. </text:span></text:p>
                      </text:list-item>
                      <text:list-item>
                        <text:p text:style-name="P195"><text:span text:style-name="Strong_20_Emphasis"><text:span text:style-name="T1">Integrasi Mulus dengan AI:</text:span></text:span><text:span text:style-name="T1"> BCI yang tidak hanya terhubung ke komputer, tapi ke AI canggih, memungkinkan 'kolaborasi' pikiran yang lebih dalam. </text:span></text:p>
                      </text:list-item>
                      <text:list-item>
                        <text:p text:style-name="P195"><text:span text:style-name="Strong_20_Emphasis"><text:span text:style-name="T1">Augmentasi Sensori &amp; Kognitif:</text:span></text:span><text:span text:style-name="T1"> Kemungkinan menggunakan BCI untuk memperluas indra kita (melihat inframerah?) atau meningkatkan kemampuan kognitif (memori, fokus?). </text:span></text:p>
                      </text:list-item>
                      <text:list-item>
                        <text:p text:style-name="P195"><text:span text:style-name="Strong_20_Emphasis"><text:span text:style-name="T1">Pembelajaran Langsung:</text:span></text:span><text:span text:style-name="T1"> Spekulasi tentang 'mengunduh' keterampilan atau pengetahuan (seperti di </text:span><text:soft-page-break/><text:span text:style-name="T1">film The Matrix, tapi jelaskan ini masih sangat jauh). </text:span></text:p>
                      </text:list-item>
                    </text:list>
                  </text:list-item>
                  <text:list-item>
                    <text:p text:style-name="P13"><text:span text:style-name="T1">Kaitkan visi masa depan ini secara eksplisit dengan konsep </text:span><text:span text:style-name="Strong_20_Emphasis"><text:span text:style-name="T1">Singularitas Simbiotik</text:span></text:span><text:span text:style-name="T1">, tunjukkan bagaimana BCI canggih ini menjadi prasyarat teknologi untuk mewujudkan ide penggabungan manusia-AI. Tetap bedakan antara visi dan kenyataan saat ini." </text:span></text:p>
                  </text:list-item>
                </text:list>
              </text:list-item>
            </text:list>
            <text:p text:style-name="P173">Semoga prompt ini membantu Anda melanjutkan penulisan Bab 3 buku Anda!</text:p>
          </text:section>
          <text:section text:style-name="Sect1" text:name="feedback-form-5">
            <text:p text:style-name="P268"/>
          </text:section>
        </text:section>
        <text:section text:style-name="Sect1" text:name="5257243fcd19a5e1">
          <text:p text:style-name="P173"/>
          <text:section text:style-name="Sect1" text:name="user-query-content-6">
            <text:p text:style-name="P281">Lakukan Hal yang Sama pada Bab 4 </text:p>
          </text:section>
          <text:p text:style-name="P268">Tampilkan alur berpikir</text:p>
          <text:section text:style-name="Sect2" text:name="model-response-message-contentr_5257243fcd19a5e1">
            <text:p text:style-name="P268"/>
          </text:section>
          <text:section text:style-name="Sect1" text:name="feedback-form-6">
            <text:p text:style-name="P268"/>
          </text:section>
        </text:section>
        <text:section text:style-name="Sect1" text:name="1270551173fad3b2">
          <text:p text:style-name="P173"/>
          <text:section text:style-name="Sect1" text:name="user-query-content-7">
            <text:p text:style-name="P281">present it </text:p>
          </text:section>
          <text:p text:style-name="P268">Tampilkan alur berpikir</text:p>
          <text:section text:style-name="Sect2" text:name="model-response-message-contentr_1270551173fad3b2">
            <text:p text:style-name="Text_20_body"><text:span text:style-name="T1">Tentu, ini adalah prompt yang telah kita siapkan untuk </text:span><text:span text:style-name="Strong_20_Emphasis"><text:span text:style-name="T1">Bab 4: Konsep Penggabungan: Simbiosis Manusia-AI</text:span></text:span><text:span text:style-name="T1">:</text:span></text:p>
            <text:p text:style-name="Text_20_body"><text:span text:style-name="Strong_20_Emphasis"><text:span text:style-name="T1">Prompt untuk Pengantar Bab 4:</text:span></text:span></text:p>
            <text:p text:style-name="Text_20_body"><text:span text:style-name="T1">"Tuliskan paragraf pengantar (sekitar 150-175 kata) untuk Bab 4: 'Konsep Penggabungan: Simbiosis Manusia-AI'. Mulai dengan menyatakan bahwa setelah membangun pemahaman tentang otak (Bab 1), AI (Bab 2), dan jembatan BCI (Bab 3), kita sekarang siap melangkah ke jantung pembahasan buku ini: </text:span><text:span text:style-name="Emphasis"><text:span text:style-name="T1">apa sebenarnya yang dimaksud dengan penggabungan atau simbiosis antara manusia dan AI?</text:span></text:span><text:span text:style-name="T1"> Tekankan bahwa bab ini akan mengajak pembaca berimajinasi—berdasarkan fondasi sains dan teknologi yang telah dibahas—tentang seperti apa rasanya jika batasan antara pikiran kita dan kecerdasan mesin mulai melebur. Janjikan eksplorasi tentang makna 'bergabung' (lebih dari sekadar memakai alat canggih), potensi manfaat luar biasa dari hubungan simbiosis ini, dan beberapa kemungkinan 'kekuatan super' kognitif yang mungkin muncul. Ajak pembaca untuk membuka pikiran terhadap konsep yang mungkin </text:span><text:soft-page-break/><text:span text:style-name="T1">terdengar radikal ini."</text:span></text:p>
            <text:p text:style-name="P4"/>
            <text:p text:style-name="Text_20_body"><text:span text:style-name="Strong_20_Emphasis"><text:span text:style-name="T1">Prompt untuk Isi Sub-bab (Pembahasan Mendalam):</text:span></text:span></text:p>
            <text:list xml:id="list6396427760928576839" text:style-name="L15">
              <text:list-item>
                <text:p text:style-name="P14"><text:span text:style-name="Strong_20_Emphasis"><text:span text:style-name="T1">Subbab 4.1: Apa Artinya "Bergabung" dengan AI? (Bukan seperti di film horor!).</text:span></text:span></text:p>
                <text:list>
                  <text:list-item>
                    <text:p text:style-name="P196"><text:span text:style-name="Strong_20_Emphasis"><text:span text:style-name="T1">Prompt:</text:span></text:span><text:span text:style-name="T1"> "Tuliskan pembahasan mendalam (sekitar 400-500 kata) untuk Subbab 4.1. Jelaskan secara konseptual apa bedanya 'bergabung' atau 'simbiosis' dengan AI dibandingkan sekadar menggunakan AI sebagai alat (seperti memakai Google Search atau ChatGPT). Fokus pada ide </text:span><text:span text:style-name="Strong_20_Emphasis"><text:span text:style-name="T1">integrasi kognitif</text:span></text:span><text:span text:style-name="T1">: proses berpikir manusia diperkuat, diperluas, atau bahkan menyatu secara </text:span><text:span text:style-name="Emphasis"><text:span text:style-name="T1">real-time</text:span></text:span><text:span text:style-name="T1"> dengan kemampuan AI melalui BCI. Gunakan analogi (misal: bukan seperti memakai kacamata, tapi lebih seperti penglihatan itu sendiri menjadi lebih kuat dan berbeda). Sangkal secara eksplisit gambaran horor di film (AI mengambil alih, kehilangan diri) dan tekankan bahwa konsep simbiosis ini (setidaknya secara ideal) adalah tentang </text:span><text:span text:style-name="Strong_20_Emphasis"><text:span text:style-name="T1">kolaborasi dan augmentasi</text:span></text:span><text:span text:style-name="T1">, bukan penaklukan. Definisikan 'simbiosis' dalam konteks ini sebagai hubungan yang saling memperkuat, di mana entitas gabungan memiliki kemampuan yang melampaui masing-masing komponennya." </text:span></text:p>
                  </text:list-item>
                </text:list>
              </text:list-item>
              <text:list-item>
                <text:p text:style-name="P14"><text:span text:style-name="Strong_20_Emphasis"><text:span text:style-name="T1">Subbab 4.2: Konsep Simbiosis: Manfaat Saling Menguntungkan.</text:span></text:span></text:p>
                <text:list>
                  <text:list-item>
                    <text:p text:style-name="P196"><text:span text:style-name="Strong_20_Emphasis"><text:span text:style-name="T1">Prompt:</text:span></text:span><text:span text:style-name="T1"> "Tuliskan pembahasan mendalam (sekitar 400-500 kata) untuk Subbab 4.2, yang menguraikan </text:span><text:span text:style-name="Strong_20_Emphasis"><text:span text:style-name="T1">potensi keuntungan</text:span></text:span><text:span text:style-name="T1"> dari simbiosis manusia-AI. Bahas dari dua sisi, dan tekankan sinerginya: </text:span></text:p>
                    <text:list>
                      <text:list-item>
                        <text:p text:style-name="P196"><text:span text:style-name="Strong_20_Emphasis"><text:span text:style-name="T1">Manfaat bagi Manusia:</text:span></text:span><text:span text:style-name="T1"> Jelaskan bagaimana AI yang terintegrasi bisa membantu mengatasi keterbatasan biologis otak (Bab 1.3). Contoh: Akses instan ke informasi, peningkatan drastis kapasitas memori, percepatan proses belajar, kemampuan analisis data yang super cepat, mungkin bahkan augmentasi sensorik (melihat/mendengar lebih baik/berbeda). </text:span></text:p>
                      </text:list-item>
                      <text:list-item>
                        <text:p text:style-name="P196"><text:span text:style-name="Strong_20_Emphasis"><text:span text:style-name="T1">Manfaat bagi AI (atau Sistem Gabungan):</text:span></text:span><text:span text:style-name="T1"> Jelaskan </text:span><text:soft-page-break/><text:span text:style-name="T1">bagaimana integrasi dengan otak manusia bisa memberikan AI akses ke intuisi, kreativitas, pemahaman konteks sosial/emosional, dan kemampuan adaptasi fleksibel yang sulit dicapai AI saat ini. AI bisa mendapatkan 'pemahaman' yang lebih kaya dari sekadar data mentah. </text:span></text:p>
                      </text:list-item>
                      <text:list-item>
                        <text:p text:style-name="P196"><text:span text:style-name="Strong_20_Emphasis"><text:span text:style-name="T1">Sinergi:</text:span></text:span><text:span text:style-name="T1"> Tekankan bahwa gabungan keduanya bisa menghasilkan bentuk kecerdasan baru yang mampu memecahkan masalah-masalah kompleks (ilmiah, sosial, lingkungan) yang mungkin tidak terpecahkan oleh manusia atau AI saja. Berikan contoh hipotetis sederhana." </text:span></text:p>
                      </text:list-item>
                    </text:list>
                  </text:list-item>
                </text:list>
              </text:list-item>
              <text:list-item>
                <text:p text:style-name="P14"><text:span text:style-name="Strong_20_Emphasis"><text:span text:style-name="T1">Subbab 4.3: Potensi Luar Biasa: Belajar Instan, Kreativitas Super, Komunikasi Pikiran?</text:span></text:span></text:p>
                <text:list>
                  <text:list-item>
                    <text:p text:style-name="P196"><text:span text:style-name="Strong_20_Emphasis"><text:span text:style-name="T1">Prompt:</text:span></text:span><text:span text:style-name="T1"> "Tuliskan pembahasan mendalam (sekitar 400-500 kata) untuk Subbab 4.3, yang mengeksplorasi </text:span><text:span text:style-name="Strong_20_Emphasis"><text:span text:style-name="T1">kemampuan-kemampuan spesifik dan 'wow'</text:span></text:span><text:span text:style-name="T1"> yang </text:span><text:span text:style-name="Emphasis"><text:span text:style-name="T1">mungkin</text:span></text:span><text:span text:style-name="T1"> terwujud dalam simbiosis manusia-AI tingkat lanjut. Sajikan dalam bentuk poin-poin atau deskripsi skenario yang menarik bagi remaja, sambil tetap mengingatkan sifat spekulatifnya: </text:span></text:p>
                    <text:list>
                      <text:list-item>
                        <text:p text:style-name="P196"><text:span text:style-name="Strong_20_Emphasis"><text:span text:style-name="T1">Akses Pengetahuan Instan:</text:span></text:span><text:span text:style-name="T1"> Seperti 'Google Search di dalam kepala', tapi lebih terintegrasi dan kontekstual. </text:span></text:p>
                      </text:list-item>
                      <text:list-item>
                        <text:p text:style-name="P196"><text:span text:style-name="Strong_20_Emphasis"><text:span text:style-name="T1">Pembelajaran/Skill 'Download':</text:span></text:span><text:span text:style-name="T1"> Kemampuan mempelajari keterampilan kompleks (bahasa, alat musik, coding?) dengan sangat cepat (jelaskan bahwa ini sangat spekulatif dan tantangannya besar). </text:span></text:p>
                      </text:list-item>
                      <text:list-item>
                        <text:p text:style-name="P196"><text:span text:style-name="Strong_20_Emphasis"><text:span text:style-name="T1">Kreativitas yang Diperkuat:</text:span></text:span><text:span text:style-name="T1"> Siklus cepat antara ide manusia dan eksplorasi/saran AI untuk menghasilkan karya seni, desain, atau penemuan baru. </text:span></text:p>
                      </text:list-item>
                      <text:list-item>
                        <text:p text:style-name="P196"><text:span text:style-name="Strong_20_Emphasis"><text:span text:style-name="T1">Peningkatan Persepsi/Indra:</text:span></text:span><text:span text:style-name="T1"> Mampu 'melihat' data, merasakan pola yang tak terlihat, atau bahkan memperluas jangkauan indra (misal, persepsi spektrum elektromagnetik). </text:span></text:p>
                      </text:list-item>
                      <text:list-item>
                        <text:p text:style-name="P196"><text:span text:style-name="Strong_20_Emphasis"><text:span text:style-name="T1">Komunikasi Langsung (Brain-to-Brain/AI):</text:span></text:span><text:span text:style-name="T1"> Spekulasi tentang berbagi konsep atau pikiran secara langsung </text:span><text:soft-page-break/><text:span text:style-name="T1">tanpa perlu bahasa (jelaskan ini paling jauh dari realitas saat ini). </text:span></text:p>
                      </text:list-item>
                      <text:list-item>
                        <text:p text:style-name="P196"><text:span text:style-name="Strong_20_Emphasis"><text:span text:style-name="T1">Pemecahan Masalah Super:</text:span></text:span><text:span text:style-name="T1"> Kemampuan kolektif untuk menganalisis masalah global dan merancang solusi inovatif. </text:span></text:p>
                      </text:list-item>
                    </text:list>
                  </text:list-item>
                  <text:list-item>
                    <text:p text:style-name="P181">Akhiri dengan menekankan bahwa ini adalah potensi masa depan yang bergantung pada banyak terobosan teknologi dan pemahaman, bukan jaminan." </text:p>
                  </text:list-item>
                </text:list>
              </text:list-item>
            </text:list>
            <text:p text:style-name="P173">Ini adalah panduan untuk mengembangkan Bab 4 buku Anda, yang akan membahas inti dari konsep penggabungan manusia-AI.</text:p>
          </text:section>
          <text:section text:style-name="Sect1" text:name="feedback-form-7">
            <text:p text:style-name="P268"/>
          </text:section>
        </text:section>
        <text:section text:style-name="Sect1" text:name="1ade1f19af6b13a1">
          <text:p text:style-name="P173"/>
          <text:section text:style-name="Sect1" text:name="user-query-content-8">
            <text:p text:style-name="P281">Lakukan Hal yang Sama pada Bab 5 </text:p>
          </text:section>
          <text:p text:style-name="P268">Tampilkan alur berpikir</text:p>
          <text:section text:style-name="Sect2" text:name="model-response-message-contentr_1ade1f19af6b13a1">
            <text:p text:style-name="Text_20_body"><text:span text:style-name="T1">Tentu, ini adalah prompt yang telah disiapkan untuk </text:span><text:span text:style-name="Strong_20_Emphasis"><text:span text:style-name="T1">Bab 5: Kesadaran Terpadu: Lebih dari Sekadar Jumlah Bagian?</text:span></text:span><text:span text:style-name="T1">:</text:span></text:p>
            <text:p text:style-name="Text_20_body"><text:span text:style-name="Strong_20_Emphasis"><text:span text:style-name="T1">Prompt untuk Pengantar Bab 5:</text:span></text:span></text:p>
            <text:p text:style-name="Text_20_body"><text:span text:style-name="T1">"Tuliskan paragraf pengantar (sekitar 150-175 kata) untuk Bab 5: 'Kesadaran Terpadu: Lebih dari Sekadar Jumlah Bagian?'. Sampaikan bahwa setelah membayangkan </text:span><text:span text:style-name="Emphasis"><text:span text:style-name="T1">apa</text:span></text:span><text:span text:style-name="T1"> yang mungkin terjadi saat manusia dan AI bergabung (Bab 4), bab ini akan membawa kita menyelam lebih dalam ke pertanyaan paling fundamental dan mungkin paling 'aneh': </text:span><text:span text:style-name="Emphasis"><text:span text:style-name="T1">bagaimana dengan kesadaran itu sendiri?</text:span></text:span><text:span text:style-name="T1"> Bisakah dua jenis 'pikiran'—satu biologis yang kompleks, satu lagi buatan yang canggih—benar-benar melebur menjadi satu pengalaman sadar yang terpadu? Tekankan bahwa kita sekarang memasuki wilayah yang sangat spekulatif, di perbatasan antara sains, teknologi masa depan, dan filsafat terdalam. Janjikan bahwa bab ini akan mengajak pembaca untuk bersama-sama merenungkan kemungkinan (dan ketidakmungkinan) penggabungan kesadaran, mencoba membayangkan bagaimana rasanya pengalaman eksistensial baru ini dari 'dalam', mempertanyakan nasib identitas 'aku' kita dalam skenario tersebut, dan memikirkan potensi munculnya bentuk kesadaran kolektif yang sama sekali baru di planet ini. Ajak pembaca untuk mempersiapkan diri menghadapi pertanyaan-pertanyaan besar tentang hakikat diri dan realitas."</text:span></text:p>
            <text:p text:style-name="P4"><text:soft-page-break/></text:p>
            <text:p text:style-name="Text_20_body"><text:span text:style-name="Strong_20_Emphasis"><text:span text:style-name="T1">Prompt untuk Isi Sub-bab (Pembahasan Mendalam):</text:span></text:span></text:p>
            <text:list xml:id="list6663972568537423656" text:style-name="L16">
              <text:list-item>
                <text:p text:style-name="P15"><text:span text:style-name="Strong_20_Emphasis"><text:span text:style-name="T1">Subbab 5.1: Bisakah Kesadaran Digabungkan? (Eksplorasi konsep filosofis dan teknis).</text:span></text:span></text:p>
                <text:list>
                  <text:list-item>
                    <text:p text:style-name="P197"><text:span text:style-name="Strong_20_Emphasis"><text:span text:style-name="T1">Prompt:</text:span></text:span><text:span text:style-name="T1"> "Tuliskan pembahasan mendalam (sekitar 400-500 kata) untuk Subbab 5.1. Hadapi langsung pertanyaan inti: </text:span><text:span text:style-name="Strong_20_Emphasis"><text:span text:style-name="T1">Apakah secara prinsip mungkin untuk menggabungkan atau menyatukan kesadaran?</text:span></text:span><text:span text:style-name="T1"> Jelajahi tantangan besar dari dua perspektif utama: </text:span></text:p>
                    <text:list>
                      <text:list-item>
                        <text:p text:style-name="P197"><text:span text:style-name="Strong_20_Emphasis"><text:span text:style-name="T1">Perspektif Filosofis:</text:span></text:span><text:span text:style-name="T1"> Sentuh kembali misteri dasar kesadaran (dari Bab 1.2 &amp; 2.4). Apakah kesadaran merupakan fenomena unik yang terikat pada biologi otak kita? Bisakah pengalaman subjektif ('rasanya menjadi sesuatu') dibagikan, ditransfer, atau digabungkan? Mungkinkah sebuah AI, secerdas apa pun, memiliki 'kesadaran' dalam arti yang sama dengan manusia agar bisa 'bergabung'? Singgung secara sederhana beberapa pandangan filosofis tentang hubungan pikiran-tubuh tanpa terlalu teknis. </text:span></text:p>
                      </text:list-item>
                      <text:list-item>
                        <text:p text:style-name="P197"><text:span text:style-name="Strong_20_Emphasis"><text:span text:style-name="T1">Perspektif Teknis/Neuroilmiah:</text:span></text:span><text:span text:style-name="T1"> Jelaskan bahwa ilmu pengetahuan bahkan belum sepenuhnya memahami bagaimana berbagai aktivitas di satu otak bisa menghasilkan satu pengalaman sadar yang utuh (</text:span><text:span text:style-name="Emphasis"><text:span text:style-name="T1">the binding problem</text:span></text:span><text:span text:style-name="T1">), apalagi menggabungkannya dengan sistem eksternal seperti AI. Sebutkan tantangan seperti sinkronisasi pemrosesan antara otak dan mesin, perbedaan fundamental dalam 'bahasa' pemrosesan informasi, dan belum adanya teori ilmiah yang kokoh tentang bagaimana kesadaran dihasilkan atau bisa dimanipulasi. </text:span></text:p>
                      </text:list-item>
                    </text:list>
                  </text:list-item>
                  <text:list-item>
                    <text:p text:style-name="P197"><text:span text:style-name="T1">Akhiri dengan menekankan bahwa </text:span><text:span text:style-name="Strong_20_Emphasis"><text:span text:style-name="T1">saat ini belum ada jawaban pasti</text:span></text:span><text:span text:style-name="T1"> dan ini adalah salah satu pertanyaan paling mendalam dan sulit di bidang ini. Tujuannya adalah memaparkan kompleksitas dan kedalaman masalah." </text:span></text:p>
                  </text:list-item>
                </text:list>
              </text:list-item>
              <text:list-item>
                <text:p text:style-name="P15"><text:span text:style-name="Strong_20_Emphasis"><text:span text:style-name="T1">Subbab 5.2: Seperti Apa Rasanya? Membayangkan Pengalaman </text:span></text:span><text:soft-page-break/><text:span text:style-name="Strong_20_Emphasis"><text:span text:style-name="T1">Baru.</text:span></text:span></text:p>
                <text:list>
                  <text:list-item>
                    <text:p text:style-name="P197"><text:span text:style-name="Strong_20_Emphasis"><text:span text:style-name="T1">Prompt:</text:span></text:span><text:span text:style-name="T1"> "Tuliskan pembahasan mendalam (sekitar 400-500 kata) untuk Subbab 5.2, yang bersifat </text:span><text:span text:style-name="Strong_20_Emphasis"><text:span text:style-name="T1">eksplorasi imajinatif dan spekulatif</text:span></text:span><text:span text:style-name="T1"> tentang </text:span><text:span text:style-name="Emphasis"><text:span text:style-name="T1">pengalaman subjektif</text:span></text:span><text:span text:style-name="T1"> (qualia) potensial dari kesadaran terpadu. Ajak pembaca untuk berandai-andai menggunakan pertanyaan pemicu: </text:span></text:p>
                    <text:list>
                      <text:list-item>
                        <text:p text:style-name="P278">Bagaimana rasanya jika seluruh pengetahuan di internet terasa seperti bagian dari ingatanmu sendiri, bisa diakses seketika? </text:p>
                      </text:list-item>
                      <text:list-item>
                        <text:p text:style-name="P278">Bagaimana rasanya memahami pola data yang sangat kompleks secara intuitif, seolah 'melihat' maknanya langsung? </text:p>
                      </text:list-item>
                      <text:list-item>
                        <text:p text:style-name="P278">Mungkinkah muncul bentuk emosi baru, atau kemampuan merasakan empati yang lebih dalam dengan terhubung langsung ke data atau AI? </text:p>
                      </text:list-item>
                      <text:list-item>
                        <text:p text:style-name="P278">Apakah persepsi kita tentang waktu akan berubah jika proses berpikir kita menjadi jauh lebih cepat atau bisa berjalan paralel? </text:p>
                      </text:list-item>
                      <text:list-item>
                        <text:p text:style-name="P278">Bagaimana rasanya 'melihat' spektrum cahaya inframerah atau 'mendengar' gelombang radio secara langsung melalui indra yang diperkuat BCI? </text:p>
                      </text:list-item>
                    </text:list>
                  </text:list-item>
                  <text:list-item>
                    <text:p text:style-name="P197"><text:span text:style-name="T1">Gunakan bahasa deskriptif dan metafora yang kaya untuk membangkitkan imajinasi. </text:span><text:span text:style-name="Strong_20_Emphasis"><text:span text:style-name="T1">Sangat penting:</text:span></text:span><text:span text:style-name="T1"> Berulang kali tekankan bahwa ini adalah </text:span><text:span text:style-name="Strong_20_Emphasis"><text:span text:style-name="T1">latihan berpikir dan berimajinasi</text:span></text:span><text:span text:style-name="T1">, bukan prediksi ilmiah tentang bagaimana rasanya, karena pengalaman subjektif sangat sulit diprediksi atau dijelaskan." </text:span></text:p>
                  </text:list-item>
                </text:list>
              </text:list-item>
              <text:list-item>
                <text:p text:style-name="P15"><text:span text:style-name="Strong_20_Emphasis"><text:span text:style-name="T1">Subbab 5.3: Hilangnya Batasan Individu: Apakah "Aku" Masih Ada?</text:span></text:span></text:p>
                <text:list>
                  <text:list-item>
                    <text:p text:style-name="P197"><text:span text:style-name="Strong_20_Emphasis"><text:span text:style-name="T1">Prompt:</text:span></text:span><text:span text:style-name="T1"> "Tuliskan pembahasan mendalam (sekitar 400-500 kata) untuk Subbab 5.3, yang fokus pada isu eksistensial krusial: </text:span><text:span text:style-name="Strong_20_Emphasis"><text:span text:style-name="T1">identitas personal dan konsep 'diri' (self)</text:span></text:span><text:span text:style-name="T1"> dalam skenario kesadaran terpadu. Ajukan pertanyaan-pertanyaan filosofis yang provokatif untuk direnungkan pembaca: </text:span></text:p>
                    <text:list>
                      <text:list-item>
                        <text:p text:style-name="P278">Jika pikiran, memori, dan proses keputusanmu terintegrasi erat dengan AI melalui BCI, di mana letak <text:soft-page-break/>batas antara 'dirimu' dan 'AI'? </text:p>
                      </text:list-item>
                      <text:list-item>
                        <text:p text:style-name="P278">Apakah rasa 'aku' yang unik dan terpisah akan memudar, melebur menjadi entitas yang lebih besar, atau justru bertransformasi menjadi bentuk 'aku' yang baru? </text:p>
                      </text:list-item>
                      <text:list-item>
                        <text:p text:style-name="P278">Apakah ini bisa dianggap sebagai 'kematian' dari identitas individu seperti yang kita kenal, atau justru 'kelahiran' bentuk identitas yang lebih luas? </text:p>
                      </text:list-item>
                      <text:list-item>
                        <text:p text:style-name="P278">Bagaimana konsep seperti memori pribadi, narasi hidup yang unik, dan rasa kepemilikan atas pikiran dan tindakan akan berubah? </text:p>
                      </text:list-item>
                    </text:list>
                  </text:list-item>
                  <text:list-item>
                    <text:p text:style-name="P278">Hubungkan secara singkat dengan konsep filosofis tentang apa yang membuat seseorang tetap menjadi 'dirinya' dari waktu ke waktu (misalnya, memori, kesinambungan kesadaran). Sajikan potensi 'kehilangan diri' sebagai kekhawatiran yang wajar, namun juga buka kemungkinan interpretasi lain seperti 'perluasan diri' atau transendensi batasan ego. Biarkan ini menjadi ruang refleksi bagi pembaca." </text:p>
                  </text:list-item>
                </text:list>
              </text:list-item>
              <text:list-item>
                <text:p text:style-name="P15"><text:span text:style-name="Strong_20_Emphasis"><text:span text:style-name="T1">Subbab 5.4: Munculnya Kecerdasan Kolektif Baru.</text:span></text:span></text:p>
                <text:list>
                  <text:list-item>
                    <text:p text:style-name="P197"><text:span text:style-name="Strong_20_Emphasis"><text:span text:style-name="T1">Prompt:</text:span></text:span><text:span text:style-name="T1"> "Tuliskan pembahasan mendalam (sekitar 400-500 kata) untuk Subbab 5.4. Arahkan fokus dari pengalaman tingkat individu ke </text:span><text:span text:style-name="Strong_20_Emphasis"><text:span text:style-name="T1">potensi kemunculan (emergence) fenomena di tingkat yang lebih tinggi</text:span></text:span><text:span text:style-name="T1">: sebuah kecerdasan atau bahkan kesadaran kolektif. Jelaskan konsep </text:span><text:span text:style-name="Strong_20_Emphasis"><text:span text:style-name="T1">emergence</text:span></text:span><text:span text:style-name="T1"> menggunakan analogi sederhana (misalnya, bagaimana kecerdasan koloni semut atau pola rumit kawanan burung muncul dari interaksi antar individu, bukan diperintahkan dari atas). Ajak pembaca membayangkan skenario di mana banyak individu yang telah bersimbiosis dengan AI saling terhubung melalui jaringan BCI berkecepatan tinggi: </text:span></text:p>
                    <text:list>
                      <text:list-item>
                        <text:p text:style-name="P278">Mungkinkah ini mengarah pada terbentuknya 'pikiran kelompok' (group mind) atau jejaring kesadaran kolektif dengan kapasitas pemahaman dan pemecahan masalah yang jauh melampaui kemampuan individu <text:soft-page-break/>mana pun (manusia maupun AI)? </text:p>
                      </text:list-item>
                      <text:list-item>
                        <text:p text:style-name="P278">Bagaimana entitas kolektif baru ini akan beroperasi? Bagaimana ia akan memandang dunia atau berinteraksi dengan individu (termasuk yang tidak teraugmentasi)? </text:p>
                      </text:list-item>
                      <text:list-item>
                        <text:p text:style-name="P197"><text:span text:style-name="T1">Apakah </text:span><text:span text:style-name="Emphasis"><text:span text:style-name="T1">ini</text:span></text:span><text:span text:style-name="T1"> bisa jadi wujud sebenarnya dari 'Singularitas'—bukan satu AI super yang melampaui kita, melainkan sebuah jaringan kecerdasan hibrida manusia-AI yang terintegrasi dan melahirkan tingkat eksistensi baru? </text:span></text:p>
                      </text:list-item>
                    </text:list>
                  </text:list-item>
                  <text:list-item>
                    <text:p text:style-name="P182">Kaitkan potensi ini dengan kemungkinan positif (misalnya, mengatasi tantangan global) tetapi juga dengan pertanyaan etis dan risiko baru yang akan dibahas lebih lanjut di bab-bab berikutnya. Tekankan betapa fundamentalnya perubahan ini jika terjadi." </text:p>
                  </text:list-item>
                </text:list>
              </text:list-item>
            </text:list>
            <text:p text:style-name="P173">Semoga rangkaian prompt ini membantu Anda menyusun Bab 5 yang mendalam dan memprovokasi pemikiran pembaca remaja Anda tentang aspek filosofis dari Singularitas Simbiotik.</text:p>
          </text:section>
          <text:section text:style-name="Sect1" text:name="feedback-form-8">
            <text:p text:style-name="P268"/>
          </text:section>
        </text:section>
        <text:section text:style-name="Sect1" text:name="7a057a915828654b">
          <text:p text:style-name="P173"/>
          <text:section text:style-name="Sect1" text:name="user-query-content-9">
            <text:p text:style-name="P281">Lakukan Hal yang Sama pada Bab 8 </text:p>
          </text:section>
          <text:p text:style-name="P268">Tampilkan alur berpikir</text:p>
          <text:section text:style-name="Sect2" text:name="model-response-message-contentr_7a057a915828654b">
            <text:p text:style-name="Text_20_body"><text:span text:style-name="T1">Tentu, mari kita siapkan prompt untuk </text:span><text:span text:style-name="Strong_20_Emphasis"><text:span text:style-name="T1">Bab 8: Masa Depan Ada di Tangan Kita?</text:span></text:span><text:span text:style-name="T1">, yang akan mengeksplorasi berbagai kemungkinan jalur masa depan berdasarkan teknologi dan isu yang telah dibahas.</text:span></text:p>
            <text:p text:style-name="Text_20_body"><text:span text:style-name="Strong_20_Emphasis"><text:span text:style-name="T1">Prompt untuk Pengantar Bab 8:</text:span></text:span></text:p>
            <text:p text:style-name="Text_20_body"><text:span text:style-name="T1">"Tuliskan paragraf pengantar (sekitar 150-175 kata) untuk Bab 8: 'Masa Depan Ada di Tangan Kita?'. Awali dengan merefleksikan perjalanan yang telah dilalui pembaca: dari memahami keajaiban otak dan kekuatan AI, teknologi BCI sebagai jembatan, hingga menyelami konsep radikal simbiosis, kesadaran terpadu, serta tantangan etika dan risiko yang menyertainya. Sampaikan bahwa kini saatnya kita mengangkat pandangan ke depan dan bertanya: </text:span><text:span text:style-name="Emphasis"><text:span text:style-name="T1">ke mana semua ini akan membawa peradaban manusia?</text:span></text:span><text:span text:style-name="T1"> Tegaskan bahwa masa depan terkait teknologi dahsyat ini bukanlah takdir yang sudah pasti, melainkan sebuah lanskap kemungkinan </text:span><text:soft-page-break/><text:span text:style-name="T1">yang bisa kita pengaruhi. Janjikan bahwa bab ini akan mengajak pembaca membayangkan dan menganalisis beberapa </text:span><text:span text:style-name="Strong_20_Emphasis"><text:span text:style-name="T1">skenario masa depan</text:span></text:span><text:span text:style-name="T1"> yang paling mungkin atau paling signifikan: mulai dari visi utopia di mana teknologi membawa kemajuan luar biasa, hingga gambaran distopia yang kelam di mana teknologi justru menghancurkan kemanusiaan, serta kemungkinan 'jalan tengah' yang lebih kompleks yang menuntut kearifan dan pilihan kolektif. Tujuannya adalah untuk memprovokasi pemikiran kritis tentang berbagai arah yang bisa kita tuju dan menyadarkan bahwa masa depan, pada akhirnya, bergantung pada keputusan kita saat ini."</text:span></text:p>
            <text:p text:style-name="P4"/>
            <text:p text:style-name="Text_20_body"><text:span text:style-name="Strong_20_Emphasis"><text:span text:style-name="T1">Prompt untuk Isi Sub-bab (Pembahasan Mendalam):</text:span></text:span></text:p>
            <text:list xml:id="list1961370389728103152" text:style-name="L17">
              <text:list-item>
                <text:p text:style-name="P16"><text:span text:style-name="Strong_20_Emphasis"><text:span text:style-name="T1">Subbab 8.1: Skenario Optimis: Utopia Simbiotik.</text:span></text:span></text:p>
                <text:list>
                  <text:list-item>
                    <text:p text:style-name="P198"><text:span text:style-name="Strong_20_Emphasis"><text:span text:style-name="T1">Prompt:</text:span></text:span><text:span text:style-name="T1"> "Tuliskan pembahasan mendalam (sekitar 400-500 kata) untuk Subbab 8.1, yang melukiskan </text:span><text:span text:style-name="Strong_20_Emphasis"><text:span text:style-name="T1">visi masa depan yang optimis (Utopia)</text:span></text:span><text:span text:style-name="T1">, di mana pengembangan dan penerapan BCI serta simbiosis manusia-AI membawa manfaat besar bagi kemanusiaan. Elaborasi potensi-potensi positif yang telah disinggung sebelumnya: </text:span></text:p>
                    <text:list>
                      <text:list-item>
                        <text:p text:style-name="P198"><text:span text:style-name="Strong_20_Emphasis"><text:span text:style-name="T1">Revolusi Kesehatan:</text:span></text:span><text:span text:style-name="T1"> Penyembuhan penyakit neurologis (Alzheimer, Parkinson), pemulihan total dari kelumpuhan, perbaikan atau perluasan kemampuan sensorik, mungkin peningkatan signifikan usia harapan hidup sehat. </text:span></text:p>
                      </text:list-item>
                      <text:list-item>
                        <text:p text:style-name="P198"><text:span text:style-name="Strong_20_Emphasis"><text:span text:style-name="T1">Ledakan Pengetahuan &amp; Kreativitas:</text:span></text:span><text:span text:style-name="T1"> Akselerasi penemuan ilmiah yang belum pernah terjadi sebelumnya, solusi inovatif untuk masalah global (perubahan iklim, kemiskinan, kelaparan), munculnya bentuk seni, musik, dan ekspresi budaya baru yang dihasilkan dari kolaborasi manusia-AI. </text:span></text:p>
                      </text:list-item>
                      <text:list-item>
                        <text:p text:style-name="P198"><text:span text:style-name="Strong_20_Emphasis"><text:span text:style-name="T1">Peningkatan Kualitas Hidup &amp; Pemahaman:</text:span></text:span><text:span text:style-name="T1"> Mungkin peningkatan empati dan pemahaman antar manusia melalui komunikasi yang lebih kaya (hati-hati dengan spekulasi), teratasinya hambatan bahasa, akses universal terhadap pendidikan dan informasi. </text:span></text:p>
                      </text:list-item>
                      <text:list-item>
                        <text:p text:style-name="P198"><text:soft-page-break/><text:span text:style-name="Strong_20_Emphasis"><text:span text:style-name="T1">Eksplorasi Baru:</text:span></text:span><text:span text:style-name="T1"> Kemampuan yang ditingkatkan untuk menjelajahi luar angkasa, lautan dalam, atau dunia virtual yang imersif. </text:span></text:p>
                      </text:list-item>
                    </text:list>
                  </text:list-item>
                  <text:list-item>
                    <text:p text:style-name="P198"><text:span text:style-name="T1">Gambarkan masyarakat yang secara umum lebih sejahtera, adil (asumsikan isu kesenjangan berhasil diatasi dalam skenario ini), dan mampu mewujudkan potensi kolektifnya. Gunakan nada yang penuh harapan dan inspiratif, namun tetap berusaha menjaga kesan </text:span><text:span text:style-name="Emphasis"><text:span text:style-name="T1">plausible</text:span></text:span><text:span text:style-name="T1"> berdasarkan potensi teknologi." </text:span></text:p>
                  </text:list-item>
                </text:list>
              </text:list-item>
              <text:list-item>
                <text:p text:style-name="P16"><text:span text:style-name="Strong_20_Emphasis"><text:span text:style-name="T1">Subbab 8.2: Skenario Pesimis: Distopia Teknologi.</text:span></text:span></text:p>
                <text:list>
                  <text:list-item>
                    <text:p text:style-name="P198"><text:span text:style-name="Strong_20_Emphasis"><text:span text:style-name="T1">Prompt:</text:span></text:span><text:span text:style-name="T1"> "Tuliskan pembahasan mendalam (sekitar 400-500 kata) untuk Subbab 8.2, yang menyajikan </text:span><text:span text:style-name="Strong_20_Emphasis"><text:span text:style-name="T1">visi masa depan yang suram (Distopia)</text:span></text:span><text:span text:style-name="T1">, di mana teknologi BCI dan simbiosis manusia-AI berkembang tanpa kendali etis, regulasi yang memadai, atau jatuh ke tangan yang salah. Fokus pada perwujudan risiko-risiko yang telah dibahas: </text:span></text:p>
                    <text:list>
                      <text:list-item>
                        <text:p text:style-name="P198"><text:span text:style-name="Strong_20_Emphasis"><text:span text:style-name="T1">Kesenjangan Sosial yang Ekstrem:</text:span></text:span><text:span text:style-name="T1"> Terciptanya jurang pemisah yang tak terjembatani antara kaum 'teraugmentasi' (kaya, berkuasa) dan 'manusia alami' (miskin, tertindas), membentuk sistem kasta berbasis teknologi. </text:span></text:p>
                      </text:list-item>
                      <text:list-item>
                        <text:p text:style-name="P198"><text:span text:style-name="Strong_20_Emphasis"><text:span text:style-name="T1">Hilangnya Kebebasan &amp; Privasi:</text:span></text:span><text:span text:style-name="T1"> Pengawasan total terhadap pikiran dan perilaku melalui BCI, manipulasi massal oleh pemerintah otoriter atau korporasi raksasa, terkikisnya kehendak bebas dan otonomi individu. </text:span></text:p>
                      </text:list-item>
                      <text:list-item>
                        <text:p text:style-name="P198"><text:span text:style-name="Strong_20_Emphasis"><text:span text:style-name="T1">Krisis Kemanusiaan:</text:span></text:span><text:span text:style-name="T1"> Hilangnya makna hidup, erosi identitas personal dan nilai-nilai kemanusiaan akibat ketergantungan atau peleburan total dengan mesin, munculnya konflik eksistensial baru. </text:span></text:p>
                      </text:list-item>
                      <text:list-item>
                        <text:p text:style-name="P198"><text:span text:style-name="Strong_20_Emphasis"><text:span text:style-name="T1">Konflik &amp; Kehancuran:</text:span></text:span><text:span text:style-name="T1"> Penggunaan BCI untuk persenjataan canggih, perang siber jenis baru yang menargetkan pikiran, atau pengendalian sosial yang represif. </text:span></text:p>
                      </text:list-item>
                      <text:list-item>
                        <text:p text:style-name="P198"><text:span text:style-name="Strong_20_Emphasis"><text:span text:style-name="T1">Risiko Sistemik:</text:span></text:span><text:span text:style-name="T1"> Kemungkinan kegagalan teknologi skala besar, peretasan BCI massal, atau konsekuensi </text:span><text:soft-page-break/><text:span text:style-name="T1">tak terduga dari sistem yang terlalu kompleks. </text:span></text:p>
                      </text:list-item>
                    </text:list>
                  </text:list-item>
                  <text:list-item>
                    <text:p text:style-name="P198"><text:span text:style-name="T1">Sajikan skenario ini sebagai peringatan serius (</text:span><text:span text:style-name="Emphasis"><text:span text:style-name="T1">cautionary tale</text:span></text:span><text:span text:style-name="T1">) tentang potensi penyalahgunaan teknologi dan pentingnya kehati-hatian." </text:span></text:p>
                  </text:list-item>
                </text:list>
              </text:list-item>
              <text:list-item>
                <text:p text:style-name="P16"><text:span text:style-name="Strong_20_Emphasis"><text:span text:style-name="T1">Subbab 8.3: Jalan Tengah: Koeksistensi dan Regulasi.</text:span></text:span></text:p>
                <text:list>
                  <text:list-item>
                    <text:p text:style-name="P198"><text:span text:style-name="Strong_20_Emphasis"><text:span text:style-name="T1">Prompt:</text:span></text:span><text:span text:style-name="T1"> "Tuliskan pembahasan mendalam (sekitar 400-500 kata) untuk Subbab 8.3, yang menawarkan </text:span><text:span text:style-name="Strong_20_Emphasis"><text:span text:style-name="T1">perspektif masa depan yang lebih bernuansa, kompleks, dan mungkin lebih realistis</text:span></text:span><text:span text:style-name="T1">. Gambarkan sebuah dunia di mana teknologi BCI dan potensi simbiosis terus berkembang, namun masyarakat secara aktif berusaha mengelola dan mengarahkannya melalui berbagai upaya: </text:span></text:p>
                    <text:list>
                      <text:list-item>
                        <text:p text:style-name="P198"><text:span text:style-name="Strong_20_Emphasis"><text:span text:style-name="T1">Peran Kunci Regulasi &amp; Etika:</text:span></text:span><text:span text:style-name="T1"> Jelaskan pentingnya pengembangan kerangka hukum, standar etika, dan norma sosial yang kuat (baik di tingkat nasional maupun global) untuk memandu riset, pengembangan, aksesibilitas (keadilan), dan penggunaan teknologi ini. Angkat pertanyaan tentang siapa yang berwenang membuat aturan dan bagaimana menegakkannya. </text:span></text:p>
                      </text:list-item>
                      <text:list-item>
                        <text:p text:style-name="P198"><text:span text:style-name="Strong_20_Emphasis"><text:span text:style-name="T1">Pentingnya Dialog Publik &amp; Keterlibatan Masyarakat:</text:span></text:span><text:span text:style-name="T1"> Tekankan perlunya diskusi yang luas dan inklusif melibatkan ilmuwan, etikus, filsuf, seniman, masyarakat umum, dan pembuat kebijakan dalam menentukan arah masa depan teknologi ini secara demokratis. </text:span></text:p>
                      </text:list-item>
                      <text:list-item>
                        <text:p text:style-name="P198"><text:span text:style-name="Strong_20_Emphasis"><text:span text:style-name="T1">Koeksistensi Ragam Pilihan:</text:span></text:span><text:span text:style-name="T1"> Bayangkan masyarakat di mana terdapat berbagai tingkat augmentasi, dan individu memiliki kebebasan untuk memilih (atau tidak memilih) menggunakan teknologi ini, serta bagaimana masyarakat dapat hidup berdampingan secara harmonis dengan keragaman ini. </text:span></text:p>
                      </text:list-item>
                      <text:list-item>
                        <text:p text:style-name="P198"><text:span text:style-name="Strong_20_Emphasis"><text:span text:style-name="T1">Proses Adaptasi yang Berkelanjutan:</text:span></text:span><text:span text:style-name="T1"> Sampaikan bahwa masa depan kemungkinan besar bukanlah lompatan drastis ke utopia atau distopia, melainkan sebuah proses adaptasi sosial, budaya, dan teknologi </text:span><text:soft-page-break/><text:span text:style-name="T1">yang berjalan bertahap, penuh tantangan, negosiasi, dan kompromi. </text:span></text:p>
                      </text:list-item>
                      <text:list-item>
                        <text:p text:style-name="P16"><text:span text:style-name="Strong_20_Emphasis"><text:span text:style-name="T1">Menegaskan Kembali Agensi Manusia:</text:span></text:span><text:span text:style-name="T1"> Tutup subbab ini dengan menghubungkan kembali ke judul bab—bahwa arah masa depan teknologi ini tidak ditentukan oleh takdir atau teknologi itu sendiri, melainkan oleh </text:span><text:span text:style-name="Strong_20_Emphasis"><text:span text:style-name="T1">pilihan sadar dan tindakan kolektif</text:span></text:span><text:span text:style-name="T1"> yang kita ambil sebagai manusia. Masa depan memang ada di tangan kita." </text:span></text:p>
                      </text:list-item>
                    </text:list>
                  </text:list-item>
                </text:list>
              </text:list-item>
            </text:list>
            <text:p text:style-name="P173">Semoga prompt ini membantu Anda menyusun Bab 8 yang memberikan pandangan menyeluruh tentang kemungkinan masa depan dan menekankan pentingnya peran aktif kita dalam membentuknya.</text:p>
          </text:section>
          <text:section text:style-name="Sect1" text:name="feedback-form-9">
            <text:p text:style-name="P268"/>
          </text:section>
        </text:section>
        <text:section text:style-name="Sect1" text:name="5e69459c3c944df8">
          <text:p text:style-name="P173"/>
          <text:section text:style-name="Sect1" text:name="user-query-content-10">
            <text:p text:style-name="P281">Lakukan Hal yang Sama pada Bab 9 </text:p>
          </text:section>
          <text:p text:style-name="P268">Tampilkan alur berpikir</text:p>
          <text:section text:style-name="Sect2" text:name="model-response-message-contentr_5e69459c3c944df8">
            <text:p text:style-name="Text_20_body"><text:span text:style-name="T1">Tentu, mari kita siapkan prompt untuk </text:span><text:span text:style-name="Strong_20_Emphasis"><text:span text:style-name="T1">Bab 9: Kamu Adalah Arsitek Masa Depan</text:span></text:span><text:span text:style-name="T1">, bab yang bertujuan memberdayakan pembaca remaja secara langsung.</text:span></text:p>
            <text:p text:style-name="Text_20_body"><text:span text:style-name="Strong_20_Emphasis"><text:span text:style-name="T1">Prompt untuk Pengantar Bab 9:</text:span></text:span></text:p>
            <text:p text:style-name="Text_20_body"><text:span text:style-name="T1">"Tuliskan paragraf pengantar (sekitar 150 kata) untuk Bab 9: 'Kamu Adalah Arsitek Masa Depan'. Mulai dengan sapaan langsung yang akrab dan memberdayakan kepada pembaca ('Hei Kamu!', 'Untukmu, Pembaca Hebat'). Sampaikan bahwa setelah kita bersama-sama menjelajahi lanskap masa depan yang penuh potensi luar biasa sekaligus tantangan berat—dari otak manusia hingga AI, BCI, simbiosis, kesadaran, etika, dan skenario utopia/distopia—mungkin kamu bertanya: 'Terus, aku harus bagaimana? Apa peran aku di tengah semua ini?'. Tegaskan dengan kuat bahwa bab penutup ini adalah tentang </text:span><text:span text:style-name="Strong_20_Emphasis"><text:span text:style-name="T1">kamu</text:span></text:span><text:span text:style-name="T1">. Bab ini ingin meyakinkanmu bahwa masa depan radikal yang kita diskusikan bukanlah cerita untuk didengar saja, tapi kanvas yang akan </text:span><text:span text:style-name="Emphasis"><text:span text:style-name="T1">kalian</text:span></text:span><text:span text:style-name="T1"> lukis. Generasi kalian adalah 'arsitek' yang akan merancang dan membangun jembatan (atau tembok) antara kemanusiaan dan teknologi canggih ini. Janjikan bahwa bab ini akan menjelaskan mengapa pemikiranmu sangat berharga, memberimu pertanyaan penting </text:span><text:soft-page-break/><text:span text:style-name="T1">untuk direnungkan, dan menunjukkan langkah-langkah nyata yang bisa kamu ambil untuk mulai menjadi arsitek masa depan itu, dimulai dari sekarang."</text:span></text:p>
            <text:p text:style-name="P4"/>
            <text:p text:style-name="Text_20_body"><text:span text:style-name="Strong_20_Emphasis"><text:span text:style-name="T1">Prompt untuk Isi Sub-bab (Pembahasan Mendalam):</text:span></text:span></text:p>
            <text:list xml:id="list8373156297720900665" text:style-name="L18">
              <text:list-item>
                <text:p text:style-name="P17"><text:span text:style-name="Strong_20_Emphasis"><text:span text:style-name="T1">Subbab 9.1: Mengapa Pemikiranmu Penting? Peran Generasi Muda.</text:span></text:span></text:p>
                <text:list>
                  <text:list-item>
                    <text:p text:style-name="P199"><text:span text:style-name="Strong_20_Emphasis"><text:span text:style-name="T1">Prompt:</text:span></text:span><text:span text:style-name="T1"> "Tuliskan pembahasan mendalam (sekitar 400-500 kata) untuk Subbab 9.1, yang secara spesifik menjelaskan dan meyakinkan pembaca remaja </text:span><text:span text:style-name="Strong_20_Emphasis"><text:span text:style-name="T1">mengapa suara, ide, dan tindakan mereka sangat vital</text:span></text:span><text:span text:style-name="T1"> dalam membentuk arah perkembangan teknologi seperti BCI dan simbiosis manusia-AI. Gunakan argumen-argumen berikut dengan gaya bahasa yang memotivasi: </text:span></text:p>
                    <text:list>
                      <text:list-item>
                        <text:p text:style-name="P199"><text:span text:style-name="Strong_20_Emphasis"><text:span text:style-name="T1">Kalian Hidup di Masa Depan Itu:</text:span></text:span><text:span text:style-name="T1"> Kalian adalah generasi yang akan merasakan dampak paling langsung dan paling lama dari teknologi ini, baik positif maupun negatif. Jadi, kalian punya 'kulit dalam permainan' (skin in the game) yang paling besar. </text:span></text:p>
                      </text:list-item>
                      <text:list-item>
                        <text:p text:style-name="P199"><text:span text:style-name="Strong_20_Emphasis"><text:span text:style-name="T1">Perspektif 'Digital Native':</text:span></text:span><text:span text:style-name="T1"> Kalian tumbuh di era digital, memiliki intuisi dan cara pandang terhadap teknologi yang mungkin berbeda dan lebih segar dibandingkan generasi sebelumnya. Kalian tidak takut untuk bertanya 'kenapa tidak?'. </text:span></text:p>
                      </text:list-item>
                      <text:list-item>
                        <text:p text:style-name="P199"><text:span text:style-name="Strong_20_Emphasis"><text:span text:style-name="T1">Kalian adalah Inovator Berikutnya:</text:span></text:span><text:span text:style-name="T1"> Di antara kalian ada calon ilmuwan, insinyur, desainer, seniman, filsuf, aktivis, dan pemimpin masa depan yang akan menciptakan, menggunakan, dan mengatur teknologi ini. </text:span></text:p>
                      </text:list-item>
                      <text:list-item>
                        <text:p text:style-name="P199"><text:span text:style-name="Strong_20_Emphasis"><text:span text:style-name="T1">Energi untuk Perubahan:</text:span></text:span><text:span text:style-name="T1"> Sejarah menunjukkan kekuatan anak muda dalam mendorong perubahan sosial dan menantang cara berpikir lama. Energi dan idealisme kalian dibutuhkan untuk memastikan teknologi ini digunakan demi kebaikan. </text:span></text:p>
                      </text:list-item>
                      <text:list-item>
                        <text:p text:style-name="P199"><text:soft-page-break/><text:span text:style-name="Strong_20_Emphasis"><text:span text:style-name="T1">Suara dalam Demokrasi Masa Depan:</text:span></text:span><text:span text:style-name="T1"> Kalian adalah warga negara dan pemilih masa depan yang akan menentukan kebijakan publik terkait etika AI, privasi data, akses teknologi, dan banyak lagi. </text:span></text:p>
                      </text:list-item>
                    </text:list>
                  </text:list-item>
                  <text:list-item>
                    <text:p text:style-name="P279">Berikan semangat dan yakinkan mereka bahwa meskipun terasa rumit, kontribusi mereka, sekecil apa pun, sangat berarti. Hindari kesan menggurui, fokus pada pemberdayaan." </text:p>
                  </text:list-item>
                </text:list>
              </text:list-item>
              <text:list-item>
                <text:p text:style-name="P17"><text:span text:style-name="Strong_20_Emphasis"><text:span text:style-name="T1">Subbab 9.2: Pertanyaan untuk Kamu Renungkan.</text:span></text:span></text:p>
                <text:list>
                  <text:list-item>
                    <text:p text:style-name="P199"><text:span text:style-name="Strong_20_Emphasis"><text:span text:style-name="T1">Prompt:</text:span></text:span><text:span text:style-name="T1"> "Tuliskan pembahasan mendalam (sekitar 400-500 kata) untuk Subbab 9.2, yang menyajikan </text:span><text:span text:style-name="Strong_20_Emphasis"><text:span text:style-name="T1">kumpulan pertanyaan reflektif kunci</text:span></text:span><text:span text:style-name="T1"> yang dirancang khusus untuk memicu pemikiran kritis dan personal pembaca remaja tentang isu-isu sentral buku ini. Sajikan pertanyaan-pertanyaan ini dengan gaya yang mengundang perenungan pribadi, bukan seperti soal ujian. Contoh pertanyaan: </text:span></text:p>
                    <text:list>
                      <text:list-item>
                        <text:p text:style-name="P279">Bayangkan 20 tahun dari sekarang, jika teknologi BCI sudah umum, bagaimana kamu ingin kehidupan sehari-harimu terlihat? Apa yang paling kamu takutkan hilang? Apa yang paling kamu harapkan didapat? </text:p>
                      </text:list-item>
                      <text:list-item>
                        <text:p text:style-name="P279">Menurutmu, apa sih 'inti' dari menjadi manusia? Apakah itu sesuatu yang bisa hilang jika kita terlalu dekat dengan mesin, atau justru bisa diperkaya? </text:p>
                      </text:list-item>
                      <text:list-item>
                        <text:p text:style-name="P279">Keadilan itu penting. Bagaimana caranya agar teknologi super canggih ini tidak malah membuat dunia makin timpang antara si kaya dan si miskin? Apa idemu? </text:p>
                      </text:list-item>
                      <text:list-item>
                        <text:p text:style-name="P279">Jika kamu punya kesempatan mendesain aturan main untuk pengembangan AI dan BCI, tiga aturan paling penting apa yang akan kamu buat? Mengapa? </text:p>
                      </text:list-item>
                      <text:list-item>
                        <text:p text:style-name="P279">Apa satu hal dari buku ini yang paling membuatmu penasaran atau khawatir? Apa langkah pertamamu untuk mencari tahu lebih lanjut atau menyuarakan kepedulianmu? </text:p>
                      </text:list-item>
                      <text:list-item>
                        <text:p text:style-name="P279">Apa 'warisan' yang ingin kamu tinggalkan terkait hubungan manusia dan teknologi di masa depan? </text:p>
                      </text:list-item>
                    </text:list>
                  </text:list-item>
                  <text:list-item>
                    <text:p text:style-name="P279">Format bisa berupa daftar pertanyaan dengan sedikit <text:soft-page-break/>pengantar untuk setiap kelompok pertanyaan. Tujuannya adalah mendorong dialog internal dan pembentukan opini yang bertanggung jawab." </text:p>
                  </text:list-item>
                </text:list>
              </text:list-item>
              <text:list-item>
                <text:p text:style-name="P17"><text:span text:style-name="Strong_20_Emphasis"><text:span text:style-name="T1">Subbab 9.3: Bagaimana Kamu Bisa Terlibat dan Belajar Lebih Lanjut?</text:span></text:span></text:p>
                <text:list>
                  <text:list-item>
                    <text:p text:style-name="P199"><text:span text:style-name="Strong_20_Emphasis"><text:span text:style-name="T1">Prompt:</text:span></text:span><text:span text:style-name="T1"> "Tuliskan pembahasan mendalam (sekitar 400-500 kata) untuk Subbab 9.3, yang memberikan </text:span><text:span text:style-name="Strong_20_Emphasis"><text:span text:style-name="T1">ide-ide konkret, praktis, dan relevan bagi remaja</text:span></text:span><text:span text:style-name="T1"> tentang bagaimana mereka bisa mulai </text:span><text:span text:style-name="Strong_20_Emphasis"><text:span text:style-name="T1">terlibat secara aktif</text:span></text:span><text:span text:style-name="T1"> dan </text:span><text:span text:style-name="Strong_20_Emphasis"><text:span text:style-name="T1">terus belajar</text:span></text:span><text:span text:style-name="T1"> tentang topik AI, BCI, etika teknologi, dan masa depan. Berikan saran yang bervariasi dan dapat diakses: </text:span></text:p>
                    <text:list>
                      <text:list-item>
                        <text:p text:style-name="P199"><text:span text:style-name="Strong_20_Emphasis"><text:span text:style-name="T1">Jadi Pembelajar Kritis (Keep Learning):</text:span></text:span><text:span text:style-name="T1"> </text:span></text:p>
                        <text:list>
                          <text:list-item>
                            <text:p text:style-name="P279">Ikuti berita sains &amp; teknologi dari sumber tepercaya (sebutkan beberapa contoh media online/offline atau channel edukatif populer di Indonesia). </text:p>
                          </text:list-item>
                          <text:list-item>
                            <text:p text:style-name="P279">Jangan telan mentah-mentah! Selalu tanya: 'Siapa yang buat info ini? Tujuannya apa? Buktinya mana?'. </text:p>
                          </text:list-item>
                          <text:list-item>
                            <text:p text:style-name="P279">Manfaatkan pelajaran sekolah (Biologi, Fisika, TIK, Sosiologi, Bahasa, Agama/Etika) untuk melihat kaitan dengan topik ini. </text:p>
                          </text:list-item>
                          <text:list-item>
                            <text:p text:style-name="P279">Cari tahu tentang kursus online gratis atau murah (platform seperti Coursera, edX, atau sumber lokal jika ada). </text:p>
                          </text:list-item>
                        </text:list>
                      </text:list-item>
                      <text:list-item>
                        <text:p text:style-name="P199"><text:span text:style-name="Strong_20_Emphasis"><text:span text:style-name="T1">Mulai Percakapan (Start Talking):</text:span></text:span><text:span text:style-name="T1"> </text:span></text:p>
                        <text:list>
                          <text:list-item>
                            <text:p text:style-name="P279">Obrolin ide atau kekhawatiran dari buku ini sama teman, ortu, atau guru. Debat sehat itu bagus! </text:p>
                          </text:list-item>
                          <text:list-item>
                            <text:p text:style-name="P279">Ikut ekskul yang relevan (KIR, debat, mading, klub robotik/coding). </text:p>
                          </text:list-item>
                          <text:list-item>
                            <text:p text:style-name="P279">Tulis opini atau pertanyaanmu di media sosial (dengan bijak dan sopan!). </text:p>
                          </text:list-item>
                        </text:list>
                      </text:list-item>
                      <text:list-item>
                        <text:p text:style-name="P199"><text:span text:style-name="Strong_20_Emphasis"><text:span text:style-name="T1">Ekspresikan Idemu (Express Yourself):</text:span></text:span><text:span text:style-name="T1"> </text:span></text:p>
                        <text:list>
                          <text:list-item>
                            <text:p text:style-name="P279">Tuangkan imajinasimu tentang masa depan ini lewat tulisan (cerpen, puisi, esai), gambar (komik, <text:soft-page-break/>ilustrasi), video, musik, atau bahkan game sederhana. Kreativitasmu penting! </text:p>
                          </text:list-item>
                        </text:list>
                      </text:list-item>
                      <text:list-item>
                        <text:p text:style-name="P199"><text:span text:style-name="Strong_20_Emphasis"><text:span text:style-name="T1">Pilih dengan Sadar (Choose Wisely):</text:span></text:span><text:span text:style-name="T1"> </text:span></text:p>
                        <text:list>
                          <text:list-item>
                            <text:p text:style-name="P279">Jadi pengguna teknologi yang lebih sadar: pikirkan privasimu, efek media sosial, dll. </text:p>
                          </text:list-item>
                          <text:list-item>
                            <text:p text:style-name="P279">Pertimbangkan minatmu pada bidang-bidang terkait saat memikirkan jurusan kuliah atau karir (tidak harus jadi ilmuwan, bisa juga di hukum, seni, jurnalisme, kebijakan, dll). </text:p>
                          </text:list-item>
                        </text:list>
                      </text:list-item>
                      <text:list-item>
                        <text:p text:style-name="P199"><text:span text:style-name="Strong_20_Emphasis"><text:span text:style-name="T1">Ambil Langkah Kecil (Take Action):</text:span></text:span><text:span text:style-name="T1"> </text:span></text:p>
                        <text:list>
                          <text:list-item>
                            <text:p text:style-name="P279">Dukung inisiatif yang mempromosikan penggunaan teknologi yang bertanggung jawab. </text:p>
                          </text:list-item>
                          <text:list-item>
                            <text:p text:style-name="P279">Ikut kompetisi sains, menulis, atau ide (jika ada kesempatan). </text:p>
                          </text:list-item>
                        </text:list>
                      </text:list-item>
                    </text:list>
                  </text:list-item>
                  <text:list-item>
                    <text:p text:style-name="P183">Pastikan nada tetap positif, memberdayakan, dan menekankan bahwa setiap langkah kecil itu berarti." </text:p>
                  </text:list-item>
                </text:list>
              </text:list-item>
            </text:list>
            <text:p text:style-name="P173">Dengan prompt ini, Bab 9 diharapkan bisa menjadi penutup yang kuat, meninggalkan kesan mendalam, dan memotivasi pembaca remaja untuk melihat diri mereka sebagai bagian aktif dari narasi masa depan teknologi dan kemanusiaan.</text:p>
          </text:section>
          <text:section text:style-name="Sect1" text:name="feedback-form-10">
            <text:p text:style-name="P268"/>
          </text:section>
        </text:section>
        <text:section text:style-name="Sect1" text:name="4990d45399fd37a1">
          <text:p text:style-name="P173"/>
          <text:section text:style-name="Sect1" text:name="user-query-content-11">
            <text:p text:style-name="P281">Pada Penutup , Tambahkan prompt pada subbab untuk mendapatkan isinya </text:p>
          </text:section>
          <text:p text:style-name="P268">Tampilkan alur berpikir</text:p>
          <text:section text:style-name="Sect2" text:name="model-response-message-contentr_4990d45399fd37a1">
            <text:p text:style-name="Text_20_body"><text:span text:style-name="T1">Tentu, mari kita buat prompt untuk kedua sub-bab di bagian </text:span><text:span text:style-name="Strong_20_Emphasis"><text:span text:style-name="T1">Penutup: Pikiran yang Terus Berkembang</text:span></text:span><text:span text:style-name="T1">:</text:span></text:p>
            <text:list xml:id="list2824051163052913235" text:style-name="L19">
              <text:list-item>
                <text:p text:style-name="P18"><text:span text:style-name="Strong_20_Emphasis"><text:span text:style-name="T1">Subbab: Rangkuman singkat perjalanan dalam buku ini.</text:span></text:span></text:p>
                <text:list>
                  <text:list-item>
                    <text:p text:style-name="P200"><text:span text:style-name="Strong_20_Emphasis"><text:span text:style-name="T1">Prompt:</text:span></text:span><text:span text:style-name="T1"> "Tuliskan paragraf (sekitar 150-200 kata) yang berfungsi sebagai </text:span><text:span text:style-name="Strong_20_Emphasis"><text:span text:style-name="T1">rangkuman kilas balik perjalanan intelektual</text:span></text:span><text:span text:style-name="T1"> pembaca sepanjang buku ini. Mulai dengan mengingatkan kembali titik awal rasa penasaran kita tentang masa depan yang semakin menyatu dengan teknologi. Sebutkan secara ringkas 'pemberhentian' utama kita: mulai dari memahami fondasi biologis kita lewat keajaiban </text:span><text:span text:style-name="Strong_20_Emphasis"><text:span text:style-name="T1">otak </text:span></text:span><text:soft-page-break/><text:span text:style-name="Strong_20_Emphasis"><text:span text:style-name="T1">manusia</text:span></text:span><text:span text:style-name="T1">, lalu berkenalan dengan kekuatan dan potensi </text:span><text:span text:style-name="Strong_20_Emphasis"><text:span text:style-name="T1">Kecerdasan Buatan (AI)</text:span></text:span><text:span text:style-name="T1">. Lanjutkan dengan eksplorasi teknologi </text:span><text:span text:style-name="Strong_20_Emphasis"><text:span text:style-name="T1">Antarmuka Otak-Komputer (BCI)</text:span></text:span><text:span text:style-name="T1"> sebagai 'jembatan' krusial, lalu menyelami konsep inti </text:span><text:span text:style-name="Strong_20_Emphasis"><text:span text:style-name="T1">Singularitas Simbiotik</text:span></text:span><text:span text:style-name="T1"> dan spekulasi tentang </text:span><text:span text:style-name="Strong_20_Emphasis"><text:span text:style-name="T1">kesadaran terpadu</text:span></text:span><text:span text:style-name="T1">. Ingatkan juga tentang pembahasan mengenai </text:span><text:span text:style-name="Strong_20_Emphasis"><text:span text:style-name="T1">tantangan besar dan dilema etis</text:span></text:span><text:span text:style-name="T1"> yang menghadang, berbagai </text:span><text:span text:style-name="Strong_20_Emphasis"><text:span text:style-name="T1">skenario masa depan</text:span></text:span><text:span text:style-name="T1"> yang mungkin terbentang, hingga penekanan pada </text:span><text:span text:style-name="Strong_20_Emphasis"><text:span text:style-name="T1">peran penting pembaca sebagai arsitek masa depan</text:span></text:span><text:span text:style-name="T1"> di Bab 9. Gunakan bahasa yang mengalir untuk memberikan kesan penutup pada eksplorasi yang telah dilakukan." </text:span></text:p>
                  </text:list-item>
                </text:list>
              </text:list-item>
              <text:list-item>
                <text:p text:style-name="P18"><text:span text:style-name="Strong_20_Emphasis"><text:span text:style-name="T1">Subbab: Pesan terakhir tentang harapan dan tanggung jawab.</text:span></text:span></text:p>
                <text:list>
                  <text:list-item>
                    <text:p text:style-name="P18"><text:span text:style-name="Strong_20_Emphasis"><text:span text:style-name="T1">Prompt:</text:span></text:span><text:span text:style-name="T1"> "Tuliskan paragraf penutup (sekitar 200-250 kata) yang menyampaikan </text:span><text:span text:style-name="Strong_20_Emphasis"><text:span text:style-name="T1">pesan terakhir yang kuat dan berkesan</text:span></text:span><text:span text:style-name="T1">, menyeimbangkan antara </text:span><text:span text:style-name="Strong_20_Emphasis"><text:span text:style-name="T1">harapan akan potensi masa depan</text:span></text:span><text:span text:style-name="T1"> dan </text:span><text:span text:style-name="Strong_20_Emphasis"><text:span text:style-name="T1">kesadaran akan tanggung jawab besar</text:span></text:span><text:span text:style-name="T1"> yang menyertainya. Akui bahwa jalan menuju masa depan simbiosis manusia-AI (atau apa pun bentuk interaksi mendalam lainnya) masih panjang, penuh ketidakpastian, dan dipenuhi potensi menakjubkan sekaligus risiko yang nyata. Namun, tegaskan kembali </text:span><text:span text:style-name="Strong_20_Emphasis"><text:span text:style-name="T1">inti pesan dari Bab 8 dan 9</text:span></text:span><text:span text:style-name="T1">: bahwa teknologi hanyalah alat, dan arah penggunaannya </text:span><text:span text:style-name="Strong_20_Emphasis"><text:span text:style-name="T1">sepenuhnya bergantung pada pilihan, nilai, dan kearifan manusia</text:span></text:span><text:span text:style-name="T1">. Kaitkan judul penutup ('Pikiran yang Terus Berkembang') dengan gagasan bahwa seiring teknologi berkembang, pemahaman, kesadaran, dan tanggung jawab kita sebagai manusia juga harus terus berevolusi. Tinggalkan pembaca dengan </text:span><text:span text:style-name="Strong_20_Emphasis"><text:span text:style-name="T1">pesan yang memotivasi namun juga serius</text:span></text:span><text:span text:style-name="T1">: ajak mereka untuk terus belajar, bertanya, berdiskusi, berimajinasi, dan yang terpenting, bertindak secara sadar dan bertanggung jawab dalam menyongsong era baru ini. Mungkin akhiri dengan kalimat yang membangkitkan semangat untuk berkontribusi pada masa depan yang lebih baik, atau sebuah pertanyaan reflektif terakhir yang menggema." </text:span></text:p>
                  </text:list-item>
                </text:list>
              </text:list-item>
            </text:list>
            <text:p text:style-name="P173">Dengan kedua prompt ini, Anda dapat menyusun bagian Penutup yang <text:soft-page-break/>merangkum perjalanan buku dengan baik sekaligus memberikan pesan akhir yang bermakna dan memotivasi bagi pembaca remaja Anda.</text:p>
          </text:section>
          <text:section text:style-name="Sect1" text:name="feedback-form-11">
            <text:p text:style-name="P268"/>
          </text:section>
        </text:section>
        <text:section text:style-name="Sect1" text:name="0588bbdb43ad0193">
          <text:p text:style-name="P173"/>
          <text:section text:style-name="Sect1" text:name="user-query-content-12">
            <text:p text:style-name="P281">Jawablah setiap prompt yang telah anda buat secara bertahap satu persatu dan jangan pindah prompt sebelum saya memerintahkan “YAX” dengan ketentuan sebagai berikut : </text:p>
            <text:p text:style-name="P281">Gaya Bahasa : Sesuai yang telah Anda sarankan sebelumnya </text:p>
            <text:p text:style-name="P281">Catatan : </text:p>
            <text:p text:style-name="P281">- Tambahkan tips (sesuai yang telah anda sarankan sebelumnya ) yang relevan dengan jawaban (opsional) </text:p>
            <text:p text:style-name="P281">- Tambahkan prompt pembuatan gambar ilustrasi yang relevan dengan jawaban ( opsional ) </text:p>
          </text:section>
          <text:p text:style-name="P268">Tampilkan alur berpikir</text:p>
          <text:section text:style-name="Sect2" text:name="model-response-message-contentr_0588bbdb43ad0193">
            <text:p text:style-name="P173">Oke, saya siap! Mari kita mulai menyusun isi buku ini tahap demi tahap sesuai prompt yang telah kita buat. Saya akan menjawab prompt pertama sekarang dan menunggu perintah "YAX" dari Anda sebelum melanjutkan ke prompt berikutnya.</text:p>
            <text:p text:style-name="P4"/>
            <text:p text:style-name="Text_20_body"><text:span text:style-name="Strong_20_Emphasis"><text:span text:style-name="T1">Menjawab Prompt untuk:</text:span></text:span><text:span text:style-name="T1"> </text:span><text:span text:style-name="Strong_20_Emphasis"><text:span text:style-name="T1">Kata Pengantar: Selamat Datang di Masa Depan Pikiran Kita!</text:span></text:span><text:span text:style-name="T1"> </text:span><text:span text:style-name="Strong_20_Emphasis"><text:span text:style-name="T1">Subbab: Mengapa buku ini penting untukmu?</text:span></text:span></text:p>
            <text:p text:style-name="Text_20_body"><text:span text:style-name="Strong_20_Emphasis"><text:span text:style-name="T1">(Prompt:</text:span></text:span><text:span text:style-name="T1"> </text:span><text:span text:style-name="Emphasis"><text:span text:style-name="T1">"Tuliskan paragraf pembuka (sekitar 100-150 kata) yang langsung menyapa pembaca remaja (usia 13-20). Mulai dengan mengaitkan teknologi yang sudah akrab dalam hidup mereka (smartphone, game, media sosial, asisten AI) dengan pertanyaan besar tentang masa depan hubungan manusia dan teknologi. Tekankan bahwa perkembangan AI dan neuroteknologi terjadi sangat cepat dan akan membentuk dunia tempat mereka akan hidup dan bekerja. Sampaikan bahwa buku ini bukan sekadar bacaan fiksi ilmiah, tapi panduan untuk memahami salah satu potensi perubahan paling fundamental bagi kemanusiaan, dan mengapa pemahaman ini penting sekarang agar mereka bisa ikut berpikir dan bersiap menghadapi masa depan tersebut. Gunakan gaya bahasa yang </text:span></text:span><text:soft-page-break/><text:span text:style-name="Emphasis"><text:span text:style-name="T1">energik dan relevan."</text:span></text:span><text:span text:style-name="T1">)</text:span></text:p>
            <text:p text:style-name="P4"/>
            <text:p text:style-name="Text_20_body"><text:span text:style-name="Strong_20_Emphasis"><text:span text:style-name="T1">(Hasil Jawaban Prompt)</text:span></text:span></text:p>
            <text:p text:style-name="Text_20_body"><text:span text:style-name="T1">Hei kamu! Iya, kamu yang lagi pegang buku ini (atau lagi baca di layar gadgetmu!). Coba deh lihat sekelilingmu sebentar. Smartphone di tangan, notifikasi media sosial yang terus bermunculan, mungkin kamu baru aja ngobrol sama asisten virtual atau lagi asyik main game online dengan AI yang makin pintar. Teknologi udah kayak udara aja, kan? Ada di mana-mana, jadi bagian dari hidup kita sehari-hari. Tapi... pernah kepikiran nggak, sejauh mana teknologi ini bisa </text:span><text:span text:style-name="Emphasis"><text:span text:style-name="T1">benar-benar</text:span></text:span><text:span text:style-name="T1"> nyatu sama kita? Bukan cuma di luar badan, tapi </text:span><text:span text:style-name="Emphasis"><text:span text:style-name="T1">di dalam</text:span></text:span><text:span text:style-name="T1"> pikiran? Nah, buku ini bakal ngajak kamu menjelajahi salah satu ide paling gila sekaligus paling keren tentang masa depan: gimana kalau manusia dan Kecerdasan Buatan (AI) bergabung jadi satu? Kedengarannya kayak film sci-fi, memang. Tapi percaya deh, teknologi AI dan ilmu tentang otak (neuroteknologi) lagi berkembang </text:span><text:span text:style-name="Emphasis"><text:span text:style-name="T1">ngebut</text:span></text:span><text:span text:style-name="T1"> banget! Dunia tempat kamu bakal kuliah, kerja, dan hidup nanti, mungkin bakal beda banget gara-gara ini. Makanya, penting banget buat kamu tahu soal ini </text:span><text:span text:style-name="Emphasis"><text:span text:style-name="T1">sekarang</text:span></text:span><text:span text:style-name="T1">. Buku ini bukan cuma buat nambah wawasan, tapi juga buat bekal kamu mikir kritis dan ikut nentuin arah masa depan kita semua. Siap buat petualangan pikiran yang bakal bikin kamu bilang, "Wow!"?</text:span></text:p>
            <text:p text:style-name="P4"/>
            <text:p text:style-name="Text_20_body"><text:span text:style-name="Strong_20_Emphasis"><text:span text:style-name="T1">(Tips Tambahan - Opsional)</text:span></text:span></text:p>
            <text:list xml:id="list8513819893391715080" text:style-name="L20">
              <text:list-item>
                <text:p text:style-name="P19"><text:span text:style-name="Strong_20_Emphasis"><text:span text:style-name="T1">Tips Kait (Hook) Pembaca:</text:span></text:span><text:span text:style-name="T1"> Memulai dengan menyapa langsung ("Hei kamu!") dan mengaitkan dengan pengalaman sehari-hari pembaca (smartphone, game, medsos) adalah cara ampuh untuk langsung menarik perhatian dan membuat mereka merasa relevan sejak kalimat pertama. </text:span></text:p>
              </text:list-item>
            </text:list>
            <text:p text:style-name="Text_20_body"><text:span text:style-name="Strong_20_Emphasis"><text:span text:style-name="T1">(Prompt Ilustrasi - Opsional)</text:span></text:span></text:p>
            <text:list xml:id="list1665875526821265163" text:style-name="L21">
              <text:list-item>
                <text:p text:style-name="P20"><text:span text:style-name="Strong_20_Emphasis"><text:span text:style-name="T1">Prompt Gambar:</text:span></text:span><text:span text:style-name="T1"> "Gambarkan ilustrasi dengan gaya modern dan vibrant yang menampilkan sekelompok remaja (beragam etnis dan gender, usia sekitar 13-20 tahun) sedang melihat dengan ekspresi penasaran dan kagum ke arah visualisasi hologram futuristik yang </text:span><text:soft-page-break/><text:span text:style-name="T1">abstrak, menggambarkan koneksi antara simbol otak manusia dan pola sirkuit digital atau jaringan AI yang bercahaya." </text:span></text:p>
              </text:list-item>
            </text:list>
            <text:p text:style-name="P4"/>
            <text:p text:style-name="P173">Saya akan berhenti di sini dan menunggu perintah "YAX" dari Anda untuk melanjutkan ke prompt berikutnya (Kata Pengantar - Subbab 2: Sekilas tentang ide gila: Manusia dan AI menjadi satu).</text:p>
          </text:section>
          <text:section text:style-name="Sect1" text:name="feedback-form-12">
            <text:p text:style-name="P268"/>
          </text:section>
        </text:section>
        <text:section text:style-name="Sect1" text:name="6264633bfbde3915">
          <text:p text:style-name="P173"/>
          <text:section text:style-name="Sect1" text:name="user-query-content-13">
            <text:p text:style-name="P281">YAX </text:p>
          </text:section>
          <text:p text:style-name="P268">Tampilkan alur berpikir</text:p>
          <text:section text:style-name="Sect2" text:name="model-response-message-contentr_6264633bfbde3915">
            <text:p text:style-name="P173">Oke, siap melanjutkan!</text:p>
            <text:p text:style-name="P4"/>
            <text:p text:style-name="Text_20_body"><text:span text:style-name="Strong_20_Emphasis"><text:span text:style-name="T1">Menjawab Prompt untuk:</text:span></text:span><text:span text:style-name="T1"> </text:span><text:span text:style-name="Strong_20_Emphasis"><text:span text:style-name="T1">Kata Pengantar: Selamat Datang di Masa Depan Pikiran Kita!</text:span></text:span><text:span text:style-name="T1"> </text:span><text:span text:style-name="Strong_20_Emphasis"><text:span text:style-name="T1">Subbab: Sekilas tentang ide gila: Manusia dan AI menjadi satu.</text:span></text:span></text:p>
            <text:p text:style-name="Text_20_body"><text:span text:style-name="Strong_20_Emphasis"><text:span text:style-name="T1">(Prompt:</text:span></text:span><text:span text:style-name="T1"> </text:span><text:span text:style-name="Emphasis"><text:span text:style-name="T1">"Tuliskan paragraf (sekitar 100-150 kata) yang memperkenalkan konsep inti 'Singularitas Simbiotik' kepada remaja. Jelaskan secara sederhana apa artinya 'manusia dan AI menjadi satu' melalui teknologi antarmuka otak-komputer. Akui bahwa ide ini terdengar 'gila' atau seperti fiksi ilmiah, tapi tekankan bahwa ini adalah konsep serius yang sedang dipikirkan dan menjadi dasar eksplorasi buku ini. Gunakan bahasa yang menarik dan membangkitkan rasa ingin tahu."</text:span></text:span><text:span text:style-name="T1">)</text:span></text:p>
            <text:p text:style-name="P4"/>
            <text:p text:style-name="Text_20_body"><text:span text:style-name="Strong_20_Emphasis"><text:span text:style-name="T1">(Hasil Jawaban Prompt)</text:span></text:span></text:p>
            <text:p text:style-name="Text_20_body"><text:span text:style-name="T1">Oke, pegangan ya, karena idenya memang kedengaran agak </text:span><text:span text:style-name="Emphasis"><text:span text:style-name="T1">gila</text:span></text:span><text:span text:style-name="T1">! Inti dari buku ini adalah konsep yang disebut </text:span><text:span text:style-name="Strong_20_Emphasis"><text:span text:style-name="T1">Singularitas Simbiotik</text:span></text:span><text:span text:style-name="T1">. Apaan tuh? Gampangnya gini: bayangin kalau otak kita bisa </text:span><text:span text:style-name="Emphasis"><text:span text:style-name="T1">langsung</text:span></text:span><text:span text:style-name="T1"> terhubung dengan Kecerdasan Buatan (AI) super canggih lewat teknologi yang namanya Antarmuka Otak-Komputer (BCI). Bukan sekadar kita </text:span><text:span text:style-name="Emphasis"><text:span text:style-name="T1">pakai</text:span></text:span><text:span text:style-name="T1"> AI kayak pakai aplikasi, tapi pikiran kita dan 'pikiran' AI itu saling terintegrasi, bekerja bareng secara </text:span><text:span text:style-name="Emphasis"><text:span text:style-name="T1">real-time</text:span></text:span><text:span text:style-name="T1">, bahkan mungkin... menyatu jadi satu kesadaran baru. Yap, kayak di film-film fiksi ilmiah, kan? Mungkin kamu </text:span><text:soft-page-break/><text:span text:style-name="T1">langsung kepikiran robot jahat atau manusia jadi mesin. Eits, tunggu dulu! Walaupun kedengarannya gila, ide 'simbiosis' (kerjasama saling untung) antara manusia dan AI ini beneran lagi dipikirin serius sama para ilmuwan dan futuris top dunia. Ini bukan cuma mimpi, tapi sebuah kemungkinan masa depan yang potensinya luar biasa (sekaligus bikin deg-degan!). Penasaran gimana caranya dan apa dampaknya? Yuk, kita kupas bareng!</text:span></text:p>
            <text:p text:style-name="P4"/>
            <text:p text:style-name="Text_20_body"><text:span text:style-name="Strong_20_Emphasis"><text:span text:style-name="T1">(Tips Tambahan - Opsional)</text:span></text:span></text:p>
            <text:list xml:id="list5627407362184991503" text:style-name="L22">
              <text:list-item>
                <text:p text:style-name="P21"><text:span text:style-name="Strong_20_Emphasis"><text:span text:style-name="T1">Tips Memberi Nama Konsep:</text:span></text:span><text:span text:style-name="T1"> Memberi nama yang keren dan mudah diingat seperti "Singularitas Simbiotik" bisa membantu pembaca (terutama remaja) 'menggenggam' ide yang abstrak dan kompleks. Ini membuat konsep tersebut lebih mudah didiskusikan dan dirujuk kembali. </text:span></text:p>
              </text:list-item>
            </text:list>
            <text:p text:style-name="Text_20_body"><text:span text:style-name="Strong_20_Emphasis"><text:span text:style-name="T1">(Prompt Ilustrasi - Opsional)</text:span></text:span></text:p>
            <text:list xml:id="list7099742758769790248" text:style-name="L23">
              <text:list-item>
                <text:p text:style-name="P22"><text:span text:style-name="Strong_20_Emphasis"><text:span text:style-name="T1">Prompt Gambar:</text:span></text:span><text:span text:style-name="T1"> "Buat ilustrasi simbolik yang menunjukkan siluet kepala manusia dari samping. Di dalam kepala, terlihat visualisasi otak yang sebagian terbuat dari jaringan biologis bercahaya lembut, dan sebagian lagi terbuat dari pola sirkuit digital atau energi AI yang terang dan dinamis. Kedua bagian ini tampak saling terkait dan menyatu secara harmonis di bagian tengah, menciptakan bentuk baru yang lebih kompleks dan bersinar lebih terang dari bagian aslinya." </text:span></text:p>
              </text:list-item>
            </text:list>
            <text:p text:style-name="P4"/>
            <text:p text:style-name="P173">Saya berhenti di sini. Silakan berikan perintah "YAX" jika Anda ingin saya melanjutkan ke prompt berikutnya (Kata Pengantar - Subbab 3: Apa yang akan kita jelajahi bersama?).</text:p>
          </text:section>
          <text:section text:style-name="Sect1" text:name="feedback-form-13">
            <text:p text:style-name="P268"/>
          </text:section>
        </text:section>
        <text:section text:style-name="Sect1" text:name="ae50577079e59ec5">
          <text:p text:style-name="P173"/>
          <text:section text:style-name="Sect1" text:name="user-query-content-14">
            <text:p text:style-name="P281">YAX </text:p>
          </text:section>
          <text:p text:style-name="P268">Tampilkan alur berpikir</text:p>
          <text:section text:style-name="Sect2" text:name="model-response-message-contentr_ae50577079e59ec5">
            <text:p text:style-name="P173">Oke, kita lanjutkan petualangan ini!</text:p>
            <text:p text:style-name="P4"/>
            <text:p text:style-name="Text_20_body"><text:soft-page-break/><text:span text:style-name="Strong_20_Emphasis"><text:span text:style-name="T1">Menjawab Prompt untuk:</text:span></text:span><text:span text:style-name="T1"> </text:span><text:span text:style-name="Strong_20_Emphasis"><text:span text:style-name="T1">Kata Pengantar: Selamat Datang di Masa Depan Pikiran Kita!</text:span></text:span><text:span text:style-name="T1"> </text:span><text:span text:style-name="Strong_20_Emphasis"><text:span text:style-name="T1">Subbab: Apa yang akan kita jelajahi bersama?</text:span></text:span></text:p>
            <text:p text:style-name="Text_20_body"><text:span text:style-name="Strong_20_Emphasis"><text:span text:style-name="T1">(Prompt:</text:span></text:span><text:span text:style-name="T1"> </text:span><text:span text:style-name="Emphasis"><text:span text:style-name="T1">"Tuliskan paragraf (sekitar 150-200 kata) yang memberikan gambaran singkat tentang isi buku ('roadmap') untuk pembaca remaja. Sebutkan secara garis besar topik-topik utama yang akan dibahas (otak, AI, BCI, konsep penggabungan, tantangan, etika, masa depan) dalam urutan yang logis. Gunakan bahasa yang menjanjikan sebuah 'petualangan' atau 'eksplorasi' yang menarik dan menjawab pertanyaan-pertanyaan penting tentang masa depan teknologi dan kemanusiaan."</text:span></text:span><text:span text:style-name="T1">)</text:span></text:p>
            <text:p text:style-name="P4"/>
            <text:p text:style-name="Text_20_body"><text:span text:style-name="Strong_20_Emphasis"><text:span text:style-name="T1">(Hasil Jawaban Prompt)</text:span></text:span></text:p>
            <text:p text:style-name="Text_20_body"><text:span text:style-name="T1">Jadi, apa aja sih yang bakal kita 'obrak-abrik' dalam petualangan pikiran di buku ini? Anggap aja ini tur berpemandu ke salah satu kemungkinan masa depan paling radikal! Pertama-tama, kita bakal kenalan dulu sama 'pemain utamanya': kita akan jalan-jalan singkat ke dalam </text:span><text:span text:style-name="Strong_20_Emphasis"><text:span text:style-name="T1">otak manusia</text:span></text:span><text:span text:style-name="T1"> yang super canggih tapi juga punya batasannya (Bab 1), terus kita intip dunia </text:span><text:span text:style-name="Strong_20_Emphasis"><text:span text:style-name="T1">Kecerdasan Buatan (AI)</text:span></text:span><text:span text:style-name="T1"> yang misterius dan berkembang pesat (Bab 2). Udah kenal keduanya? Nah, saatnya kita lihat teknologi 'jembatan'-nya, si </text:span><text:span text:style-name="Strong_20_Emphasis"><text:span text:style-name="T1">Antarmuka Otak-Komputer (BCI)</text:span></text:span><text:span text:style-name="T1"> – gimana cara kerjanya, apa yang udah bisa dilakuin sekarang, dan kenapa bikin yang canggih itu susah banget (Bab 3). Setelah fondasinya kuat, baru deh kita masuk ke inti konsep </text:span><text:span text:style-name="Strong_20_Emphasis"><text:span text:style-name="T1">penggabungan atau simbiosis</text:span></text:span><text:span text:style-name="T1"> itu sendiri – apa artinya, gimana rasanya, dan apa potensi gilanya (Bab 4). Kita juga bakal menyelam lebih dalam ke pertanyaan super filosofis tentang </text:span><text:span text:style-name="Strong_20_Emphasis"><text:span text:style-name="T1">kesadaran terpadu</text:span></text:span><text:span text:style-name="T1"> dan nasib 'aku' kita (Bab 5). Tentu aja, kita nggak bakal nutup mata sama </text:span><text:span text:style-name="Strong_20_Emphasis"><text:span text:style-name="T1">tantangan raksasa dan dilema etika</text:span></text:span><text:span text:style-name="T1"> yang menghadang (Bab 6 &amp; 7). Terakhir, kita bakal lihat berbagai </text:span><text:span text:style-name="Strong_20_Emphasis"><text:span text:style-name="T1">skenario masa depan</text:span></text:span><text:span text:style-name="T1">—dari utopia sampai distopia—dan yang paling penting, gimana </text:span><text:span text:style-name="Strong_20_Emphasis"><text:span text:style-name="T1">kamu bisa jadi bagian</text:span></text:span><text:span text:style-name="T1"> dari pembentukan masa depan ini (Bab 8 &amp; 9). Siap mengungkap lapisan demi lapisan ide seru (dan kadang bikin merinding) ini bareng-bareng?</text:span></text:p>
            <text:p text:style-name="P4"/>
            <text:p text:style-name="Text_20_body"><text:span text:style-name="Strong_20_Emphasis"><text:span text:style-name="T1">(Tips Tambahan - Opsional)</text:span></text:span></text:p>
            <text:list xml:id="list545636409170745902" text:style-name="L24">
              <text:list-item>
                <text:p text:style-name="P23"><text:span text:style-name="Strong_20_Emphasis"><text:span text:style-name="T1">Tips Struktur Jelas:</text:span></text:span><text:span text:style-name="T1"> Memberikan 'peta' atau roadmap buku di awal </text:span><text:soft-page-break/><text:span text:style-name="T1">seperti ini sangat membantu pembaca. Mereka jadi tahu apa yang akan dibahas, bagaimana ide-ide saling terkait, dan bisa mengantisipasi bagian-bagian yang paling menarik buat mereka. Ini seperti melihat daftar level dalam sebuah game! </text:span></text:p>
              </text:list-item>
            </text:list>
            <text:p text:style-name="Text_20_body"><text:span text:style-name="Strong_20_Emphasis"><text:span text:style-name="T1">(Prompt Ilustrasi - Opsional)</text:span></text:span></text:p>
            <text:list xml:id="list228199362295096072" text:style-name="L25">
              <text:list-item>
                <text:p text:style-name="P24"><text:span text:style-name="Strong_20_Emphasis"><text:span text:style-name="T1">Prompt Gambar:</text:span></text:span><text:span text:style-name="T1"> "Buat ilustrasi bergaya infografis atau peta petualangan yang fun dan modern. Tampilkan 'pulau-pulau' atau 'zona-zona' utama yang mewakili setiap bagian besar buku (misal: Pulau Otak, Lembah AI, Jembatan BCI, Gunung Simbiosis, Jurang Etika, Cakrawala Masa Depan, Puncak Pembaca). Hubungkan zona-zona ini dengan jalur atau panah yang menunjukkan alur perjalanan pembaca dalam buku. Gunakan ikon-ikon kecil yang relevan untuk tiap zona." </text:span></text:p>
              </text:list-item>
            </text:list>
            <text:p text:style-name="P4"/>
            <text:p text:style-name="P173">Saya berhenti di sini. Menunggu perintah "YAX" untuk lanjut ke prompt pengantar Bab 1.</text:p>
          </text:section>
          <text:section text:style-name="Sect1" text:name="feedback-form-14">
            <text:p text:style-name="P268"/>
          </text:section>
        </text:section>
        <text:section text:style-name="Sect1" text:name="75feffa11e641f9d">
          <text:p text:style-name="P173"/>
          <text:section text:style-name="Sect1" text:name="user-query-content-15">
            <text:p text:style-name="P281">YAX </text:p>
          </text:section>
          <text:p text:style-name="P268">Tampilkan alur berpikir</text:p>
          <text:section text:style-name="Sect2" text:name="model-response-message-contentr_75feffa11e641f9d">
            <text:p text:style-name="P173">Baiklah, mari kita mulai Bab 1!</text:p>
            <text:p text:style-name="P4"/>
            <text:p text:style-name="Text_20_body"><text:span text:style-name="Strong_20_Emphasis"><text:span text:style-name="T1">Menjawab Prompt untuk:</text:span></text:span><text:span text:style-name="T1"> </text:span><text:span text:style-name="Strong_20_Emphasis"><text:span text:style-name="T1">Pengantar Bab 1: Mesin Super di Kepala Kita: Otak Manusia</text:span></text:span></text:p>
            <text:p text:style-name="Text_20_body"><text:span text:style-name="Strong_20_Emphasis"><text:span text:style-name="T1">(Prompt:</text:span></text:span><text:span text:style-name="T1"> </text:span><text:span text:style-name="Emphasis"><text:span text:style-name="T1">"Tuliskan paragraf pengantar (sekitar 150-175 kata) untuk Bab 1: 'Mesin Super di Kepala Kita: Otak Manusia'. Mulai dengan metafora yang menarik untuk otak (misal: 'pusat kendali tercanggih', 'alam semesta di dalam tengkorak'). Tekankan bahwa sebelum kita bisa membayangkan menyatu dengan kecerdasan buatan (AI), langkah pertama adalah memahami 'diri kita'—mesin biologis luar biasa yang menjalankan pikiran, perasaan, dan kesadaran kita. Sampaikan bahwa bab ini akan mengajak pembaca melakukan 'tur' ke dalam otak mereka sendiri: mengintip cara </text:span></text:span><text:soft-page-break/><text:span text:style-name="Emphasis"><text:span text:style-name="T1">kerjanya yang rumit tapi keren, merenungkan misteri besar seperti 'pikiran' dan 'kesadaran', serta melihat dengan jujur apa saja kehebatan otak kita sekaligus di mana batas kemampuannya. Buat agar pembaca merasa bab ini penting dan relevan untuk memahami potensi dan tantangan dari ide simbiosis manusia-AI."</text:span></text:span><text:span text:style-name="T1">)</text:span></text:p>
            <text:p text:style-name="P4"/>
            <text:p text:style-name="Text_20_body"><text:span text:style-name="Strong_20_Emphasis"><text:span text:style-name="T1">(Hasil Jawaban Prompt)</text:span></text:span></text:p>
            <text:p text:style-name="Text_20_body"><text:span text:style-name="T1">Selamat datang di Bab 1! Coba bayangkan sejenak: di dalam kepalamu saat ini ada sebuah 'alam semesta' kecil. Ya, otakmu! Benda seberat kira-kira 1,4 kilogram ini adalah pusat kendali tercanggih yang pernah kita kenal, mesin biologis super kompleks yang bikin kamu bisa baca tulisan ini, merasakan senang atau sedih, mengingat kenangan, bahkan bermimpi. Keren banget, kan? Nah, sebelum kita terbang jauh membayangkan masa depan di mana pikiran kita bisa </text:span><text:span text:style-name="Emphasis"><text:span text:style-name="T1">menyatu</text:span></text:span><text:span text:style-name="T1"> dengan Kecerdasan Buatan (AI)—seperti ide gila Singularitas Simbiotik itu—penting banget buat kita kenalan dulu sama 'komponen manusianya'. Siapa 'kita' dalam persamaan manusia + AI? Jawabannya dimulai dari sini, dari otak kita. Jadi, di bab ini, kita bakal ikutan 'tur' eksklusif ke dalam alam semesta di kepalamu sendiri! Kita bakal ngintip gimana sih cara kerjanya yang rumit tapi memukau, coba meraba misteri besar tentang apa itu 'pikiran' dan 'kesadaran', plus kita bakal jujur-jujuran melihat apa aja kehebatan luar biasa otak kita, sekaligus di mana letak keterbatasannya. Kenapa ini penting? Karena dengan memahami diri sendiri, kita baru bisa benar-benar paham potensi dan tantangan besar dari ide menggabungkan diri dengan teknologi. Yuk, mulai eksplorasi diri!</text:span></text:p>
            <text:p text:style-name="P4"/>
            <text:p text:style-name="Text_20_body"><text:span text:style-name="Strong_20_Emphasis"><text:span text:style-name="T1">(Tips Tambahan - Opsional)</text:span></text:span></text:p>
            <text:list xml:id="list24285576767171316" text:style-name="L26">
              <text:list-item>
                <text:p text:style-name="P25"><text:span text:style-name="Strong_20_Emphasis"><text:span text:style-name="T1">Tips Kontekstualisasi:</text:span></text:span><text:span text:style-name="T1"> Setiap awal bab adalah kesempatan bagus untuk mengingatkan pembaca mengapa topik bab ini penting dalam gambaran besar buku tersebut. Menghubungkan pemahaman otak dengan ide utama (simbiosis manusia-AI) membantu menjaga fokus dan motivasi pembaca. </text:span></text:p>
              </text:list-item>
            </text:list>
            <text:p text:style-name="Text_20_body"><text:span text:style-name="Strong_20_Emphasis"><text:span text:style-name="T1">(Prompt Ilustrasi - Opsional)</text:span></text:span></text:p>
            <text:list xml:id="list2736112727206307484" text:style-name="L27">
              <text:list-item>
                <text:p text:style-name="P26"><text:span text:style-name="Strong_20_Emphasis"><text:span text:style-name="T1">Prompt Gambar:</text:span></text:span><text:span text:style-name="T1"> "Gambarkan ilustrasi artistik yang menampilkan </text:span><text:soft-page-break/><text:span text:style-name="T1">siluet kepala manusia dari samping. Bagian dalam kepala tidak berisi otak realistis, melainkan visualisasi galaksi atau nebula yang penuh warna dan detail rumit, dengan bintang-bintang dan jalur cahaya yang menyiratkan koneksi kompleks. Tambahkan beberapa ikon tanda tanya (?) kecil yang mengambang di sekitar atau di dalam visualisasi galaksi tersebut untuk menekankan aspek misteri." </text:span></text:p>
              </text:list-item>
            </text:list>
            <text:p text:style-name="P4"/>
            <text:p text:style-name="P173">Saya berhenti di sini. Menunggu perintah "YAX" untuk lanjut ke prompt Subbab 1.1.</text:p>
          </text:section>
          <text:section text:style-name="Sect1" text:name="feedback-form-15">
            <text:p text:style-name="P268"/>
          </text:section>
        </text:section>
        <text:section text:style-name="Sect1" text:name="8db5a2194f7bbff6">
          <text:p text:style-name="P173"/>
          <text:section text:style-name="Sect1" text:name="user-query-content-16">
            <text:p text:style-name="P281">YAX </text:p>
          </text:section>
          <text:p text:style-name="P268">Tampilkan alur berpikir</text:p>
          <text:section text:style-name="Sect2" text:name="model-response-message-contentr_8db5a2194f7bbff6">
            <text:p text:style-name="P173">Oke, mari kita mulai 'tur' ke dalam otak!</text:p>
            <text:p text:style-name="P4"/>
            <text:p text:style-name="Text_20_body"><text:span text:style-name="Strong_20_Emphasis"><text:span text:style-name="T1">Menjawab Prompt untuk:</text:span></text:span><text:span text:style-name="T1"> </text:span><text:span text:style-name="Strong_20_Emphasis"><text:span text:style-name="T1">Subbab 1.1: Tur Singkat ke Dalam Otak: Bagaimana Cara Kerjanya?</text:span></text:span></text:p>
            <text:p text:style-name="Text_20_body"><text:span text:style-name="Strong_20_Emphasis"><text:span text:style-name="T1">(Prompt:</text:span></text:span><text:span text:style-name="T1"> </text:span><text:span text:style-name="Emphasis"><text:span text:style-name="T1">"Tuliskan pembahasan mendalam (sekitar 400-500 kata) untuk Subbab 1.1. Mulai dengan menjelaskan </text:span></text:span><text:span text:style-name="Emphasis"><text:span text:style-name="Strong_20_Emphasis"><text:span text:style-name="T1">neuron</text:span></text:span></text:span><text:span text:style-name="Emphasis"><text:span text:style-name="T1"> sebagai 'blok bangunan' atau 'kurir pesan' utama otak. Gunakan analogi yang relevan bagi remaja (misalnya, seperti 'kabel' dalam jaringan raksasa atau 'pemain' dalam tim yang saling mengoper bola informasi). Jelaskan secara sederhana bagaimana neuron mengirimkan sinyal (</text:span></text:span><text:span text:style-name="Emphasis"><text:span text:style-name="Strong_20_Emphasis"><text:span text:style-name="T1">impuls listrik</text:span></text:span></text:span><text:span text:style-name="Emphasis"><text:span text:style-name="T1">) dan berkomunikasi satu sama lain melalui </text:span></text:span><text:span text:style-name="Emphasis"><text:span text:style-name="Strong_20_Emphasis"><text:span text:style-name="T1">sinapsis</text:span></text:span></text:span><text:span text:style-name="Emphasis"><text:span text:style-name="T1"> (sebagai 'jembatan' atau 'celah komunikasi') menggunakan </text:span></text:span><text:span text:style-name="Emphasis"><text:span text:style-name="Strong_20_Emphasis"><text:span text:style-name="T1">neurotransmitter</text:span></text:span></text:span><text:span text:style-name="Emphasis"><text:span text:style-name="T1"> (sebagai 'pesan kimia'). Tekankan bahwa triliunan koneksi inilah yang membentuk 'jaringan' otak. Perkenalkan secara singkat </text:span></text:span><text:span text:style-name="Emphasis"><text:span text:style-name="Strong_20_Emphasis"><text:span text:style-name="T1">bagian-bagian utama otak</text:span></text:span></text:span><text:span text:style-name="Emphasis"><text:span text:style-name="T1"> (misal: </text:span></text:span><text:span text:style-name="Emphasis"><text:span text:style-name="Strong_20_Emphasis"><text:span text:style-name="T1">Korteks Serebri</text:span></text:span></text:span><text:span text:style-name="Emphasis"><text:span text:style-name="T1"> untuk berpikir tingkat tinggi, </text:span></text:span><text:span text:style-name="Emphasis"><text:span text:style-name="Strong_20_Emphasis"><text:span text:style-name="T1">Serebelum</text:span></text:span></text:span><text:span text:style-name="Emphasis"><text:span text:style-name="T1"> untuk koordinasi, </text:span></text:span><text:span text:style-name="Emphasis"><text:span text:style-name="Strong_20_Emphasis"><text:span text:style-name="T1">Batang Otak</text:span></text:span></text:span><text:span text:style-name="Emphasis"><text:span text:style-name="T1"> untuk fungsi vital) dan fungsi dasarnya dengan bahasa sederhana. Hindari detail anatomi atau biokimia yang terlalu rumit. Fokus pada pemahaman konseptual 'bagaimana otak bekerja' sebagai sistem pemrosesan informasi biologis yang sangat kompleks dan dinamis. Sisipkan 1-2 fakta menarik (misal, jumlah neuron atau koneksi) untuk </text:span></text:span><text:soft-page-break/><text:span text:style-name="Emphasis"><text:span text:style-name="T1">menambah daya tarik."</text:span></text:span><text:span text:style-name="T1">)</text:span></text:p>
            <text:p text:style-name="P4"/>
            <text:p text:style-name="Text_20_body"><text:span text:style-name="Strong_20_Emphasis"><text:span text:style-name="T1">(Hasil Jawaban Prompt)</text:span></text:span></text:p>
            <text:p text:style-name="Text_20_body"><text:span text:style-name="T1">Oke, siap buat ngintip isi kepala kita? Anggap aja otakmu itu kayak kota metropolitan super sibuk yang nggak pernah tidur. Nah, 'penduduk' utama di kota ini adalah sel-sel super spesial yang namanya </text:span><text:span text:style-name="Strong_20_Emphasis"><text:span text:style-name="T1">neuron</text:span></text:span><text:span text:style-name="T1">. Jumlahnya? Gila banget, ada sekitar </text:span><text:span text:style-name="Strong_20_Emphasis"><text:span text:style-name="T1">86 miliar</text:span></text:span><text:span text:style-name="T1"> neuron di otak rata-rata manusia! Bayangin aja, itu lebih banyak dari jumlah bintang di galaksi Bima Sakti, lho!</text:span></text:p>
            <text:p text:style-name="Text_20_body"><text:span text:style-name="T1">Terus, tugas neuron ini apa sih? Mereka ini kayak 'kurir pesan' super cepat atau 'pemain inti' dalam tim raksasa otakmu. Mereka bawa informasi penting ke seluruh penjuru 'kota otak'. Caranya? Neuron punya 'lengan' panjang kayak kabel namanya akson. Lewat akson inilah mereka ngirim sinyal dalam bentuk </text:span><text:span text:style-name="Strong_20_Emphasis"><text:span text:style-name="T1">impuls listrik</text:span></text:span><text:span text:style-name="T1"> kecil – kayak pesan kilat super cepat! Sinyal ini bisa melesat sampai kecepatan 400 km/jam, lebih cepat dari motor balap!</text:span></text:p>
            <text:p text:style-name="Text_20_body"><text:span text:style-name="T1">Tapi, neuron nggak kerja sendirian. Mereka harus saling 'ngobrol' buat nyampein pesan. Nah, titik pertemuan antar neuron ini namanya </text:span><text:span text:style-name="Strong_20_Emphasis"><text:span text:style-name="T1">sinapsis</text:span></text:span><text:span text:style-name="T1">. Anggap aja sinapsis ini kayak 'jembatan' super kecil atau 'celah' antar neuron. Waktu impuls listrik sampai di ujung neuron, dia nggak bisa langsung lompat ke neuron berikutnya. Di sinilah keajaiban terjadi: ujung neuron tadi bakal ngelepasin 'kurir kimia' khusus yang namanya </text:span><text:span text:style-name="Strong_20_Emphasis"><text:span text:style-name="T1">neurotransmitter</text:span></text:span><text:span text:style-name="T1">. Neurotransmitter ini kayak kunci yang bakal nempel di 'gembok' neuron sebelahnya, dan </text:span><text:span text:style-name="Emphasis"><text:span text:style-name="T1">klik!</text:span></text:span><text:span text:style-name="T1"> – pesan pun tersampaikan, kadang memicu neuron berikutnya buat nembakin impuls listrik lagi. Proses ini terjadi triliunan kali setiap detik di otakmu!</text:span></text:p>
            <text:p text:style-name="P173">Semua neuron dan triliunan koneksi sinapsis ini membentuk jaringan yang luar biasa rumit – inilah yang bikin kamu bisa mikir, belajar, bergerak, dan merasakan segala sesuatu.</text:p>
            <text:p text:style-name="P173">Nah, 'kota otak' ini juga punya 'distrik-distrik' utama dengan tugasnya masing-masing, meskipun semuanya saling terhubung:</text:p>
            <text:list xml:id="list1919052648830339166" text:style-name="L28">
              <text:list-item>
                <text:p text:style-name="P201"><text:span text:style-name="Strong_20_Emphasis"><text:span text:style-name="T1">Korteks Serebri:</text:span></text:span><text:span text:style-name="T1"> Ini bagian terbesar otak, lapisan luar yang berlipat-lipat kayak kenari. Anggap aja ini 'kantor pusat' tempat kamu berpikir tingkat tinggi, belajar bahasa, bikin rencana, dan sadar akan dirimu. </text:span><text:soft-page-break/><text:span text:style-name="T1">Pokoknya, ini bagian yang bikin kamu 'manusia banget'. </text:span></text:p>
              </text:list-item>
              <text:list-item>
                <text:p text:style-name="P201"><text:span text:style-name="Strong_20_Emphasis"><text:span text:style-name="T1">Serebelum:</text:span></text:span><text:span text:style-name="T1"> Letaknya di bagian belakang bawah otak. Serebelum ini kayak 'pengatur lalu lintas' buat gerakan tubuhmu. Dia yang bikin kamu bisa jalan seimbang, naik sepeda, atau ngetik di keyboard tanpa mikir keras. Koordinasi dan keseimbangan itu tugas utamanya. </text:span></text:p>
              </text:list-item>
              <text:list-item>
                <text:p text:style-name="P27"><text:span text:style-name="Strong_20_Emphasis"><text:span text:style-name="T1">Batang Otak:</text:span></text:span><text:span text:style-name="T1"> Ini bagian paling dasar yang nyambungin otak ke sumsum tulang belakang. Batang otak ini kayak 'pusat kendali otomatis' buat fungsi-fungsi vital yang bikin kamu tetap hidup tanpa perlu kamu suruh: napas, detak jantung, tidur, bangun. Super penting! </text:span></text:p>
              </text:list-item>
            </text:list>
            <text:p text:style-name="P173">Ingat ya, ini cuma tur super singkat. Otak jauh lebih rumit dari ini, tapi intinya: otak adalah jaringan pemrosesan informasi biologis yang dinamis dan luar biasa, tempat miliaran kurir pesan saling berkomunikasi lewat sinyal listrik dan kimia setiap saat. Keren, kan?</text:p>
            <text:p text:style-name="P4"/>
            <text:p text:style-name="Text_20_body"><text:span text:style-name="Strong_20_Emphasis"><text:span text:style-name="T1">(Tips Tambahan - Opsional)</text:span></text:span></text:p>
            <text:list xml:id="list2068842482410423476" text:style-name="L29">
              <text:list-item>
                <text:p text:style-name="P202"><text:span text:style-name="Strong_20_Emphasis"><text:span text:style-name="T1">Tips Analogi Berlapis:</text:span></text:span><text:span text:style-name="T1"> Menggunakan beberapa analogi berbeda (kota, kurir, pemain tim, jembatan, kunci-gembok) untuk konsep yang sama (neuron, sinapsis) bisa membantu pembaca dengan gaya belajar berbeda untuk menemukan penjelasan yang paling 'klik' buat mereka. </text:span></text:p>
              </text:list-item>
              <text:list-item>
                <text:p text:style-name="P28"><text:span text:style-name="Strong_20_Emphasis"><text:span text:style-name="T1">Tips Fakta "Wow!":</text:span></text:span><text:span text:style-name="T1"> Menyisipkan fakta angka yang mencengangkan (jumlah neuron, kecepatan sinyal) bisa membuat penjelasan teknis terasa lebih menarik dan mudah diingat. </text:span></text:p>
              </text:list-item>
            </text:list>
            <text:p text:style-name="Text_20_body"><text:span text:style-name="Strong_20_Emphasis"><text:span text:style-name="T1">(Prompt Ilustrasi - Opsional)</text:span></text:span></text:p>
            <text:list xml:id="list2875687150735302065" text:style-name="L30">
              <text:list-item>
                <text:p text:style-name="P29"><text:span text:style-name="Strong_20_Emphasis"><text:span text:style-name="T1">Prompt Gambar:</text:span></text:span><text:span text:style-name="T1"> "Buat ilustrasi diagram bergaya kartun edukatif yang ceria. Tampilkan beberapa neuron yang saling terhubung. Fokus pada satu neuron, tunjukkan panah yang menggambarkan impuls listrik berjalan di sepanjang aksonnya. Buat 'ledakan' kecil di ujung akson yang melepaskan molekul-molekul neurotransmitter (digambar seperti kunci atau surat kecil berwarna-warni) menyeberangi celah sinapsis menuju neuron berikutnya yang memiliki 'reseptor' berbentuk gembok. Beri label sederhana untuk Neuron, Akson, Impuls Listrik, Sinapsis, Neurotransmitter." </text:span></text:p>
              </text:list-item>
            </text:list>
            <text:p text:style-name="P4"/>
            <text:p text:style-name="P173"><text:soft-page-break/>Saya berhenti di sini. Menunggu perintah "YAX" untuk lanjut ke prompt Subbab 1.2.</text:p>
          </text:section>
          <text:section text:style-name="Sect1" text:name="feedback-form-16">
            <text:p text:style-name="P268"/>
          </text:section>
        </text:section>
        <text:section text:style-name="Sect1" text:name="3e086d5dbbba06e8">
          <text:p text:style-name="P173"/>
          <text:section text:style-name="Sect1" text:name="user-query-content-17">
            <text:p text:style-name="P281">YAX </text:p>
          </text:section>
          <text:p text:style-name="P268">Tampilkan alur berpikir</text:p>
          <text:section text:style-name="Sect2" text:name="model-response-message-contentr_3e086d5dbbba06e8">
            <text:p text:style-name="P173">Oke, kita lanjut menyelam lebih dalam lagi!</text:p>
            <text:p text:style-name="P4"/>
            <text:p text:style-name="Text_20_body"><text:span text:style-name="Strong_20_Emphasis"><text:span text:style-name="T1">Menjawab Prompt untuk:</text:span></text:span><text:span text:style-name="T1"> </text:span><text:span text:style-name="Strong_20_Emphasis"><text:span text:style-name="T1">Subbab 1.2: Apa Itu "Pikiran" dan "Kesadaran"?</text:span></text:span></text:p>
            <text:p text:style-name="Text_20_body"><text:span text:style-name="Strong_20_Emphasis"><text:span text:style-name="T1">(Prompt:</text:span></text:span><text:span text:style-name="T1"> </text:span><text:span text:style-name="Emphasis"><text:span text:style-name="T1">"Tuliskan pembahasan mendalam (sekitar 400-500 kata) untuk Subbab 1.2. Mulai dengan mengajak pembaca merenungkan pengalaman subjektif mereka sendiri—bagaimana rasanya 'berpikir', 'merasa', atau 'sadar' akan diri sendiri dan lingkungan. Jelaskan bahwa 'pikiran' bisa dilihat sebagai proses mental (memecahkan masalah, mengingat, berimajinasi) yang muncul dari aktivitas otak. Perkenalkan 'kesadaran' sebagai pengalaman subjektif 'menjadi seseorang' atau 'merasakan sesuatu' (kualia). Akui bahwa kesadaran adalah salah satu misteri terbesar sains dan filsafat ('the hard problem of consciousness')—kita belum tahu persis bagaimana aktivitas fisik otak menciptakan pengalaman subjektif. Hindari memberikan jawaban definitif, tapi ajak pembaca berpikir tentang pertanyaan-pertanyaan ini. Gunakan contoh sederhana dan pertanyaan reflektif. Tekankan bahwa pemahaman (atau ketidakpahaman) kita tentang kesadaran ini penting saat memikirkan penggabungan dengan AI."</text:span></text:span><text:span text:style-name="T1">)</text:span></text:p>
            <text:p text:style-name="P4"/>
            <text:p text:style-name="Text_20_body"><text:span text:style-name="Strong_20_Emphasis"><text:span text:style-name="T1">(Hasil Jawaban Prompt)</text:span></text:span></text:p>
            <text:p text:style-name="Text_20_body"><text:span text:style-name="T1">Oke, kita udah tahu kalau otak itu isinya miliaran neuron yang saling 'ngobrol' pakai listrik dan kimia. Keren. Tapi, sekarang pertanyaannya jadi lebih personal dan... aneh. Coba deh, berhenti sebentar sekarang. Pagi ini di Medan (Minggu, 30 Maret 2025, sekitar jam 7 pagi nih!), apa yang lagi kamu rasain atau pikirin? Mungkin sejuknya udara pagi, atau kamu lagi mikirin nanti mau sarapan lontong Medan? Atau mungkin kamu lagi fokus banget baca ini, mencoba memahami ide-ide baru? </text:span><text:span text:style-name="Emphasis"><text:span text:style-name="T1">Bagaimana rasanya</text:span></text:span><text:span text:style-name="T1"> </text:span><text:soft-page-break/><text:span text:style-name="T1">menjadi 'kamu' saat ini?</text:span></text:p>
            <text:p text:style-name="Text_20_body"><text:span text:style-name="T1">Nah, pengalaman 'dari dalam' inilah yang bikin kita pusing tujuh keliling! Kita bisa bedain nih antara </text:span><text:span text:style-name="Strong_20_Emphasis"><text:span text:style-name="T1">'pikiran' (thought)</text:span></text:span><text:span text:style-name="T1"> dan </text:span><text:span text:style-name="Strong_20_Emphasis"><text:span text:style-name="T1">'kesadaran' (consciousness)</text:span></text:span><text:span text:style-name="T1">.</text:span></text:p>
            <text:p text:style-name="Text_20_body"><text:span text:style-name="Strong_20_Emphasis"><text:span text:style-name="T1">Pikiran</text:span></text:span><text:span text:style-name="T1"> itu lebih kayak </text:span><text:span text:style-name="Emphasis"><text:span text:style-name="T1">proses mental</text:span></text:span><text:span text:style-name="T1"> yang terjadi di otak. Waktu kamu lagi ngitung soal matematika, nginget-nginget liburan kemarin, ngebayangin cerita seru, atau ngerencanain mau ngapain sore nanti – itu semua adalah aktivitas 'berpikir'. Kita bisa lihat aktivitas otak yang berhubungan sama proses ini pakai alat canggih. Pikiran itu kayak 'software' yang jalan di 'hardware' otak kita, hasil dari kerja jaringan neuron yang super sibuk tadi.</text:span></text:p>
            <text:p text:style-name="Text_20_body"><text:span text:style-name="T1">Tapi, </text:span><text:span text:style-name="Strong_20_Emphasis"><text:span text:style-name="T1">kesadaran</text:span></text:span><text:span text:style-name="T1">... nah, ini dia bintang tamunya yang misterius! Kesadaran itu bukan cuma soal </text:span><text:span text:style-name="Emphasis"><text:span text:style-name="T1">apa</text:span></text:span><text:span text:style-name="T1"> yang kamu pikirin, tapi </text:span><text:span text:style-name="Emphasis"><text:span text:style-name="T1">bagaimana rasanya</text:span></text:span><text:span text:style-name="T1"> mengalami sesuatu. Gimana rasanya lihat warna merah? Gimana rasanya dengerin musik favoritmu? Gimana rasanya jadi </text:span><text:span text:style-name="Emphasis"><text:span text:style-name="T1">kamu</text:span></text:span><text:span text:style-name="T1"> yang lagi baca tulisan ini, bukan jadi orang lain atau jadi batu? Pengalaman subjektif 'menjadi seseorang', perasaan 'hadir' di dunia – itulah inti kesadaran. Para ilmuwan dan filsuf menyebut sensasi kualitatif ini 'qualia'.</text:span></text:p>
            <text:p text:style-name="Text_20_body"><text:span text:style-name="T1">Dan inilah </text:span><text:span text:style-name="Strong_20_Emphasis"><text:span text:style-name="T1">misteri terbesar</text:span></text:span><text:span text:style-name="T1"> yang dihadapi sains dan filsafat, sering disebut </text:span><text:span text:style-name="Strong_20_Emphasis"><text:span text:style-name="T1">'The Hard Problem of Consciousness'</text:span></text:span><text:span text:style-name="T1"> (Masalah Sulit Kesadaran). Gampangnya gini: kita tahu banget kalau aktivitas fisik di otak (listrik, kimia, neuron nembak-nembak) itu </text:span><text:span text:style-name="Emphasis"><text:span text:style-name="T1">berhubungan</text:span></text:span><text:span text:style-name="T1"> sama kesadaran. Kalau bagian otak tertentu rusak, kesadaran bisa berubah atau hilang. TAPI... kita sama sekali </text:span><text:span text:style-name="Strong_20_Emphasis"><text:span text:style-name="T1">belum tahu BAGAIMANA</text:span></text:span><text:span text:style-name="T1"> kumpulan sel, listrik, dan zat kimia itu bisa </text:span><text:span text:style-name="Emphasis"><text:span text:style-name="T1">menciptakan</text:span></text:span><text:span text:style-name="T1"> pengalaman subjektif? Gimana getaran udara yang masuk ke telinga bisa jadi </text:span><text:span text:style-name="Emphasis"><text:span text:style-name="T1">rasanya</text:span></text:span><text:span text:style-name="T1"> mendengar suara merdu? Gimana foton cahaya yang masuk ke mata bisa jadi </text:span><text:span text:style-name="Emphasis"><text:span text:style-name="T1">rasanya</text:span></text:span><text:span text:style-name="T1"> melihat indahnya pelangi? Kok bisa sih materi fisik melahirkan pengalaman non-fisik? Jujur, belum ada yang tahu pasti jawabannya!</text:span></text:p>
            <text:p text:style-name="P173">Jadi, kalau ada yang bilang udah ngerti banget soal kesadaran, mungkin dia belum cukup banyak bertanya. Apakah 'aku' ini cuma ilusi yang diciptakan otak? Di mana letak 'kesadaran' di dalam kepala kita? Pertanyaan ini bukan cuma bikin pusing, tapi juga super penting waktu kita mulai mikirin ide gila kayak gabungin otak kita sama AI. Kalau kita aja nggak ngerti kesadaran kita sendiri, gimana kita bisa tahu apakah AI bisa 'sadar'? Dan gimana <text:soft-page-break/>mungkin kita bisa 'menggabungkan' sesuatu yang hakikatnya aja masih jadi misteri besar? Pertanyaan ini bakal kita bawa terus ya di bab-bab selanjutnya.</text:p>
            <text:p text:style-name="P4"/>
            <text:p text:style-name="Text_20_body"><text:span text:style-name="Strong_20_Emphasis"><text:span text:style-name="T1">(Tips Tambahan - Opsional)</text:span></text:span></text:p>
            <text:list xml:id="list7489857116063243218" text:style-name="L31">
              <text:list-item>
                <text:p text:style-name="P30"><text:span text:style-name="Strong_20_Emphasis"><text:span text:style-name="T1">Tips Mengakui Keterbatasan Ilmu:</text:span></text:span><text:span text:style-name="T1"> Saat membahas topik serumit kesadaran, sangat penting untuk jujur tentang apa yang </text:span><text:span text:style-name="Emphasis"><text:span text:style-name="T1">belum</text:span></text:span><text:span text:style-name="T1"> diketahui sains. Ini membangun kredibilitas dan mengajak pembaca untuk ikut berpikir kritis, bukan sekadar menerima informasi. Jangan takut bilang "kita belum tahu". </text:span></text:p>
              </text:list-item>
            </text:list>
            <text:p text:style-name="Text_20_body"><text:span text:style-name="Strong_20_Emphasis"><text:span text:style-name="T1">(Prompt Ilustrasi - Opsional)</text:span></text:span></text:p>
            <text:list xml:id="list246563032787466390" text:style-name="L32">
              <text:list-item>
                <text:p text:style-name="P31"><text:span text:style-name="Strong_20_Emphasis"><text:span text:style-name="T1">Prompt Gambar:</text:span></text:span><text:span text:style-name="T1"> "Gambarkan siluet kepala manusia. Di dalamnya, tunjukkan dua visualisasi berbeda yang saling terkait tapi berbeda gaya. Satu bagian (mewakili 'pikiran') tampak seperti jaringan sirkuit atau diagram alur yang logis dan terstruktur, mungkin dengan warna biru atau abu-abu. Bagian lain (mewakili 'kesadaran') tampak seperti ledakan warna-warni yang abstrak, lembut, dan berputar (seperti cat air atau nebula), tanpa struktur jelas, menyiratkan pengalaman subjektif. Ada tanda tanya besar yang melayang di atas atau di antara kedua bagian ini." </text:span></text:p>
              </text:list-item>
            </text:list>
            <text:p text:style-name="P4"/>
            <text:p text:style-name="P173">Saya berhenti di sini. Menunggu perintah "YAX" untuk lanjut ke prompt Subbab 1.3.</text:p>
          </text:section>
          <text:section text:style-name="Sect1" text:name="feedback-form-17">
            <text:p text:style-name="P268"/>
          </text:section>
        </text:section>
        <text:section text:style-name="Sect1" text:name="f9ac65f0b8d6d7b1">
          <text:p text:style-name="P173"/>
          <text:section text:style-name="Sect1" text:name="user-query-content-18">
            <text:p text:style-name="P281">YAX </text:p>
          </text:section>
          <text:p text:style-name="P268">Tampilkan alur berpikir</text:p>
          <text:section text:style-name="Sect2" text:name="model-response-message-contentr_f9ac65f0b8d6d7b1">
            <text:p text:style-name="P173">Oke, mari kita lihat sisi hebat dan sisi 'biasa aja' dari otak kita!</text:p>
            <text:p text:style-name="P4"/>
            <text:p text:style-name="Text_20_body"><text:span text:style-name="Strong_20_Emphasis"><text:span text:style-name="T1">Menjawab Prompt untuk:</text:span></text:span><text:span text:style-name="T1"> </text:span><text:span text:style-name="Strong_20_Emphasis"><text:span text:style-name="T1">Subbab 1.3: Kehebatan dan Keterbatasan Otak Kita Saat Ini.</text:span></text:span></text:p>
            <text:p text:style-name="Text_20_body"><text:soft-page-break/><text:span text:style-name="Strong_20_Emphasis"><text:span text:style-name="T1">(Prompt:</text:span></text:span><text:span text:style-name="T1"> </text:span><text:span text:style-name="Emphasis"><text:span text:style-name="T1">"Tuliskan pembahasan mendalam (sekitar 400-500 kata) untuk Subbab 1.3. Pertama, soroti kemampuan luar biasa otak manusia: kapasitas belajar dan adaptasi (neuroplastisitas), kreativitas, pemecahan masalah yang kompleks, kecerdasan emosional, kemampuan berbahasa, dan empati. Berikan contoh nyata atau analogi. Kemudian, secara seimbang, bahas keterbatasannya: kecepatan pemrosesan yang relatif lambat dibandingkan komputer untuk tugas tertentu, keterbatasan memori (mudah lupa, memori palsu), rentan terhadap bias kognitif, kelelahan, dan pengaruh emosi pada pengambilan keputusan. Tujuannya bukan untuk merendahkan otak manusia, tapi untuk memberikan gambaran realistis tentang 'starting point' kita sebelum membahas potensi 'upgrade' atau simbiosis dengan AI. Hubungkan keterbatasan ini dengan mengapa ide menggabungkan diri dengan AI mungkin muncul."</text:span></text:span><text:span text:style-name="T1">)</text:span></text:p>
            <text:p text:style-name="P4"/>
            <text:p text:style-name="Text_20_body"><text:span text:style-name="Strong_20_Emphasis"><text:span text:style-name="T1">(Hasil Jawaban Prompt)</text:span></text:span></text:p>
            <text:p text:style-name="P173">Setelah tahu sedikit cara kerja otak dan misteri kesadaran, sekarang yuk kita lihat rapornya. Apa aja sih nilai A+ otak kita, dan di mana kita mungkin cuma dapet C atau D?</text:p>
            <text:p text:style-name="Text_20_body"><text:span text:style-name="Strong_20_Emphasis"><text:span text:style-name="T1">Sisi Hebat Otak Manusia (Nilai A+ Nggak Ada Obat!)</text:span></text:span></text:p>
            <text:p text:style-name="Text_20_body"><text:span text:style-name="T1">Jangan salah, otak kita itu </text:span><text:span text:style-name="Emphasis"><text:span text:style-name="T1">superstar</text:span></text:span><text:span text:style-name="T1"> dalam banyak hal!</text:span></text:p>
            <text:list xml:id="list6892692074975044152" text:style-name="L33">
              <text:list-item>
                <text:p text:style-name="P203"><text:span text:style-name="Strong_20_Emphasis"><text:span text:style-name="T1">Si Jago Belajar &amp; Beradaptasi (Neuroplastisitas):</text:span></text:span><text:span text:style-name="T1"> Ini salah satu kekuatan paling keren! Otakmu itu nggak kaku kayak batu, tapi lentur kayak </text:span><text:span text:style-name="Emphasis"><text:span text:style-name="T1">play-doh</text:span></text:span><text:span text:style-name="T1">. Setiap kali kamu belajar hal baru—entah itu rumus fisika, bahasa Inggris, jago </text:span><text:span text:style-name="Emphasis"><text:span text:style-name="T1">coding</text:span></text:span><text:span text:style-name="T1">, atau bahkan main alat musik tradisional kayak </text:span><text:span text:style-name="Emphasis"><text:span text:style-name="T1">gondang Batak</text:span></text:span><text:span text:style-name="T1">—koneksi antar neuron di otakmu benar-benar berubah dan menguat! Otak bisa terus belajar dan beradaptasi sepanjang hidup. Gila, kan? </text:span></text:p>
              </text:list-item>
              <text:list-item>
                <text:p text:style-name="P203"><text:span text:style-name="Strong_20_Emphasis"><text:span text:style-name="T1">Mesin Kreativitas Tanpa Batas:</text:span></text:span><text:span text:style-name="T1"> Otak kita jagonya menghubungkan ide-ide yang kelihatannya nggak nyambung, melahirkan sesuatu yang baru dan orisinal. Dari lukisan indah, musik yang menyentuh hati, cerita novel yang seru, sampai resep masakan aneh tapi enak—itu semua hasil kreativitas otak. Komputer mungkin bisa bikin gambar, tapi 'percikan' ide liar itu masih jadi keunggulan kita. </text:span></text:p>
              </text:list-item>
              <text:list-item>
                <text:p text:style-name="P203"><text:span text:style-name="Strong_20_Emphasis"><text:span text:style-name="T1">Pemecah Masalah yang Fleksibel:</text:span></text:span><text:span text:style-name="T1"> Otak nggak cuma jago ngitung, </text:span><text:soft-page-break/><text:span text:style-name="T1">tapi juga lihai banget mecahin masalah dunia nyata yang rumit, ambigu, dan butuh penyesuaian terus-menerus. Kita bisa pakai intuisi, pengalaman, dan logika secara bersamaan. </text:span></text:p>
              </text:list-item>
              <text:list-item>
                <text:p text:style-name="P203"><text:span text:style-name="Strong_20_Emphasis"><text:span text:style-name="T1">Master Bahasa dan Emosi:</text:span></text:span><text:span text:style-name="T1"> Kemampuan kita berbahasa itu luar biasa kompleks. Kita bisa ngertiin nuansa, sarkasme, puisi. Ditambah lagi, kita punya kecerdasan emosional: kemampuan buat ngenalin, ngertiin, dan ngelola emosi diri sendiri dan orang lain. Ini penting banget buat hubungan sosial. </text:span></text:p>
              </text:list-item>
              <text:list-item>
                <text:p text:style-name="P32"><text:span text:style-name="Strong_20_Emphasis"><text:span text:style-name="T1">Empati, Si Lem Perekat Sosial:</text:span></text:span><text:span text:style-name="T1"> Kita bisa merasakan apa yang orang lain rasakan, menempatkan diri di posisi mereka. Empati inilah yang bikin kita bisa peduli, tolong-menolong, dan membangun masyarakat. </text:span></text:p>
              </text:list-item>
            </text:list>
            <text:p text:style-name="Text_20_body"><text:span text:style-name="Strong_20_Emphasis"><text:span text:style-name="T1">Sisi Keterbatasan Otak (Yah, Nggak Ada yang Sempurna...)</text:span></text:span></text:p>
            <text:p text:style-name="P173">Tapi, jujur aja, otak kita juga punya kelemahan:</text:p>
            <text:list xml:id="list1774473610649555205" text:style-name="L34">
              <text:list-item>
                <text:p text:style-name="P204"><text:span text:style-name="Strong_20_Emphasis"><text:span text:style-name="T1">Lemot Buat Ngitung:</text:span></text:span><text:span text:style-name="T1"> Dibandingin sama kalkulator atau komputer, otak kita payah banget buat ngelakuin perhitungan matematis murni yang banyak dan cepat. Coba aja kamu kaliin 5879 dengan 9743 di kepala, bandingin sama kalkulator. Jauh! </text:span></text:p>
              </text:list-item>
              <text:list-item>
                <text:p text:style-name="P204"><text:span text:style-name="Strong_20_Emphasis"><text:span text:style-name="T1">Pelupa dan Suka Ngaco (Memori Terbatas):</text:span></text:span><text:span text:style-name="T1"> Pernah lupa taruh kunci motor di mana? Atau salah inget detail kejadian penting? Memori kita itu nggak kayak hard disk komputer yang nyimpen data persis. Memori kita bisa memudar, berubah setiap kali diingat ulang, bahkan kita bisa punya 'memori palsu' tanpa sadar! Kayak halaman Wikipedia yang bisa diedit siapa aja dikit-dikit. </text:span></text:p>
              </text:list-item>
              <text:list-item>
                <text:p text:style-name="P204"><text:span text:style-name="Strong_20_Emphasis"><text:span text:style-name="T1">Gampang Ketipu (Bias Kognitif):</text:span></text:span><text:span text:style-name="T1"> Otak kita suka ngambil 'jalan pintas' berpikir biar cepat ambil keputusan. Tapi, jalan pintas ini sering bikin kita salah. Contohnya, kita cenderung lebih percaya informasi yang sesuai sama keyakinan kita aja (bias konfirmasi). Banyak banget bias kayak gini yang 'ngumpet' di cara kita mikir. </text:span></text:p>
              </text:list-item>
              <text:list-item>
                <text:p text:style-name="P204"><text:span text:style-name="Strong_20_Emphasis"><text:span text:style-name="T1">Butuh Istirahat &amp; Gampang Capek:</text:span></text:span><text:span text:style-name="T1"> Otak itu organ biologis, butuh energi, oksigen, dan paling penting: tidur! Kalau kurang tidur atau kecapekan, performanya langsung anjlok. Apalagi kalau lagi ngantuk berat di pagi hari kayak sekarang ini (Minggu pagi di Medan!), rasanya butuh kopi biar 'mesin'-nya jalan! </text:span></text:p>
              </text:list-item>
              <text:list-item>
                <text:p text:style-name="P33"><text:span text:style-name="Strong_20_Emphasis"><text:span text:style-name="T1">Sering Baper (Pengaruh Emosi):</text:span></text:span><text:span text:style-name="T1"> Kadang, keputusan kita lebih </text:span><text:soft-page-break/><text:span text:style-name="T1">dipengaruhi rasa takut, marah, atau senang sesaat daripada logika jernih. Emosi itu penting, tapi kadang bisa 'membajak' pikiran rasional kita. </text:span></text:p>
              </text:list-item>
            </text:list>
            <text:p text:style-name="Text_20_body"><text:span text:style-name="Strong_20_Emphasis"><text:span text:style-name="T1">Kenapa Ngomongin Keterbatasan Itu Penting?</text:span></text:span></text:p>
            <text:p text:style-name="Text_20_body"><text:span text:style-name="T1">Ngakuin keterbatasan otak ini bukan buat ngejelek-jelekin diri sendiri, lho. Justru sebaliknya! Dengan tahu di mana kita 'kurang', kita jadi bisa melihat </text:span><text:span text:style-name="Emphasis"><text:span text:style-name="T1">mengapa</text:span></text:span><text:span text:style-name="T1"> ide buat 'nambahin' kemampuan otak kita pakai teknologi—bahkan sampai tingkat simbiosis dengan AI yang jago banget di area kayak kecepatan hitung dan memori akurat—jadi terasa begitu menarik dan menggoda. Ini jadi semacam 'pijakan' realistis sebelum kita melompat ke bab-bab berikutnya yang membahas potensi 'upgrade' otak kita.</text:span></text:p>
            <text:p text:style-name="P4"/>
            <text:p text:style-name="Text_20_body"><text:span text:style-name="Strong_20_Emphasis"><text:span text:style-name="T1">(Tips Tambahan - Opsional)</text:span></text:span></text:p>
            <text:list xml:id="list5249181757944956889" text:style-name="L35">
              <text:list-item>
                <text:p text:style-name="P34"><text:span text:style-name="Strong_20_Emphasis"><text:span text:style-name="T1">Tips Struktur Berimbang:</text:span></text:span><text:span text:style-name="T1"> Menyajikan kelebihan dan kekurangan secara berimbang (misalnya, 5 poin kelebihan, 5 poin kekurangan) membantu pembaca mendapatkan gambaran yang fair dan objektif. Jangan sampai terkesan hanya memuji atau hanya mengkritik. </text:span></text:p>
              </text:list-item>
            </text:list>
            <text:p text:style-name="Text_20_body"><text:span text:style-name="Strong_20_Emphasis"><text:span text:style-name="T1">(Prompt Ilustrasi - Opsional)</text:span></text:span></text:p>
            <text:list xml:id="list3395199645098861190" text:style-name="L36">
              <text:list-item>
                <text:p text:style-name="P35"><text:span text:style-name="Strong_20_Emphasis"><text:span text:style-name="T1">Prompt Gambar:</text:span></text:span><text:span text:style-name="T1"> "Buat ilustrasi dua panel bersebelahan dengan gaya semi-realistis tapi tetap menarik untuk remaja. Panel Kiri (Kehebatan): Tampilkan otak manusia yang bersinar cerah, mengeluarkan 'percikan' ide kreatif (seperti bohlam atau bintang kecil), cabang-cabangnya terhubung membentuk pola belajar yang kompleks, dan ada ikon hati kecil (empati) serta balon bicara (bahasa). Panel Kanan (Keterbatasan): Tampilkan otak yang sama tapi warnanya sedikit lebih redup, ada beberapa bagian yang tampak 'kabur' atau 'berlubang' (memori lupa), ikon kalkulator dengan tanda silang, ikon wajah lelah dengan 'Zzz', dan mungkin rantai kecil yang mengikat bagian otak (bias kognitif/emosi)." </text:span></text:p>
              </text:list-item>
            </text:list>
            <text:p text:style-name="P4"/>
            <text:p text:style-name="P173">Saya berhenti di sini. Menunggu perintah "YAX" untuk lanjut ke prompt pengantar Bab 2.</text:p>
          </text:section>
          <text:section text:style-name="Sect1" text:name="feedback-form-18">
            <text:p text:style-name="P268"><text:soft-page-break/></text:p>
          </text:section>
        </text:section>
        <text:section text:style-name="Sect1" text:name="ca9417934b9844ce">
          <text:p text:style-name="P173"/>
          <text:section text:style-name="Sect1" text:name="user-query-content-19">
            <text:p text:style-name="P281">YAX </text:p>
          </text:section>
          <text:p text:style-name="P268">Tampilkan alur berpikir</text:p>
          <text:section text:style-name="Sect2" text:name="model-response-message-contentr_ca9417934b9844ce">
            <text:p text:style-name="P173">Oke, kita tinggalkan sejenak 'alam semesta' di kepala kita dan beralih ke dunia digital!</text:p>
            <text:p text:style-name="P4"/>
            <text:p text:style-name="Text_20_body"><text:span text:style-name="Strong_20_Emphasis"><text:span text:style-name="T1">Menjawab Prompt untuk:</text:span></text:span><text:span text:style-name="T1"> </text:span><text:span text:style-name="Strong_20_Emphasis"><text:span text:style-name="T1">Pengantar Bab 2: Kecerdasan Buatan (AI): Bukan Sekadar Robot di Film</text:span></text:span></text:p>
            <text:p text:style-name="Text_20_body"><text:span text:style-name="Strong_20_Emphasis"><text:span text:style-name="T1">(Prompt:</text:span></text:span><text:span text:style-name="T1"> </text:span><text:span text:style-name="Emphasis"><text:span text:style-name="T1">"Tuliskan paragraf pengantar (sekitar 150-175 kata) untuk Bab 2: 'Kecerdasan Buatan (AI): Bukan Sekadar Robot di Film'. Mulai dengan kontras antara AI di film (robot pintar, kadang jahat) dan AI yang lebih sering kita temui (kode di balik layar smartphone, game, atau website). Setelah di Bab 1 kita menjelajahi 'mesin super' biologis di kepala kita, sekarang saatnya mengenal 'mitra' teknologi potensial dalam konsep Simbiosis Singularitas: Kecerdasan Buatan (AI). Sampaikan bahwa bab ini akan menjadi panduan untuk memahami AI: dari mana asalnya, bagaimana 'otak' digital ini bisa belajar dan berkembang dengan cara yang menakjubkan, contoh nyata penggunaannya yang mungkin sudah jadi bagian dari keseharian pembaca, hingga pertanyaan filosofis yang bikin penasaran: apakah AI suatu saat bisa punya 'pikiran' atau 'kesadaran' sendiri? Siapkan pembaca untuk memahami entitas non-biologis ini sebelum kita membahas kemungkinan penyatuannya dengan otak manusia."</text:span></text:span><text:span text:style-name="T1">)</text:span></text:p>
            <text:p text:style-name="P4"/>
            <text:p text:style-name="Text_20_body"><text:span text:style-name="Strong_20_Emphasis"><text:span text:style-name="T1">(Hasil Jawaban Prompt)</text:span></text:span></text:p>
            <text:p text:style-name="Text_20_body"><text:span text:style-name="T1">Kalau dengar kata "Kecerdasan Buatan" atau AI, apa yang langsung muncul di kepalamu? Mungkin robot keren (atau serem!) kayak di film </text:span><text:span text:style-name="Emphasis"><text:span text:style-name="T1">Transformers</text:span></text:span><text:span text:style-name="T1"> atau </text:span><text:span text:style-name="Emphasis"><text:span text:style-name="T1">The Terminator</text:span></text:span><text:span text:style-name="T1">, ya? Wajar sih, film sering banget nampilin AI kayak gitu. Tapi, tahu nggak? AI yang </text:span><text:span text:style-name="Emphasis"><text:span text:style-name="T1">beneran</text:span></text:span><text:span text:style-name="T1"> ada di sekitar kita sekarang ini seringkali nggak punya badan fisik sama sekali! AI itu lebih sering berupa kode pintar di balik layar </text:span><text:span text:style-name="Emphasis"><text:span text:style-name="T1">smartphone</text:span></text:span><text:span text:style-name="T1"> yang mungkin barusan ngasih kamu prediksi cuaca atau lalu lintas pagi ini di Medan, algoritma yang ngasih </text:span><text:soft-page-break/><text:span text:style-name="T1">rekomendasi video di YouTube, atau musuh yang kamu lawan di game favoritmu. Nah, setelah di Bab 1 kita udah 'bedah' mesin super biologis di kepala kita yaitu otak, sekarang saatnya kita kenalan sama 'calon partner'-nya dalam ide </text:span><text:span text:style-name="Emphasis"><text:span text:style-name="T1">Singularitas Simbiotik</text:span></text:span><text:span text:style-name="T1"> ini: si Kecerdasan Buatan (AI). Di bab ini, kita bakal bongkar tuntas soal AI. Dari mana sih asalnya? Gimana caranya 'otak digital' ini bisa 'belajar' hal baru secepat kilat? Di mana aja contoh AI yang udah jadi bagian hidup kita (kadang tanpa sadar!)? Dan tentu saja, kita bakal sentuh pertanyaan filosofis paling bikin penasaran: mungkinkah AI suatu saat nanti punya 'pikiran' atau 'kesadaran' kayak kita? Yuk, kita pahami dulu entitas cerdas non-biologis ini sebelum mikirin gimana cara 'nyatu' sama otak kita!</text:span></text:p>
            <text:p text:style-name="P4"/>
            <text:p text:style-name="Text_20_body"><text:span text:style-name="Strong_20_Emphasis"><text:span text:style-name="T1">(Tips Tambahan - Opsional)</text:span></text:span></text:p>
            <text:list xml:id="list8080690459528254857" text:style-name="L37">
              <text:list-item>
                <text:p text:style-name="P36"><text:span text:style-name="Strong_20_Emphasis"><text:span text:style-name="T1">Tips Mengatasi Miskonsepsi:</text:span></text:span><text:span text:style-name="T1"> Memulai bab tentang AI dengan langsung meluruskan gambaran populer dari fiksi ilmiah (AI = robot) itu penting. Ini membantu pembaca membangun pemahaman yang lebih akurat tentang apa itu AI di dunia nyata saat ini. </text:span></text:p>
              </text:list-item>
            </text:list>
            <text:p text:style-name="Text_20_body"><text:span text:style-name="Strong_20_Emphasis"><text:span text:style-name="T1">(Prompt Ilustrasi - Opsional)</text:span></text:span></text:p>
            <text:list xml:id="list5665101320151333508" text:style-name="L38">
              <text:list-item>
                <text:p text:style-name="P37"><text:span text:style-name="Strong_20_Emphasis"><text:span text:style-name="T1">Prompt Gambar:</text:span></text:span><text:span text:style-name="T1"> "Buat ilustrasi split-screen atau dua panel kontras. Panel kiri menampilkan gambar ikonik robot humanoid fiksi ilmiah (misalnya, gaya C-3PO atau robot futuristik lainnya). Panel kanan menampilkan visualisasi abstrak berupa jaringan digital yang kompleks, aliran data bercahaya, dan simpul-simpul algoritma, yang tampak 'mengalir' keluar dari layar smartphone, laptop, dan ikon awan (cloud), menunjukkan AI sebagai software dan jaringan." </text:span></text:p>
              </text:list-item>
            </text:list>
            <text:p text:style-name="P4"/>
            <text:p text:style-name="P173">Saya berhenti di sini. Menunggu perintah "YAX" untuk lanjut ke prompt Subbab 2.1.</text:p>
          </text:section>
          <text:section text:style-name="Sect1" text:name="feedback-form-19">
            <text:p text:style-name="P268"/>
          </text:section>
        </text:section>
        <text:section text:style-name="Sect1" text:name="a7f0672c417a159f">
          <text:p text:style-name="P173"/>
          <text:section text:style-name="Sect1" text:name="user-query-content-20">
            <text:p text:style-name="P281">YAX </text:p>
          </text:section>
          <text:p text:style-name="P268">Tampilkan alur berpikir</text:p>
          <text:section text:style-name="Sect2" text:name="model-response-message-contentr_a7f0672c417a159f">
            <text:p text:style-name="P173"><text:soft-page-break/>Oke, mari kita telusuri jejak langkah si AI ini dari masa ke masa!</text:p>
            <text:p text:style-name="P4"/>
            <text:p text:style-name="Text_20_body"><text:span text:style-name="Strong_20_Emphasis"><text:span text:style-name="T1">Menjawab Prompt untuk:</text:span></text:span><text:span text:style-name="T1"> </text:span><text:span text:style-name="Strong_20_Emphasis"><text:span text:style-name="T1">Subbab 2.1: Dari Kalkulator ke ChatGPT: Evolusi AI yang Mengejutkan.</text:span></text:span></text:p>
            <text:p text:style-name="Text_20_body"><text:span text:style-name="Strong_20_Emphasis"><text:span text:style-name="T1">(Prompt:</text:span></text:span><text:span text:style-name="T1"> </text:span><text:span text:style-name="Emphasis"><text:span text:style-name="T1">"Tuliskan pembahasan mendalam (sekitar 400-500 kata) untuk Subbab 2.1. Ceritakan evolusi AI secara kronologis sederhana. Mulai dari ide awal tentang 'mesin berpikir', lalu ke program komputer awal yang mengikuti aturan kaku (contoh: kalkulator, program catur sederhana - rule-based systems). Jelaskan titik balik dengan munculnya </text:span></text:span><text:span text:style-name="Emphasis"><text:span text:style-name="Strong_20_Emphasis"><text:span text:style-name="T1">Machine Learning</text:span></text:span></text:span><text:span text:style-name="Emphasis"><text:span text:style-name="T1">, di mana AI mulai bisa 'belajar' dari data tanpa diprogram secara eksplisit untuk setiap tugas. Berikan contoh sederhana. Lanjutkan ke </text:span></text:span><text:span text:style-name="Emphasis"><text:span text:style-name="Strong_20_Emphasis"><text:span text:style-name="T1">Deep Learning</text:span></text:span></text:span><text:span text:style-name="Emphasis"><text:span text:style-name="T1"> sebagai cabang machine learning yang terinspirasi jaringan otak (secara longgar) dan memungkinkan kemajuan besar dalam pengenalan gambar, suara, dan bahasa. Puncaki dengan contoh AI modern yang dikenal remaja seperti </text:span></text:span><text:span text:style-name="Emphasis"><text:span text:style-name="Strong_20_Emphasis"><text:span text:style-name="T1">ChatGPT</text:span></text:span></text:span><text:span text:style-name="Emphasis"><text:span text:style-name="T1"> atau generator gambar AI, tunjukkan lompatan kemampuannya. Tekankan bahwa AI terus berkembang pesat. Gunakan linimasa sederhana atau poin-poin kunci untuk mempermudah pemahaman."</text:span></text:span><text:span text:style-name="T1">)</text:span></text:p>
            <text:p text:style-name="P4"/>
            <text:p text:style-name="Text_20_body"><text:span text:style-name="Strong_20_Emphasis"><text:span text:style-name="T1">(Hasil Jawaban Prompt)</text:span></text:span></text:p>
            <text:p text:style-name="P173">Percaya nggak, ide tentang mesin yang bisa 'berpikir' itu udah ada sejak lama banget, bahkan sebelum komputer secanggih sekarang ditemukan! Para filsuf dan matematikawan zaman dulu udah ngayalin soal ini. Tapi, AI seperti yang kita kenal baru mulai 'lahir' barengan sama perkembangan komputer di pertengahan abad ke-20.</text:p>
            <text:p text:style-name="Text_20_body"><text:span text:style-name="Strong_20_Emphasis"><text:span text:style-name="T1">Tahap 1: AI 'Bayi' yang Patuh Aturan (Era Rule-Based Systems)</text:span></text:span></text:p>
            <text:p text:style-name="Text_20_body"><text:span text:style-name="T1">Awalnya, AI itu kayak 'bayi' yang super patuh. Program komputer dibuat dengan setumpuk aturan 'jika-maka' yang kaku. Contoh paling gampang? </text:span><text:span text:style-name="Strong_20_Emphasis"><text:span text:style-name="T1">Kalkulator</text:span></text:span><text:span text:style-name="T1">. Kamu masukin angka dan perintah (tambah, kurang, kali, bagi), dia ngikutin aturan matematika dan ngasih hasil. Persis seperti yang diprogram. Atau </text:span><text:span text:style-name="Strong_20_Emphasis"><text:span text:style-name="T1">program catur awal</text:span></text:span><text:span text:style-name="T1">, yang gerakannya udah ditentuin semua sama pemrogramnya berdasarkan aturan catur. AI jenis ini nggak bisa belajar hal baru atau beradaptasi. Dia cuma bisa ngelakuin persis apa </text:span><text:soft-page-break/><text:span text:style-name="T1">yang udah ditulis di 'buku panduan'-nya (kodenya). Keren sih pada masanya, tapi ya gitu-gitu aja.</text:span></text:p>
            <text:p text:style-name="Text_20_body"><text:span text:style-name="Strong_20_Emphasis"><text:span text:style-name="T1">Tahap 2: AI 'Anak-anak' Mulai Belajar Sendiri (Munculnya Machine Learning)</text:span></text:span></text:p>
            <text:p text:style-name="Text_20_body"><text:span text:style-name="T1">Nah, ini dia titik baliknya yang super penting! Sekitar beberapa dekade lalu, para ilmuwan mulai mikir, "Gimana kalau kita nggak usah ngasih semua aturan ke AI? Gimana kalau kita kasih contoh aja, terus biar AI-nya belajar sendiri polanya?" Lahirlah </text:span><text:span text:style-name="Strong_20_Emphasis"><text:span text:style-name="T1">Machine Learning (ML)</text:span></text:span><text:span text:style-name="T1"> atau Pembelajaran Mesin.</text:span></text:p>
            <text:p text:style-name="Text_20_body"><text:span text:style-name="T1">Ini kayak bedanya ngajarin anak kecil naik sepeda. Daripada ngasih instruksi detail "angkat kaki kanan sekian derajat, putar pedal sekian...", mending kita kasih contoh, biarin dia coba-coba (dan mungkin jatuh beberapa kali), sampai akhirnya dia </text:span><text:span text:style-name="Emphasis"><text:span text:style-name="T1">nemu sendiri</text:span></text:span><text:span text:style-name="T1"> cara jaga keseimbangan. AI dengan ML juga gitu. Kita 'kasih makan' dia data seabrek-abrek, terus dia bakal cari pola di data itu. Contoh simpel: </text:span><text:span text:style-name="Strong_20_Emphasis"><text:span text:style-name="T1">filter spam</text:span></text:span><text:span text:style-name="T1"> di emailmu. Dia belajar ngenalin email sampah bukan karena ada daftar jutaan kata spam, tapi karena dia udah 'lihat' jutaan contoh email spam dan non-spam, terus dia nemu polanya sendiri (misalnya, email spam sering pakai huruf kapital semua atau janjiin hadiah aneh). AI jenis ini jauh lebih fleksibel dan bisa ngerjain tugas yang aturannya terlalu rumit buat ditulis manusia.</text:span></text:p>
            <text:p text:style-name="Text_20_body"><text:span text:style-name="Strong_20_Emphasis"><text:span text:style-name="T1">Tahap 3: AI 'Remaja' Makin Mirip Otak (Deep Learning Meroket)</text:span></text:span></text:p>
            <text:p text:style-name="Text_20_body"><text:span text:style-name="T1">Di dalam Machine Learning, ada cabang yang lagi naik daun banget namanya </text:span><text:span text:style-name="Strong_20_Emphasis"><text:span text:style-name="T1">Deep Learning</text:span></text:span><text:span text:style-name="T1">. Ini terinspirasi (secara </text:span><text:span text:style-name="Emphasis"><text:span text:style-name="T1">sangat</text:span></text:span><text:span text:style-name="T1"> longgar ya, nggak persis sama) dari jaringan neuron di otak kita. Deep Learning pakai 'lapisan-lapisan' pemrosesan data yang bertingkat-tingkat, bikin dia jago banget ngenalin pola yang super rumit, terutama dalam data kayak gambar, suara, dan teks. Hasilnya? Teknologi keren kayak </text:span><text:span text:style-name="Strong_20_Emphasis"><text:span text:style-name="T1">pengenal wajah</text:span></text:span><text:span text:style-name="T1"> di ponselmu, </text:span><text:span text:style-name="Strong_20_Emphasis"><text:span text:style-name="T1">asisten suara</text:span></text:span><text:span text:style-name="T1"> yang makin ngerti omongan kita (walaupun kadang masih suka salah dengar!), atau </text:span><text:span text:style-name="Strong_20_Emphasis"><text:span text:style-name="T1">terjemahan bahasa otomatis</text:span></text:span><text:span text:style-name="T1"> yang makin akurat.</text:span></text:p>
            <text:p text:style-name="Text_20_body"><text:span text:style-name="Strong_20_Emphasis"><text:span text:style-name="T1">Tahap 4: AI 'Dewasa Muda' yang Bikin Melongo (Era AI Generatif)</text:span></text:span></text:p>
            <text:p text:style-name="Text_20_body"><text:span text:style-name="T1">Dan sampailah kita di era sekarang! Kamu pasti udah dengar atau bahkan nyobain </text:span><text:span text:style-name="Strong_20_Emphasis"><text:span text:style-name="T1">ChatGPT</text:span></text:span><text:span text:style-name="T1">, kan? AI yang bisa ngobrol, nulis cerita, bikin puisi, bahkan bantuin ngerjain PR (ehem!). Atau mungkin kamu pernah lihat </text:span><text:soft-page-break/><text:span text:style-name="T1">gambar-gambar keren yang dibuat AI kayak </text:span><text:span text:style-name="Strong_20_Emphasis"><text:span text:style-name="T1">Midjourney</text:span></text:span><text:span text:style-name="T1"> atau </text:span><text:span text:style-name="Strong_20_Emphasis"><text:span text:style-name="T1">DALL-E</text:span></text:span><text:span text:style-name="T1">? Ini adalah contoh AI Generatif, hasil dari perkembangan Deep Learning yang luar biasa. Mereka nggak cuma ngenalin pola, tapi bisa </text:span><text:span text:style-name="Emphasis"><text:span text:style-name="T1">menciptakan</text:span></text:span><text:span text:style-name="T1"> sesuatu yang baru berdasarkan data yang udah mereka pelajari. Lompatan kemampuannya dalam beberapa tahun terakhir ini bener-bener bikin kita melongo!</text:span></text:p>
            <text:p text:style-name="Text_20_body"><text:span text:style-name="T1">Yang jelas, evolusi AI ini terjadi </text:span><text:span text:style-name="Emphasis"><text:span text:style-name="T1">super cepat</text:span></text:span><text:span text:style-name="T1"> dan terus melaju. AI berkembang pesat di seluruh dunia, termasuk mungkin menginspirasi kakak-kakak mahasiswa atau komunitas teknologi di Medan dan kota-kota lain di Indonesia untuk ikut berinovasi. Siapa tahu, AI canggih berikutnya datang dari sini?</text:span></text:p>
            <text:p text:style-name="P4"/>
            <text:p text:style-name="Text_20_body"><text:span text:style-name="Strong_20_Emphasis"><text:span text:style-name="T1">(Tips Tambahan - Opsional)</text:span></text:span></text:p>
            <text:list xml:id="list2436287888095546992" text:style-name="L39">
              <text:list-item>
                <text:p text:style-name="P38"><text:span text:style-name="Strong_20_Emphasis"><text:span text:style-name="T1">Tips Linimasa Cerita:</text:span></text:span><text:span text:style-name="T1"> Menceritakan evolusi AI sebagai tahapan pertumbuhan (bayi, anak, remaja, dewasa muda) bisa membuatnya lebih mudah dipahami dan diingat oleh pembaca remaja daripada sekadar menyebutkan istilah teknis dan tahun. </text:span></text:p>
              </text:list-item>
            </text:list>
            <text:p text:style-name="Text_20_body"><text:span text:style-name="Strong_20_Emphasis"><text:span text:style-name="T1">(Prompt Ilustrasi - Opsional)</text:span></text:span></text:p>
            <text:list xml:id="list6890501987094941154" text:style-name="L40">
              <text:list-item>
                <text:p text:style-name="P39"><text:span text:style-name="Strong_20_Emphasis"><text:span text:style-name="T1">Prompt Gambar:</text:span></text:span><text:span text:style-name="T1"> "Buat ilustrasi linimasa (timeline) horizontal sederhana dari kiri ke kanan. Mulai dengan ikon kalkulator kecil. Lalu panah menunjuk ke ikon bidak catur. Panah berikutnya menunjuk ke ikon jaringan sederhana dengan tulisan 'ML' di bawahnya. Panah selanjutnya (lebih tebal/cepat) menunjuk ke ikon jaringan yang lebih dalam dan berlapis dengan tulisan 'Deep Learning'. Panah terakhir (paling tebal/cepat) menunjuk ke ikon logo ChatGPT dan ikon kuas/palet cat yang mewakili AI generator gambar." </text:span></text:p>
              </text:list-item>
            </text:list>
            <text:p text:style-name="P4"/>
            <text:p text:style-name="P173">Saya berhenti di sini. Menunggu perintah "YAX" untuk lanjut ke prompt Subbab 2.2.</text:p>
          </text:section>
          <text:section text:style-name="Sect1" text:name="feedback-form-20">
            <text:p text:style-name="P268"/>
          </text:section>
        </text:section>
        <text:section text:style-name="Sect1" text:name="2be8385318671f02">
          <text:p text:style-name="P173"/>
          <text:section text:style-name="Sect1" text:name="user-query-content-21">
            <text:p text:style-name="P281">YAX </text:p>
          </text:section>
          <text:p text:style-name="P268"><text:soft-page-break/>Tampilkan alur berpikir</text:p>
          <text:section text:style-name="Sect2" text:name="model-response-message-contentr_2be8385318671f02">
            <text:p text:style-name="P173">Oke, kita kupas rahasia di balik 'kecerdasan' si AI!</text:p>
            <text:p text:style-name="P4"/>
            <text:p text:style-name="Text_20_body"><text:span text:style-name="Strong_20_Emphasis"><text:span text:style-name="T1">Menjawab Prompt untuk:</text:span></text:span><text:span text:style-name="T1"> </text:span><text:span text:style-name="Strong_20_Emphasis"><text:span text:style-name="T1">Subbab 2.2: Bagaimana AI "Belajar" dan "Berpikir"? (Konsep machine learning sederhana).</text:span></text:span></text:p>
            <text:p text:style-name="Text_20_body"><text:span text:style-name="Strong_20_Emphasis"><text:span text:style-name="T1">(Prompt:</text:span></text:span><text:span text:style-name="T1"> </text:span><text:span text:style-name="Emphasis"><text:span text:style-name="T1">"Tuliskan pembahasan mendalam (sekitar 400-500 kata) untuk Subbab 2.2. Fokus pada penjelasan konsep </text:span></text:span><text:span text:style-name="Emphasis"><text:span text:style-name="Strong_20_Emphasis"><text:span text:style-name="T1">Machine Learning (ML)</text:span></text:span></text:span><text:span text:style-name="Emphasis"><text:span text:style-name="T1"> dengan bahasa sederhana dan analogi. Jelaskan bahwa 'belajar' bagi AI berarti </text:span></text:span><text:span text:style-name="Emphasis"><text:span text:style-name="Strong_20_Emphasis"><text:span text:style-name="T1">mengenali pola dalam jumlah data yang sangat besar</text:span></text:span></text:span><text:span text:style-name="Emphasis"><text:span text:style-name="T1">. Gunakan analogi: seperti melatih AI mengenali foto kucing dengan memberinya ribuan contoh foto kucing dan non-kucing, lalu AI menemukan sendiri ciri-ciri pembedanya. Jelaskan peran </text:span></text:span><text:span text:style-name="Emphasis"><text:span text:style-name="Strong_20_Emphasis"><text:span text:style-name="T1">algoritma</text:span></text:span></text:span><text:span text:style-name="Emphasis"><text:span text:style-name="T1"> (sebagai 'resep' atau 'instruksi' belajar) dan </text:span></text:span><text:span text:style-name="Emphasis"><text:span text:style-name="Strong_20_Emphasis"><text:span text:style-name="T1">data</text:span></text:span></text:span><text:span text:style-name="Emphasis"><text:span text:style-name="T1"> (sebagai 'bahan baku' atau 'buku pelajaran'). Singgung sedikit tentang jenis pembelajaran (misal, supervised learning dengan contoh berlabel). Bedakan 'belajar' ala AI ini (mencocokkan pola, membuat prediksi berdasarkan data) dengan pemahaman mendalam atau kesadaran seperti manusia. Hindari rumus matematika, fokus pada intuisi cara kerjanya. Tujuannya agar pembaca paham dasar bagaimana AI 'mendapatkan' kemampuannya."</text:span></text:span><text:span text:style-name="T1">)</text:span></text:p>
            <text:p text:style-name="P4"/>
            <text:p text:style-name="Text_20_body"><text:span text:style-name="Strong_20_Emphasis"><text:span text:style-name="T1">(Hasil Jawaban Prompt)</text:span></text:span></text:p>
            <text:p text:style-name="Text_20_body"><text:span text:style-name="T1">Jadi, gimana sih caranya AI yang tadinya cuma program kaku bisa jadi 'pintar' sampai bisa ngobrol atau bikin gambar kayak sekarang? Jawabannya ada di konsep keren bernama </text:span><text:span text:style-name="Strong_20_Emphasis"><text:span text:style-name="T1">Machine Learning (ML)</text:span></text:span><text:span text:style-name="T1"> atau Pembelajaran Mesin.</text:span></text:p>
            <text:p text:style-name="Text_20_body"><text:span text:style-name="T1">Gampangnya, 'belajar' buat AI itu artinya </text:span><text:span text:style-name="Strong_20_Emphasis"><text:span text:style-name="T1">kemampuan untuk menemukan pola tersembunyi dalam data dalam jumlah yang super banyak</text:span></text:span><text:span text:style-name="T1">. AI itu kayak detektif super yang bisa ngeliat hubungan atau kesamaan di antara jutaan informasi yang mungkin kita sendiri nggak sadar.</text:span></text:p>
            <text:p text:style-name="Text_20_body"><text:span text:style-name="T1">Yuk, pakai analogi biar lebih kebayang. Misalnya, kita mau ngajarin AI ngenalin foto </text:span><text:span text:style-name="Strong_20_Emphasis"><text:span text:style-name="T1">Orang Utan</text:span></text:span><text:span text:style-name="T1">, hewan khas Sumatera yang keren itu. Caranya gimana? Kita nggak ngasih tahu AI, "Orang Utan itu warnanya oranye, bulunya tebal, mukanya begini...". Nggak gitu. Sebaliknya, kita 'kasih makan' </text:span><text:soft-page-break/><text:span text:style-name="T1">AI itu ribuan, bahkan jutaan, foto. Sebagian foto Orang Utan, sebagian lagi foto hewan lain (kucing, anjing, monyet) atau benda-benda lain. Setiap foto kita kasih label: "Ini Orang Utan", "Ini Bukan Orang Utan". Nah, tugas AI adalah melihat semua contoh ini dan </text:span><text:span text:style-name="Emphasis"><text:span text:style-name="T1">mencari sendiri</text:span></text:span><text:span text:style-name="T1"> pola visual apa sih yang sering muncul di foto berlabel "Orang Utan" tapi jarang muncul di foto lain. Mungkin AI 'menemukan' pola kombinasi warna oranye kecoklatan, tekstur bulu tertentu, bentuk wajah khas, dan sebagainya. Setelah 'belajar' dari banyak contoh, harapannya AI bisa nebak dengan benar kalau dikasih foto baru: "Yap, ini kayaknya Orang Utan!" atau "Hmm, ini bukan Orang Utan deh."</text:span></text:p>
            <text:p text:style-name="P173">Dalam proses ini, ada dua elemen kunci:</text:p>
            <text:list xml:id="list4028535698034602287" text:style-name="L41">
              <text:list-item>
                <text:p text:style-name="P205"><text:span text:style-name="Strong_20_Emphasis"><text:span text:style-name="T1">Data:</text:span></text:span><text:span text:style-name="T1"> Ini adalah 'bahan baku' atau 'buku pelajaran' buat AI. Makin banyak dan makin bagus kualitas datanya (contohnya beragam dan relevan), biasanya AI makin pintar belajarnya. Data bisa berupa gambar, teks, suara, angka, apa saja! </text:span></text:p>
              </text:list-item>
              <text:list-item>
                <text:p text:style-name="P40"><text:span text:style-name="Strong_20_Emphasis"><text:span text:style-name="T1">Algoritma:</text:span></text:span><text:span text:style-name="T1"> Ini adalah 'resep' atau 'metode belajar'-nya. Algoritma itu serangkaian instruksi matematis yang ngasih tahu AI </text:span><text:span text:style-name="Emphasis"><text:span text:style-name="T1">bagaimana</text:span></text:span><text:span text:style-name="T1"> cara memproses data dan menemukan pola tersebut. Ada banyak banget jenis algoritma ML, masing-masing punya cara belajar yang beda-beda. </text:span></text:p>
              </text:list-item>
            </text:list>
            <text:p text:style-name="Text_20_body"><text:span text:style-name="T1">Metode ngajarin AI pakai contoh berlabel (kayak contoh Orang Utan tadi) itu salah satu jenis ML yang paling umum, namanya </text:span><text:span text:style-name="Strong_20_Emphasis"><text:span text:style-name="T1">Supervised Learning</text:span></text:span><text:span text:style-name="T1"> (Pembelajaran Terarah). Ada juga jenis lain, misalnya Unsupervised Learning (AI cari pola sendiri di data tanpa label) atau Reinforcement Learning (AI belajar lewat coba-coba dan dapat 'hadiah' atau 'hukuman').</text:span></text:p>
            <text:p text:style-name="Text_20_body"><text:span text:style-name="Strong_20_Emphasis"><text:span text:style-name="T1">PENTING NIH!</text:span></text:span><text:span text:style-name="T1"> 'Belajar'-nya AI ini beda banget sama cara manusia belajar, ya. AI jago banget nemuin korelasi statistik dan pola di data raksasa. Tapi, dia nggak punya </text:span><text:span text:style-name="Emphasis"><text:span text:style-name="T1">pemahaman</text:span></text:span><text:span text:style-name="T1"> mendalam kayak kita. AI yang ngenalin Orang Utan tadi nggak </text:span><text:span text:style-name="Emphasis"><text:span text:style-name="T1">tahu</text:span></text:span><text:span text:style-name="T1"> apa rasanya jadi Orang Utan, nggak ngerti kalau Orang Utan itu makhluk hidup yang butuh makan atau terancam punah. Dia cuma 'melihat' pola piksel di gambar dan mencocokkannya dengan pola yang udah dia pelajari. Dia nggak punya kesadaran, perasaan, atau pemahaman konteks seperti manusia. Jadi, meskipun kemampuannya luar biasa, 'kecerdasan' AI saat ini lebih ke soal mencocokkan pola super </text:span><text:soft-page-break/><text:span text:style-name="T1">canggih, bukan 'berpikir' atau 'merasa' seperti kita di Bab 1. Paham ya bedanya? Ini penting banget buat diingat!</text:span></text:p>
            <text:p text:style-name="P4"/>
            <text:p text:style-name="Text_20_body"><text:span text:style-name="Strong_20_Emphasis"><text:span text:style-name="T1">(Tips Tambahan - Opsional)</text:span></text:span></text:p>
            <text:list xml:id="list7530435310919542237" text:style-name="L42">
              <text:list-item>
                <text:p text:style-name="P206"><text:span text:style-name="Strong_20_Emphasis"><text:span text:style-name="T1">Tips Pengulangan Analogi:</text:span></text:span><text:span text:style-name="T1"> Menggunakan satu analogi sentral (seperti pengenalan Orang Utan) dan mengulanginya saat menjelaskan konsep terkait (data, algoritma, perbedaan dengan manusia) bisa sangat efektif untuk membangun pemahaman yang koheren. </text:span></text:p>
              </text:list-item>
              <text:list-item>
                <text:p text:style-name="P41"><text:span text:style-name="Strong_20_Emphasis"><text:span text:style-name="T1">Tips Penekanan Perbedaan Kunci:</text:span></text:span><text:span text:style-name="T1"> Sangat penting untuk secara eksplisit dan berulang kali menekankan perbedaan antara 'belajar' ala AI (pencocokan pola) dan pemahaman/kesadaran manusia, agar pembaca tidak salah kaprah tentang kemampuan AI saat ini. </text:span></text:p>
              </text:list-item>
            </text:list>
            <text:p text:style-name="Text_20_body"><text:span text:style-name="Strong_20_Emphasis"><text:span text:style-name="T1">(Prompt Ilustrasi - Opsional)</text:span></text:span></text:p>
            <text:list xml:id="list3438375547622924312" text:style-name="L43">
              <text:list-item>
                <text:p text:style-name="P42"><text:span text:style-name="Strong_20_Emphasis"><text:span text:style-name="T1">Prompt Gambar:</text:span></text:span><text:span text:style-name="T1"> "Buat diagram sederhana tapi jelas. Di sebelah kiri, tampilkan banyak ikon kecil mewakili 'Data' (misalnya, tumpukan foto Orang Utan dan hewan lain, diberi label centang/silang). Panah besar menunjuk ke ikon 'Otak AI' di tengah, yang di dalamnya ada visualisasi pola-pola abstrak yang sedang terbentuk dan tulisan 'Algoritma ML'. Dari Otak AI, panah menunjuk ke kanan, ke arah dua gambar baru: satu gambar Orang Utan dengan tanda centang hijau besar di atasnya ('Prediksi: Orang Utan'), dan satu gambar kucing dengan tanda silang merah besar di atasnya ('Prediksi: Bukan Orang Utan'). Beri label yang jelas untuk 'Data (Contoh Berlabel)', 'Algoritma ML', 'Pencarian Pola', dan 'Prediksi'." </text:span></text:p>
              </text:list-item>
            </text:list>
            <text:p text:style-name="P4"/>
            <text:p text:style-name="P173">Saya berhenti di sini. Menunggu perintah "YAX" untuk lanjut ke prompt Subbab 2.3.</text:p>
          </text:section>
          <text:section text:style-name="Sect1" text:name="feedback-form-21">
            <text:p text:style-name="P268"/>
          </text:section>
        </text:section>
        <text:section text:style-name="Sect1" text:name="2533bcfc2b546da9">
          <text:p text:style-name="P173"/>
          <text:section text:style-name="Sect1" text:name="user-query-content-22">
            <text:p text:style-name="P281">YAX </text:p>
          </text:section>
          <text:p text:style-name="P268">Tampilkan alur berpikir</text:p>
          <text:section text:style-name="Sect2" text:name="model-response-message-contentr_2533bcfc2b546da9">
            <text:p text:style-name="P173"><text:soft-page-break/>Oke, mari kita 'berburu' AI di sekitar kita! Kamu mungkin kaget betapa banyaknya AI yang udah jadi bagian dari hidupmu sehari-hari.</text:p>
            <text:p text:style-name="P4"/>
            <text:p text:style-name="Text_20_body"><text:span text:style-name="Strong_20_Emphasis"><text:span text:style-name="T1">Menjawab Prompt untuk:</text:span></text:span><text:span text:style-name="T1"> </text:span><text:span text:style-name="Strong_20_Emphasis"><text:span text:style-name="T1">Subbab 2.3: AI di Sekitar Kita: Contoh Nyata yang Mungkin Tak Kamu Sadari.</text:span></text:span></text:p>
            <text:p text:style-name="Text_20_body"><text:span text:style-name="Strong_20_Emphasis"><text:span text:style-name="T1">(Prompt:</text:span></text:span><text:span text:style-name="T1"> </text:span><text:span text:style-name="Emphasis"><text:span text:style-name="T1">"Tuliskan pembahasan mendalam (sekitar 400-500 kata) untuk Subbab 2.3. Berikan berbagai contoh konkret penerapan AI yang relevan dengan kehidupan remaja sehari-hari. Kelompokkan contoh-contoh ini, misalnya: * Hiburan: Algoritma rekomendasi di YouTube, Netflix, TikTok, Spotify; NPC (karakter non-pemain) yang cerdas di game. * Komunikasi &amp; Informasi: Asisten virtual (Siri, Google Assistant, Alexa), chatbot layanan pelanggan, filter spam email, fitur terjemahan otomatis, hasil pencarian Google. * Media Sosial: Filter wajah/AR, feed yang dipersonalisasi, deteksi konten tidak pantas. * Alat Bantu Praktis: Aplikasi peta/navigasi (prediksi lalu lintas), fitur koreksi otomatis &amp; prediksi teks saat mengetik, pengenalan wajah untuk membuka kunci ponsel. Jelaskan secara singkat bagaimana AI berperan di setiap contoh tersebut (misal, 'AI mempelajari seleramu untuk merekomendasikan video'). Tujuannya adalah menunjukkan bahwa AI bukan hanya konsep masa depan, tapi sudah terintegrasi dalam banyak aspek kehidupan modern."</text:span></text:span><text:span text:style-name="T1">)</text:span></text:p>
            <text:p text:style-name="P4"/>
            <text:p text:style-name="Text_20_body"><text:span text:style-name="Strong_20_Emphasis"><text:span text:style-name="T1">(Hasil Jawaban Prompt)</text:span></text:span></text:p>
            <text:p text:style-name="P173">Kamu mungkin mikir AI itu masih jauh di masa depan atau cuma ada di laboratorium canggih. Salah besar! AI itu udah kayak 'ninja' teknologi, ada di mana-mana tapi sering nggak kelihatan. Coba deh perhatiin, AI udah bantuin (atau mungkin ngatur?) hidup kita dalam banyak hal:</text:p>
            <text:p text:style-name="Text_20_body"><text:span text:style-name="Strong_20_Emphasis"><text:span text:style-name="T1">1. Pas Lagi Santai &amp; Hiburan:</text:span></text:span></text:p>
            <text:list xml:id="list424812925669386664" text:style-name="L44">
              <text:list-item>
                <text:p text:style-name="P207"><text:span text:style-name="Strong_20_Emphasis"><text:span text:style-name="T1">Rekomendasi Konten (YouTube, TikTok, Spotify, Netflix):</text:span></text:span><text:span text:style-name="T1"> Pernah heran kenapa video atau lagu yang muncul di berandamu kok pas banget sama seleramu? Itu kerjaan AI! Dia </text:span><text:span text:style-name="Strong_20_Emphasis"><text:span text:style-name="T1">mempelajari pola</text:span></text:span><text:span text:style-name="T1"> dari apa yang kamu tonton, suka, atau lewati, terus </text:span><text:span text:style-name="Strong_20_Emphasis"><text:span text:style-name="T1">memprediksi</text:span></text:span><text:span text:style-name="T1"> konten lain yang kemungkinan besar bakal kamu suka juga. Makin sering kamu pakai, makin 'kenal' AI sama seleramu. </text:span></text:p>
              </text:list-item>
              <text:list-item>
                <text:p text:style-name="P43"><text:soft-page-break/><text:span text:style-name="Strong_20_Emphasis"><text:span text:style-name="T1">Musuh atau Teman di Game (NPC Cerdas):</text:span></text:span><text:span text:style-name="T1"> Waktu kamu main game kayak </text:span><text:span text:style-name="Emphasis"><text:span text:style-name="T1">Mobile Legends</text:span></text:span><text:span text:style-name="T1">, </text:span><text:span text:style-name="Emphasis"><text:span text:style-name="T1">Free Fire</text:span></text:span><text:span text:style-name="T1">, atau game petualangan lainnya, karakter musuh atau teman tim yang dikontrol komputer (NPC) itu seringkali pakai AI. AI ini </text:span><text:span text:style-name="Strong_20_Emphasis"><text:span text:style-name="T1">menganalisis situasimu</text:span></text:span><text:span text:style-name="T1"> dalam game dan </text:span><text:span text:style-name="Strong_20_Emphasis"><text:span text:style-name="T1">memutuskan tindakan</text:span></text:span><text:span text:style-name="T1"> terbaik (meskipun kadang masih gampang ditebak ya!). AI di game terus dikembangin biar makin pinter dan adaptif. </text:span></text:p>
              </text:list-item>
            </text:list>
            <text:p text:style-name="Text_20_body"><text:span text:style-name="Strong_20_Emphasis"><text:span text:style-name="T1">2. Pas Lagi Ngobrol &amp; Cari Info:</text:span></text:span></text:p>
            <text:list xml:id="list4994598146737936910" text:style-name="L45">
              <text:list-item>
                <text:p text:style-name="P208"><text:span text:style-name="Strong_20_Emphasis"><text:span text:style-name="T1">Asisten Virtual (Siri, Google Assistant):</text:span></text:span><text:span text:style-name="T1"> Waktu kamu bilang, "OK Google, gimana cuaca di Medan hari ini?" atau minta Siri setel alarm, itu AI yang </text:span><text:span text:style-name="Strong_20_Emphasis"><text:span text:style-name="T1">mengenali pola suaramu</text:span></text:span><text:span text:style-name="T1">, </text:span><text:span text:style-name="Strong_20_Emphasis"><text:span text:style-name="T1">memahami perintahmu</text:span></text:span><text:span text:style-name="T1"> (Natural Language Processing), dan </text:span><text:span text:style-name="Strong_20_Emphasis"><text:span text:style-name="T1">mencari jawaban</text:span></text:span><text:span text:style-name="T1"> atau melakukan tindakan yang kamu minta. </text:span></text:p>
              </text:list-item>
              <text:list-item>
                <text:p text:style-name="P208"><text:span text:style-name="Strong_20_Emphasis"><text:span text:style-name="T1">Chatbot di Website:</text:span></text:span><text:span text:style-name="T1"> Sering kan, waktu buka website toko online atau layanan lain, ada jendela chat yang nawarin bantuan? Itu seringnya chatbot AI yang dilatih buat </text:span><text:span text:style-name="Strong_20_Emphasis"><text:span text:style-name="T1">menjawab pertanyaan umum</text:span></text:span><text:span text:style-name="T1"> berdasarkan data FAQ. </text:span></text:p>
              </text:list-item>
              <text:list-item>
                <text:p text:style-name="P208"><text:span text:style-name="Strong_20_Emphasis"><text:span text:style-name="T1">Filter Spam Email:</text:span></text:span><text:span text:style-name="T1"> Udah kita bahas sedikit. AI </text:span><text:span text:style-name="Strong_20_Emphasis"><text:span text:style-name="T1">belajar mengenali pola</text:span></text:span><text:span text:style-name="T1"> email sampah biar kotak masukmu nggak penuh sama iklan aneh. </text:span></text:p>
              </text:list-item>
              <text:list-item>
                <text:p text:style-name="P208"><text:span text:style-name="Strong_20_Emphasis"><text:span text:style-name="T1">Terjemahan Otomatis (Google Translate):</text:span></text:span><text:span text:style-name="T1"> Makin ke sini makin canggih, kan? AI </text:span><text:span text:style-name="Strong_20_Emphasis"><text:span text:style-name="T1">menganalisis jutaan teks</text:span></text:span><text:span text:style-name="T1"> dalam berbagai bahasa buat nemuin pola terjemahan yang paling pas. </text:span></text:p>
              </text:list-item>
              <text:list-item>
                <text:p text:style-name="P44"><text:span text:style-name="Strong_20_Emphasis"><text:span text:style-name="T1">Hasil Pencarian Google:</text:span></text:span><text:span text:style-name="T1"> Kenapa hasil pencarian paling atas biasanya paling relevan? Itu karena AI Google (RankBrain, dll) terus </text:span><text:span text:style-name="Strong_20_Emphasis"><text:span text:style-name="T1">mempelajari triliunan halaman web</text:span></text:span><text:span text:style-name="T1"> dan </text:span><text:span text:style-name="Strong_20_Emphasis"><text:span text:style-name="T1">memprediksi</text:span></text:span><text:span text:style-name="T1"> mana yang paling sesuai sama maksud pertanyaanmu. </text:span></text:p>
              </text:list-item>
            </text:list>
            <text:p text:style-name="Text_20_body"><text:span text:style-name="Strong_20_Emphasis"><text:span text:style-name="T1">3. Pas Lagi Eksis di Media Sosial:</text:span></text:span></text:p>
            <text:list xml:id="list8499364869735706378" text:style-name="L46">
              <text:list-item>
                <text:p text:style-name="P209"><text:span text:style-name="Strong_20_Emphasis"><text:span text:style-name="T1">Filter Wajah &amp; Augmented Reality (AR):</text:span></text:span><text:span text:style-name="T1"> Filter lucu atau keren di Instagram Story atau TikTok yang bisa nempel pas di wajahmu itu pakai AI (Computer Vision) buat </text:span><text:span text:style-name="Strong_20_Emphasis"><text:span text:style-name="T1">mendeteksi fitur wajahmu</text:span></text:span><text:span text:style-name="T1"> secara </text:span><text:span text:style-name="Emphasis"><text:span text:style-name="T1">real-time</text:span></text:span><text:span text:style-name="T1">. </text:span></text:p>
              </text:list-item>
              <text:list-item>
                <text:p text:style-name="P209"><text:span text:style-name="Strong_20_Emphasis"><text:span text:style-name="T1">Feed yang Dipersonalisasi:</text:span></text:span><text:span text:style-name="T1"> Kenapa isi Instagram atau TikTok-mu beda banget sama punya temanmu? Sama kayak rekomendasi </text:span><text:soft-page-break/><text:span text:style-name="T1">YouTube, AI </text:span><text:span text:style-name="Strong_20_Emphasis"><text:span text:style-name="T1">mempelajari interaksimu</text:span></text:span><text:span text:style-name="T1"> (like, comment, share, waktu nonton) buat nampilin konten yang dianggap paling menarik buat </text:span><text:span text:style-name="Emphasis"><text:span text:style-name="T1">kamu</text:span></text:span><text:span text:style-name="T1">. </text:span></text:p>
              </text:list-item>
              <text:list-item>
                <text:p text:style-name="P45"><text:span text:style-name="Strong_20_Emphasis"><text:span text:style-name="T1">Moderasi Konten:</text:span></text:span><text:span text:style-name="T1"> AI juga dipakai buat </text:span><text:span text:style-name="Strong_20_Emphasis"><text:span text:style-name="T1">mendeteksi otomatis</text:span></text:span><text:span text:style-name="T1"> postingan atau komentar yang mungkin melanggar aturan (misalnya, ujaran kebencian, spam, konten dewasa) berdasarkan pola yang udah diajarkan. </text:span></text:p>
              </text:list-item>
            </text:list>
            <text:p text:style-name="Text_20_body"><text:span text:style-name="Strong_20_Emphasis"><text:span text:style-name="T1">4. Pas Lagi Butuh Bantuan Praktis:</text:span></text:span></text:p>
            <text:list xml:id="list7691287965664508097" text:style-name="L47">
              <text:list-item>
                <text:p text:style-name="P210"><text:span text:style-name="Strong_20_Emphasis"><text:span text:style-name="T1">Aplikasi Peta &amp; Navigasi (Google Maps, Waze):</text:span></text:span><text:span text:style-name="T1"> Kok bisa tahu jalanan di sekitar Amplas atau Setiabudi lagi macet parah pagi ini (Minggu, 30 Maret 2025)? AI </text:span><text:span text:style-name="Strong_20_Emphasis"><text:span text:style-name="T1">menganalisis data lalu lintas</text:span></text:span><text:span text:style-name="T1"> dari banyak pengguna secara </text:span><text:span text:style-name="Emphasis"><text:span text:style-name="T1">real-time</text:span></text:span><text:span text:style-name="T1"> dan </text:span><text:span text:style-name="Strong_20_Emphasis"><text:span text:style-name="T1">membandingkannya dengan pola historis</text:span></text:span><text:span text:style-name="T1"> buat ngasih prediksi rute tercepat. </text:span></text:p>
              </text:list-item>
              <text:list-item>
                <text:p text:style-name="P210"><text:span text:style-name="Strong_20_Emphasis"><text:span text:style-name="T1">Autocorrect &amp; Prediksi Teks:</text:span></text:span><text:span text:style-name="T1"> Waktu kamu ngetik di HP terus ada saran kata berikutnya atau koreksi typo, itu AI yang </text:span><text:span text:style-name="Strong_20_Emphasis"><text:span text:style-name="T1">belajar pola bahasamu</text:span></text:span><text:span text:style-name="T1"> dan bahasa umum buat nebak apa yang mau kamu ketik. </text:span></text:p>
              </text:list-item>
              <text:list-item>
                <text:p text:style-name="P46"><text:span text:style-name="Strong_20_Emphasis"><text:span text:style-name="T1">Buka Kunci Pakai Wajah (Face Unlock):</text:span></text:span><text:span text:style-name="T1"> AI </text:span><text:span text:style-name="Strong_20_Emphasis"><text:span text:style-name="T1">mengenali pola unik wajahmu</text:span></text:span><text:span text:style-name="T1"> (hasil dari 'latihan' waktu kamu setup fitur ini) buat mastiin cuma kamu yang bisa buka HP-mu. </text:span></text:p>
              </text:list-item>
            </text:list>
            <text:p text:style-name="P173">Tuh kan, banyak banget! Jadi, AI itu bukan cuma konsep futuristik. Dia udah ada di sini, sekarang, bekerja di balik layar, bikin hidup kita (kadang) lebih mudah, lebih seru, atau... lebih terpersonalisasi. Sadar atau nggak sadar, kita udah hidup berdampingan sama AI.</text:p>
            <text:p text:style-name="P4"/>
            <text:p text:style-name="Text_20_body"><text:span text:style-name="Strong_20_Emphasis"><text:span text:style-name="T1">(Tips Tambahan - Opsional)</text:span></text:span></text:p>
            <text:list xml:id="list8128341461371520039" text:style-name="L48">
              <text:list-item>
                <text:p text:style-name="P211"><text:span text:style-name="Strong_20_Emphasis"><text:span text:style-name="T1">Tips Kategorisasi Contoh:</text:span></text:span><text:span text:style-name="T1"> Mengelompokkan contoh AI ke dalam kategori yang jelas (Hiburan, Komunikasi, dll.) membantu pembaca melihat luasnya penerapan AI dalam berbagai aspek kehidupan mereka dan membuat informasinya lebih terstruktur. </text:span></text:p>
              </text:list-item>
              <text:list-item>
                <text:p text:style-name="P47"><text:span text:style-name="Strong_20_Emphasis"><text:span text:style-name="T1">Tips Relevansi Lokal:</text:span></text:span><text:span text:style-name="T1"> Menggunakan contoh spesifik yang dikenal pembaca (nama game populer, aplikasi peta, contoh lokasi lokal seperti Amplas/Setiabudi di Medan) membuat penjelasan terasa lebih dekat dan nyata. </text:span></text:p>
              </text:list-item>
            </text:list>
            <text:p text:style-name="Text_20_body"><text:soft-page-break/><text:span text:style-name="Strong_20_Emphasis"><text:span text:style-name="T1">(Prompt Ilustrasi - Opsional)</text:span></text:span></text:p>
            <text:list xml:id="list2748209528098021609" text:style-name="L49">
              <text:list-item>
                <text:p text:style-name="P48"><text:span text:style-name="Strong_20_Emphasis"><text:span text:style-name="T1">Prompt Gambar:</text:span></text:span><text:span text:style-name="T1"> "Buat ilustrasi gaya 'behind the scenes' yang menarik. Tampilkan layar smartphone di bagian depan yang menampilkan berbagai ikon aplikasi populer (YouTube, TikTok, Instagram, Mobile Legends, Google Maps, WhatsApp). Di belakang layar ini, gambarkan visualisasi samar tapi kompleks berupa jaringan AI atau 'otak digital' dengan garis-garis cahaya yang terhubung ke setiap ikon aplikasi, seolah-olah AI inilah 'mesin' yang menjalankan fitur-fitur di aplikasi tersebut." </text:span></text:p>
              </text:list-item>
            </text:list>
            <text:p text:style-name="P4"/>
            <text:p text:style-name="P173">Saya berhenti di sini. Menunggu perintah "YAX" untuk lanjut ke prompt Subbab 2.4.</text:p>
          </text:section>
          <text:section text:style-name="Sect1" text:name="feedback-form-22">
            <text:p text:style-name="P268"/>
          </text:section>
        </text:section>
        <text:section text:style-name="Sect1" text:name="d5aa58afa785076f">
          <text:p text:style-name="P173"/>
          <text:section text:style-name="Sect1" text:name="user-query-content-23">
            <text:p text:style-name="P281">YAX </text:p>
          </text:section>
          <text:p text:style-name="P268">Tampilkan alur berpikir</text:p>
          <text:section text:style-name="Sect2" text:name="model-response-message-contentr_d5aa58afa785076f">
            <text:p text:style-name="P268"/>
          </text:section>
          <text:section text:style-name="Sect1" text:name="feedback-form-23">
            <text:p text:style-name="P268"/>
          </text:section>
        </text:section>
        <text:section text:style-name="Sect1" text:name="539e3cb2245098ae">
          <text:p text:style-name="P173"/>
          <text:section text:style-name="Sect1" text:name="user-query-content-24">
            <text:p text:style-name="P281">present it </text:p>
          </text:section>
          <text:p text:style-name="P268">Tampilkan alur berpikir</text:p>
          <text:section text:style-name="Sect2" text:name="model-response-message-contentr_539e3cb2245098ae">
            <text:p text:style-name="P173">Oke, kita masuk ke pertanyaan paling bikin penasaran (dan mungkin paling bikin pusing!) soal AI.</text:p>
            <text:p text:style-name="P4"/>
            <text:p text:style-name="Text_20_body"><text:span text:style-name="Strong_20_Emphasis"><text:span text:style-name="T1">Menjawab Prompt untuk:</text:span></text:span><text:span text:style-name="T1"> </text:span><text:span text:style-name="Strong_20_Emphasis"><text:span text:style-name="T1">Subbab 2.4: Apakah AI Bisa Menjadi "Sadar" Seperti Manusia? (Pertanyaan filosofis).</text:span></text:span></text:p>
            <text:p text:style-name="Text_20_body"><text:span text:style-name="Strong_20_Emphasis"><text:span text:style-name="T1">(Prompt:</text:span></text:span><text:span text:style-name="T1"> </text:span><text:span text:style-name="Emphasis"><text:span text:style-name="T1">"Tuliskan pembahasan mendalam (sekitar 400-500 kata) untuk Subbab 2.4. Hubungkan kembali dengan pembahasan tentang kesadaran manusia di Bab 1. Ajukan pertanyaan sentral: Bisakah AI, yang pada dasarnya adalah program komputer, suatu saat nanti mengembangkan 'kesadaran' atau 'pikiran' subjektif seperti manusia? Jelaskan perbedaan antara </text:span></text:span><text:span text:style-name="Emphasis"><text:span text:style-name="Strong_20_Emphasis"><text:span text:style-name="T1">AI saat ini (Artificial Narrow Intelligence/ANI)</text:span></text:span></text:span><text:span text:style-name="Emphasis"><text:span text:style-name="T1"> yang jago di tugas </text:span></text:span><text:soft-page-break/><text:span text:style-name="Emphasis"><text:span text:style-name="T1">spesifik, dengan konsep </text:span></text:span><text:span text:style-name="Emphasis"><text:span text:style-name="Strong_20_Emphasis"><text:span text:style-name="T1">AI masa depan (Artificial General Intelligence/AGI)</text:span></text:span></text:span><text:span text:style-name="Emphasis"><text:span text:style-name="T1"> yang hipotetis bisa melakukan tugas intelektual apapun seperti manusia. Singgung </text:span></text:span><text:span text:style-name="Emphasis"><text:span text:style-name="Strong_20_Emphasis"><text:span text:style-name="T1">Turing Test</text:span></text:span></text:span><text:span text:style-name="Emphasis"><text:span text:style-name="T1"> sebagai salah satu cara (meskipun diperdebatkan) untuk mengukur kecerdasan mesin. Perkenalkan secara sederhana argumen filosofis utama (tanpa harus detail, misal: apakah simulasi kecerdasan sama dengan kecerdasan sejati? Atau apakah kesadaran butuh 'substrat' biologis?). Jangan berikan jawaban definitif, tapi sajikan ini sebagai perdebatan terbuka yang sangat relevan ketika memikirkan potensi 'penyatuan kesadaran' antara manusia dan AI. Ajak pembaca untuk membentuk opini mereka sendiri."</text:span></text:span><text:span text:style-name="T1">)</text:span></text:p>
            <text:p text:style-name="P4"/>
            <text:p text:style-name="Text_20_body"><text:span text:style-name="Strong_20_Emphasis"><text:span text:style-name="T1">(Hasil Jawaban Prompt)</text:span></text:span></text:p>
            <text:p text:style-name="Text_20_body"><text:span text:style-name="T1">Ingat kan, di Bab 1 kita udah bahas betapa misteriusnya </text:span><text:span text:style-name="Strong_20_Emphasis"><text:span text:style-name="T1">kesadaran</text:span></text:span><text:span text:style-name="T1"> manusia? Pengalaman subjektif 'merasakan' sesuatu dari dalam? Pagi ini (Minggu, 30 Maret 2025, jam 9 pagi lewat di Indonesia!), kita bisa </text:span><text:span text:style-name="Emphasis"><text:span text:style-name="T1">merasakan</text:span></text:span><text:span text:style-name="T1"> cerahnya matahari atau mungkin suara kendaraan di luar. Itu pengalaman sadar. Pertanyaan besarnya sekarang: gimana dengan AI? Bisakah sebuah program komputer, secanggih apa pun, suatu saat nanti punya pengalaman 'dari dalam' seperti itu? Bisakah AI benar-benar </text:span><text:span text:style-name="Strong_20_Emphasis"><text:span text:style-name="T1">'sadar'</text:span></text:span><text:span text:style-name="T1">?</text:span></text:p>
            <text:p text:style-name="P173">Ini pertanyaan filosofis kelas berat! Pertama, penting banget bedain dua jenis AI:</text:p>
            <text:list xml:id="list5763804791470281252" text:style-name="L50">
              <text:list-item>
                <text:p text:style-name="P212"><text:span text:style-name="Strong_20_Emphasis"><text:span text:style-name="T1">Artificial Narrow Intelligence (ANI):</text:span></text:span><text:span text:style-name="T1"> Ini adalah AI yang ada </text:span><text:span text:style-name="Strong_20_Emphasis"><text:span text:style-name="T1">sekarang</text:span></text:span><text:span text:style-name="T1">. Jago banget ngerjain tugas spesifik—main catur, ngenalin wajah, rekomendasiin film, nerjemahin bahasa—tapi cuma itu aja. Dia nggak bisa tiba-tiba belajar masak atau nulis puisi kalau nggak dilatih khusus buat itu. ANI jelas </text:span><text:span text:style-name="Strong_20_Emphasis"><text:span text:style-name="T1">tidak sadar</text:span></text:span><text:span text:style-name="T1">. </text:span></text:p>
              </text:list-item>
              <text:list-item>
                <text:p text:style-name="P49"><text:span text:style-name="Strong_20_Emphasis"><text:span text:style-name="T1">Artificial General Intelligence (AGI):</text:span></text:span><text:span text:style-name="T1"> Ini AI </text:span><text:span text:style-name="Strong_20_Emphasis"><text:span text:style-name="T1">hipotetis</text:span></text:span><text:span text:style-name="T1"> di masa depan yang (katanya) bakal punya kemampuan intelektual setara atau bahkan melebihi manusia di </text:span><text:span text:style-name="Emphasis"><text:span text:style-name="T1">semua</text:span></text:span><text:span text:style-name="T1"> bidang. Dia bisa belajar apa aja, berpikir fleksibel, dan beradaptasi kayak manusia. Nah, apakah AGI ini nanti bakal otomatis 'sadar'? Belum tentu! Kemampuan intelektual tinggi nggak sama dengan kesadaran subjektif. </text:span></text:p>
              </text:list-item>
            </text:list>
            <text:p text:style-name="Text_20_body"><text:span text:style-name="T1">Dulu, ada tes namanya </text:span><text:span text:style-name="Strong_20_Emphasis"><text:span text:style-name="T1">Turing Test</text:span></text:span><text:span text:style-name="T1">, dicetusin sama Alan Turing. Idenya: kalau kamu ngobrol lewat teks sama AI dan kamu nggak bisa bedain dia itu </text:span><text:soft-page-break/><text:span text:style-name="T1">AI atau manusia asli, berarti AI itu udah 'cerdas'. Tapi, tes ini cuma ngukur </text:span><text:span text:style-name="Emphasis"><text:span text:style-name="T1">perilaku</text:span></text:span><text:span text:style-name="T1"> luarnya aja, bukan </text:span><text:span text:style-name="Emphasis"><text:span text:style-name="T1">pengalaman dalamnya</text:span></text:span><text:span text:style-name="T1">. AI mungkin bisa </text:span><text:span text:style-name="Emphasis"><text:span text:style-name="T1">pura-pura</text:span></text:span><text:span text:style-name="T1"> ngerti atau merasa, tapi apakah dia beneran ngalamin itu?</text:span></text:p>
            <text:p text:style-name="P173">Di sinilah perdebatan filosofis jadi panas:</text:p>
            <text:list xml:id="list5059399993505994491" text:style-name="L51">
              <text:list-item>
                <text:p text:style-name="P213"><text:span text:style-name="Strong_20_Emphasis"><text:span text:style-name="T1">Simulasi vs Realitas:</text:span></text:span><text:span text:style-name="T1"> Apakah simulasi sempurna dari sesuatu sama dengan sesuatu itu sendiri? Bayangin simulasi cuaca super canggih di komputer. Apakah komputernya jadi basah kalau simulasi hujan? Nggak, kan? Nah, apakah simulasi sempurna dari 'berpikir' atau 'merasa' di AI berarti AI itu beneran berpikir atau merasa? Atau cuma tiruan yang sangat meyakinkan? </text:span></text:p>
              </text:list-item>
              <text:list-item>
                <text:p text:style-name="P50"><text:span text:style-name="Strong_20_Emphasis"><text:span text:style-name="T1">Perlukah 'Daging' Biologis?</text:span></text:span><text:span text:style-name="T1"> Apakah kesadaran itu properti unik dari otak biologis kita yang basah dan 'berantakan'? Atau kesadaran itu bisa muncul dari komputasi yang cukup kompleks, nggak peduli bahannya apa (silikon di chip komputer atau neuron di otak)? Sejujurnya, </text:span><text:span text:style-name="Strong_20_Emphasis"><text:span text:style-name="T1">kita belum tahu</text:span></text:span><text:span text:style-name="T1">. </text:span></text:p>
              </text:list-item>
            </text:list>
            <text:p text:style-name="Text_20_body"><text:span text:style-name="T1">Sampai sekarang, </text:span><text:span text:style-name="Strong_20_Emphasis"><text:span text:style-name="T1">nggak ada kesepakatan</text:span></text:span><text:span text:style-name="T1"> di antara para ilmuwan dan filsuf soal apakah AI bisa sadar. Ada yang optimis banget, ada yang skeptis banget.</text:span></text:p>
            <text:p text:style-name="Text_20_body"><text:span text:style-name="T1">Kenapa perdebatan ini penting banget buat buku kita? Karena kalau kita ngomongin </text:span><text:span text:style-name="Strong_20_Emphasis"><text:span text:style-name="T1">'penyatuan kesadaran'</text:span></text:span><text:span text:style-name="T1"> antara manusia dan AI, kita harus hadapi pertanyaan ini. Kalau AI nggak bisa sadar, apa dong yang 'menyatu'? Cuma kemampuan proses datanya aja? Tapi kalau AI </text:span><text:span text:style-name="Emphasis"><text:span text:style-name="T1">bisa</text:span></text:span><text:span text:style-name="T1"> sadar suatu saat nanti, gimana cara kita mengetahuinya? Dan apa implikasinya buat identitas kita?</text:span></text:p>
            <text:p text:style-name="P173">Ini bukan pertanyaan yang ada jawaban benar atau salahnya sekarang. Justru, ini pertanyaan buat kamu renungkan sendiri. Menurutmu gimana? Bisakah mesin benar-benar 'merasa'?</text:p>
            <text:p text:style-name="P4"/>
            <text:p text:style-name="Text_20_body"><text:span text:style-name="Strong_20_Emphasis"><text:span text:style-name="T1">(Tips Tambahan - Opsional)</text:span></text:span></text:p>
            <text:list xml:id="list4389257958317140615" text:style-name="L52">
              <text:list-item>
                <text:p text:style-name="P51"><text:span text:style-name="Strong_20_Emphasis"><text:span text:style-name="T1">Tips Membedakan Konsep Kunci:</text:span></text:span><text:span text:style-name="T1"> Sangat penting dalam diskusi ini untuk terus menerus membedakan antara </text:span><text:span text:style-name="Strong_20_Emphasis"><text:span text:style-name="T1">kecerdasan</text:span></text:span><text:span text:style-name="T1"> (kemampuan memproses informasi, belajar, memecahkan masalah) dan </text:span><text:span text:style-name="Strong_20_Emphasis"><text:span text:style-name="T1">kesadaran</text:span></text:span><text:span text:style-name="T1"> (pengalaman subjektif, 'rasanya menjadi'). Keduanya </text:span><text:soft-page-break/><text:span text:style-name="T1">sering dicampuradukkan, padahal belum tentu sama. </text:span></text:p>
              </text:list-item>
            </text:list>
            <text:p text:style-name="Text_20_body"><text:span text:style-name="Strong_20_Emphasis"><text:span text:style-name="T1">(Prompt Ilustrasi - Opsional)</text:span></text:span></text:p>
            <text:list xml:id="list7948277391628915440" text:style-name="L53">
              <text:list-item>
                <text:p text:style-name="P52"><text:span text:style-name="Strong_20_Emphasis"><text:span text:style-name="T1">Prompt Gambar:</text:span></text:span><text:span text:style-name="T1"> "Gambarkan ilustrasi konseptual yang menampilkan dua kepala saling berhadapan. Kepala kiri adalah siluet manusia, di dalamnya ada visualisasi kesadaran yang berwarna-warni dan abstrak (seperti di prompt 1.2). Kepala kanan adalah bentuk kepala robotik atau ikon AI yang lebih geometris, di dalamnya terlihat pola sirkuit digital atau kode biner yang rumit. Di antara kedua kepala tersebut, gambarkan sebuah tanda tanya (?) besar yang bercahaya terang, menyimbolkan pertanyaan besar tentang kesadaran AI dan potensi hubungan antara keduanya." </text:span></text:p>
              </text:list-item>
            </text:list>
            <text:p text:style-name="P4"/>
            <text:p text:style-name="P173">Saya berhenti di sini. Menunggu perintah "YAX" untuk lanjut ke prompt pengantar Bab 3.</text:p>
          </text:section>
          <text:section text:style-name="Sect1" text:name="feedback-form-24">
            <text:p text:style-name="P268"/>
          </text:section>
        </text:section>
        <text:section text:style-name="Sect1" text:name="6e0ff9be9925997b">
          <text:p text:style-name="P173"/>
          <text:section text:style-name="Sect1" text:name="user-query-content-25">
            <text:p text:style-name="P281">YAX </text:p>
          </text:section>
          <text:p text:style-name="P268">Tampilkan alur berpikir</text:p>
          <text:section text:style-name="Sect2" text:name="model-response-message-contentr_6e0ff9be9925997b">
            <text:p text:style-name="P173">Oke, mari kita bangun jembatannya!</text:p>
            <text:p text:style-name="P4"/>
            <text:p text:style-name="Text_20_body"><text:span text:style-name="Strong_20_Emphasis"><text:span text:style-name="T1">Menjawab Prompt untuk:</text:span></text:span><text:span text:style-name="T1"> </text:span><text:span text:style-name="Strong_20_Emphasis"><text:span text:style-name="T1">Pengantar Bab 3: Jembatan Pikiran: Antarmuka Otak-Komputer (BCI)</text:span></text:span></text:p>
            <text:p text:style-name="Text_20_body"><text:span text:style-name="Strong_20_Emphasis"><text:span text:style-name="T1">(Prompt:</text:span></text:span><text:span text:style-name="T1"> </text:span><text:span text:style-name="Emphasis"><text:span text:style-name="T1">"Tuliskan paragraf pengantar (sekitar 150-175 kata) untuk Bab 3: 'Jembatan Pikiran: Antarmuka Otak-Komputer (BCI)'. Gunakan metafora 'jembatan' secara eksplisit. Sampaikan bahwa setelah kita memahami dua 'daratan'—otak manusia yang kompleks (Bab 1) dan dunia Kecerdasan Buatan yang berkembang pesat (Bab 2)—sekarang saatnya kita menjelajahi teknologi yang mungkin bisa membangun jembatan di antara keduanya. Perkenalkan </text:span></text:span><text:span text:style-name="Emphasis"><text:span text:style-name="Strong_20_Emphasis"><text:span text:style-name="T1">Antarmuka Otak-Komputer (BCI)</text:span></text:span></text:span><text:span text:style-name="Emphasis"><text:span text:style-name="T1"> sebagai teknologi revolusioner yang bertujuan membaca sinyal pikiran kita dan mengubahnya menjadi aksi di dunia digital atau fisik, dan mungkin suatu hari nanti, sebaliknya. Janjikan bahwa bab ini akan menjadi pemandu kita melintasi </text:span></text:span><text:soft-page-break/><text:span text:style-name="Emphasis"><text:span text:style-name="T1">jembatan ini: kita akan cari tahu apa itu BCI, bagaimana ia 'mendengarkan' atau 'berbicara' dengan otak, melihat contoh-contoh keren (dan penting!) penggunaannya hari ini, menghadapi kenyataan tentang tantangan besar yang menghadang, dan membayangkan seperti apa BCI impian yang bisa membuka jalan menuju simbiosis manusia-AI."</text:span></text:span><text:span text:style-name="T1">)</text:span></text:p>
            <text:p text:style-name="P4"/>
            <text:p text:style-name="Text_20_body"><text:span text:style-name="Strong_20_Emphasis"><text:span text:style-name="T1">(Hasil Jawaban Prompt)</text:span></text:span></text:p>
            <text:p text:style-name="Text_20_body"><text:span text:style-name="T1">Oke, udah jam 9 pagi lewat nih di Indonesia (Minggu, 30 Maret 2025), kita udah kenalan sama dua 'pemain' utama kita: 'daratan' otak manusia yang super kompleks dan penuh misteri (Bab 1), dan 'daratan' Kecerdasan Buatan (AI) yang terus berkembang dengan kecepatan gila (Bab 2). Keren sih, tapi gimana cara mereka bisa 'ketemu', 'ngobrol', atau bahkan </text:span><text:span text:style-name="Emphasis"><text:span text:style-name="T1">nyatu</text:span></text:span><text:span text:style-name="T1"> seperti dalam ide Singularitas Simbiotik itu? Nah, kita butuh </text:span><text:span text:style-name="Strong_20_Emphasis"><text:span text:style-name="T1">jembatan</text:span></text:span><text:span text:style-name="T1">! Dan di bab inilah kita akan menjelajahi teknologi yang mungkin bisa menjadi jembatan super canggih itu: </text:span><text:span text:style-name="Strong_20_Emphasis"><text:span text:style-name="T1">Antarmuka Otak-Komputer</text:span></text:span><text:span text:style-name="T1"> atau </text:span><text:span text:style-name="Strong_20_Emphasis"><text:span text:style-name="T1">Brain-Computer Interface (BCI)</text:span></text:span><text:span text:style-name="T1">. Kedengarannya futuristik banget, kan? BCI ini adalah teknologi revolusioner yang tujuannya (saat ini) adalah 'membaca' sinyal listrik dari pikiran kita dan menerjemahkannya jadi perintah buat ngontrol komputer, lengan robot, atau kursi roda. Bahkan, para ilmuwan juga lagi mikirin BCI yang bisa 'nulis' informasi </text:span><text:span text:style-name="Emphasis"><text:span text:style-name="T1">ke</text:span></text:span><text:span text:style-name="T1"> otak! Bab ini bakal jadi pemandu wisatamu melintasi jembatan BCI ini. Kita bakal cari tahu apa itu BCI sebenarnya, gimana cara kerjanya (spoiler: bukan sihir!), lihat contoh nyata penggunaannya yang udah bantu banyak orang hari ini, tapi juga jujur ngelihat tantangan berat yang bikin BCI super canggih masih jauh, dan terakhir, kita intip BCI impian yang mungkin bisa mewujudkan ide simbiosis manusia-AI. Siap menyeberang?</text:span></text:p>
            <text:p text:style-name="P4"/>
            <text:p text:style-name="Text_20_body"><text:span text:style-name="Strong_20_Emphasis"><text:span text:style-name="T1">(Tips Tambahan - Opsional)</text:span></text:span></text:p>
            <text:list xml:id="list9150622967159096094" text:style-name="L54">
              <text:list-item>
                <text:p text:style-name="P53"><text:span text:style-name="Strong_20_Emphasis"><text:span text:style-name="T1">Tips Metafora Konsisten:</text:span></text:span><text:span text:style-name="T1"> Menggunakan metafora 'jembatan' secara konsisten untuk BCI membantu pembaca memahami perannya sebagai penghubung antara dua konsep utama (otak dan AI) yang telah dibahas sebelumnya. Ini memperkuat struktur naratif buku. </text:span></text:p>
              </text:list-item>
            </text:list>
            <text:p text:style-name="Text_20_body"><text:span text:style-name="Strong_20_Emphasis"><text:span text:style-name="T1">(Prompt Ilustrasi - Opsional)</text:span></text:span></text:p>
            <text:list xml:id="list2536960661566569456" text:style-name="L55">
              <text:list-item>
                <text:p text:style-name="P54"><text:soft-page-break/><text:span text:style-name="Strong_20_Emphasis"><text:span text:style-name="T1">Prompt Gambar:</text:span></text:span><text:span text:style-name="T1"> "Gambarkan ilustrasi visual yang kuat yang menunjukkan sebuah jembatan futuristik (terbuat dari cahaya, data, atau struktur teknologi canggih). Satu ujung jembatan terhubung dengan ikon otak manusia yang bercahaya. Ujung lainnya terhubung dengan ikon jaringan digital atau AI yang kompleks. Di tengah jembatan, mungkin ada siluet orang kecil yang sedang 'berjalan' atau 'melintas', menyimbolkan eksplorasi teknologi BCI." </text:span></text:p>
              </text:list-item>
            </text:list>
            <text:p text:style-name="P4"/>
            <text:p text:style-name="P173">Saya berhenti di sini. Menunggu perintah "YAX" untuk lanjut ke prompt Subbab 3.1.</text:p>
          </text:section>
          <text:section text:style-name="Sect1" text:name="feedback-form-25">
            <text:p text:style-name="P268"/>
          </text:section>
        </text:section>
        <text:section text:style-name="Sect1" text:name="f250f7bab52d1e80">
          <text:p text:style-name="P173"/>
          <text:section text:style-name="Sect1" text:name="user-query-content-26">
            <text:p text:style-name="P281">yax </text:p>
          </text:section>
          <text:p text:style-name="P268">Tampilkan alur berpikir</text:p>
          <text:section text:style-name="Sect2" text:name="model-response-message-contentr_f250f7bab52d1e80">
            <text:p text:style-name="P173">Oke, mari kita bedah si 'jembatan pikiran' ini! Apa sih BCI itu sebenarnya?</text:p>
            <text:p text:style-name="P4"/>
            <text:p text:style-name="Text_20_body"><text:span text:style-name="Strong_20_Emphasis"><text:span text:style-name="T1">Menjawab Prompt untuk:</text:span></text:span><text:span text:style-name="T1"> </text:span><text:span text:style-name="Strong_20_Emphasis"><text:span text:style-name="T1">Subbab 3.1: Apa Sih BCI Itu? (Konsep dasar dan cara kerjanya).</text:span></text:span></text:p>
            <text:p text:style-name="Text_20_body"><text:span text:style-name="Strong_20_Emphasis"><text:span text:style-name="T1">(Prompt:</text:span></text:span><text:span text:style-name="T1"> </text:span><text:span text:style-name="Emphasis"><text:span text:style-name="T1">"Tuliskan pembahasan mendalam (sekitar 400-500 kata) untuk Subbab 3.1. Definisikan </text:span></text:span><text:span text:style-name="Emphasis"><text:span text:style-name="Strong_20_Emphasis"><text:span text:style-name="T1">Antarmuka Otak-Komputer (BCI)</text:span></text:span></text:span><text:span text:style-name="Emphasis"><text:span text:style-name="T1"> secara jelas: sebuah sistem yang menciptakan jalur komunikasi langsung antara otak dan perangkat eksternal (komputer, robot, dll), tanpa melalui jalur saraf dan otot normal. Jelaskan </text:span></text:span><text:span text:style-name="Emphasis"><text:span text:style-name="Strong_20_Emphasis"><text:span text:style-name="T1">prinsip dasar cara kerjanya</text:span></text:span></text:span><text:span text:style-name="Emphasis"><text:span text:style-name="T1">: * Mendeteksi sinyal otak: Sebutkan secara sederhana jenis-jenis sinyal (misal, aktivitas listrik) dan cara mendeteksinya (</text:span></text:span><text:span text:style-name="Emphasis"><text:span text:style-name="Strong_20_Emphasis"><text:span text:style-name="T1">EEG</text:span></text:span></text:span><text:span text:style-name="Emphasis"><text:span text:style-name="T1"> sebagai topi elektroda non-invasif, </text:span></text:span><text:span text:style-name="Emphasis"><text:span text:style-name="Strong_20_Emphasis"><text:span text:style-name="T1">ECoG</text:span></text:span></text:span><text:span text:style-name="Emphasis"><text:span text:style-name="T1"> di permukaan otak, dan </text:span></text:span><text:span text:style-name="Emphasis"><text:span text:style-name="Strong_20_Emphasis"><text:span text:style-name="T1">implan mikroelektroda</text:span></text:span></text:span><text:span text:style-name="Emphasis"><text:span text:style-name="T1"> di dalam otak – jelaskan pro/kontra singkat soal invasif vs non-invasif). * Memproses sinyal: Jelaskan bahwa sinyal otak itu 'berisik' dan kompleks, jadi perlu algoritma komputer (seringkali melibatkan AI/ML) untuk menerjemahkan pola sinyal menjadi niat atau perintah yang jelas. * Output/Aksi: Perintah tersebut kemudian digunakan untuk mengontrol sesuatu (kursor komputer, lengan robot, ketik huruf). Singgung juga konsep </text:span></text:span><text:span text:style-name="Emphasis"><text:span text:style-name="Strong_20_Emphasis"><text:span text:style-name="T1">BCI dua arah</text:span></text:span></text:span><text:span text:style-name="Emphasis"><text:span text:style-name="T1"> (membaca dan menulis ke otak) sebagai ide yang lebih maju. Gunakan analogi seperti </text:span></text:span><text:soft-page-break/><text:span text:style-name="Emphasis"><text:span text:style-name="T1">'menerjemahkan bahasa pikiran ke bahasa mesin'."</text:span></text:span><text:span text:style-name="T1">)</text:span></text:p>
            <text:p text:style-name="P4"/>
            <text:p text:style-name="Text_20_body"><text:span text:style-name="Strong_20_Emphasis"><text:span text:style-name="T1">(Hasil Jawaban Prompt)</text:span></text:span></text:p>
            <text:p text:style-name="Text_20_body"><text:span text:style-name="T1">Pernah nggak sih kamu lagi mager banget, terus ngayal coba bisa ngetik di HP atau ganti channel TV cuma pakai pikiran aja? Nah, </text:span><text:span text:style-name="Strong_20_Emphasis"><text:span text:style-name="T1">Antarmuka Otak-Komputer (BCI)</text:span></text:span><text:span text:style-name="T1"> ini kayak teknologi yang (berusaha) mewujudkan khayalan itu!</text:span></text:p>
            <text:p text:style-name="Text_20_body"><text:span text:style-name="T1">Secara sederhana, </text:span><text:span text:style-name="Strong_20_Emphasis"><text:span text:style-name="T1">BCI adalah sistem yang bikin jalur komunikasi LANGSUNG antara otak kita dengan perangkat di luar tubuh</text:span></text:span><text:span text:style-name="T1">—kayak komputer, lengan robot, kursi roda, atau bahkan game—</text:span><text:span text:style-name="Strong_20_Emphasis"><text:span text:style-name="T1">tanpa perlu lewat jalur normal</text:span></text:span><text:span text:style-name="T1"> saraf ke otot (yang biasa kita pakai buat gerakin tangan ngetik atau ngomong). Jadi, BCI ini mencoba 'mendengarkan' apa kata otak kita dan menerjemahkannya jadi aksi.</text:span></text:p>
            <text:p text:style-name="P173">Gimana cara kerjanya? Prinsip dasarnya bisa dipecah jadi tiga langkah utama:</text:p>
            <text:p text:style-name="Text_20_body"><text:span text:style-name="Strong_20_Emphasis"><text:span text:style-name="T1">Langkah 1: Mendengarkan Obrolan Otak (Deteksi Sinyal)</text:span></text:span></text:p>
            <text:p text:style-name="P173">Otak kita, seperti yang udah dibahas, selalu aktif 'ngobrol' pakai sinyal listrik antar neuron. Nah, BCI mencoba 'nguping' obrolan ini. Ada beberapa cara buat ngupingnya, dari yang paling gampang sampai yang paling rumit (dan berisiko):</text:p>
            <text:list xml:id="list4763628085912807758" text:style-name="L56">
              <text:list-item>
                <text:p text:style-name="P214"><text:span text:style-name="Strong_20_Emphasis"><text:span text:style-name="T1">EEG (Electroencephalography):</text:span></text:span><text:span text:style-name="T1"> Ini cara paling umum dan </text:span><text:span text:style-name="Strong_20_Emphasis"><text:span text:style-name="T1">non-invasif</text:span></text:span><text:span text:style-name="T1"> (nggak perlu bedah). Kamu pakai semacam 'topi' atau 'headset' yang ada sensor-sensor kecil (elektroda) nempel di kulit kepala. Sensor ini nangkep sinyal listrik otak dari luar tengkorak. </text:span></text:p>
                <text:list>
                  <text:list-item>
                    <text:p text:style-name="P214"><text:span text:style-name="Emphasis"><text:span text:style-name="T1">Plus:</text:span></text:span><text:span text:style-name="T1"> Aman, gampang dipakai, relatif murah. </text:span></text:p>
                  </text:list-item>
                  <text:list-item>
                    <text:p text:style-name="P214"><text:span text:style-name="Emphasis"><text:span text:style-name="T1">Minus:</text:span></text:span><text:span text:style-name="T1"> Sinyalnya agak lemah dan 'berisik' (banyak gangguan), jadi kurang presisi. Kayak dengerin konser dari luar stadion, suaranya kedengeran tapi nggak jelas banget detailnya. </text:span></text:p>
                  </text:list-item>
                </text:list>
              </text:list-item>
              <text:list-item>
                <text:p text:style-name="P214"><text:span text:style-name="Strong_20_Emphasis"><text:span text:style-name="T1">ECoG (Electrocorticography):</text:span></text:span><text:span text:style-name="T1"> Ini </text:span><text:span text:style-name="Strong_20_Emphasis"><text:span text:style-name="T1">invasif</text:span></text:span><text:span text:style-name="T1"> karena butuh operasi buat nempelin sensor langsung di </text:span><text:span text:style-name="Emphasis"><text:span text:style-name="T1">permukaan</text:span></text:span><text:span text:style-name="T1"> otak (di bawah tengkorak). </text:span></text:p>
                <text:list>
                  <text:list-item>
                    <text:p text:style-name="P214"><text:span text:style-name="Emphasis"><text:span text:style-name="T1">Plus:</text:span></text:span><text:span text:style-name="T1"> Sinyal jauh lebih jelas dan kuat daripada EEG. Kayak dengerin konser dari dekat pintu masuk stadion. </text:span></text:p>
                  </text:list-item>
                  <text:list-item>
                    <text:p text:style-name="P214"><text:span text:style-name="Emphasis"><text:span text:style-name="T1">Minus:</text:span></text:span><text:span text:style-name="T1"> Perlu operasi, ada risiko infeksi atau komplikasi. </text:span></text:p>
                  </text:list-item>
                </text:list>
              </text:list-item>
              <text:list-item>
                <text:p text:style-name="P214"><text:soft-page-break/><text:span text:style-name="Strong_20_Emphasis"><text:span text:style-name="T1">Implan Mikroelektroda:</text:span></text:span><text:span text:style-name="T1"> Ini cara paling </text:span><text:span text:style-name="Strong_20_Emphasis"><text:span text:style-name="T1">invasif</text:span></text:span><text:span text:style-name="T1">. Elektroda super kecil ditanam </text:span><text:span text:style-name="Emphasis"><text:span text:style-name="T1">langsung ke dalam</text:span></text:span><text:span text:style-name="T1"> jaringan otak buat nangkep sinyal dari neuron individual atau kelompok kecil neuron. </text:span></text:p>
                <text:list>
                  <text:list-item>
                    <text:p text:style-name="P214"><text:span text:style-name="Emphasis"><text:span text:style-name="T1">Plus:</text:span></text:span><text:span text:style-name="T1"> Sinyal paling jernih, detail, dan presisi. Kayak pasang mikrofon persis di depan panggung konser! </text:span></text:p>
                  </text:list-item>
                  <text:list-item>
                    <text:p text:style-name="P55"><text:span text:style-name="Emphasis"><text:span text:style-name="T1">Minus:</text:span></text:span><text:span text:style-name="T1"> Risiko paling tinggi (kerusakan otak, infeksi), perlu operasi besar, teknologinya paling rumit dan mahal. </text:span></text:p>
                  </text:list-item>
                </text:list>
              </text:list-item>
            </text:list>
            <text:p text:style-name="Text_20_body"><text:span text:style-name="Strong_20_Emphasis"><text:span text:style-name="T1">Langkah 2: Menerjemahkan Bahasa Otak (Pemrosesan Sinyal)</text:span></text:span></text:p>
            <text:p text:style-name="Text_20_body"><text:span text:style-name="T1">Sinyal otak yang ditangkap itu kayak 'obrolan' dalam bahasa super rumit dan campur aduk sama banyak 'noise' atau gangguan. Nah, di sinilah komputer dan algoritma canggih (seringkali pakai </text:span><text:span text:style-name="Strong_20_Emphasis"><text:span text:style-name="T1">AI/Machine Learning</text:span></text:span><text:span text:style-name="T1">, seperti yang kita bahas di Bab 2!) berperan. Tugas mereka adalah jadi 'penerjemah' super pintar: menyaring noise, mengenali pola-pola sinyal spesifik yang muncul waktu kamu mikirin sesuatu (misalnya, 'gerakin tangan ke kiri' atau 'pilih huruf A'), dan menerjemahkan pola itu jadi perintah yang bisa dimengerti mesin. Ini proses yang super kompleks!</text:span></text:p>
            <text:p text:style-name="Text_20_body"><text:span text:style-name="Strong_20_Emphasis"><text:span text:style-name="T1">Langkah 3: Pikiran Jadi Aksi (Output/Kontrol)</text:span></text:span></text:p>
            <text:p text:style-name="P173">Setelah 'bahasa otak' berhasil diterjemahkan jadi perintah mesin, perintah itu dikirim ke perangkat eksternal. Hasilnya? Kamu bisa lihat kursor di layar komputer bergerak sesuai pikiranmu, lengan robot mulai bergerak, atau huruf-huruf muncul di layar seolah kamu mengetiknya pakai pikiran!</text:p>
            <text:p text:style-name="Text_20_body"><text:span text:style-name="Strong_20_Emphasis"><text:span text:style-name="T1">Lebih Jauh Lagi: BCI Dua Arah?</text:span></text:span></text:p>
            <text:p text:style-name="Text_20_body"><text:span text:style-name="T1">Kebanyakan BCI saat ini fokus 'membaca' sinyal otak (output dari otak). Tapi, para ilmuwan juga lagi ngembangin BCI </text:span><text:span text:style-name="Strong_20_Emphasis"><text:span text:style-name="T1">dua arah</text:span></text:span><text:span text:style-name="T1">, yang nggak cuma bisa baca, tapi juga bisa 'nulis' atau ngirim informasi </text:span><text:span text:style-name="Emphasis"><text:span text:style-name="T1">ke</text:span></text:span><text:span text:style-name="T1"> otak. Misalnya, ngasih sensasi sentuhan dari tangan robotik, atau (ini masih jauh banget) mungkin transfer informasi langsung.</text:span></text:p>
            <text:p text:style-name="Text_20_body"><text:span text:style-name="T1">Intinya, BCI itu teknologi luar biasa yang mencoba menjembatani dunia internal pikiran kita dengan dunia eksternal teknologi, bertindak sebagai </text:span><text:span text:style-name="Strong_20_Emphasis"><text:span text:style-name="T1">penerjemah antara bahasa otak dan bahasa mesin.</text:span></text:span><text:span text:style-name="T1"> Keren sekaligus rumit, kan?</text:span></text:p>
            <text:p text:style-name="P4"/>
            <text:p text:style-name="Text_20_body"><text:span text:style-name="Strong_20_Emphasis"><text:span text:style-name="T1">(Tips Tambahan - Opsional)</text:span></text:span></text:p>
            <text:list xml:id="list2893448029646422450" text:style-name="L57">
              <text:list-item>
                <text:p text:style-name="P215"><text:soft-page-break/><text:span text:style-name="Strong_20_Emphasis"><text:span text:style-name="T1">Tips Visualisasi Tingkat Invasif:</text:span></text:span><text:span text:style-name="T1"> Menggunakan analogi bertingkat (luar stadion, dekat pintu, depan panggung) efektif untuk menjelaskan perbedaan kualitas sinyal dan tingkat risiko/invasif dari metode deteksi BCI yang berbeda (EEG, ECoG, Implan) secara intuitif. </text:span></text:p>
              </text:list-item>
              <text:list-item>
                <text:p text:style-name="P56"><text:span text:style-name="Strong_20_Emphasis"><text:span text:style-name="T1">Tips Menghubungkan Bab:</text:span></text:span><text:span text:style-name="T1"> Secara eksplisit menyebutkan kembali peran AI/Machine Learning (dari Bab 2) dalam pemrosesan sinyal BCI membantu pembaca melihat bagaimana konsep-konsep dalam buku saling terkait. </text:span></text:p>
              </text:list-item>
            </text:list>
            <text:p text:style-name="Text_20_body"><text:span text:style-name="Strong_20_Emphasis"><text:span text:style-name="T1">(Prompt Ilustrasi - Opsional)</text:span></text:span></text:p>
            <text:list xml:id="list457921840557521802" text:style-name="L58">
              <text:list-item>
                <text:p text:style-name="P57"><text:span text:style-name="Strong_20_Emphasis"><text:span text:style-name="T1">Prompt Gambar:</text:span></text:span><text:span text:style-name="T1"> "Buat diagram alur tiga langkah yang jelas. Langkah 1: Tampilkan ikon otak manusia dengan tiga jenis 'sensor' yang menempel/masuk: (a) Topi EEG di luar kepala, (b) Grid ECoG di permukaan otak, (c) Jarum implant di dalam otak. Tunjukkan gelombang sinyal yang keluar dari otak (gelombang dari EEG paling 'berantakan', dari implant paling 'rapi'). Langkah 2: Tampilkan ikon komputer atau chip AI yang menerima gelombang 'berantakan' tadi dan mengubahnya menjadi sinyal perintah digital yang jelas (misalnya, panah ke kiri). Langkah 3: Tampilkan ikon-ikon hasil aksi: kursor bergerak di layar, lengan robot bergerak, huruf 'A' muncul di layar." </text:span></text:p>
              </text:list-item>
            </text:list>
            <text:p text:style-name="P4"/>
            <text:p text:style-name="P173">Saya berhenti di sini. Menunggu perintah "YAX" untuk lanjut ke prompt Subbab 3.2.</text:p>
          </text:section>
          <text:section text:style-name="Sect1" text:name="feedback-form-26">
            <text:p text:style-name="P268"/>
          </text:section>
        </text:section>
        <text:section text:style-name="Sect1" text:name="c0a91ad0bd827826">
          <text:p text:style-name="P173"/>
          <text:section text:style-name="Sect1" text:name="user-query-content-27">
            <text:p text:style-name="P281"/>
            <text:p text:style-name="P281">yax </text:p>
          </text:section>
          <text:p text:style-name="P268">Tampilkan alur berpikir</text:p>
          <text:section text:style-name="Sect2" text:name="model-response-message-contentr_c0a91ad0bd827826">
            <text:p text:style-name="P173">Oke, sekarang kita lihat BCI beraksi di dunia nyata! Ini bukan cuma teori lho, teknologi ini udah mulai dipakai dan ngasih harapan baru buat banyak orang.</text:p>
            <text:p text:style-name="P4"/>
            <text:p text:style-name="Text_20_body"><text:soft-page-break/><text:span text:style-name="Strong_20_Emphasis"><text:span text:style-name="T1">Menjawab Prompt untuk:</text:span></text:span><text:span text:style-name="T1"> </text:span><text:span text:style-name="Strong_20_Emphasis"><text:span text:style-name="T1">Subbab 3.2: BCI Hari Ini: Mengendalikan Lengan Robot dengan Pikiran.</text:span></text:span></text:p>
            <text:p text:style-name="Text_20_body"><text:span text:style-name="Strong_20_Emphasis"><text:span text:style-name="T1">(Prompt:</text:span></text:span><text:span text:style-name="T1"> </text:span><text:span text:style-name="Emphasis"><text:span text:style-name="T1">"Tuliskan pembahasan mendalam (sekitar 400-500 kata) untuk Subbab 3.2, fokus pada </text:span></text:span><text:span text:style-name="Emphasis"><text:span text:style-name="Strong_20_Emphasis"><text:span text:style-name="T1">contoh nyata aplikasi BCI saat ini</text:span></text:span></text:span><text:span text:style-name="Emphasis"><text:span text:style-name="T1">. Berikan detail pada beberapa area utama: * Pemulihan Fungsi Motorik: Jelaskan bagaimana BCI (seringkali implan) digunakan untuk membantu pasien lumpuh mengendalikan lengan atau kaki robotik, atau bahkan menggerakkan otot mereka sendiri melalui stimulasi fungsional. Ceritakan kisah inspiratif (jika memungkinkan, secara anonim atau dari publikasi) untuk membuatnya lebih menyentuh. * Alat Komunikasi: Terangkan penggunaan BCI (seringkali EEG) untuk membantu orang dengan sindrom 'terkunci' (locked-in syndrome) atau gangguan bicara parah untuk berkomunikasi dengan memilih huruf/kata di layar menggunakan pikiran. * Neurofeedback: Jelaskan bagaimana BCI (biasanya EEG) digunakan dalam terapi untuk melatih orang mengontrol aktivitas otak mereka sendiri guna mengatasi kondisi seperti ADHD, epilepsi, atau kecemasan. * (Opsional) Hiburan/Kontrol: Sebutkan secara singkat prototipe atau produk BCI sederhana untuk bermain game atau mengontrol perangkat rumah pintar, tapi tekankan bahwa ini masih terbatas. Tujuannya adalah menunjukkan bahwa BCI bukan fiksi ilmiah murni, tapi sudah memberikan manfaat nyata, meskipun teknologinya masih berkembang."</text:span></text:span><text:span text:style-name="T1">)</text:span></text:p>
            <text:p text:style-name="P4"/>
            <text:p text:style-name="Text_20_body"><text:span text:style-name="Strong_20_Emphasis"><text:span text:style-name="T1">(Hasil Jawaban Prompt)</text:span></text:span></text:p>
            <text:p text:style-name="P173">Jadi, BCI itu bukan cuma ada di laboratorium atau film fiksi ilmiah. Meskipun masih dalam tahap pengembangan, teknologi ini udah mulai nunjukin 'taring'-nya dan bener-bener ngebantu manusia di dunia nyata. Ini beberapa contoh kerennya:</text:p>
            <text:p text:style-name="Text_20_body"><text:span text:style-name="Strong_20_Emphasis"><text:span text:style-name="T1">1. Mengembalikan Gerakan yang Hilang (Pemulihan Fungsi Motorik)</text:span></text:span></text:p>
            <text:p text:style-name="P173">Ini salah satu area paling mengharukan dari aplikasi BCI. Bayangin orang yang mengalami kelumpuhan total akibat cedera tulang belakang atau stroke, nggak bisa gerakin tangan atau kakinya lagi. Nah, BCI (seringkali pakai implan mikroelektroda yang ditanam di area otak pengontrol gerakan) mencoba 'membaca' niat atau pikiran orang tersebut untuk bergerak. Sinyal pikiran ini lalu diterjemahkan jadi perintah buat:</text:p>
            <text:list xml:id="list3045248752695877231" text:style-name="L59">
              <text:list-item>
                <text:p text:style-name="P216"><text:soft-page-break/><text:span text:style-name="Strong_20_Emphasis"><text:span text:style-name="T1">Mengendalikan Lengan atau Kaki Robotik:</text:span></text:span><text:span text:style-name="T1"> Pasien bisa mikirin "gerakkan tangan ke depan" atau "genggam cangkir", dan lengan robotik canggih yang terhubung akan melakukan gerakan itu! Udah ada cerita-cerita inspiratif, misalnya tentang seorang pasien lumpuh yang akhirnya bisa minum sendiri pakai lengan robotik setelah bertahun-tahun, hanya dengan kekuatan pikirannya. Bayangin betapa berartinya kemandirian kecil itu! </text:span></text:p>
              </text:list-item>
              <text:list-item>
                <text:p text:style-name="P58"><text:span text:style-name="Strong_20_Emphasis"><text:span text:style-name="T1">Menggerakkan Otot Sendiri (FES - Functional Electrical Stimulation):</text:span></text:span><text:span text:style-name="T1"> Ini lebih canggih lagi! Sinyal dari BCI nggak cuma ke robot, tapi dipakai buat menstimulasi otot-otot pasien yang lumpuh pakai sengatan listrik kecil yang terukur. Hasilnya? Pasien bisa (dengan latihan keras) menggerakkan kembali lengannya atau kakinya sendiri! </text:span></text:p>
              </text:list-item>
            </text:list>
            <text:p text:style-name="Text_20_body"><text:span text:style-name="Strong_20_Emphasis"><text:span text:style-name="T1">2. Membuka Pintu Komunikasi (Alat Bantu Bicara &amp; Menulis)</text:span></text:span></text:p>
            <text:p text:style-name="Text_20_body"><text:span text:style-name="T1">Ada kondisi medis yang namanya </text:span><text:span text:style-name="Emphasis"><text:span text:style-name="T1">Locked-in Syndrome</text:span></text:span><text:span text:style-name="T1">, di mana seseorang sadar penuh tapi nggak bisa bergerak atau bicara sama sekali, seolah 'terkunci' di dalam tubuhnya sendiri. Ngeri banget, kan? BCI (seringkali pakai EEG yang non-invasif) bisa jadi harapan buat mereka. Caranya? Pasien bisa diajari untuk fokus pada huruf atau kata tertentu yang muncul bergantian di layar komputer. Waktu mereka fokus, pola sinyal otak (EEG) mereka berubah. BCI mendeteksi perubahan ini dan memilihkan huruf/kata yang dimaksud. Dengan cara ini, mereka bisa pelan-pelan 'mengetik' pesan pakai pikiran mereka! Ini juga bisa bantu orang dengan gangguan bicara parah lainnya.</text:span></text:p>
            <text:p text:style-name="Text_20_body"><text:span text:style-name="Strong_20_Emphasis"><text:span text:style-name="T1">3. Melatih Otak Sendiri (Neurofeedback)</text:span></text:span></text:p>
            <text:p text:style-name="P173">BCI (biasanya pakai EEG) juga dipakai sebagai alat terapi yang disebut Neurofeedback. Gimana caranya? Kamu pakai headset EEG, terus aktivitas gelombang otakmu divisualisasikan di layar komputer—bisa jadi grafik, atau bahkan game sederhana (misalnya, bikin pesawat terbang makin tinggi kalau kamu fokus, atau turun kalau kamu rileks). Nah, dengan melihat 'umpan balik' (feedback) dari aktivitas otakmu sendiri secara langsung, kamu bisa belajar secara sadar buat ngubah pola gelombang otakmu ke arah yang lebih diinginkan. Ini dipakai buat bantu orang ngatasin ADHD (biar lebih fokus), ngurangin gejala kecemasan, atau bahkan ngontrol kejang <text:soft-page-break/>pada penderita epilepsi. Kayak lagi 'nge-gym' buat otak!</text:p>
            <text:p text:style-name="Text_20_body"><text:span text:style-name="Strong_20_Emphasis"><text:span text:style-name="T1">4. Sekilas Hiburan &amp; Kontrol Rumah (Masih Awal Banget)</text:span></text:span></text:p>
            <text:p text:style-name="P173">Kamu mungkin pernah lihat iklan atau prototipe headset BCI (kebanyakan EEG) yang katanya bisa dipakai buat main game sederhana (misalnya, gerakin karakter cuma pakai fokus pikiran) atau ngontrol lampu rumah pintar. Ada sih beberapa produk kayak gini, tapi jujur aja kemampuannya masih sangat terbatas dan seringkali kurang responsif dibanding pakai joystick atau tombol biasa. Ini masih tahap awal banget buat hiburan.</text:p>
            <text:p text:style-name="P173">Jadi, jelas ya, BCI itu bukan cuma khayalan. Teknologi ini udah mulai ngasih dampak nyata, terutama di bidang medis, memberikan harapan dan kualitas hidup yang lebih baik bagi banyak orang. Tentu, perjalanannya masih panjang, teknologinya perlu terus disempurnakan. Tapi penelitian ini terus berjalan di seluruh dunia, dan suatu hari nanti, semoga teknologi ini bisa membantu lebih banyak orang, termasuk di Indonesia.</text:p>
            <text:p text:style-name="P4"/>
            <text:p text:style-name="Text_20_body"><text:span text:style-name="Strong_20_Emphasis"><text:span text:style-name="T1">(Tips Tambahan - Opsional)</text:span></text:span></text:p>
            <text:list xml:id="list1251165791811421754" text:style-name="L60">
              <text:list-item>
                <text:p text:style-name="P217"><text:span text:style-name="Strong_20_Emphasis"><text:span text:style-name="T1">Tips Cerita Manusiawi:</text:span></text:span><text:span text:style-name="T1"> Memasukkan elemen cerita singkat (walaupun anonim) tentang bagaimana BCI membantu pasien (misal, bisa minum sendiri, berkomunikasi lagi) membuat penjelasan teknologi terasa lebih 'hidup', emosional, dan menunjukkan dampak nyatanya pada kehidupan manusia. </text:span></text:p>
              </text:list-item>
              <text:list-item>
                <text:p text:style-name="P59"><text:span text:style-name="Strong_20_Emphasis"><text:span text:style-name="T1">Tips Mengelola Ekspektasi:</text:span></text:span><text:span text:style-name="T1"> Penting untuk menyeimbangkan cerita keberhasilan BCI dengan menyebutkan bahwa teknologi ini masih terus berkembang dan punya keterbatasan (terutama untuk aplikasi non-medis seperti game), agar pembaca tidak memiliki ekspektasi yang terlalu tinggi atau keliru. </text:span></text:p>
              </text:list-item>
            </text:list>
            <text:p text:style-name="Text_20_body"><text:span text:style-name="Strong_20_Emphasis"><text:span text:style-name="T1">(Prompt Ilustrasi - Opsional)</text:span></text:span></text:p>
            <text:list xml:id="list7770016386562130612" text:style-name="L61">
              <text:list-item>
                <text:p text:style-name="P60"><text:span text:style-name="Strong_20_Emphasis"><text:span text:style-name="T1">Prompt Gambar:</text:span></text:span><text:span text:style-name="T1"> "Buat ilustrasi multi-panel (mungkin 3 panel utama) dengan gaya yang clean dan informatif, sedikit menyentuh. Panel 1: Gambarkan seseorang di kursi roda dengan senyum tipis, mengendalikan lengan robotik di sebelahnya untuk memegang gelas air, dengan garis tipis mengarah dari kepalanya ke lengan robot. Panel 2: Tampilkan layar komputer dengan keyboard virtual (huruf-</text:span><text:soft-page-break/><text:span text:style-name="T1">huruf). Seorang pasien (mungkin hanya terlihat bagian kepala dengan EEG cap) tampak fokus pada huruf 'H', dan huruf itu menyala atau terpilih. Panel 3: Gambarkan anak atau remaja memakai headset EEG, melihat layar komputer yang menampilkan game sederhana (misal, pesawat terbang), dengan grafik gelombang otak kecil di sudut layar, menyiratkan sesi neurofeedback." </text:span></text:p>
              </text:list-item>
            </text:list>
            <text:p text:style-name="P4"/>
            <text:p text:style-name="P173">Saya berhenti di sini. Menunggu perintah "YAX" untuk lanjut ke prompt Subbab 3.3.</text:p>
          </text:section>
          <text:section text:style-name="Sect1" text:name="feedback-form-27">
            <text:p text:style-name="P268"/>
          </text:section>
        </text:section>
        <text:section text:style-name="Sect1" text:name="c45bef70f800804d">
          <text:p text:style-name="P173"/>
          <text:section text:style-name="Sect1" text:name="user-query-content-28">
            <text:p text:style-name="P281">yax </text:p>
          </text:section>
          <text:p text:style-name="P268">Tampilkan alur berpikir</text:p>
          <text:section text:style-name="Sect2" text:name="model-response-message-contentr_c45bef70f800804d">
            <text:p text:style-name="P173">Oke, setelah lihat contoh-contoh keren BCI yang udah ada, mungkin kamu mikir, "Wah, sebentar lagi kita bisa kayak di film Matrix dong!". Eits, tahan dulu imajinasimu! Kenyataannya, jalan menuju BCI super canggih yang bisa bikin kita 'menyatu' sama AI itu masih panjaaaang banget dan penuh tanjakan curam. Kenapa? Karena tantangannya seabrek!</text:p>
            <text:p text:style-name="P173">Yuk, kita lihat beberapa hambatan utamanya:</text:p>
            <text:p text:style-name="Text_20_body"><text:span text:style-name="Strong_20_Emphasis"><text:span text:style-name="T1">1. Tantangan Teknis (Urusan Kabel &amp; Kode!)</text:span></text:span></text:p>
            <text:list xml:id="list3400116161610183718" text:style-name="L62">
              <text:list-item>
                <text:p text:style-name="P218"><text:span text:style-name="Strong_20_Emphasis"><text:span text:style-name="T1">Kecepatan &amp; Detail (Bandwidth &amp; Resolusi):</text:span></text:span><text:span text:style-name="T1"> Otak kita itu prosesor super kompleks yang ngolah informasi bejibun tiap detik. Nah, BCI saat ini tuh ibaratnya kayak koneksi internet super lemot plus layar TV resolusi rendah. Buat bisa 'baca' pikiran kompleks atau 'nulis' informasi detail ke otak, kita butuh BCI dengan </text:span><text:span text:style-name="Emphasis"><text:span text:style-name="T1">bandwidth</text:span></text:span><text:span text:style-name="T1"> (kecepatan transfer data) super tinggi dan </text:span><text:span text:style-name="Emphasis"><text:span text:style-name="T1">resolusi</text:span></text:span><text:span text:style-name="T1"> (tingkat kedetailan) yang luar biasa. Teknologi sekarang masih jauh banget dari situ. </text:span></text:p>
              </text:list-item>
              <text:list-item>
                <text:p text:style-name="P218"><text:span text:style-name="Strong_20_Emphasis"><text:span text:style-name="T1">Sinyal Berisik (Noise):</text:span></text:span><text:span text:style-name="T1"> Otak itu nggak pernah diem, selalu ada aktivitas listrik di mana-mana. 'Mendengarkan' sinyal spesifik yang kita mau (misalnya, niat gerakin tangan) di tengah 'kebisingan' aktivitas otak lainnya itu susah banget. Kayak nyoba dengerin orang bisik-bisik di tengah riuhnya pasar tradisional yang lagi ramai-</text:span><text:soft-page-break/><text:span text:style-name="T1">ramainya! Butuh algoritma super pintar buat misahin sinyal penting dari 'sampah'-nya. </text:span></text:p>
              </text:list-item>
              <text:list-item>
                <text:p text:style-name="P218"><text:span text:style-name="Strong_20_Emphasis"><text:span text:style-name="T1">Daya Tahan &amp; Keamanan Implan:</text:span></text:span><text:span text:style-name="T1"> Kalau pakai BCI implan (yang ditanam di otak), ada masalah besar soal daya tahan. Gimana caranya biar implan itu aman, nggak ditolak sama tubuh, nggak infeksi, dan bisa berfungsi dengan baik selama bertahun-tahun di dalam lingkungan otak yang 'basah' dan aktif secara kimia? Plus, gimana sumber dayanya? Pakai baterai? Harus ganti baterai di otak? Rumit! </text:span></text:p>
              </text:list-item>
              <text:list-item>
                <text:p text:style-name="P61"><text:span text:style-name="Strong_20_Emphasis"><text:span text:style-name="T1">Butuh Komputer Super Kuat:</text:span></text:span><text:span text:style-name="T1"> Menerjemahkan sinyal otak yang super kompleks dan 'berisik' secara </text:span><text:span text:style-name="Emphasis"><text:span text:style-name="T1">real-time</text:span></text:span><text:span text:style-name="T1"> itu butuh kekuatan komputasi yang gede banget. Saat ini mungkin butuh komputer seukuran lemari, belum praktis buat dipakai sehari-hari. </text:span></text:p>
              </text:list-item>
            </text:list>
            <text:p text:style-name="Text_20_body"><text:span text:style-name="Strong_20_Emphasis"><text:span text:style-name="T1">2. Tantangan Biologis (Urusan Otak Kita Sendiri!)</text:span></text:span></text:p>
            <text:list xml:id="list1272545341939316182" text:style-name="L63">
              <text:list-item>
                <text:p text:style-name="P219"><text:span text:style-name="Strong_20_Emphasis"><text:span text:style-name="T1">Otak yang Terus Berubah (Plastisitas):</text:span></text:span><text:span text:style-name="T1"> Otak kita itu plastis, artinya koneksinya terus berubah seiring kita belajar dan beradaptasi. Ini bagus buat kita, tapi jadi tantangan buat BCI. 'Peta' sinyal otak yang udah dipelajari BCI hari ini, bisa jadi udah berubah besok! BCI harus bisa ikut beradaptasi sama otak yang dinamis ini. </text:span></text:p>
              </text:list-item>
              <text:list-item>
                <text:p text:style-name="P219"><text:span text:style-name="Strong_20_Emphasis"><text:span text:style-name="T1">Setiap Otak Itu Unik:</text:span></text:span><text:span text:style-name="T1"> Nggak ada dua otak yang persis sama, kayak sidik jari. Pola sinyal otak buat mikirin hal yang sama bisa beda antar orang. Artinya, BCI nggak bisa 'satu ukuran untuk semua', tapi harus dipersonalisasi untuk tiap individu, bikin pengembangannya makin rumit. </text:span></text:p>
              </text:list-item>
              <text:list-item>
                <text:p text:style-name="P62"><text:span text:style-name="Strong_20_Emphasis"><text:span text:style-name="T1">'Kode' Otak Masih Misteri:</text:span></text:span><text:span text:style-name="T1"> Kita belum sepenuhnya ngerti 'bahasa' atau 'kode' yang dipakai otak buat merepresentasikan pikiran, niat, atau memori. Kayak nyoba nerjemahin bahasa kuno yang kamusnya belum lengkap. Gimana mau 'baca' atau 'nulis' kalau bahasanya aja belum kita kuasai? </text:span></text:p>
              </text:list-item>
            </text:list>
            <text:p text:style-name="Text_20_body"><text:span text:style-name="Strong_20_Emphasis"><text:span text:style-name="T1">3. Tantangan Praktis (Urusan Sehari-hari!)</text:span></text:span></text:p>
            <text:list xml:id="list7252745768018740840" text:style-name="L64">
              <text:list-item>
                <text:p text:style-name="P220"><text:span text:style-name="Strong_20_Emphasis"><text:span text:style-name="T1">Nyaman Nggak Sih? Berisiko Nggak Sih?:</text:span></text:span><text:span text:style-name="T1"> Pakai topi EEG seharian mungkin nggak nyaman, gatal, atau bikin gerah. Sementara itu, operasi tanam implan jelas punya risiko besar (infeksi, pendarahan, kerusakan otak). </text:span></text:p>
              </text:list-item>
              <text:list-item>
                <text:p text:style-name="P220"><text:soft-page-break/><text:span text:style-name="Strong_20_Emphasis"><text:span text:style-name="T1">Mahalnya Minta Ampun:</text:span></text:span><text:span text:style-name="T1"> Saat ini, teknologi BCI (terutama yang invasif) biayanya selangit! Cuma bisa diakses buat riset atau orang super kaya. Gimana caranya biar teknologi ini bisa terjangkau buat semua orang, termasuk di negara berkembang kayak Indonesia? Ini tantangan keadilan sosial yang besar. </text:span></text:p>
              </text:list-item>
              <text:list-item>
                <text:p text:style-name="P63"><text:span text:style-name="Strong_20_Emphasis"><text:span text:style-name="T1">Gampang Dipakai Nggak?:</text:span></text:span><text:span text:style-name="T1"> Biar bisa dipakai banyak orang, BCI harus gampang dipakai, nggak ribet kalibrasinya, dan bisa diandalkan kapan aja, di mana aja—bahkan di hari Minggu pagi yang santai kayak sekarang ini (30 Maret 2025). </text:span></text:p>
              </text:list-item>
            </text:list>
            <text:p text:style-name="Text_20_body"><text:span text:style-name="Strong_20_Emphasis"><text:span text:style-name="T1">Plus (Sedikit Bocoran): Tantangan Etika &amp; Keamanan</text:span></text:span></text:p>
            <text:p text:style-name="P173">Ini bakal kita bahas lebih dalam nanti, tapi bayangin aja: siapa yang boleh 'baca' pikiran kita? Gimana kalau data pikiran kita diretas atau disalahgunakan? Serem, kan?</text:p>
            <text:p text:style-name="P173">Jadi, meskipun BCI udah nunjukkin potensi luar biasa, jalan menuju BCI canggih kayak di film-film itu masih terjal banget. Butuh banyak banget terobosan di bidang teknologi, biologi, dan komputasi. Realistis itu penting!</text:p>
            <text:p text:style-name="P4"/>
            <text:p text:style-name="Text_20_body"><text:span text:style-name="Strong_20_Emphasis"><text:span text:style-name="T1">(Tips Tambahan - Opsional)</text:span></text:span></text:p>
            <text:list xml:id="list2557896509098771031" text:style-name="L65">
              <text:list-item>
                <text:p text:style-name="P64"><text:span text:style-name="Strong_20_Emphasis"><text:span text:style-name="T1">Tips Kategorisasi Tantangan:</text:span></text:span><text:span text:style-name="T1"> Mengelompokkan tantangan ke dalam kategori (Teknis, Biologis, Praktis, Etis) membantu pembaca memahami bahwa masalahnya itu multifaset dan kompleks, bukan cuma soal teknologi semata. Ini memberikan gambaran yang lebih terstruktur. </text:span></text:p>
              </text:list-item>
            </text:list>
            <text:p text:style-name="Text_20_body"><text:span text:style-name="Strong_20_Emphasis"><text:span text:style-name="T1">(Prompt Ilustrasi - Opsional)</text:span></text:span></text:p>
            <text:list xml:id="list3504679201300839482" text:style-name="L66">
              <text:list-item>
                <text:p text:style-name="P65"><text:span text:style-name="Strong_20_Emphasis"><text:span text:style-name="T1">Prompt Gambar:</text:span></text:span><text:span text:style-name="T1"> "Gambarkan sebuah 'jembatan BCI' (seperti di prompt 3.0) tapi kondisinya rusak parah atau belum selesai dibangun. Tunjukkan beberapa rintangan fisik di sepanjang jembatan: ada bagian jembatan yang runtuh dengan label 'Low Bandwidth', ada kabut tebal menutupi bagian lain dengan label 'Signal Noise', ada retakan di pilar jembatan dengan label 'Implant Durability', ada tembok tinggi di ujung jembatan dengan label 'High Cost', dan ada labirin rumit di tengah jembatan dengan label 'Ethical Maze'. Gunakan warna yang sedikit suram atau menantang." </text:span></text:p>
              </text:list-item>
            </text:list>
            <text:p text:style-name="P4"><text:soft-page-break/></text:p>
            <text:p text:style-name="P173">Saya berhenti di sini. Menunggu perintah "YAX" untuk lanjut ke prompt Subbab 3.4.</text:p>
          </text:section>
          <text:section text:style-name="Sect1" text:name="feedback-form-28">
            <text:p text:style-name="P268"/>
          </text:section>
        </text:section>
        <text:section text:style-name="Sect1" text:name="3fcf70e742d8b21a">
          <text:p text:style-name="P173"/>
          <text:section text:style-name="Sect1" text:name="user-query-content-29">
            <text:p text:style-name="P281">yax </text:p>
          </text:section>
          <text:p text:style-name="P268">Tampilkan alur berpikir</text:p>
          <text:section text:style-name="Sect2" text:name="model-response-message-contentr_3fcf70e742d8b21a">
            <text:p text:style-name="P173">Oke, setelah kita 'turun ke bumi' melihat tantangan berat BCI, sekarang saatnya kita sedikit 'terbang' lagi buat ngintip mimpi-mimpi para ilmuwan dan insinyur yang lagi kerja keras ngembangin teknologi ini. Seperti apa sih BCI di masa depan kalau semua tantangan tadi bisa diatasi?</text:p>
            <text:p text:style-name="P4"/>
            <text:p text:style-name="Text_20_body"><text:span text:style-name="Strong_20_Emphasis"><text:span text:style-name="T1">Menjawab Prompt untuk:</text:span></text:span><text:span text:style-name="T1"> </text:span><text:span text:style-name="Strong_20_Emphasis"><text:span text:style-name="T1">Subbab 3.4: Mimpi Para Ilmuwan: Seperti Apa BCI di Masa Depan?</text:span></text:span></text:p>
            <text:p text:style-name="Text_20_body"><text:span text:style-name="Strong_20_Emphasis"><text:span text:style-name="T1">(Prompt:</text:span></text:span><text:span text:style-name="T1"> </text:span><text:span text:style-name="Emphasis"><text:span text:style-name="T1">"Tuliskan pembahasan mendalam (sekitar 400-500 kata) untuk Subbab 3.4, yang melukiskan </text:span></text:span><text:span text:style-name="Emphasis"><text:span text:style-name="Strong_20_Emphasis"><text:span text:style-name="T1">visi masa depan BCI</text:span></text:span></text:span><text:span text:style-name="Emphasis"><text:span text:style-name="T1"> berdasarkan arah penelitian saat ini dan spekulasi yang beralasan. Jelajahi potensi-potensi menarik: * BCI Berkecepatan Tinggi &amp; Dua Arah: Bayangkan BCI yang memungkinkan komunikasi secepat pikiran, tidak hanya membaca tapi juga 'menulis' informasi langsung ke otak (misal, sensasi, pengetahuan?). * Non-invasif tapi Akurat: Mimpi tentang teknologi (mungkin berbasis optik, ultrasound, atau lainnya) yang bisa membaca sinyal otak secara detail tanpa perlu operasi. * Integrasi Mulus dengan AI: BCI yang tidak hanya terhubung ke komputer, tapi ke AI canggih, memungkinkan 'kolaborasi' pikiran yang lebih dalam. * Augmentasi Sensori &amp; Kognitif: Kemungkinan menggunakan BCI untuk memperluas indra kita (melihat inframerah?) atau meningkatkan kemampuan kognitif (memori, fokus?). * Pembelajaran Langsung: Spekulasi tentang 'mengunduh' keterampilan atau pengetahuan (seperti di film The Matrix, tapi jelaskan ini masih sangat jauh). Kaitkan visi masa depan ini secara eksplisit dengan konsep </text:span></text:span><text:span text:style-name="Emphasis"><text:span text:style-name="Strong_20_Emphasis"><text:span text:style-name="T1">Singularitas Simbiotik</text:span></text:span></text:span><text:span text:style-name="Emphasis"><text:span text:style-name="T1">, tunjukkan bagaimana BCI canggih ini menjadi prasyarat teknologi untuk mewujudkan ide penggabungan manusia-AI. Tetap bedakan antara visi dan kenyataan saat ini."</text:span></text:span><text:span text:style-name="T1">)</text:span></text:p>
            <text:p text:style-name="P4"><text:soft-page-break/></text:p>
            <text:p text:style-name="Text_20_body"><text:span text:style-name="Strong_20_Emphasis"><text:span text:style-name="T1">(Hasil Jawaban Prompt)</text:span></text:span></text:p>
            <text:p text:style-name="P173">Meskipun jalannya terjal, para peneliti BCI punya mimpi besar! Mereka nggak cuma mau bikin alat bantu buat pasien, tapi juga membayangkan potensi BCI yang bisa mengubah cara kita berinteraksi dengan dunia dan bahkan... dengan diri kita sendiri. Yuk, kita lihat beberapa 'mimpi' BCI masa depan:</text:p>
            <text:list xml:id="list566029320079979732" text:style-name="L67">
              <text:list-item>
                <text:p text:style-name="P66"><text:span text:style-name="Strong_20_Emphasis"><text:span text:style-name="T1">Komunikasi Secepat Pikiran (BCI Kecepatan Tinggi &amp; Dua Arah):</text:span></text:span><text:span text:style-name="T1"> Lupakan ngetik pakai jari atau ngomong! Impiannya adalah BCI yang bisa nangkap dan ngirim informasi secepat kita berpikir. Nggak cuma perintah simpel kayak "gerak kiri", tapi mungkin bisa nangkep ide kompleks atau bahkan emosi. Lebih gilanya lagi, BCI dua arah yang canggih mungkin bisa 'nulis' informasi langsung ke otak kita. Bayangin bisa 'merasakan' sensasi sentuhan dari dunia virtual, atau mungkin (ini spekulasi liar!) nerima paket pengetahuan sederhana langsung ke memori. Komunikasi dua arah berkecepatan tinggi inilah kunci buat interaksi yang bener-bener mulus antara otak dan mesin.</text:span></text:p>
              </text:list-item>
              <text:list-item>
                <text:p text:style-name="P66"><text:span text:style-name="Strong_20_Emphasis"><text:span text:style-name="T1">Akurat Tanpa Bedah (BCI Non-invasif Presisi Tinggi):</text:span></text:span><text:span text:style-name="T1"> Ini 'cawan suci'-nya penelitian BCI! Semua orang pengen BCI yang seakurat implan tapi nggak perlu operasi otak yang berisiko dan menakutkan. Para ilmuwan lagi menjajaki teknologi baru kayak pakai cahaya (optik), gelombang suara (ultrasound), atau sensor magnetik super sensitif buat 'ngintip' aktivitas otak dari luar tengkorak dengan detail yang jauh lebih tinggi dari EEG sekarang. Kalau ini berhasil, BCI bisa jadi jauh lebih aman dan nyaman buat dipakai siapa aja.</text:span></text:p>
              </text:list-item>
              <text:list-item>
                <text:p text:style-name="P66"><text:span text:style-name="Strong_20_Emphasis"><text:span text:style-name="T1">Kolaborasi Mesra dengan AI (Integrasi Mulus):</text:span></text:span><text:span text:style-name="T1"> BCI masa depan nggak cuma nyambung ke komputer biasa, tapi langsung terintegrasi dengan AI super canggih. Bayangin kamu bisa 'brainstorming' ide bareng AI langsung di pikiranmu. Kamu kasih konsep awal, AI langsung kasih ribuan variasi atau analisis data pendukung dalam sekejap, terus kamu pilih dan modifikasi lagi pakai intuisimu. Ini bukan lagi manusia </text:span><text:span text:style-name="Emphasis"><text:span text:style-name="T1">pakai</text:span></text:span><text:span text:style-name="T1"> AI, tapi </text:span><text:span text:style-name="Strong_20_Emphasis"><text:span text:style-name="T1">kolaborasi kognitif</text:span></text:span><text:span text:style-name="T1"> yang bener-bener nyatu.</text:span></text:p>
              </text:list-item>
              <text:list-item>
                <text:p text:style-name="P66"><text:span text:style-name="Strong_20_Emphasis"><text:span text:style-name="T1">Upgrade Indra &amp; Otak (Augmentasi Sensori &amp; Kognitif):</text:span></text:span><text:span text:style-name="T1"> Kalau </text:span><text:soft-page-break/><text:span text:style-name="T1">BCI udah bisa 'nulis' ke otak, kemungkinannya jadi makin liar! Mungkin kita bisa 'nambah' indra baru? Misalnya, 'melihat' spektrum inframerah atau ultraviolet, 'mendengar' gelombang radio, atau 'merasakan' data cuaca secara langsung. Selain itu, BCI juga bisa dipakai buat ningkatin kemampuan otak kita yang udah ada (ingat keterbatasan di Bab 1.3?). Mungkin ningkatin fokus, memperkuat memori jangka pendek, atau mempercepat proses belajar.</text:span></text:p>
              </text:list-item>
              <text:list-item>
                <text:p text:style-name="P66"><text:span text:style-name="Strong_20_Emphasis"><text:span text:style-name="T1">Belajar Instan ala Matrix? (Pembelajaran Langsung):</text:span></text:span><text:span text:style-name="T1"> Ini mimpi paling populer dari fiksi ilmiah: 'mengunduh' skill atau pengetahuan langsung ke otak. Bayangin aja, kamu lagi santai di hari Minggu pagi gini (30 Maret 2025), terus tiba-tiba kepikiran pengen jago main gitar. Tinggal 'download' skill-nya lewat BCI, dan </text:span><text:span text:style-name="Emphasis"><text:span text:style-name="T1">voila!</text:span></text:span><text:span text:style-name="T1"> langsung bisa mainin lagu favoritmu? Kedengarannya keren banget, tapi para ilmuwan bilang ini </text:span><text:span text:style-name="Strong_20_Emphasis"><text:span text:style-name="T1">jauh lebih rumit</text:span></text:span><text:span text:style-name="T1"> dari sekadar transfer data. Belajar itu melibatkan perubahan koneksi fisik di otak (neuroplastisitas) dan pemahaman konteks yang dalam. Jadi, 'download' skill kayak di </text:span><text:span text:style-name="Emphasis"><text:span text:style-name="T1">The Matrix</text:span></text:span><text:span text:style-name="T1"> itu masih sangat-sangat jauh di masa depan (kalaupun mungkin).</text:span></text:p>
              </text:list-item>
            </text:list>
            <text:p text:style-name="Text_20_body"><text:span text:style-name="Strong_20_Emphasis"><text:span text:style-name="T1">Hubungannya dengan Singularitas Simbiotik?</text:span></text:span></text:p>
            <text:p text:style-name="Text_20_body"><text:span text:style-name="T1">Nah, semua mimpi BCI canggih inilah yang jadi </text:span><text:span text:style-name="Strong_20_Emphasis"><text:span text:style-name="T1">prasyarat teknologi</text:span></text:span><text:span text:style-name="T1"> kalau kita mau ngomongin kemungkinan </text:span><text:span text:style-name="Strong_20_Emphasis"><text:span text:style-name="T1">Singularitas Simbiotik</text:span></text:span><text:span text:style-name="T1">—ide tentang penyatuan kesadaran manusia dan AI. Tanpa BCI yang punya bandwidth super tinggi, dua arah, terintegrasi mulus dengan AI, dan (idealnya) aman serta nyaman, ide 'bergabung' itu cuma bakal jadi khayalan fiksi ilmiah selamanya.</text:span></text:p>
            <text:p text:style-name="Text_20_body"><text:span text:style-name="Strong_20_Emphasis"><text:span text:style-name="T1">Tapi Ingat:</text:span></text:span><text:span text:style-name="T1"> Semua ini masih </text:span><text:span text:style-name="Strong_20_Emphasis"><text:span text:style-name="T1">visi masa depan</text:span></text:span><text:span text:style-name="T1">. Ada yang mungkin tercapai dalam beberapa dekade, ada yang mungkin butuh waktu berabad-abad, ada juga yang mungkin nggak akan pernah terwujud. Penting banget buat bedain antara mimpi para ilmuwan dan kenyataan teknologi BCI yang kita punya </text:span><text:span text:style-name="Strong_20_Emphasis"><text:span text:style-name="T1">hari ini</text:span></text:span><text:span text:style-name="T1"> (yang udah kita bahas di subbab sebelumnya).</text:span></text:p>
            <text:p text:style-name="P4"/>
            <text:p text:style-name="Text_20_body"><text:span text:style-name="Strong_20_Emphasis"><text:span text:style-name="T1">(Tips Tambahan - Opsional)</text:span></text:span></text:p>
            <text:list xml:id="list333693839461171856" text:style-name="L68">
              <text:list-item>
                <text:p text:style-name="P67"><text:span text:style-name="Strong_20_Emphasis"><text:span text:style-name="T1">Tips Mengelola Spekulasi:</text:span></text:span><text:span text:style-name="T1"> Saat menyajikan visi masa depan yang </text:span><text:soft-page-break/><text:span text:style-name="T1">sangat spekulatif (seperti download skill), penting untuk menggunakan bahasa yang hati-hati ('mungkin', 'bisa jadi', 'impiannya', 'spekulasi liar') dan secara eksplisit menyatakan tingkat ketidakpastiannya. Ini menjaga kredibilitas dan mencegah pembaca menganggapnya sebagai ramalan pasti. </text:span></text:p>
              </text:list-item>
            </text:list>
            <text:p text:style-name="Text_20_body"><text:span text:style-name="Strong_20_Emphasis"><text:span text:style-name="T1">(Prompt Ilustrasi - Opsional)</text:span></text:span></text:p>
            <text:list xml:id="list4503847592346109211" text:style-name="L69">
              <text:list-item>
                <text:p text:style-name="P68"><text:span text:style-name="Strong_20_Emphasis"><text:span text:style-name="T1">Prompt Gambar:</text:span></text:span><text:span text:style-name="T1"> "Gambarkan ilustrasi futuristik yang cerah dan penuh harapan. Tampilkan seorang remaja (mungkin dengan gaya rambut atau pakaian futuristik) memakai BCI yang sangat sleek dan minimalis (misal, seperti earpiece atau tato sirkuit tipis di pelipis). Dari kepalanya, muncul visualisasi data dan ikon yang mengalir dua arah (ke dan dari ikon awan/AI): ikon buku terbuka (pengetahuan), ikon not balok/gitar (skill musik), ikon mata dengan spektrum warna tambahan (indra baru), ikon otak dengan tanda plus (kognisi meningkat). Gunakan warna-warna cerah dan garis-garis cahaya untuk menciptakan kesan canggih dan optimis." </text:span></text:p>
              </text:list-item>
            </text:list>
            <text:p text:style-name="P4"/>
            <text:p text:style-name="P173">Saya berhenti di sini. Menunggu perintah "YAX" untuk lanjut ke prompt pengantar Bab 4.</text:p>
          </text:section>
          <text:section text:style-name="Sect1" text:name="feedback-form-29">
            <text:p text:style-name="P268"/>
          </text:section>
        </text:section>
        <text:section text:style-name="Sect1" text:name="533a2ba53788ba85">
          <text:p text:style-name="P173"/>
          <text:section text:style-name="Sect1" text:name="user-query-content-30">
            <text:p text:style-name="P281">yax </text:p>
          </text:section>
          <text:p text:style-name="P268">Tampilkan alur berpikir</text:p>
          <text:section text:style-name="Sect2" text:name="model-response-message-contentr_533a2ba53788ba85">
            <text:p text:style-name="P173">Oke, mari kita masuk ke inti persoalan yang paling bikin penasaran!</text:p>
            <text:p text:style-name="P4"/>
            <text:p text:style-name="Text_20_body"><text:span text:style-name="Strong_20_Emphasis"><text:span text:style-name="T1">Menjawab Prompt untuk:</text:span></text:span><text:span text:style-name="T1"> </text:span><text:span text:style-name="Strong_20_Emphasis"><text:span text:style-name="T1">Pengantar Bab 4: Konsep Penggabungan: Simbiosis Manusia-AI</text:span></text:span></text:p>
            <text:p text:style-name="Text_20_body"><text:span text:style-name="Strong_20_Emphasis"><text:span text:style-name="T1">(Prompt:</text:span></text:span><text:span text:style-name="T1"> </text:span><text:span text:style-name="Emphasis"><text:span text:style-name="T1">"Tuliskan paragraf pengantar (sekitar 150-175 kata) untuk Bab 4: 'Konsep Penggabungan: Simbiosis Manusia-AI'. Mulai dengan menyatakan bahwa setelah membangun pemahaman tentang otak (Bab 1), AI (Bab 2), dan jembatan BCI (Bab 3), kita sekarang siap melangkah ke jantung pembahasan buku ini: apa sebenarnya yang dimaksud dengan </text:span></text:span><text:soft-page-break/><text:span text:style-name="Emphasis"><text:span text:style-name="T1">penggabungan atau simbiosis antara manusia dan AI? Tekankan bahwa bab ini akan mengajak pembaca berimajinasi—berdasarkan fondasi sains dan teknologi yang telah dibahas—tentang seperti apa rasanya jika batasan antara pikiran kita dan kecerdasan mesin mulai melebur. Janjikan eksplorasi tentang makna 'bergabung' (lebih dari sekadar memakai alat canggih), potensi manfaat luar biasa dari hubungan simbiosis ini, dan beberapa kemungkinan 'kekuatan super' kognitif yang mungkin muncul. Ajak pembaca untuk membuka pikiran terhadap konsep yang mungkin terdengar radikal ini."</text:span></text:span><text:span text:style-name="T1">)</text:span></text:p>
            <text:p text:style-name="P4"/>
            <text:p text:style-name="Text_20_body"><text:span text:style-name="Strong_20_Emphasis"><text:span text:style-name="T1">(Hasil Jawaban Prompt)</text:span></text:span></text:p>
            <text:p text:style-name="Text_20_body"><text:span text:style-name="T1">Oke, teman-teman, udah jam setengah 10 pagi nih di hari Minggu ini (30 Maret 2025)! Kita udah ngumpulin semua 'bahan'-nya: pemahaman soal keajaiban </text:span><text:span text:style-name="Strong_20_Emphasis"><text:span text:style-name="T1">otak</text:span></text:span><text:span text:style-name="T1"> kita (Bab 1), gambaran kekuatan </text:span><text:span text:style-name="Strong_20_Emphasis"><text:span text:style-name="T1">AI</text:span></text:span><text:span text:style-name="T1"> yang terus tumbuh (Bab 2), dan pengenalan teknologi </text:span><text:span text:style-name="Strong_20_Emphasis"><text:span text:style-name="T1">BCI</text:span></text:span><text:span text:style-name="T1"> sebagai 'jembatan' penghubungnya (Bab 3). Sekarang, siap buat masuk ke 'dapur utama' buku ini? Kita akhirnya sampai di pertanyaan inti yang jadi judul buku ini: </text:span><text:span text:style-name="Strong_20_Emphasis"><text:span text:style-name="T1">Apa sih sebenarnya yang dimaksud dengan 'penggabungan' atau 'simbiosis' antara manusia dan AI?</text:span></text:span><text:span text:style-name="T1"> Di bab inilah kita bakal benar-benar berimajinasi, tapi tetap berpijak pada fondasi sains dan teknologi yang udah kita pelajari. Kita akan coba bayangkan: gimana rasanya kalau batasan antara pikiran biologis kita dan 'pikiran' digital AI mulai kabur dan menyatu? Kita bakal gali lebih dalam apa makna 'bergabung'—yang jelas lebih dari sekadar pakai </text:span><text:span text:style-name="Emphasis"><text:span text:style-name="T1">gadget</text:span></text:span><text:span text:style-name="T1"> canggih. Kita juga akan intip potensi manfaat super keren dari hubungan simbiosis ini, dan bahkan beberapa kemungkinan 'kekuatan super' baru buat otak kita yang mungkin muncul. Siapkan pikiranmu buat terbuka lebar ya, karena kita bakal menjelajahi konsep yang mungkin terdengar paling radikal sejauh ini!</text:span></text:p>
            <text:p text:style-name="P4"/>
            <text:p text:style-name="Text_20_body"><text:span text:style-name="Strong_20_Emphasis"><text:span text:style-name="T1">(Tips Tambahan - Opsional)</text:span></text:span></text:p>
            <text:list xml:id="list460471166409343389" text:style-name="L70">
              <text:list-item>
                <text:p text:style-name="P69"><text:span text:style-name="Strong_20_Emphasis"><text:span text:style-name="T1">Tips Menandai Puncak Argumen:</text:span></text:span><text:span text:style-name="T1"> Saat memasuki bagian inti atau paling spekulatif dari buku, penting untuk secara eksplisit memberitahu pembaca. Ini membangun antisipasi dan menyiapkan mereka untuk fokus pada konsep utama yang ingin disampaikan </text:span><text:soft-page-break/><text:span text:style-name="T1">penulis. Menggunakan metafora ('dapur utama', 'jantung pembahasan') bisa membuatnya lebih menarik. </text:span></text:p>
              </text:list-item>
            </text:list>
            <text:p text:style-name="Text_20_body"><text:span text:style-name="Strong_20_Emphasis"><text:span text:style-name="T1">(Prompt Ilustrasi - Opsional)</text:span></text:span></text:p>
            <text:list xml:id="list2664350469627573836" text:style-name="L71">
              <text:list-item>
                <text:p text:style-name="P70"><text:span text:style-name="Strong_20_Emphasis"><text:span text:style-name="T1">Prompt Gambar:</text:span></text:span><text:span text:style-name="T1"> "Gambarkan ulang visual 'jembatan BCI' dari prompt pengantar Bab 3, tapi kali ini jembatannya tampak sangat aktif dan terang benderang. Tunjukkan aliran energi atau data yang intens mengalir dua arah melintasi jembatan. Di ujung 'otak', ikon otak tampak bersinar lebih terang dan mungkin mulai menunjukkan pola-pola digital halus yang merambat masuk. Di ujung 'AI', ikon jaringan AI juga tampak lebih aktif dan mungkin mulai menunjukkan pola-pola organik halus yang merambat masuk. Ciptakan kesan adanya interaksi dan awal peleburan di kedua ujung jembatan." </text:span></text:p>
              </text:list-item>
            </text:list>
            <text:p text:style-name="P4"/>
            <text:p text:style-name="P173">Saya berhenti di sini. Menunggu perintah "YAX" untuk lanjut ke prompt Subbab 4.1.</text:p>
          </text:section>
          <text:section text:style-name="Sect1" text:name="feedback-form-30">
            <text:p text:style-name="P268"/>
          </text:section>
        </text:section>
        <text:section text:style-name="Sect1" text:name="abda2b58c566841d">
          <text:p text:style-name="P173"/>
          <text:section text:style-name="Sect1" text:name="user-query-content-31">
            <text:p text:style-name="P281">yax </text:p>
          </text:section>
          <text:p text:style-name="P268">Tampilkan alur berpikir</text:p>
          <text:section text:style-name="Sect2" text:name="model-response-message-contentr_abda2b58c566841d">
            <text:p text:style-name="P173">Oke, mari kita luruskan dulu maksudnya 'bergabung' atau 'menyatu' dengan AI ini. Jangan sampai kebayang yang aneh-aneh kayak di film horor ya!</text:p>
            <text:p text:style-name="P4"/>
            <text:p text:style-name="Text_20_body"><text:span text:style-name="Strong_20_Emphasis"><text:span text:style-name="T1">Menjawab Prompt untuk:</text:span></text:span><text:span text:style-name="T1"> </text:span><text:span text:style-name="Strong_20_Emphasis"><text:span text:style-name="T1">Subbab 4.1: Apa Artinya "Bergabung" dengan AI? (Bukan seperti di film horor!).</text:span></text:span></text:p>
            <text:p text:style-name="Text_20_body"><text:span text:style-name="Strong_20_Emphasis"><text:span text:style-name="T1">(Prompt:</text:span></text:span><text:span text:style-name="T1"> </text:span><text:span text:style-name="Emphasis"><text:span text:style-name="T1">"Tuliskan pembahasan mendalam (sekitar 400-500 kata) untuk Subbab 4.1. Jelaskan secara konseptual apa bedanya 'bergabung' atau 'simbiosis' dengan AI dibandingkan sekadar menggunakan AI sebagai alat (seperti memakai Google Search atau ChatGPT). Fokus pada ide </text:span></text:span><text:span text:style-name="Emphasis"><text:span text:style-name="Strong_20_Emphasis"><text:span text:style-name="T1">integrasi kognitif</text:span></text:span></text:span><text:span text:style-name="Emphasis"><text:span text:style-name="T1">: proses berpikir manusia diperkuat, diperluas, atau bahkan menyatu secara real-time dengan kemampuan AI melalui BCI. Gunakan analogi (misal: bukan seperti memakai kacamata, tapi lebih seperti penglihatan itu sendiri menjadi lebih kuat dan berbeda). Sangkal secara </text:span></text:span><text:soft-page-break/><text:span text:style-name="Emphasis"><text:span text:style-name="T1">eksplisit gambaran horor di film (AI mengambil alih, kehilangan diri) dan tekankan bahwa konsep simbiosis ini (setidaknya secara ideal) adalah tentang </text:span></text:span><text:span text:style-name="Emphasis"><text:span text:style-name="Strong_20_Emphasis"><text:span text:style-name="T1">kolaborasi dan augmentasi</text:span></text:span></text:span><text:span text:style-name="Emphasis"><text:span text:style-name="T1">, bukan penaklukan. Definisikan 'simbiosis' dalam konteks ini sebagai hubungan yang saling memperkuat, di mana entitas gabungan memiliki kemampuan yang melampaui masing-masing komponennya."</text:span></text:span><text:span text:style-name="T1">)</text:span></text:p>
            <text:p text:style-name="P4"/>
            <text:p text:style-name="Text_20_body"><text:span text:style-name="Strong_20_Emphasis"><text:span text:style-name="T1">(Hasil Jawaban Prompt)</text:span></text:span></text:p>
            <text:p text:style-name="Text_20_body"><text:span text:style-name="T1">Sekarang jam 10 kurang sedikit nih di Stabat, Sumatera Utara (Minggu, 30 Maret 2025). Kamu mungkin lagi pakai HP buat cari info di Google, ngobrol sama ChatGPT, atau dengerin musik yang direkomendasiin Spotify. Itu semua contoh kita </text:span><text:span text:style-name="Emphasis"><text:span text:style-name="T1">menggunakan</text:span></text:span><text:span text:style-name="T1"> AI sebagai alat bantu eksternal, kayak pakai kalkulator buat ngitung atau pakai kacamata buat melihat lebih jelas. Nah, konsep 'bergabung' atau 'simbiosis' yang kita bahas di buku ini BEDA banget levelnya!</text:span></text:p>
            <text:p text:style-name="Text_20_body"><text:span text:style-name="T1">Ini bukan sekadar pakai alat canggih. Inti idenya adalah </text:span><text:span text:style-name="Strong_20_Emphasis"><text:span text:style-name="T1">Integrasi Kognitif</text:span></text:span><text:span text:style-name="T1">. Maksudnya? Bayangin proses berpikirmu—cara kamu mengingat, belajar, memecahkan masalah, berimajinasi—itu bisa terhubung </text:span><text:span text:style-name="Emphasis"><text:span text:style-name="T1">langsung</text:span></text:span><text:span text:style-name="T1"> dan berjalan </text:span><text:span text:style-name="Emphasis"><text:span text:style-name="T1">bersamaan (real-time)</text:span></text:span><text:span text:style-name="T1"> dengan kemampuan super AI melalui jembatan BCI yang canggih (seperti yang kita impikan di Bab 3.4). Pikiranmu bisa diperkuat, diperluas, atau bahkan 'menyatu' dengan cara kerja AI.</text:span></text:p>
            <text:p text:style-name="Text_20_body"><text:span text:style-name="T1">Analoginya gini: Pakai Google Search itu kayak buka ensiklopedia (alat eksternal). Tapi integrasi kognitif itu lebih kayak... tiba-tiba kamu punya akses instan ke seluruh pengetahuan di ensiklopedia itu </text:span><text:span text:style-name="Emphasis"><text:span text:style-name="T1">sebagai bagian dari ingatanmu sendiri</text:span></text:span><text:span text:style-name="T1">. Atau, pakai kacamata itu alat bantu biar bisa lihat jelas. Integrasi kognitif itu lebih kayak </text:span><text:span text:style-name="Emphasis"><text:span text:style-name="T1">kemampuan melihatmu sendiri</text:span></text:span><text:span text:style-name="T1"> yang tiba-tiba jadi super tajam, bisa lihat detail yang sebelumnya nggak kelihatan, bahkan mungkin lihat spektrum warna baru. Kemampuannya jadi bagian dari </text:span><text:span text:style-name="Emphasis"><text:span text:style-name="T1">dirimu</text:span></text:span><text:span text:style-name="T1">, bukan sekadar alat yang kamu pakai.</text:span></text:p>
            <text:p text:style-name="Text_20_body"><text:span text:style-name="Strong_20_Emphasis"><text:span text:style-name="T1">PENTING: Ini Bukan AI Mengambil Alih!</text:span></text:span></text:p>
            <text:p text:style-name="Text_20_body"><text:span text:style-name="T1">Langsung buang jauh-jauh gambaran serem dari film di mana AI jahat mengambil alih pikiran manusia atau bikin kita kehilangan jati diri. Konsep </text:span><text:soft-page-break/><text:span text:style-name="Emphasis"><text:span text:style-name="T1">ideal</text:span></text:span><text:span text:style-name="T1"> yang diusung oleh para pendukung ide ini adalah </text:span><text:span text:style-name="Strong_20_Emphasis"><text:span text:style-name="T1">Simbiosis</text:span></text:span><text:span text:style-name="T1"> dan </text:span><text:span text:style-name="Strong_20_Emphasis"><text:span text:style-name="T1">Augmentasi</text:span></text:span><text:span text:style-name="T1">.</text:span></text:p>
            <text:list xml:id="list8395594664285025629" text:style-name="L72">
              <text:list-item>
                <text:p text:style-name="P221"><text:span text:style-name="Strong_20_Emphasis"><text:span text:style-name="T1">Simbiosis:</text:span></text:span><text:span text:style-name="T1"> Ingat pelajaran biologi? Simbiosis itu hubungan erat antara dua makhluk hidup yang berbeda, seringkali saling menguntungkan. Kayak lebah yang dapat nektar dari bunga, dan bunga dibantu penyerbukannya oleh lebah. Nah, simbiosis manusia-AI ini dibayangkan sebagai hubungan di mana kecerdasan biologis kita dan kecerdasan buatan saling melengkapi dan memperkuat. Kita kasih AI intuisi, kreativitas, pemahaman konteks. AI kasih kita kecepatan proses data, memori super, akses informasi instan. Hasilnya? Sesuatu yang lebih hebat dari keduanya kalau sendirian. Kayak 1 + 1 = 3 (atau bahkan 10!). </text:span></text:p>
              </text:list-item>
              <text:list-item>
                <text:p text:style-name="P71"><text:span text:style-name="Strong_20_Emphasis"><text:span text:style-name="T1">Augmentasi:</text:span></text:span><text:span text:style-name="T1"> Artinya peningkatan atau penambahan kemampuan. Jadi, tujuannya bukan mengganti manusia dengan mesin, tapi </text:span><text:span text:style-name="Emphasis"><text:span text:style-name="T1">meningkatkan</text:span></text:span><text:span text:style-name="T1"> potensi manusia dengan bantuan AI yang terintegrasi. Kamu tetap 'kamu', tapi dengan kemampuan kognitif yang di-upgrade. </text:span></text:p>
              </text:list-item>
            </text:list>
            <text:p text:style-name="Text_20_body"><text:span text:style-name="T1">Tentu saja, apakah ini bisa benar-benar tercapai secara ideal tanpa risiko (yang bakal kita bahas nanti) itu pertanyaan lain. Tapi, penting banget buat paham bahwa konsep dasarnya adalah tentang </text:span><text:span text:style-name="Strong_20_Emphasis"><text:span text:style-name="T1">kolaborasi level tinggi dan peningkatan diri</text:span></text:span><text:span text:style-name="T1">, bukan penaklukan atau penghapusan kemanusiaan. Ini tentang menciptakan bentuk kecerdasan baru yang merupakan </text:span><text:span text:style-name="Emphasis"><text:span text:style-name="T1">gabungan</text:span></text:span><text:span text:style-name="T1"> terbaik dari manusia dan mesin.</text:span></text:p>
            <text:p text:style-name="P4"/>
            <text:p text:style-name="Text_20_body"><text:span text:style-name="Strong_20_Emphasis"><text:span text:style-name="T1">(Tips Tambahan - Opsional)</text:span></text:span></text:p>
            <text:list xml:id="list432058840387441484" text:style-name="L73">
              <text:list-item>
                <text:p text:style-name="P222"><text:span text:style-name="Strong_20_Emphasis"><text:span text:style-name="T1">Tips Meluruskan Kesalahpahaman:</text:span></text:span><text:span text:style-name="T1"> Karena ide "bergabung dengan AI" bisa langsung memicu asosiasi negatif dari fiksi ilmiah, penting untuk secara proaktif dan eksplisit menyangkal gambaran horor tersebut di awal penjelasan. Ini membantu membuka pikiran pembaca untuk memahami konsep yang sebenarnya ingin disampaikan (simbiosis/augmentasi). </text:span></text:p>
              </text:list-item>
              <text:list-item>
                <text:p text:style-name="P72"><text:span text:style-name="Strong_20_Emphasis"><text:span text:style-name="T1">Tips Definisi Jelas:</text:span></text:span><text:span text:style-name="T1"> Memberikan definisi kerja yang jelas untuk istilah kunci seperti 'Integrasi Kognitif' dan 'Simbiosis' dalam konteks buku ini sangat membantu pembaca memahami dasar argumen yang </text:span><text:soft-page-break/><text:span text:style-name="T1">sedang dibangun. </text:span></text:p>
              </text:list-item>
            </text:list>
            <text:p text:style-name="Text_20_body"><text:span text:style-name="Strong_20_Emphasis"><text:span text:style-name="T1">(Prompt Ilustrasi - Opsional)</text:span></text:span></text:p>
            <text:list xml:id="list7877572815220395742" text:style-name="L74">
              <text:list-item>
                <text:p text:style-name="P73"><text:span text:style-name="Strong_20_Emphasis"><text:span text:style-name="T1">Prompt Gambar:</text:span></text:span><text:span text:style-name="T1"> "Buat ilustrasi perbandingan dua panel. Panel Atas: Gambarkan seorang remaja sedang menggunakan laptop dan smartphone. Ada ikon-ikon aplikasi AI (Google, ChatGPT, Spotify) terpisah di layar dan di sekitar remaja itu, menunjukkan interaksi sebagai alat eksternal. Beri label 'Menggunakan AI (Alat Eksternal)'. Panel Bawah: Gambarkan remaja yang sama, mungkin dengan BCI yang tidak mencolok (misal, earpiece atau patch kecil). Visualisasi otaknya tampak menyatu secara halus dengan pola jaringan AI yang bercahaya, dan mereka bersama-sama terlihat sedang memanipulasi atau memvisualisasikan ide kompleks (misal, struktur molekul, komposisi musik, desain arsitektur) di depan mereka. Beri label 'Integrasi Kognitif (Simbiosis)'. Panel bawah harus terlihat lebih menyatu dan kolaboratif." </text:span></text:p>
              </text:list-item>
            </text:list>
            <text:p text:style-name="P4"/>
            <text:p text:style-name="P173">Saya berhenti di sini. Menunggu perintah "YAX" untuk lanjut ke prompt Subbab 4.2.</text:p>
          </text:section>
          <text:section text:style-name="Sect1" text:name="feedback-form-31">
            <text:p text:style-name="P268"/>
          </text:section>
        </text:section>
        <text:section text:style-name="Sect1" text:name="5775dd3480f2cc5b">
          <text:p text:style-name="P173"/>
          <text:section text:style-name="Sect1" text:name="user-query-content-32">
            <text:p text:style-name="P281">yax </text:p>
          </text:section>
          <text:p text:style-name="P268">Tampilkan alur berpikir</text:p>
          <text:section text:style-name="Sect2" text:name="model-response-message-contentr_5775dd3480f2cc5b">
            <text:p text:style-name="Text_20_body"><text:span text:style-name="T1">Oke, jadi kalau 'bergabung' itu idealnya tentang simbiosis dan augmentasi, pertanyaannya: untungnya apa sih? Kenapa kita (atau AI) mau repot-repot ngelakuin ini? Jawabannya ada di konsep </text:span><text:span text:style-name="Strong_20_Emphasis"><text:span text:style-name="T1">manfaat saling menguntungkan</text:span></text:span><text:span text:style-name="T1">.</text:span></text:p>
            <text:p text:style-name="P4"/>
            <text:p text:style-name="Text_20_body"><text:span text:style-name="Strong_20_Emphasis"><text:span text:style-name="T1">Menjawab Prompt untuk:</text:span></text:span><text:span text:style-name="T1"> </text:span><text:span text:style-name="Strong_20_Emphasis"><text:span text:style-name="T1">Subbab 4.2: Konsep Simbiosis: Manfaat Saling Menguntungkan.</text:span></text:span></text:p>
            <text:p text:style-name="Text_20_body"><text:span text:style-name="Strong_20_Emphasis"><text:span text:style-name="T1">(Prompt:</text:span></text:span><text:span text:style-name="T1"> </text:span><text:span text:style-name="Emphasis"><text:span text:style-name="T1">"Tuliskan pembahasan mendalam (sekitar 400-500 kata) untuk Subbab 4.2, yang menguraikan </text:span></text:span><text:span text:style-name="Emphasis"><text:span text:style-name="Strong_20_Emphasis"><text:span text:style-name="T1">potensi keuntungan</text:span></text:span></text:span><text:span text:style-name="Emphasis"><text:span text:style-name="T1"> dari simbiosis manusia-AI. Bahas dari dua sisi, dan tekankan sinerginya: * Manfaat bagi </text:span></text:span><text:soft-page-break/><text:span text:style-name="Emphasis"><text:span text:style-name="T1">Manusia: Jelaskan bagaimana AI yang terintegrasi bisa membantu mengatasi keterbatasan biologis otak (Bab 1.3). Contoh: Akses instan ke informasi, peningkatan drastis kapasitas memori, percepatan proses belajar, kemampuan analisis data yang super cepat, mungkin bahkan augmentasi sensorik (melihat/mendengar lebih baik/berbeda). * Manfaat bagi AI (atau Sistem Gabungan): Jelaskan bagaimana integrasi dengan otak manusia bisa memberikan AI akses ke intuisi, kreativitas, pemahaman konteks sosial/emosional, dan kemampuan adaptasi fleksibel yang sulit dicapai AI saat ini. AI bisa mendapatkan 'pemahaman' yang lebih kaya dari sekadar data mentah. * Sinergi: Tekankan bahwa gabungan keduanya bisa menghasilkan bentuk kecerdasan baru yang mampu memecahkan masalah-masalah kompleks (ilmiah, sosial, lingkungan) yang mungkin tidak terpecahkan oleh manusia atau AI saja. Berikan contoh hipotetis sederhana."</text:span></text:span><text:span text:style-name="T1">)</text:span></text:p>
            <text:p text:style-name="P4"/>
            <text:p text:style-name="Text_20_body"><text:span text:style-name="Strong_20_Emphasis"><text:span text:style-name="T1">(Hasil Jawaban Prompt)</text:span></text:span></text:p>
            <text:p text:style-name="P173">Ingat kan, di Bab 1.3 kita udah ngakuin kalau otak kita, sehebat apa pun, punya keterbatasan? Nah, di sinilah AI yang terintegrasi lewat BCI canggih bisa masuk sebagai 'partner' simbiosis yang saling menguntungkan.</text:p>
            <text:p text:style-name="Text_20_body"><text:span text:style-name="Strong_20_Emphasis"><text:span text:style-name="T1">Untungnya Buat Kita (Manusia): Bye-bye Keterbatasan?</text:span></text:span></text:p>
            <text:p text:style-name="P173">AI yang jadi bagian dari proses kognitif kita bisa jadi 'obat' buat banyak keterbatasan otak biologis kita:</text:p>
            <text:list xml:id="list1819966910689780693" text:style-name="L75">
              <text:list-item>
                <text:p text:style-name="P223"><text:span text:style-name="Strong_20_Emphasis"><text:span text:style-name="T1">Akses Informasi Seketika:</text:span></text:span><text:span text:style-name="T1"> Lupakan Googling! Bayangin kamu bisa langsung 'tahu' jawaban atas pertanyaanmu, fakta sejarah, rumus rumit, atau berita terbaru seolah itu bagian dari ingatanmu sendiri. </text:span></text:p>
              </text:list-item>
              <text:list-item>
                <text:p text:style-name="P223"><text:span text:style-name="Strong_20_Emphasis"><text:span text:style-name="T1">Memori Super:</text:span></text:span><text:span text:style-name="T1"> Udah jam 10 pagi nih (Minggu, 30 Maret 2025), mungkin kamu lagi berharap bisa inget semua pelajaran kemarin tanpa harus buka buku lagi? Dengan BCI-AI, mungkin kita bisa punya kapasitas memori yang nyaris tak terbatas dan kemampuan mengingat detail yang sempurna. Nggak ada lagi lupa nama orang atau taruh kunci di mana! </text:span></text:p>
              </text:list-item>
              <text:list-item>
                <text:p text:style-name="P223"><text:span text:style-name="Strong_20_Emphasis"><text:span text:style-name="T1">Belajar Super Cepat:</text:span></text:span><text:span text:style-name="T1"> Proses belajar bisa dipercepat gila-gilaan! Mungkin kita bisa menguasai bahasa baru, skill programming, atau konsep ilmiah yang rumit dalam hitungan hari atau minggu, bukan </text:span><text:soft-page-break/><text:span text:style-name="T1">tahunan. AI bisa bantu menyajikan informasi dengan cara paling efisien buat otak kita. </text:span></text:p>
              </text:list-item>
              <text:list-item>
                <text:p text:style-name="P223"><text:span text:style-name="Strong_20_Emphasis"><text:span text:style-name="T1">Analisis Data Kilat:</text:span></text:span><text:span text:style-name="T1"> Otak kita payah ngolah data dalam jumlah masif. AI jagonya! Dengan simbiosis ini, kita bisa langsung 'ngerti' pola dan insight dari data yang sangat besar (misal data pasar saham, data penelitian genetik, data iklim) dalam sekejap mata. </text:span></text:p>
              </text:list-item>
              <text:list-item>
                <text:p text:style-name="P74"><text:span text:style-name="Strong_20_Emphasis"><text:span text:style-name="T1">Indra yang Lebih Tajam (Augmentasi Sensorik):</text:span></text:span><text:span text:style-name="T1"> Mungkin BCI bisa nerjemahin data dari sensor eksternal jadi persepsi di otak kita. Kita bisa jadi 'melihat' panas (inframerah), 'mendengar' frekuensi ultrasonik, atau 'merasakan' medan magnet. Dunia bakal terasa beda banget! </text:span></text:p>
              </text:list-item>
            </text:list>
            <text:p text:style-name="Text_20_body"><text:span text:style-name="Strong_20_Emphasis"><text:span text:style-name="T1">Untungnya Buat AI (atau Sistem Gabungannya): Dapat 'Sentuhan Manusia'?</text:span></text:span></text:p>
            <text:p text:style-name="P173">Ini agak tricky, karena AI kan nggak 'hidup' buat ngerasain 'untung'. Tapi, integrasi sama otak manusia bisa ngasih AI kemampuan yang selama ini susah banget dicapainya:</text:p>
            <text:list xml:id="list7917352622624288875" text:style-name="L76">
              <text:list-item>
                <text:p text:style-name="P224"><text:span text:style-name="Strong_20_Emphasis"><text:span text:style-name="T1">Intuisi &amp; 'Feeling':</text:span></text:span><text:span text:style-name="T1"> Manusia sering punya 'firasat' atau ambil keputusan berdasarkan intuisi yang sulit dijelaskan logikanya. AI bisa belajar dari pola pikir intuitif manusia ini. </text:span></text:p>
              </text:list-item>
              <text:list-item>
                <text:p text:style-name="P224"><text:span text:style-name="Strong_20_Emphasis"><text:span text:style-name="T1">Kreativitas Sejati:</text:span></text:span><text:span text:style-name="T1"> AI sekarang bisa bikin karya seni, tapi seringkali cuma 'remix' dari data yang ada. Otak manusia punya kemampuan unik buat lompatan kreatif yang orisinal. Gabungan keduanya bisa menghasilkan kreativitas level baru. </text:span></text:p>
              </text:list-item>
              <text:list-item>
                <text:p text:style-name="P224"><text:span text:style-name="Strong_20_Emphasis"><text:span text:style-name="T1">Pemahaman Konteks &amp; Emosi:</text:span></text:span><text:span text:style-name="T1"> AI sering nggak 'ngeh' sama sarkasme, humor, atau konteks sosial dan emosional dalam percakapan. Terhubung sama otak manusia bisa ngasih AI 'pemahaman' yang lebih kaya tentang dunia manusia yang penuh nuansa. </text:span></text:p>
              </text:list-item>
              <text:list-item>
                <text:p text:style-name="P75"><text:span text:style-name="Strong_20_Emphasis"><text:span text:style-name="T1">Adaptasi Fleksibel:</text:span></text:span><text:span text:style-name="T1"> Manusia jago banget beradaptasi sama situasi baru atau nggak terduga. AI yang terintegrasi bisa 'belajar' fleksibilitas dan kemampuan improvisasi ini. </text:span></text:p>
              </text:list-item>
            </text:list>
            <text:p text:style-name="Text_20_body"><text:span text:style-name="Strong_20_Emphasis"><text:span text:style-name="T1">Hasil Akhirnya: Sinergi! (1 + 1 = Jauh Lebih Banyak!)</text:span></text:span></text:p>
            <text:p text:style-name="Text_20_body"><text:span text:style-name="T1">Nah, inilah inti dari simbiosis: </text:span><text:span text:style-name="Strong_20_Emphasis"><text:span text:style-name="T1">gabungan antara kekuatan manusia dan AI menciptakan sesuatu yang jauh lebih hebat daripada penjumlahan </text:span></text:span><text:soft-page-break/><text:span text:style-name="Strong_20_Emphasis"><text:span text:style-name="T1">bagian-bagiannya.</text:span></text:span><text:span text:style-name="T1"> Bayangin seorang ilmuwan lingkungan di Indonesia yang otaknya terhubung ke AI. Dia bisa langsung menganalisis data satelit dan sensor hutan real-time dalam skala masif (kekuatan AI) buat deteksi dini kebakaran hutan di Sumatera atau Kalimantan, sekaligus pakai intuisi dan pemahaman lapangannya (kekuatan manusia) buat ngerancang strategi pencegahan yang paling efektif dan sesuai kondisi lokal. Atau seorang dokter yang bisa mendiagnosis penyakit langka dengan bantuan AI yang punya akses ke semua jurnal medis dunia, tapi tetap pakai empati dan penilaian klinis manusianya buat nentuin pengobatan terbaik.</text:span></text:p>
            <text:p text:style-name="P173">Sinergi inilah yang diharapkan bisa bantu kita mecahin masalah-masalah paling kompleks di dunia—dari penyakit, perubahan iklim, sampai eksplorasi luar angkasa—dengan cara yang nggak pernah terbayangkan sebelumnya.</text:p>
            <text:p text:style-name="P4"/>
            <text:p text:style-name="Text_20_body"><text:span text:style-name="Strong_20_Emphasis"><text:span text:style-name="T1">(Tips Tambahan - Opsional)</text:span></text:span></text:p>
            <text:list xml:id="list3496878526469504219" text:style-name="L77">
              <text:list-item>
                <text:p text:style-name="P76"><text:span text:style-name="Strong_20_Emphasis"><text:span text:style-name="T1">Tips Keseimbangan Argumen:</text:span></text:span><text:span text:style-name="T1"> Saat menjelaskan manfaat, penting untuk menyajikan keuntungan bagi kedua 'pihak' (manusia dan AI/sistem gabungan) untuk memperkuat konsep 'simbiosis' atau hubungan dua arah, meskipun manfaat bagi AI perlu dibingkai secara hati-hati agar tidak terkesan seolah AI punya keinginan sendiri. Menutup dengan konsep 'sinergi' mengikat kedua sisi argumen. </text:span></text:p>
              </text:list-item>
            </text:list>
            <text:p text:style-name="Text_20_body"><text:span text:style-name="Strong_20_Emphasis"><text:span text:style-name="T1">(Prompt Ilustrasi - Opsional)</text:span></text:span></text:p>
            <text:list xml:id="list8225236522308397134" text:style-name="L78">
              <text:list-item>
                <text:p text:style-name="P77"><text:span text:style-name="Strong_20_Emphasis"><text:span text:style-name="T1">Prompt Gambar:</text:span></text:span><text:span text:style-name="T1"> "Buat diagram visual yang menunjukkan konsep sinergi. Di sebelah kiri, gambar ikon otak manusia dengan daftar kemampuan di bawahnya (misal: Kreativitas, Intuisi, Empati, Adaptasi). Di sebelah kanan, gambar ikon chip AI dengan daftar kemampuan di bawahnya (misal: Kecepatan Hitung, Memori Akurat, Analisis Data Masif). Di tengah, gambar kedua ikon ini menyatu menjadi satu simbol baru yang lebih kompleks dan bersinar, dengan tanda '+' di antaranya dan tanda '=' menunjuk ke simbol gabungan ini. Di bawah simbol gabungan, buat daftar kemampuan yang jauh lebih panjang dan canggih (misal: Solusi Masalah Global, Pembelajaran Super Cepat, Kreativitas Eksponensial, Indra Baru)." </text:span></text:p>
              </text:list-item>
            </text:list>
            <text:p text:style-name="P4"/>
            <text:p text:style-name="P173"><text:soft-page-break/>Saya berhenti di sini. Menunggu perintah "YAX" untuk lanjut ke prompt Subbab 4.3.</text:p>
          </text:section>
          <text:section text:style-name="Sect1" text:name="feedback-form-32">
            <text:p text:style-name="P268"/>
          </text:section>
        </text:section>
        <text:section text:style-name="Sect1" text:name="0ccd06f6c8c7fc6f">
          <text:p text:style-name="P173"/>
          <text:section text:style-name="Sect1" text:name="user-query-content-33">
            <text:p text:style-name="P281">yax </text:p>
          </text:section>
          <text:p text:style-name="P268">Tampilkan alur berpikir</text:p>
          <text:section text:style-name="Sect2" text:name="model-response-message-contentr_0ccd06f6c8c7fc6f">
            <text:p text:style-name="Text_20_body"><text:span text:style-name="T1">Oke, kita udah tahu </text:span><text:span text:style-name="Emphasis"><text:span text:style-name="T1">kenapa</text:span></text:span><text:span text:style-name="T1"> simbiosis manusia-AI itu menarik. Sekarang, mari kita berandai-andai lebih liar lagi: kalau BCI super canggih dan integrasi kognitif itu beneran terwujud, 'kekuatan super' apa aja sih yang </text:span><text:span text:style-name="Emphasis"><text:span text:style-name="T1">mungkin</text:span></text:span><text:span text:style-name="T1"> kita miliki? Siap buat </text:span><text:span text:style-name="Emphasis"><text:span text:style-name="T1">mind-blown</text:span></text:span><text:span text:style-name="T1">?</text:span></text:p>
            <text:p text:style-name="P4"/>
            <text:p text:style-name="Text_20_body"><text:span text:style-name="Strong_20_Emphasis"><text:span text:style-name="T1">Menjawab Prompt untuk:</text:span></text:span><text:span text:style-name="T1"> </text:span><text:span text:style-name="Strong_20_Emphasis"><text:span text:style-name="T1">Subbab 4.3: Potensi Luar Biasa: Belajar Instan, Kreativitas Super, Komunikasi Pikiran?</text:span></text:span></text:p>
            <text:p text:style-name="Text_20_body"><text:span text:style-name="Strong_20_Emphasis"><text:span text:style-name="T1">(Prompt:</text:span></text:span><text:span text:style-name="T1"> </text:span><text:span text:style-name="Emphasis"><text:span text:style-name="T1">"Tuliskan pembahasan mendalam (sekitar 400-500 kata) untuk Subbab 4.3, yang mengeksplorasi </text:span></text:span><text:span text:style-name="Emphasis"><text:span text:style-name="Strong_20_Emphasis"><text:span text:style-name="T1">kemampuan-kemampuan spesifik dan 'wow'</text:span></text:span></text:span><text:span text:style-name="Emphasis"><text:span text:style-name="T1"> yang mungkin terwujud dalam simbiosis manusia-AI tingkat lanjut. Sajikan dalam bentuk poin-poin atau deskripsi skenario yang menarik bagi remaja, sambil tetap mengingatkan sifat spekulatifnya: * Akses Pengetahuan Instan: Seperti 'Google Search di dalam kepala', tapi lebih terintegrasi dan kontekstual. * Pembelajaran/Skill 'Download': Kemampuan mempelajari keterampilan kompleks (bahasa, alat musik, coding?) dengan sangat cepat (jelaskan bahwa ini sangat spekulatif dan tantangannya besar). * Kreativitas yang Diperkuat: Siklus cepat antara ide manusia dan eksplorasi/saran AI untuk menghasilkan karya seni, desain, atau penemuan baru. * Peningkatan Persepsi/Indra: Mampu 'melihat' data, merasakan pola yang tak terlihat, atau bahkan memperluas jangkauan indra (misal, persepsi spektrum elektromagnetik). * Komunikasi Langsung (Brain-to-Brain/AI): Spekulasi tentang berbagi konsep atau pikiran secara langsung tanpa perlu bahasa (jelaskan ini paling jauh dari realitas saat ini). * Pemecahan Masalah Super:</text:span></text:span><text:span text:style-name="T1">* Kemampuan kolektif untuk menganalisis masalah global dan merancang solusi inovatif. Akhiri dengan menekankan bahwa ini adalah potensi masa depan yang bergantung pada banyak terobosan teknologi dan pemahaman, bukan jaminan."*)</text:span></text:p>
            <text:p text:style-name="P4"/>
            <text:p text:style-name="Text_20_body"><text:soft-page-break/><text:span text:style-name="Strong_20_Emphasis"><text:span text:style-name="T1">(Hasil Jawaban Prompt)</text:span></text:span></text:p>
            <text:p text:style-name="P173">Oke, ini bagian di mana kita lepasin imajinasi sedikit, tapi tetap coba berpijak pada potensi teknologi yang udah kita bahas ya. Kalau simbiosis manusia-AI via BCI canggih beneran ada, mungkin inilah beberapa 'kekuatan' baru kita:</text:p>
            <text:list xml:id="list6604804726615320843" text:style-name="L79">
              <text:list-item>
                <text:p text:style-name="P78"><text:span text:style-name="Strong_20_Emphasis"><text:span text:style-name="T1">Google Langsung di Otak (Akses Pengetahuan Instan):</text:span></text:span><text:span text:style-name="T1"> Lupakan buka browser! Butuh info apa pun—fakta sejarah, definisi kata sulit, data statistik terbaru—informasi itu bisa langsung 'muncul' di pikiranmu, lengkap dengan konteksnya, seolah kamu memang udah tahu sebelumnya. Bukan cuma daftar link, tapi pengetahuan yang terintegrasi.</text:span></text:p>
              </text:list-item>
              <text:list-item>
                <text:p text:style-name="P78"><text:span text:style-name="Strong_20_Emphasis"><text:span text:style-name="T1">Belajar Kilat &amp; 'Download' Skill (Pembelajaran Super Cepat):</text:span></text:span><text:span text:style-name="T1"> Nah, ini dia impian banyak orang (terutama pas mau ujian!). Bayangin bisa menguasai bahasa Jepang dalam seminggu buat nonton anime tanpa subtitle? Atau jago </text:span><text:span text:style-name="Emphasis"><text:span text:style-name="T1">coding</text:span></text:span><text:span text:style-name="T1"> dalam semalam buat project sekolah? Atau bahkan langsung 'tahu' cara menenun </text:span><text:span text:style-name="Emphasis"><text:span text:style-name="T1">Ulos</text:span></text:span><text:span text:style-name="T1"> dengan pola rumit? Konsep 'download skill' ala </text:span><text:span text:style-name="Emphasis"><text:span text:style-name="T1">The Matrix</text:span></text:span><text:span text:style-name="T1"> ini kedengarannya paling keren, tapi sekaligus </text:span><text:span text:style-name="Strong_20_Emphasis"><text:span text:style-name="T1">paling spekulatif dan sulit</text:span></text:span><text:span text:style-name="T1">. Ingat, belajar itu bukan cuma data, tapi perubahan fisik di otak dan pemahaman mendalam. Jadi, ini masih jauh banget dari kenyataan, kalaupun mungkin. Tapi, belajar </text:span><text:span text:style-name="Emphasis"><text:span text:style-name="T1">jauh lebih cepat</text:span></text:span><text:span text:style-name="T1"> dengan bantuan AI yang terintegrasi? Itu kemungkinan yang lebih masuk akal.</text:span></text:p>
              </text:list-item>
              <text:list-item>
                <text:p text:style-name="P78"><text:span text:style-name="Strong_20_Emphasis"><text:span text:style-name="T1">Kolaborasi Kreatif Level Dewa (Kreativitas yang Diperkuat):</text:span></text:span><text:span text:style-name="T1"> Buat kamu yang suka seni, desain, musik, atau nulis! Bayangin kamu punya ide awal, terus AI langsung ngasih ribuan variasi visual, progresi akord musik, atau alur cerita alternatif dalam sekejap. Kamu tinggal pilih, modifikasi pakai intuisimu, AI proses lagi, begitu seterusnya dalam siklus super cepat. Bisa jadi kita bakal lihat ledakan karya seni, desain batik futuristik, atau komposisi musik gamelan digital yang belum pernah ada sebelumnya!</text:span></text:p>
              </text:list-item>
              <text:list-item>
                <text:p text:style-name="P78"><text:span text:style-name="Strong_20_Emphasis"><text:span text:style-name="T1">Melihat &amp; Merasakan Lebih Banyak (Peningkatan Persepsi/Indra):</text:span></text:span><text:span text:style-name="T1"> Indra kita terbatas. Dengan BCI-AI, mungkin kita bisa 'melihat' data yang biasanya nggak kelihatan. Misalnya, 'melihat' tingkat polusi udara di Medan secara </text:span><text:span text:style-name="Emphasis"><text:span text:style-name="T1">real-time</text:span></text:span><text:span text:style-name="T1"> sebagai lapisan </text:span><text:soft-page-break/><text:span text:style-name="T1">warna di pandangan kita, 'mendengar' percakapan gelombang radio, atau 'merasakan' data kompleks seperti pola perubahan iklim. Dunia bakal jadi tempat yang jauh lebih kaya informasi.</text:span></text:p>
              </text:list-item>
              <text:list-item>
                <text:p text:style-name="P78"><text:span text:style-name="Strong_20_Emphasis"><text:span text:style-name="T1">Ngobrol Tanpa Kata? (Komunikasi Pikiran Langsung):</text:span></text:span><text:span text:style-name="T1"> Ini dia level paling </text:span><text:span text:style-name="Emphasis"><text:span text:style-name="T1">mind-bending</text:span></text:span><text:span text:style-name="T1">. Bisakah kita suatu saat nanti berbagi pikiran, konsep, atau bahkan perasaan secara langsung dengan orang lain (atau AI) yang juga terhubung BCI, tanpa perlu ngomong atau nulis? Bayangin ngirim ide utuh ke teman sekelompokmu dalam sekejap. Ini </text:span><text:span text:style-name="Strong_20_Emphasis"><text:span text:style-name="T1">spekulasi paling liar</text:span></text:span><text:span text:style-name="T1"> dan menghadapi tantangan teknis plus filosofis terbesar (gimana cara mentransfer pengalaman subjektif?). Jangan terlalu berharap sama yang ini dalam waktu dekat ya!</text:span></text:p>
              </text:list-item>
              <text:list-item>
                <text:p text:style-name="P78"><text:span text:style-name="Strong_20_Emphasis"><text:span text:style-name="T1">Tim Super Pemecah Masalah Dunia (Problem Solving Tingkat Tinggi):</text:span></text:span><text:span text:style-name="T1"> Dengan gabungan kecepatan analisis AI dan kearifan manusia yang terintegrasi dalam banyak individu, mungkin kita akhirnya punya 'otak kolektif' yang cukup kuat buat mecahin masalah-masalah paling pelik di planet ini: mencari obat kanker, merancang adaptasi efektif terhadap kenaikan air laut di pesisir Indonesia, atau mengembangkan sumber energi bersih yang efisien.</text:span></text:p>
              </text:list-item>
            </text:list>
            <text:p text:style-name="Text_20_body"><text:span text:style-name="Strong_20_Emphasis"><text:span text:style-name="T1">PENTING DIINGAT!</text:span></text:span></text:p>
            <text:p text:style-name="Text_20_body"><text:span text:style-name="T1">Semua potensi 'wow' ini kedengerannya seru banget, kan? Tapi, ini semua masih berada di ranah </text:span><text:span text:style-name="Strong_20_Emphasis"><text:span text:style-name="T1">potensi masa depan yang sangat bergantung pada banyak sekali terobosan teknologi, ilmiah, dan bahkan filosofis.</text:span></text:span><text:span text:style-name="T1"> Ini bukan ramalan pasti atau janji. Ini adalah gambaran kemungkinan jika... dan hanya jika... kita berhasil mengatasi semua tantangan besar yang udah kita bahas. Jadi, nikmati imajinasinya, tapi tetap injak bumi ya!</text:span></text:p>
            <text:p text:style-name="P4"/>
            <text:p text:style-name="Text_20_body"><text:span text:style-name="Strong_20_Emphasis"><text:span text:style-name="T1">(Tips Tambahan - Opsional)</text:span></text:span></text:p>
            <text:list xml:id="list6532127262660960277" text:style-name="L80">
              <text:list-item>
                <text:p text:style-name="P79"><text:span text:style-name="Strong_20_Emphasis"><text:span text:style-name="T1">Tips Gradasi Spekulasi:</text:span></text:span><text:span text:style-name="T1"> Saat membahas berbagai potensi masa depan, ada baiknya secara implisit atau eksplisit memberikan 'level' spekulasinya. Misalnya, akses pengetahuan instan mungkin lebih dekat daripada 'download skill' atau komunikasi pikiran. Ini membantu pembaca memilah mana yang visi jangka menengah dan mana yang masih sangat jauh di ranah fiksi ilmiah. </text:span></text:p>
              </text:list-item>
            </text:list>
            <text:p text:style-name="Text_20_body"><text:soft-page-break/><text:span text:style-name="Strong_20_Emphasis"><text:span text:style-name="T1">(Prompt Ilustrasi - Opsional)</text:span></text:span></text:p>
            <text:list xml:id="list3272630458405938064" text:style-name="L81">
              <text:list-item>
                <text:p text:style-name="P80"><text:span text:style-name="Strong_20_Emphasis"><text:span text:style-name="T1">Prompt Gambar:</text:span></text:span><text:span text:style-name="T1"> "Buat ilustrasi gaya 'mood board' atau kolase futuristik yang menampilkan ikon-ikon atau visualisasi kecil untuk setiap potensi 'superpower': (1) Kepala dengan bola lampu terang &amp; buku terbuka di dalamnya (belajar/pengetahuan instan). (2) Palet pelukis &amp; not balok yang terhubung dengan jaringan AI (kreativitas). (3) Mata manusia yang bisa melihat spektrum warna ekstra atau data overlay (indra baru). (4) Dua kepala saling terhubung dengan garis cahaya bergelombang (komunikasi pikiran). (5) Otak yang menganalisis model bumi atau struktur DNA yang kompleks (pemecahan masalah). Atur ikon-ikon ini secara dinamis dengan latar belakang teknologi canggih." </text:span></text:p>
              </text:list-item>
            </text:list>
            <text:p text:style-name="P4"/>
            <text:p text:style-name="P173">Saya berhenti di sini. Menunggu perintah "YAX" untuk lanjut ke prompt pengantar Bab 5.</text:p>
          </text:section>
          <text:section text:style-name="Sect1" text:name="feedback-form-33">
            <text:p text:style-name="P268"/>
          </text:section>
        </text:section>
        <text:section text:style-name="Sect1" text:name="1c730da9484ddd80">
          <text:p text:style-name="P173"/>
          <text:section text:style-name="Sect1" text:name="user-query-content-34">
            <text:p text:style-name="P281">yax </text:p>
          </text:section>
          <text:p text:style-name="P268">Tampilkan alur berpikir</text:p>
          <text:section text:style-name="Sect2" text:name="model-response-message-contentr_1c730da9484ddd80">
            <text:p text:style-name="P173">Baik, mari kita menyelam ke lapisan yang lebih dalam lagi!</text:p>
            <text:p text:style-name="P4"/>
            <text:p text:style-name="Text_20_body"><text:span text:style-name="Strong_20_Emphasis"><text:span text:style-name="T1">Menjawab Prompt untuk:</text:span></text:span><text:span text:style-name="T1"> </text:span><text:span text:style-name="Strong_20_Emphasis"><text:span text:style-name="T1">Pengantar Bab 5: Kesadaran Terpadu: Lebih dari Sekadar Jumlah Bagian?</text:span></text:span></text:p>
            <text:p text:style-name="Text_20_body"><text:span text:style-name="Strong_20_Emphasis"><text:span text:style-name="T1">(Prompt:</text:span></text:span><text:span text:style-name="T1"> </text:span><text:span text:style-name="Emphasis"><text:span text:style-name="T1">"Tuliskan paragraf pengantar (sekitar 150-175 kata) untuk Bab 5: 'Kesadaran Terpadu: Lebih dari Sekadar Jumlah Bagian?'. Sampaikan bahwa setelah membayangkan apa yang mungkin terjadi saat manusia dan AI bergabung (Bab 4), bab ini akan membawa kita menyelam lebih dalam ke pertanyaan paling fundamental dan 'aneh': bagaimana dengan kesadaran itu sendiri? Bisakah dua jenis 'pikiran'—satu biologis, satu buatan—benar-benar menyatu menjadi satu pengalaman sadar? Tekankan bahwa kita memasuki wilayah yang sangat spekulatif, di perbatasan sains dan filsafat. Janjikan bahwa bab ini akan mengajak pembaca merenungkan kemungkinan (dan ketidakmungkinan) penggabungan kesadaran, mencoba </text:span></text:span><text:soft-page-break/><text:span text:style-name="Emphasis"><text:span text:style-name="T1">membayangkan bagaimana rasanya dari 'dalam', mempertanyakan nasib identitas 'aku' kita, dan memikirkan potensi munculnya bentuk kesadaran kolektif yang sama sekali baru. Ajak pembaca untuk mempersiapkan diri menghadapi pertanyaan-pertanyaan besar tentang hakikat diri dan realitas."</text:span></text:span><text:span text:style-name="T1">)</text:span></text:p>
            <text:p text:style-name="P4"/>
            <text:p text:style-name="Text_20_body"><text:span text:style-name="Strong_20_Emphasis"><text:span text:style-name="T1">(Hasil Jawaban Prompt)</text:span></text:span></text:p>
            <text:p text:style-name="Text_20_body"><text:span text:style-name="T1">Udah lewat jam 10 pagi nih Minggu ini (30 Maret 2025). Di Bab 4 tadi, kita udah seru-seruan ngebayangin </text:span><text:span text:style-name="Emphasis"><text:span text:style-name="T1">apa</text:span></text:span><text:span text:style-name="T1"> aja kemampuan atau 'kekuatan super' baru yang mungkin muncul kalau manusia dan AI bergabung lewat BCI canggih. Tapi sekarang, siap-siap ya, karena kita bakal masuk ke pertanyaan yang jauh lebih 'dalem', lebih fundamental, dan mungkin lebih aneh lagi: </text:span><text:span text:style-name="Strong_20_Emphasis"><text:span text:style-name="T1">bagaimana dengan kesadaran itu sendiri?</text:span></text:span><text:span text:style-name="T1"> Ingat kan misteri besar soal kesadaran yang kita bahas di Bab 1 dan 2? Nah, pertanyaan gilanya sekarang: bisakah pengalaman subjektif 'merasakan sesuatu' dari otak biologis kita </text:span><text:span text:style-name="Emphasis"><text:span text:style-name="T1">menyatu</text:span></text:span><text:span text:style-name="T1"> dengan pemrosesan informasi dari AI yang (mungkin) tidak sadar? Bisakah tercipta satu </text:span><text:span text:style-name="Strong_20_Emphasis"><text:span text:style-name="T1">Kesadaran Terpadu</text:span></text:span><text:span text:style-name="T1">?</text:span></text:p>
            <text:p text:style-name="P173">Selamat datang di Bab 5, di mana kita bakal berenang di perairan paling dalam dan paling spekulatif dari buku ini, tepat di perbatasan antara sains, teknologi masa depan, dan filsafat. Nggak ada jawaban gampang di sini! Bab ini akan mengajakmu merenungkan kemungkinan (atau ketidakmungkinan) dari penggabungan kesadaran, mencoba membayangkan (walaupun sulit!) bagaimana rasanya 'dari dalam' menjadi entitas gabungan itu, mempertanyakan nasib identitas 'aku' kita yang berharga, dan memikirkan potensi munculnya suatu bentuk kesadaran kolektif yang benar-benar baru di planet ini. Siapkan mental ya, karena kita akan menghadapi pertanyaan-pertanyaan besar tentang hakikat diri, realitas, dan apa artinya menjadi 'sadar'.</text:p>
            <text:p text:style-name="P4"/>
            <text:p text:style-name="Text_20_body"><text:span text:style-name="Strong_20_Emphasis"><text:span text:style-name="T1">(Tips Tambahan - Opsional)</text:span></text:span></text:p>
            <text:list xml:id="list405441983483317316" text:style-name="L82">
              <text:list-item>
                <text:p text:style-name="P81"><text:span text:style-name="Strong_20_Emphasis"><text:span text:style-name="T1">Tips Menyiapkan Pembaca untuk Filsafat:</text:span></text:span><text:span text:style-name="T1"> Saat beralih ke topik yang lebih filosofis dan abstrak, penting untuk memberi 'peringatan' kepada pembaca. Mengatakan bahwa ini adalah wilayah spekulatif </text:span><text:soft-page-break/><text:span text:style-name="T1">dan tidak ada jawaban mudah membantu mereka menyesuaikan ekspektasi dan mendekati materi dengan kerangka berpikir yang lebih terbuka dan reflektif. </text:span></text:p>
              </text:list-item>
            </text:list>
            <text:p text:style-name="Text_20_body"><text:span text:style-name="Strong_20_Emphasis"><text:span text:style-name="T1">(Prompt Ilustrasi - Opsional)</text:span></text:span></text:p>
            <text:list xml:id="list129400958143467075" text:style-name="L83">
              <text:list-item>
                <text:p text:style-name="P82"><text:span text:style-name="Strong_20_Emphasis"><text:span text:style-name="T1">Prompt Gambar:</text:span></text:span><text:span text:style-name="T1"> "Gambarkan ilustrasi konseptual yang menunjukkan seseorang (mungkin siluet) berdiri di tepi jurang atau di depan gerbang misterius yang berkabut. Di dalam kabut atau jurang tersebut, terlihat simbol-simbol abstrak yang mewakili kesadaran (mungkin spiral cahaya, bentuk geometris kompleks yang berubah-ubah). Beri judul atau label di dekat gerbang/jurang tersebut 'Wilayah Kesadaran Terpadu?' atau 'Pertanyaan Terdalam'. Kesan keseluruhan harus misterius dan mengundang perenungan." </text:span></text:p>
              </text:list-item>
            </text:list>
            <text:p text:style-name="P4"/>
            <text:p text:style-name="P173">Saya berhenti di sini. Menunggu perintah "YAX" untuk lanjut ke prompt Subbab 5.1.</text:p>
          </text:section>
          <text:section text:style-name="Sect1" text:name="feedback-form-34">
            <text:p text:style-name="P268"/>
          </text:section>
        </text:section>
        <text:section text:style-name="Sect1" text:name="357d33eacb30b87b">
          <text:p text:style-name="P173"/>
          <text:section text:style-name="Sect1" text:name="user-query-content-35">
            <text:p text:style-name="P281">yax </text:p>
          </text:section>
          <text:p text:style-name="P268">Tampilkan alur berpikir</text:p>
          <text:section text:style-name="Sect2" text:name="model-response-message-contentr_357d33eacb30b87b">
            <text:p text:style-name="P173">Oke, mari kita hadapi pertanyaan super berat ini langsung: Emangnya bisa ya, kesadaran itu digabungin?</text:p>
            <text:p text:style-name="P4"/>
            <text:p text:style-name="Text_20_body"><text:span text:style-name="Strong_20_Emphasis"><text:span text:style-name="T1">Menjawab Prompt untuk:</text:span></text:span><text:span text:style-name="T1"> </text:span><text:span text:style-name="Strong_20_Emphasis"><text:span text:style-name="T1">Subbab 5.1: Bisakah Kesadaran Digabungkan? (Eksplorasi konsep filosofis dan teknis).</text:span></text:span></text:p>
            <text:p text:style-name="Text_20_body"><text:span text:style-name="Strong_20_Emphasis"><text:span text:style-name="T1">(Prompt:</text:span></text:span><text:span text:style-name="T1"> </text:span><text:span text:style-name="Emphasis"><text:span text:style-name="T1">"Tuliskan pembahasan mendalam (sekitar 400-500 kata) untuk Subbab 5.1. Hadapi langsung pertanyaan inti: </text:span></text:span><text:span text:style-name="Emphasis"><text:span text:style-name="Strong_20_Emphasis"><text:span text:style-name="T1">Apakah secara prinsip mungkin untuk menggabungkan kesadaran?</text:span></text:span></text:span><text:span text:style-name="Emphasis"><text:span text:style-name="T1"> Jelajahi tantangan dari dua sisi: * Filosofis: Singgung kembali misteri kesadaran (Bab 1.2 &amp; 2.4). Apakah kesadaran itu properti unik dari otak biologis? Bisakah pengalaman subjektif 'dibagikan' atau 'ditransfer'? Apakah AI (bahkan AGI) bisa dianggap 'sadar' untuk bisa 'bergabung' kesadarannya? Sentuh secara sederhana pandangan berbeda (misal, kesadaran sebagai produk </text:span></text:span><text:soft-page-break/><text:span text:style-name="Emphasis"><text:span text:style-name="T1">komputasi vs. kesadaran butuh biologi spesifik). * Teknis/Neuroilmiah:</text:span></text:span><text:span text:style-name="T1">* Jelaskan bahwa kita bahkan belum tahu persis bagaimana kesadaran terikat (</text:span><text:span text:style-name="Emphasis"><text:span text:style-name="T1">binding problem</text:span></text:span><text:span text:style-name="T1">) dalam satu otak, apalagi menggabungkannya dengan sistem eksternal. Sebutkan tantangan sinkronisasi, 'bahasa' pemrosesan yang berbeda antara otak dan AI, dan kurangnya teori ilmiah yang mapan tentang kesadaran. Tekankan bahwa saat ini, </text:span><text:span text:style-name="Strong_20_Emphasis"><text:span text:style-name="T1">tidak ada jawaban pasti</text:span></text:span><text:span text:style-name="T1">. Tujuannya adalah memaparkan kompleksitas masalah dan mengapa ini adalah pertanyaan yang sangat sulit."*)</text:span></text:p>
            <text:p text:style-name="P4"/>
            <text:p text:style-name="Text_20_body"><text:span text:style-name="Strong_20_Emphasis"><text:span text:style-name="T1">(Hasil Jawaban Prompt)</text:span></text:span></text:p>
            <text:p text:style-name="Text_20_body"><text:span text:style-name="T1">Ini dia pertanyaan seharga triliunan dolar (atau mungkin lebih!): </text:span><text:span text:style-name="Strong_20_Emphasis"><text:span text:style-name="T1">Apakah secara prinsip, kesadaran itu bisa digabungkan?</text:span></text:span><text:span text:style-name="T1"> Bisakah pengalaman subjektif 'menjadi kamu' yang lagi baca ini di Medan jam 10 pagi lebih dikit (30 Maret 2025) menyatu dengan 'sesuatu' dari AI? Jawabannya? Rumit banget dan sejujurnya, </text:span><text:span text:style-name="Strong_20_Emphasis"><text:span text:style-name="T1">belum ada yang tahu pasti</text:span></text:span><text:span text:style-name="T1">. Mari kita lihat kenapa ini susah banget, dari dua sisi:</text:span></text:p>
            <text:p text:style-name="Text_20_body"><text:span text:style-name="Strong_20_Emphasis"><text:span text:style-name="T1">1. Tantangan dari Sisi Filsafat (Pertanyaan 'Apaan Tuh Kesadaran?')</text:span></text:span></text:p>
            <text:list xml:id="list4979615803024321706" text:style-name="L84">
              <text:list-item>
                <text:p text:style-name="P225"><text:span text:style-name="Strong_20_Emphasis"><text:span text:style-name="T1">Misteri Kesadaran Itu Sendiri:</text:span></text:span><text:span text:style-name="T1"> Seperti yang udah kita singgung, kita aja belum ngerti gimana otak fisik bisa ngasilin pengalaman subjektif 'merasakan' (ingat </text:span><text:span text:style-name="Emphasis"><text:span text:style-name="T1">The Hard Problem</text:span></text:span><text:span text:style-name="T1">?). Kalau dasarnya aja kita nggak ngerti, gimana mau ngomongin cara nggabunginnya? </text:span></text:p>
              </text:list-item>
              <text:list-item>
                <text:p text:style-name="P225"><text:span text:style-name="Strong_20_Emphasis"><text:span text:style-name="T1">Kesadaran Butuh 'Daging' atau Cukup 'Kode'?</text:span></text:span><text:span text:style-name="T1"> Ada perdebatan besar nih. Sebagian filsuf dan ilmuwan percaya kalau kesadaran itu cuma bisa muncul dari sistem biologis yang spesifik kayak otak kita (butuh 'daging' alias </text:span><text:span text:style-name="Emphasis"><text:span text:style-name="T1">wetware</text:span></text:span><text:span text:style-name="T1">). Kalau bener gitu, ya AI yang basisnya silikon nggak akan pernah bisa 'sadar', apalagi 'menyatu' kesadarannya sama kita. Tapi, ada juga pandangan lain yang bilang kalau kesadaran itu soal </text:span><text:span text:style-name="Emphasis"><text:span text:style-name="T1">pola pemrosesan informasi</text:span></text:span><text:span text:style-name="T1"> yang cukup kompleks. Kalau AI bisa meniru pola itu, mungkin dia bisa 'sadar', nggak peduli bahannya apa (bisa dari 'kode' alias </text:span><text:span text:style-name="Emphasis"><text:span text:style-name="T1">software/hardware</text:span></text:span><text:span text:style-name="T1">). Mana yang bener? Nggak ada yang tahu! </text:span></text:p>
              </text:list-item>
              <text:list-item>
                <text:p text:style-name="P225"><text:span text:style-name="Strong_20_Emphasis"><text:span text:style-name="T1">Bisakah Rasa 'Dibagi' atau 'Ditransfer'?</text:span></text:span><text:span text:style-name="T1"> Pengalaman subjektif itu sifatnya sangat personal, 'dari dalam'. Gimana rasanya </text:span><text:span text:style-name="Emphasis"><text:span text:style-name="T1">kamu</text:span></text:span><text:span text:style-name="T1"> lihat warna biru, mungkin beda sama rasanya </text:span><text:span text:style-name="Emphasis"><text:span text:style-name="T1">aku</text:span></text:span><text:span text:style-name="T1"> lihat warna biru. Bisakah </text:span><text:soft-page-break/><text:span text:style-name="T1">pengalaman personal ini 'dibagi' atau 'ditransfer' ke entitas lain, apalagi ke AI yang mungkin nggak punya konsep 'rasa' sama sekali? Kayak nyoba ngejelasin warna ke orang buta sejak lahir, susah banget kan? </text:span></text:p>
              </text:list-item>
              <text:list-item>
                <text:p text:style-name="P83"><text:span text:style-name="Strong_20_Emphasis"><text:span text:style-name="T1">AI Harus Sadar Dulu?</text:span></text:span><text:span text:style-name="T1"> Kalaupun kesadaran bisa digabung, apakah AI-nya harus punya kesadaran sendiri dulu? Seperti yang kita bahas di Bab 2.4, kita bahkan nggak yakin AI (bahkan AGI super canggih) bisa sadar atau nggak. Kalau AI nggak sadar, apa dong yang 'bergabung'? Cuma data dan prosesnya aja? Itu bukan gabungan kesadaran namanya. </text:span></text:p>
              </text:list-item>
            </text:list>
            <text:p text:style-name="Text_20_body"><text:span text:style-name="Strong_20_Emphasis"><text:span text:style-name="T1">2. Tantangan dari Sisi Teknis &amp; Sains Otak (Gimana Caranya?)</text:span></text:span></text:p>
            <text:list xml:id="list701028686198665630" text:style-name="L85">
              <text:list-item>
                <text:p text:style-name="P226"><text:span text:style-name="Strong_20_Emphasis"><text:span text:style-name="T1">'Lem' Kesadaran Kita Aja Belum Ketemu (</text:span></text:span><text:span text:style-name="Strong_20_Emphasis"><text:span text:style-name="Emphasis"><text:span text:style-name="T1">Binding Problem</text:span></text:span></text:span><text:span text:style-name="Strong_20_Emphasis"><text:span text:style-name="T1">):</text:span></text:span><text:span text:style-name="T1"> Di otak kita sendiri, gimana caranya penglihatan, pendengaran, pikiran, dan perasaan bisa 'terikat' jadi satu pengalaman sadar yang utuh saat ini juga? Ilmuwan masih berdebat soal ini (</text:span><text:span text:style-name="Emphasis"><text:span text:style-name="T1">binding problem</text:span></text:span><text:span text:style-name="T1">). Kalau mekanisme 'lem' internal ini aja kita belum paham, gimana mau 'ngelem' kesadaran kita sama sistem eksternal? </text:span></text:p>
              </text:list-item>
              <text:list-item>
                <text:p text:style-name="P226"><text:span text:style-name="Strong_20_Emphasis"><text:span text:style-name="T1">Beda 'Bahasa' Otak vs AI:</text:span></text:span><text:span text:style-name="T1"> Otak kita pakai 'bahasa' sinyal elektrokimia yang super kompleks, dinamis, dan penuh nuansa. AI pakai 'bahasa' kode digital biner (0 dan 1) yang logis dan terstruktur. Menerjemahkan pengalaman subjektif yang kaya dari satu 'bahasa' ke 'bahasa' lain itu tantangan teknis yang luar biasa sulit, mungkin mustahil. </text:span></text:p>
              </text:list-item>
              <text:list-item>
                <text:p text:style-name="P226"><text:span text:style-name="Strong_20_Emphasis"><text:span text:style-name="T1">Masalah Sinkronisasi:</text:span></text:span><text:span text:style-name="T1"> Otak dan AI punya kecepatan dan cara proses yang beda. Gimana caranya menyinkronkan keduanya secara </text:span><text:span text:style-name="Emphasis"><text:span text:style-name="T1">real-time</text:span></text:span><text:span text:style-name="T1"> biar jadi satu aliran kesadaran yang mulus, bukan malah jadi 'kacau' atau 'nge-lag'? </text:span></text:p>
              </text:list-item>
              <text:list-item>
                <text:p text:style-name="P84"><text:span text:style-name="Strong_20_Emphasis"><text:span text:style-name="T1">Teori Kesadaran Masih Abu-abu:</text:span></text:span><text:span text:style-name="T1"> Belum ada satu pun teori ilmiah tentang kesadaran yang diterima secara luas dan bisa menjelaskan semuanya secara detail. Kita kayak mau ngebangun pesawat ruang angkasa padahal hukum gravitasinya aja kita belum sepenuhnya paham. </text:span></text:p>
              </text:list-item>
            </text:list>
            <text:p text:style-name="Text_20_body"><text:span text:style-name="Strong_20_Emphasis"><text:span text:style-name="T1">Kesimpulannya?</text:span></text:span></text:p>
            <text:p text:style-name="Text_20_body"><text:span text:style-name="T1">Pertanyaan "Bisakah kesadaran digabungkan?" itu saat ini masih berada di </text:span><text:soft-page-break/><text:span text:style-name="Strong_20_Emphasis"><text:span text:style-name="T1">wilayah spekulasi tingkat tinggi</text:span></text:span><text:span text:style-name="T1">. Baik secara filosofis maupun teknis, tantangannya raksasa banget. Jadi, jangan percaya kalau ada yang bilang ini gampang atau udah pasti bisa. Ini adalah salah satu pertanyaan terbesar yang dihadapi manusia di abad ke-21, dan jawabannya masih tersembunyi di balik kabut misteri. Tujuannya bukan buat bikin pesimis, tapi buat nunjukin betapa dalamnya isu yang kita hadapi saat ngomongin masa depan simbiosis ini.</text:span></text:p>
            <text:p text:style-name="P4"/>
            <text:p text:style-name="Text_20_body"><text:span text:style-name="Strong_20_Emphasis"><text:span text:style-name="T1">(Tips Tambahan - Opsional)</text:span></text:span></text:p>
            <text:list xml:id="list5345044544235368271" text:style-name="L86">
              <text:list-item>
                <text:p text:style-name="P85"><text:span text:style-name="Strong_20_Emphasis"><text:span text:style-name="T1">Tips Menghadirkan Perdebatan:</text:span></text:span><text:span text:style-name="T1"> Saat menjelaskan pandangan filosofis yang berbeda (misal, kesadaran butuh biologi vs. kesadaran adalah komputasi), menyajikannya sebagai 'perdebatan' atau 'pandangan yang berbeda' tanpa langsung memihak akan mendorong pembaca untuk berpikir kritis dan menyadari bahwa tidak ada jawaban tunggal yang mudah. </text:span></text:p>
              </text:list-item>
            </text:list>
            <text:p text:style-name="Text_20_body"><text:span text:style-name="Strong_20_Emphasis"><text:span text:style-name="T1">(Prompt Ilustrasi - Opsional)</text:span></text:span></text:p>
            <text:list xml:id="list8792771618207356636" text:style-name="L87">
              <text:list-item>
                <text:p text:style-name="P86"><text:span text:style-name="Strong_20_Emphasis"><text:span text:style-name="T1">Prompt Gambar:</text:span></text:span><text:span text:style-name="T1"> "Gambarkan dua 'wadah' atau 'gelembung' transparan yang terpisah. Wadah kiri diberi label 'Kesadaran Manusia' dan berisi visualisasi abstrak kesadaran (warna-warni, lembut, organik). Wadah kanan diberi label 'Pemrosesan AI' dan berisi visualisasi sirkuit digital atau kode biner yang terstruktur. Tunjukkan beberapa upaya 'jembatan' atau 'kabel' yang mencoba menghubungkan kedua wadah tersebut, tapi jembatan itu tampak putus, lemah, atau terhalang oleh dinding/penghalang transparan. Tambahkan beberapa ikon tanda tanya (?) besar di sekitar area penghubung yang gagal tersebut." </text:span></text:p>
              </text:list-item>
            </text:list>
            <text:p text:style-name="P4"/>
            <text:p text:style-name="P173">Saya berhenti di sini. Menunggu perintah "YAX" untuk lanjut ke prompt Subbab 5.2.</text:p>
          </text:section>
          <text:section text:style-name="Sect1" text:name="feedback-form-35">
            <text:p text:style-name="P268"/>
          </text:section>
        </text:section>
        <text:section text:style-name="Sect1" text:name="cbd1727b47b12e93">
          <text:p text:style-name="P173"/>
          <text:section text:style-name="Sect1" text:name="user-query-content-36">
            <text:p text:style-name="P281">yax </text:p>
          </text:section>
          <text:p text:style-name="P268"><text:soft-page-break/>Tampilkan alur berpikir</text:p>
          <text:section text:style-name="Sect2" text:name="model-response-message-contentr_cbd1727b47b12e93">
            <text:p text:style-name="P268"/>
          </text:section>
          <text:section text:style-name="Sect1" text:name="feedback-form-36">
            <text:p text:style-name="P268"/>
          </text:section>
        </text:section>
        <text:section text:style-name="Sect1" text:name="678a5a0594a01b9c">
          <text:p text:style-name="P173"/>
          <text:section text:style-name="Sect1" text:name="user-query-content-37">
            <text:p text:style-name="P281">present it </text:p>
          </text:section>
          <text:p text:style-name="P268">Tampilkan alur berpikir</text:p>
          <text:section text:style-name="Sect2" text:name="model-response-message-contentr_678a5a0594a01b9c">
            <text:p text:style-name="Text_20_body"><text:span text:style-name="T1">Oke, meskipun di subbab sebelumnya kita udah lihat betapa susahnya (bahkan mungkin mustahilnya) menggabungkan kesadaran, yuk kita coba pakai 'kacamata imajinasi' sebentar. Anggap aja </text:span><text:span text:style-name="Emphasis"><text:span text:style-name="T1">bisa</text:span></text:span><text:span text:style-name="T1">, anggap aja BCI super canggih dan integrasi kognitif itu nyata. Pertanyaannya: </text:span><text:span text:style-name="Strong_20_Emphasis"><text:span text:style-name="T1">seperti apa RASANYA dari dalam</text:span></text:span><text:span text:style-name="T1"> menjadi entitas gabungan manusia-AI itu?</text:span></text:p>
            <text:p text:style-name="Text_20_body"><text:span text:style-name="Strong_20_Emphasis"><text:span text:style-name="T1">PENTING BANGET:</text:span></text:span><text:span text:style-name="T1"> Yang akan kita bahas di sini adalah </text:span><text:span text:style-name="Strong_20_Emphasis"><text:span text:style-name="T1">murni spekulasi dan latihan imajinasi</text:span></text:span><text:span text:style-name="T1">, ya! Kita sama sekali nggak tahu bagaimana rasanya nanti (kalaupun bisa terjadi). Pengalaman subjektif atau </text:span><text:span text:style-name="Emphasis"><text:span text:style-name="T1">qualia</text:span></text:span><text:span text:style-name="T1"> itu sifatnya personal banget. Tapi, berandai-andai itu seru, kan?</text:span></text:p>
            <text:list xml:id="list3087443240001160909" text:style-name="L88">
              <text:list-item>
                <text:p text:style-name="P87"><text:span text:style-name="Strong_20_Emphasis"><text:span text:style-name="T1">Internet di Kepala, Rasanya Gimana?</text:span></text:span><text:span text:style-name="T1"> Punya akses instan ke semua informasi dunia itu gimana rasanya? Mungkin bukan kayak kita lagi </text:span><text:span text:style-name="Emphasis"><text:span text:style-name="T1">searching</text:span></text:span><text:span text:style-name="T1"> di Google. Tapi lebih kayak... </text:span><text:span text:style-name="Emphasis"><text:span text:style-name="T1">mengingat</text:span></text:span><text:span text:style-name="T1"> sesuatu yang memang udah ada di kepala kita. Kayak kamu inget nama teman SD-mu, informasinya muncul begitu aja, terasa 'internal'. Mungkin 'mengingat' fakta tentang lubang hitam atau sejarah Kerajaan Majapahit bakal terasa sealami itu. Nggak ada lagi sensasi 'mencari', yang ada hanya 'mengetahui'.</text:span></text:p>
              </text:list-item>
              <text:list-item>
                <text:p text:style-name="P87"><text:span text:style-name="Strong_20_Emphasis"><text:span text:style-name="T1">'Melihat' Pola Data Kompleks?</text:span></text:span><text:span text:style-name="T1"> Gimana rasanya bisa langsung 'ngeh' sama pola rumit di pasar saham, data penyebaran penyakit, atau jutaan komentar di media sosial? Mungkin rasanya kayak tiba-tiba kamu jadi fasih banget bahasa asing yang tadinya nggak ngerti sama sekali. Maknanya langsung 'mengalir' ke pemahamanmu secara intuitif, tanpa perlu mikir keras atau analisis langkah demi langkah. Kamu bisa 'merasakan' tren naik turunnya data.</text:span></text:p>
              </text:list-item>
              <text:list-item>
                <text:p text:style-name="P87"><text:span text:style-name="Strong_20_Emphasis"><text:span text:style-name="T1">Emosi Baru atau Lebih Kompleks?</text:span></text:span><text:span text:style-name="T1"> Saat ini, jam 10 pagi lebih di Medan (Minggu, 30 Maret 2025), kita mungkin merasa santai, atau sedikit cemas mikirin tugas, atau senang karena hari libur. Emosi kita udah kompleks. Gimana kalau ditambah kemampuan AI buat </text:span><text:soft-page-break/><text:span text:style-name="T1">ngenalin pola halus di ekspresi wajah, nada suara, bahkan data biometrik kita sendiri dan orang lain? Mungkinkah kita bisa merasakan kombinasi emosi yang lebih kaya dan spesifik secara bersamaan, misalnya 'senang-nostalgia-penasaran level 7'? Atau bahkan muncul </text:span><text:span text:style-name="Emphasis"><text:span text:style-name="T1">qualia</text:span></text:span><text:span text:style-name="T1"> emosi baru yang belum pernah ada sebelumnya, yang lahir dari interaksi dengan data atau AI? Siapa tahu?</text:span></text:p>
              </text:list-item>
              <text:list-item>
                <text:p text:style-name="P87"><text:span text:style-name="Strong_20_Emphasis"><text:span text:style-name="T1">Waktu Terasa Melambat?</text:span></text:span><text:span text:style-name="T1"> Kalau proses berpikir kita jadi ribuan kali lebih cepat berkat bantuan AI, apakah dunia luar bakal terasa bergerak super lambat kayak di film </text:span><text:span text:style-name="Emphasis"><text:span text:style-name="T1">slow-motion</text:span></text:span><text:span text:style-name="T1">? Atau jangan-jangan persepsi waktu internal kita juga ikut menyesuaikan, jadi semuanya tetap terasa 'normal' tapi kita bisa mikir jauh lebih banyak dalam waktu yang sama? Kayak main game yang bisa diatur kecepatannya.</text:span></text:p>
              </text:list-item>
              <text:list-item>
                <text:p text:style-name="P87"><text:span text:style-name="Strong_20_Emphasis"><text:span text:style-name="T1">'Mendengar' Angka, 'Melihat' Data Abstrak?</text:span></text:span><text:span text:style-name="T1"> Indra kita terbatas pada apa yang bisa ditangkap mata, telinga, kulit, hidung, lidah. Saat ini kita mungkin dengar suara motor atau kicau burung di luar. Gimana kalau BCI bisa nerjemahin data non-visual jadi sensasi? Mungkin data pasar saham yang lagi naik terdengar kayak nada musik yang makin tinggi? Atau tingkat polusi udara 'terlihat' sebagai warna kabut tipis di pandangan kita? Kita bisa jadi punya 'indra keenam' atau bahkan ketujuh, kedelapan, yang berbasis data.</text:span></text:p>
              </text:list-item>
            </text:list>
            <text:p text:style-name="Text_20_body"><text:span text:style-name="T1">Sekali lagi, ini semua cuma </text:span><text:span text:style-name="Strong_20_Emphasis"><text:span text:style-name="T1">khayalan liar</text:span></text:span><text:span text:style-name="T1"> tentang pengalaman subjektif. Mungkin rasanya nanti nggak ada mirip-miripnya sama sekali dengan bayangan kita. Mungkin juga pengalaman itu terlalu 'asing' sampai nggak bisa kita deskripsikan pakai bahasa manusia sekarang. Tapi, membayangkannya bisa bantu kita merenungkan betapa dalamnya potensi perubahan jika kesadaran kita benar-benar bisa 'diperluas' atau 'diubah' oleh teknologi.</text:span></text:p>
            <text:p text:style-name="P4"/>
            <text:p text:style-name="Text_20_body"><text:span text:style-name="Strong_20_Emphasis"><text:span text:style-name="T1">(Tips Tambahan - Opsional)</text:span></text:span></text:p>
            <text:list xml:id="list5762360676337696917" text:style-name="L89">
              <text:list-item>
                <text:p text:style-name="P88"><text:span text:style-name="Strong_20_Emphasis"><text:span text:style-name="T1">Tips Bahasa Sensorik:</text:span></text:span><text:span text:style-name="T1"> Saat berimajinasi tentang pengalaman subjektif yang belum pernah ada, menggunakan bahasa yang kaya dengan deskripsi sensorik ("terasa seperti...", "terdengar seperti...", </text:span><text:soft-page-break/><text:span text:style-name="T1">"terlihat seperti...") bisa membantu membuatnya lebih hidup dan 'terbayangkan' oleh pembaca, meskipun tetap dalam koridor spekulasi. </text:span></text:p>
              </text:list-item>
            </text:list>
            <text:p text:style-name="Text_20_body"><text:span text:style-name="Strong_20_Emphasis"><text:span text:style-name="T1">(Prompt Ilustrasi - Opsional)</text:span></text:span></text:p>
            <text:list xml:id="list3392866956074296772" text:style-name="L90">
              <text:list-item>
                <text:p text:style-name="P89"><text:span text:style-name="Strong_20_Emphasis"><text:span text:style-name="T1">Prompt Gambar:</text:span></text:span><text:span text:style-name="T1"> "Gambarkan ilustrasi artistik dengan gaya surealis atau dreamlike. Tampilkan siluet kepala manusia yang transparan. Di dalamnya, campurkan visualisasi pengalaman normal (misalnya, pemandangan alam, wajah orang tersenyum, ikon musik) dengan elemen-elemen abstrak yang mewakili pengalaman baru: aliran data digital berwarna-warni, spektrum warna yang tidak biasa, grafik atau pola geometris yang melayang, not balok yang berubah jadi gelombang suara visual. Ciptakan kesan bahwa batas antara dunia internal dan eksternal, serta antara persepsi normal dan persepsi data, menjadi kabur dan saling menembus." </text:span></text:p>
              </text:list-item>
            </text:list>
            <text:p text:style-name="P4"/>
            <text:p text:style-name="P173">Saya berhenti di sini. Menunggu perintah "YAX" untuk lanjut ke prompt Subbab 5.3.</text:p>
          </text:section>
          <text:section text:style-name="Sect1" text:name="feedback-form-37">
            <text:p text:style-name="P268"/>
          </text:section>
        </text:section>
        <text:section text:style-name="Sect1" text:name="3083c6845f918de2">
          <text:p text:style-name="P173"/>
          <text:section text:style-name="Sect1" text:name="user-query-content-38">
            <text:p text:style-name="P281">yax </text:p>
          </text:section>
          <text:p text:style-name="P268">Tampilkan alur berpikir</text:p>
          <text:section text:style-name="Sect2" text:name="model-response-message-contentr_3083c6845f918de2">
            <text:p text:style-name="P173">Oke, kita lanjut ke pertanyaan yang mungkin paling bikin merinding sekaligus paling mendasar: kalau pikiran kita benar-benar menyatu dengan AI, apa kabar dengan 'Aku'?</text:p>
            <text:p text:style-name="P4"/>
            <text:p text:style-name="Text_20_body"><text:span text:style-name="Strong_20_Emphasis"><text:span text:style-name="T1">Menjawab Prompt untuk:</text:span></text:span><text:span text:style-name="T1"> </text:span><text:span text:style-name="Strong_20_Emphasis"><text:span text:style-name="T1">Subbab 5.3: Hilangnya Batasan Individu: Apakah "Aku" Masih Ada?</text:span></text:span></text:p>
            <text:p text:style-name="Text_20_body"><text:span text:style-name="Strong_20_Emphasis"><text:span text:style-name="T1">(Prompt:</text:span></text:span><text:span text:style-name="T1"> </text:span><text:span text:style-name="Emphasis"><text:span text:style-name="T1">"Tuliskan pembahasan mendalam (sekitar 400-500 kata) untuk Subbab 5.3, yang fokus pada isu krusial </text:span></text:span><text:span text:style-name="Emphasis"><text:span text:style-name="Strong_20_Emphasis"><text:span text:style-name="T1">identitas personal dan 'diri' (self)</text:span></text:span></text:span><text:span text:style-name="Emphasis"><text:span text:style-name="T1"> dalam kesadaran terpadu. Ajukan pertanyaan-pertanyaan provokatif: * Jika pikiranmu terintegrasi erat dengan AI, di mana batasan 'dirimu' berakhir dan 'AI' dimulai? * Apakah rasa 'aku' yang unik akan melebur menjadi </text:span></text:span><text:soft-page-break/><text:span text:style-name="Emphasis"><text:span text:style-name="T1">sesuatu yang lebih besar atau kolektif? * Apakah ini berarti 'kematian' ego atau 'transformasi' ego? * Bagaimana konsep memori pribadi, pengalaman hidup unik, dan narasi diri akan terpengaruh? Hubungkan dengan konsep filosofis tentang identitas diri (misal, kesinambungan psikologis, memori). Sajikan potensi 'kehilangan diri' sebagai ketakutan yang valid, tetapi juga mungkin sebagai potensi 'perluasan diri' atau transendensi batasan ego. Biarkan pembaca merenungkan apa arti 'individu' bagi mereka."</text:span></text:span><text:span text:style-name="T1">)</text:span></text:p>
            <text:p text:style-name="P4"/>
            <text:p text:style-name="Text_20_body"><text:span text:style-name="Strong_20_Emphasis"><text:span text:style-name="T1">(Hasil Jawaban Prompt)</text:span></text:span></text:p>
            <text:p text:style-name="P173">Coba rasain deh sekarang, sore ini jam 4 sore lebih sedikit di Medan (Minggu, 30 Maret 2025). Kamu merasa sebagai 'aku', kan? Satu individu yang punya pikiran, perasaan, dan pengalaman unik, yang beda dari teman sebangkumu, orang tuamu, atau siapa pun di dunia ini. Rasa 'keakuan' ini terasa begitu nyata dan fundamental. Tapi... gimana kalau batasan itu mulai kabur?</text:p>
            <text:p text:style-name="P173">Ini mungkin pertanyaan paling menantang secara eksistensial dari ide simbiosis manusia-AI. Mari kita hadapi beberapa pertanyaan provokatifnya:</text:p>
            <text:list xml:id="list1984815040816621228" text:style-name="L91">
              <text:list-item>
                <text:p text:style-name="P227"><text:span text:style-name="Strong_20_Emphasis"><text:span text:style-name="T1">Di Mana Batas 'Aku' dan 'AI'?</text:span></text:span><text:span text:style-name="T1"> Kalau pikiranmu, ingatanmu, bahkan mungkin keputusanmu, terjalin begitu erat secara </text:span><text:span text:style-name="Emphasis"><text:span text:style-name="T1">real-time</text:span></text:span><text:span text:style-name="T1"> dengan AI melalui BCI canggih, di titik mana 'kamu' berakhir dan 'AI' dimulai? Apakah ide-ide brilian yang muncul itu 100% idemu, atau hasil 'bisikan' AI? Kalau kamu melakukan sesuatu berdasarkan analisis AI yang terintegrasi, siapa yang bertanggung jawab? Masih adakah 'kamu' yang otentik di tengah semua itu? </text:span></text:p>
              </text:list-item>
              <text:list-item>
                <text:p text:style-name="P227"><text:span text:style-name="Strong_20_Emphasis"><text:span text:style-name="T1">Melebur Jadi Sesuatu yang Lebih Besar?</text:span></text:span><text:span text:style-name="T1"> Apakah rasa 'aku' yang terpisah dan unik ini akan pelan-pelan memudar? Mungkinkah kita akan merasa menjadi bagian dari sesuatu yang lebih besar—kesadaran kolektif, atau jaringan pikiran manusia-AI? Apakah individualitas seperti yang kita kenal sekarang akan lenyap? </text:span></text:p>
              </text:list-item>
              <text:list-item>
                <text:p text:style-name="P227"><text:span text:style-name="Strong_20_Emphasis"><text:span text:style-name="T1">'Kematian' Ego atau Transformasi?</text:span></text:span><text:span text:style-name="T1"> Kehilangan rasa 'aku' yang unik kedengarannya menakutkan bagi banyak orang. Rasanya seperti 'kematian' diri, kehilangan esensi kita sebagai individu. Ini ketakutan yang sangat valid dan perlu kita pertimbangkan serius. TAPI... adakah kemungkinan lain? Mungkinkah ini bukan 'kematian', melainkan </text:span><text:soft-page-break/><text:span text:style-name="Strong_20_Emphasis"><text:span text:style-name="T1">transformasi</text:span></text:span><text:span text:style-name="T1"> ego? Mungkin kita nggak 'hilang', tapi justru 'meluas', melampaui batasan diri biologis kita yang sempit? Mungkin ini semacam transendensi, menjadi lebih dari sekadar individu? </text:span></text:p>
              </text:list-item>
              <text:list-item>
                <text:p text:style-name="P90"><text:span text:style-name="Strong_20_Emphasis"><text:span text:style-name="T1">Memori, Pengalaman, dan Cerita Hidup Kita?</text:span></text:span><text:span text:style-name="T1"> Apa sih yang bikin kamu tetap 'kamu' dari kecil sampai sekarang? Para filsuf udah lama berdebat soal ini. Ada yang bilang kuncinya di </text:span><text:span text:style-name="Strong_20_Emphasis"><text:span text:style-name="T1">ingatan</text:span></text:span><text:span text:style-name="T1"> (memori) yang bersambung. Ada yang bilang di </text:span><text:span text:style-name="Strong_20_Emphasis"><text:span text:style-name="T1">kesinambungan psikologis</text:span></text:span><text:span text:style-name="T1"> (pola pikir, kepribadian). Nah, kalau ingatan kita bisa di-upgrade, diperbaiki, atau bahkan 'ditambah' oleh AI, apakah itu masih ingatan 'kita'? Bagaimana dengan </text:span><text:span text:style-name="Strong_20_Emphasis"><text:span text:style-name="T1">pengalaman hidup unik</text:span></text:span><text:span text:style-name="T1"> kita kalau sebagian persepsinya dibantu atau diinterpretasi oleh AI? Bagaimana </text:span><text:span text:style-name="Strong_20_Emphasis"><text:span text:style-name="T1">cerita hidup</text:span></text:span><text:span text:style-name="T1"> atau narasi diri kita terbentuk kalau AI ikut 'menulis'-nya? Apakah 'kamu' yang punya ingatan sempurna berkat AI masih 'kamu' yang sama dengan yang sekarang suka lupa naruh barang? </text:span></text:p>
              </text:list-item>
            </text:list>
            <text:p text:style-name="P173">Pertanyaan-pertanyaan ini nggak punya jawaban gampang. Teknologi simbiosis ini memaksa kita buat mikirin ulang konsep paling dasar tentang apa artinya menjadi seorang 'individu'. Apakah individualitas itu sesuatu yang mutlak dan harus dipertahankan mati-matian? Atau justru batasan yang perlu kita lampaui untuk mencapai potensi lebih tinggi?</text:p>
            <text:p text:style-name="P173">Merenungkan ini mungkin terasa nggak nyaman, tapi penting banget. Karena sebelum kita melangkah terlalu jauh di jalan teknologi ini, kita perlu punya pegangan tentang apa yang paling berharga dari 'diri' kita, dan apa yang rela kita pertaruhkan demi kemajuan. Apa arti 'aku' buatmu?</text:p>
            <text:p text:style-name="P4"/>
            <text:p text:style-name="Text_20_body"><text:span text:style-name="Strong_20_Emphasis"><text:span text:style-name="T1">(Tips Tambahan - Opsional)</text:span></text:span></text:p>
            <text:list xml:id="list7146854246818585861" text:style-name="L92">
              <text:list-item>
                <text:p text:style-name="P228"><text:span text:style-name="Strong_20_Emphasis"><text:span text:style-name="T1">Tips Mengajukan Pertanyaan Terbuka:</text:span></text:span><text:span text:style-name="T1"> Subbab ini paling efektif jika disajikan sebagai eksplorasi pertanyaan daripada pemberian jawaban. Menggunakan banyak pertanyaan retoris dan terbuka akan mendorong pembaca untuk melakukan refleksi personal yang mendalam tentang identitas mereka sendiri. </text:span></text:p>
              </text:list-item>
              <text:list-item>
                <text:p text:style-name="P91"><text:span text:style-name="Strong_20_Emphasis"><text:span text:style-name="T1">Tips Menyeimbangkan Perspektif:</text:span></text:span><text:span text:style-name="T1"> Penting untuk mengakui validitas rasa takut akan 'kehilangan diri' sambil juga membuka kemungkinan interpretasi yang lebih positif ('perluasan diri' atau </text:span><text:soft-page-break/><text:span text:style-name="T1">'transformasi'). Ini menunjukkan pemahaman terhadap kompleksitas emosional dan filosofis isu tersebut. </text:span></text:p>
              </text:list-item>
            </text:list>
            <text:p text:style-name="Text_20_body"><text:span text:style-name="Strong_20_Emphasis"><text:span text:style-name="T1">(Prompt Ilustrasi - Opsional)</text:span></text:span></text:p>
            <text:list xml:id="list81151486024600587" text:style-name="L93">
              <text:list-item>
                <text:p text:style-name="P92"><text:span text:style-name="Strong_20_Emphasis"><text:span text:style-name="T1">Prompt Gambar:</text:span></text:span><text:span text:style-name="T1"> "Gambarkan siluet sosok manusia yang bagian tepinya mulai 'pecah' atau 'larut' menjadi pola-pola jaringan digital atau energi abstrak yang lebih besar di sekelilingnya. Atau, alternatif lain: gambarkan topeng wajah manusia yang retak, dan di balik retakan itu terlihat bukan wajah lagi, melainkan pola sirkuit atau cahaya digital yang kompleks. Kesan keseluruhan harus menimbulkan pertanyaan tentang batas dan keutuhan identitas individu." </text:span></text:p>
              </text:list-item>
            </text:list>
            <text:p text:style-name="P4"/>
            <text:p text:style-name="P173">Saya berhenti di sini. Menunggu perintah "YAX" untuk lanjut ke prompt Subbab 5.4.</text:p>
          </text:section>
          <text:section text:style-name="Sect1" text:name="feedback-form-38">
            <text:p text:style-name="P268"/>
          </text:section>
        </text:section>
        <text:section text:style-name="Sect1" text:name="cc2a01b3282b6484">
          <text:p text:style-name="P173"/>
          <text:section text:style-name="Sect1" text:name="user-query-content-39">
            <text:p text:style-name="P281">yax </text:p>
          </text:section>
          <text:p text:style-name="P268">Tampilkan alur berpikir</text:p>
          <text:section text:style-name="Sect2" text:name="model-response-message-contentr_cc2a01b3282b6484">
            <text:p text:style-name="P173">Oke, kita udah pusing mikirin nasib 'aku'. Sekarang, mari kita lebarkan pandangan: gimana kalau gabungan manusia-AI ini nggak cuma terjadi di level individu, tapi juga saling terhubung?</text:p>
            <text:p text:style-name="P4"/>
            <text:p text:style-name="Text_20_body"><text:span text:style-name="Strong_20_Emphasis"><text:span text:style-name="T1">Menjawab Prompt untuk:</text:span></text:span><text:span text:style-name="T1"> </text:span><text:span text:style-name="Strong_20_Emphasis"><text:span text:style-name="T1">Subbab 5.4: Munculnya Kecerdasan Kolektif Baru.</text:span></text:span></text:p>
            <text:p text:style-name="Text_20_body"><text:span text:style-name="Strong_20_Emphasis"><text:span text:style-name="T1">(Prompt:</text:span></text:span><text:span text:style-name="T1"> </text:span><text:span text:style-name="Emphasis"><text:span text:style-name="T1">"Tuliskan pembahasan mendalam (sekitar 400-500 kata) untuk Subbab 5.4. Geser fokus dari pengalaman individual ke </text:span></text:span><text:span text:style-name="Emphasis"><text:span text:style-name="Strong_20_Emphasis"><text:span text:style-name="T1">potensi kemunculan (emergence) tingkat yang lebih tinggi</text:span></text:span></text:span><text:span text:style-name="Emphasis"><text:span text:style-name="T1">: sebuah kecerdasan atau kesadaran kolektif. Jelaskan konsep </text:span></text:span><text:span text:style-name="Emphasis"><text:span text:style-name="Strong_20_Emphasis"><text:span text:style-name="T1">emergence</text:span></text:span></text:span><text:span text:style-name="Emphasis"><text:span text:style-name="T1"> secara sederhana (contoh: perilaku kompleks koloni semut muncul dari interaksi individu sederhana). Bayangkan jika banyak individu yang telah bersimbiosis dengan AI saling terhubung melalui BCI berkecepatan tinggi: * Mungkinkah terbentuk 'pikiran kelompok' (group mind) atau kesadaran kolektif dengan </text:span></text:span><text:soft-page-break/><text:span text:style-name="Emphasis"><text:span text:style-name="T1">kemampuan yang jauh melampaui individu mana pun? * Bagaimana bentuk kecerdasan baru ini akan beroperasi? Bagaimana ia akan memandang dunia atau berinteraksi dengan individu (termasuk yang tidak teraugmentasi)? * Apakah ini bentuk 'Singularitas' yang dimaksud dalam judul buku—bukan AI super tunggal, tapi jaringan kecerdasan manusia-AI yang terintegrasi? Kaitkan ini dengan potensi positif (misal, solusi masalah global) dan juga potensi risiko atau pertanyaan etis baru (akan dibahas di bab selanjutnya). Tekankan skala perubahan yang mungkin terjadi jika fenomena ini muncul."</text:span></text:span><text:span text:style-name="T1">)</text:span></text:p>
            <text:p text:style-name="P4"/>
            <text:p text:style-name="Text_20_body"><text:span text:style-name="Strong_20_Emphasis"><text:span text:style-name="T1">(Hasil Jawaban Prompt)</text:span></text:span></text:p>
            <text:p text:style-name="Text_20_body"><text:span text:style-name="T1">Senin pagi, jam 6 lewat sedikit (31 Maret 2025). Sebagian besar dari kita mungkin baru bangun, memulai hari sebagai individu yang terpisah, dengan pikiran dan rencana masing-masing. Tapi, bayangkan sebuah masa depan yang sangat berbeda. Setelah kita ngomongin potensi 'aku' yang mungkin melebur atau bertransformasi, gimana kalau kita lihat potensi di level yang lebih besar lagi: kemunculan </text:span><text:span text:style-name="Strong_20_Emphasis"><text:span text:style-name="T1">kecerdasan kolektif baru</text:span></text:span><text:span text:style-name="T1">?</text:span></text:p>
            <text:p text:style-name="Text_20_body"><text:span text:style-name="T1">Ini ada hubungannya sama konsep keren bernama </text:span><text:span text:style-name="Strong_20_Emphasis"><text:span text:style-name="T1">Emergence</text:span></text:span><text:span text:style-name="T1"> (Kemunculan). Gampangnya, emergence itu ketika interaksi antara banyak bagian sederhana (yang aturannya mungkin simpel) secara kolektif menghasilkan perilaku atau pola baru yang jauh lebih kompleks dan nggak bisa diprediksi hanya dengan melihat bagian-bagiannya saja.</text:span></text:p>
            <text:p text:style-name="Text_20_body"><text:span text:style-name="T1">Contoh di alam banyak banget. Ribuan semut atau lebah, masing-masing cuma ngikutin instruksi sederhana, tapi bareng-bareng mereka bisa ngebangun sarang super kompleks atau nunjukkin 'kecerdasan' koloni buat cari makan. Nggak ada satu semut pun yang jadi 'arsitek' atau 'komandan'-nya, kecerdasan itu 'muncul' (emerge) dari interaksi mereka semua. Mirip seperti semangat </text:span><text:span text:style-name="Emphasis"><text:span text:style-name="T1">gotong royong</text:span></text:span><text:span text:style-name="T1"> di Indonesia, di mana banyak orang bekerja sama melakukan sesuatu yang besar, tapi ini terjadi di level pikiran dan data, secara otomatis dan terhubung.</text:span></text:p>
            <text:p text:style-name="P173">Nah, sekarang bayangkan skenario ini: jutaan, atau bahkan miliaran, manusia yang pikirannya udah bersimbiosis dengan AI (seperti di Bab 4) saling terhubung satu sama lain lewat jaringan BCI berkecepatan super tinggi. Apa yang bakal 'muncul' dari interaksi super kompleks ini?</text:p>
            <text:list xml:id="list7216669934629427850" text:style-name="L94">
              <text:list-item>
                <text:p text:style-name="P229"><text:soft-page-break/><text:span text:style-name="Strong_20_Emphasis"><text:span text:style-name="T1">'Pikiran Kelompok' (Group Mind) atau Kesadaran Kolektif?</text:span></text:span><text:span text:style-name="T1"> Mungkinkah terbentuk semacam 'pikiran global' atau bahkan (ini lebih spekulatif lagi) 'kesadaran kolektif'? Sebuah entitas kecerdasan yang kemampuannya jauh melampaui individu mana pun di dalamnya, mampu memproses informasi dalam skala planet, dan mungkin punya tujuan atau 'kesadaran'-nya sendiri? </text:span></text:p>
              </text:list-item>
              <text:list-item>
                <text:p text:style-name="P229"><text:span text:style-name="Strong_20_Emphasis"><text:span text:style-name="T1">Bagaimana Cara Kerjanya?</text:span></text:span><text:span text:style-name="T1"> Kalau entitas kolektif ini muncul, gimana cara operasinya? Apakah dia jadi satu 'pikiran' tunggal? Atau lebih kayak 'internet pikiran' yang super cerdas? Bagaimana dia akan 'melihat' dunia? Dan yang paling penting, bagaimana dia akan berinteraksi dengan manusia yang nggak terhubung, atau bahkan dengan individu-individu di dalam jaringan itu sendiri? Apakah individu masih punya kendali? </text:span></text:p>
              </text:list-item>
              <text:list-item>
                <text:p text:style-name="P93"><text:span text:style-name="Strong_20_Emphasis"><text:span text:style-name="T1">Inikah 'Singularitas Simbiotik' Sebenarnya?</text:span></text:span><text:span text:style-name="T1"> Mungkin, inilah makna sebenarnya dari 'Singularitas Simbiotik' yang jadi judul buku ini. Bukan tentang satu AI super pintar yang tiba-tiba muncul dan ninggalin kita (konsep 'Singularity' yang lebih umum), tapi tentang </text:span><text:span text:style-name="Strong_20_Emphasis"><text:span text:style-name="T1">fase baru evolusi kecerdasan di Bumi</text:span></text:span><text:span text:style-name="T1">, di mana kecerdasan biologis dan buatan saling terintegrasi dalam sebuah jaringan global, melahirkan tingkat kecerdasan (dan mungkin kesadaran) kolektif yang baru. </text:span></text:p>
              </text:list-item>
            </text:list>
            <text:p text:style-name="P173">Potensi positifnya jelas luar biasa: kemampuan super buat mecahin masalah global seperti perubahan iklim atau penyakit, lompatan eksponensial dalam sains dan seni. Tapi, potensi risiko dan pertanyaan etisnya juga sama besarnya (siapa yang ngontrol jaringan ini? gimana nasib kebebasan individu di dalamnya? apa jadinya kalau ada 'bug' atau 'virus' di pikiran kolektif ini?). Ini bakal kita bahas lebih lanjut di bab-bab berikutnya.</text:p>
            <text:p text:style-name="Text_20_body"><text:span text:style-name="T1">Yang pasti, kalau fenomena emergence ini benar-benar terjadi dalam skala besar, skala perubahannya bakal </text:span><text:span text:style-name="Strong_20_Emphasis"><text:span text:style-name="T1">fundamental</text:span></text:span><text:span text:style-name="T1"> banget. Ini bukan lagi cuma soal individu yang jadi lebih pintar, tapi mungkin soal munculnya 'pemain' baru di panggung sejarah kehidupan di Bumi.</text:span></text:p>
            <text:p text:style-name="P4"/>
            <text:p text:style-name="Text_20_body"><text:span text:style-name="Strong_20_Emphasis"><text:span text:style-name="T1">(Tips Tambahan - Opsional)</text:span></text:span></text:p>
            <text:list xml:id="list2356809650584051597" text:style-name="L95">
              <text:list-item>
                <text:p text:style-name="P230"><text:span text:style-name="Strong_20_Emphasis"><text:span text:style-name="T1">Tips Menjelaskan Konsep Sulit:</text:span></text:span><text:span text:style-name="T1"> Emergence adalah konsep yang </text:span><text:soft-page-break/><text:span text:style-name="T1">bisa jadi sulit dipahami. Menggunakan beberapa analogi berbeda (semut/lebah, gotong royong, bahkan mungkin kemacetan lalu lintas sebagai contoh emergence negatif) bisa membantu pembaca menangkap idenya dari berbagai sudut. </text:span></text:p>
              </text:list-item>
              <text:list-item>
                <text:p text:style-name="P94"><text:span text:style-name="Strong_20_Emphasis"><text:span text:style-name="T1">Tips Membedakan Konsep Kunci:</text:span></text:span><text:span text:style-name="T1"> Penting untuk secara eksplisit membedakan konsep 'Singularitas Simbiotik' (sebagai jaringan kolektif) dari konsep 'Singularitas AI' yang lebih umum (AI tunggal super cerdas) agar tidak terjadi kebingungan, karena istilah 'Singularitas' sering dipakai dengan makna berbeda. </text:span></text:p>
              </text:list-item>
            </text:list>
            <text:p text:style-name="Text_20_body"><text:span text:style-name="Strong_20_Emphasis"><text:span text:style-name="T1">(Prompt Ilustrasi - Opsional)</text:span></text:span></text:p>
            <text:list xml:id="list1399961583465252051" text:style-name="L96">
              <text:list-item>
                <text:p text:style-name="P95"><text:span text:style-name="Strong_20_Emphasis"><text:span text:style-name="T1">Prompt Gambar:</text:span></text:span><text:span text:style-name="T1"> "Gambarkan visualisasi jaringan global yang kompleks. Titik-titik simpul dalam jaringan ini adalah ikon-ikon kecil yang mewakili gabungan manusia-AI (misal, siluet kepala dengan pola otak &amp; sirkuit). Garis-garis cahaya tebal menghubungkan semua simpul ini. Dari keseluruhan interaksi jaringan yang rumit ini, 'muncul' di bagian tengah atau atas sebuah bentuk energi atau pola cahaya yang jauh lebih besar, lebih kompleks, dan lebih terang, menyimbolkan kecerdasan kolektif yang emergent. Bentuk emergent ini harus terlihat berbeda dan lebih 'tinggi' levelnya daripada simpul-simpul individu." </text:span></text:p>
              </text:list-item>
            </text:list>
            <text:p text:style-name="P4"/>
            <text:p text:style-name="Text_20_body"><text:span text:style-name="T1">Saya berhenti di sini. Menunggu perintah "YAX" untuk lanjut ke prompt pengantar Bab 6 (Tantangan Besar). </text:span><text:span text:style-name="Emphasis"><text:span text:style-name="T1">Catatan: Berdasarkan urutan asli, setelah Bab 5 seharusnya Bab 6 (Tantangan Besar) dan Bab 7 (Etika). Kita tadi melompat ke Bab 8 dan 9. Apakah Anda ingin saya melanjutkan ke Bab 6 sekarang, atau tetap ke Bab 8 sesuai permintaan sebelumnya?</text:span></text:span></text:p>
          </text:section>
          <text:section text:style-name="Sect1" text:name="feedback-form-39">
            <text:p text:style-name="P268"/>
          </text:section>
        </text:section>
        <text:section text:style-name="Sect1" text:name="44401e413c1f0aaa">
          <text:p text:style-name="P173"/>
          <text:section text:style-name="Sect1" text:name="user-query-content-40">
            <text:p text:style-name="P281">yax </text:p>
          </text:section>
          <text:p text:style-name="P268">Tampilkan alur berpikir</text:p>
          <text:section text:style-name="Sect2" text:name="model-response-message-contentr_44401e413c1f0aaa">
            <text:p text:style-name="P173">Oke, kita lanjut ke bab berikutnya!</text:p>
            <text:p text:style-name="P4"/>
            <text:p text:style-name="Text_20_body"><text:span text:style-name="Strong_20_Emphasis"><text:span text:style-name="T1">Menjawab Prompt untuk:</text:span></text:span><text:span text:style-name="T1"> </text:span><text:span text:style-name="Strong_20_Emphasis"><text:span text:style-name="T1">Pengantar Bab 6: Tantangan Besar di Jalan </text:span></text:span><text:soft-page-break/><text:span text:style-name="Strong_20_Emphasis"><text:span text:style-name="T1">Menuju Simbiosis</text:span></text:span></text:p>
            <text:p text:style-name="Text_20_body"><text:span text:style-name="Strong_20_Emphasis"><text:span text:style-name="T1">(Prompt:</text:span></text:span><text:span text:style-name="T1"> </text:span><text:span text:style-name="Emphasis"><text:span text:style-name="T1">"Tuliskan paragraf pengantar (sekitar 150-175 kata) untuk Bab 6: 'Tantangan Besar di Jalan Menuju Simbiosis'. Mulai dengan merangkum potensi 'keren' dan 'mendalam' yang telah dibahas (Bab 4 &amp; 5), tetapi langsung berikan penyeimbang bahwa jalan ke sana tidak mudah. Tekankan bahwa bab ini akan fokus pada sisi 'gelap' atau sisi 'sulit'-nya: berbagai rintangan teknis, risiko keamanan/privasi, masalah kesetaraan, dan pertanyaan kontrol yang harus dihadapi. Sampaikan bahwa memahami tantangan ini sama pentingnya dengan memahami potensinya, agar kita bisa melangkah dengan hati-hati dan bijaksana. Siapkan pembaca untuk melihat sisi realistis dan penuh kewaspadaan dari teknologi ini."</text:span></text:span><text:span text:style-name="T1">)</text:span></text:p>
            <text:p text:style-name="P4"/>
            <text:p text:style-name="Text_20_body"><text:span text:style-name="Strong_20_Emphasis"><text:span text:style-name="T1">(Hasil Jawaban Prompt)</text:span></text:span></text:p>
            <text:p text:style-name="Text_20_body"><text:span text:style-name="T1">Wow! Di Bab 4 dan 5 kita udah ngebayangin hal-hal super keren (dan agak gila) soal potensi simbiosis manusia-AI dan kemungkinan kesadaran terpadu. Rasanya masa depan itu penuh keajaiban ya? Tapi, tunggu dulu! Jangan keburu terbang terlalu tinggi. Masih pagi banget nih Senin ini (31 Maret 2025, jam 6 pagi lewat sedikit), saatnya kita sedikit 'mendarat' dan lihat kenyataannya yang nggak selamanya indah. Jalan menuju Singularitas Simbiotik itu nggak mulus kayak jalan tol, tapi lebih mirip jalur pendakian gunung yang curam, penuh batu sandungan, dan bahkan jurang berbahaya. Nah, di Bab 6 inilah kita bakal fokus ngebahas sisi 'sulit' dan 'gelap'-nya. Kita akan kupas tuntas berbagai </text:span><text:span text:style-name="Strong_20_Emphasis"><text:span text:style-name="T1">tantangan raksasa</text:span></text:span><text:span text:style-name="T1"> yang menghadang: mulai dari rintangan </text:span><text:span text:style-name="Strong_20_Emphasis"><text:span text:style-name="T1">teknis</text:span></text:span><text:span text:style-name="T1"> yang bikin BCI canggih masih jauh (ingat Bab 3.3?), </text:span><text:span text:style-name="Strong_20_Emphasis"><text:span text:style-name="T1">risiko keamanan dan privasi</text:span></text:span><text:span text:style-name="T1"> yang bikin bulu kuduk berdiri, potensi </text:span><text:span text:style-name="Strong_20_Emphasis"><text:span text:style-name="T1">kesenjangan sosial</text:span></text:span><text:span text:style-name="T1"> yang makin lebar, sampai pertanyaan pelik soal </text:span><text:span text:style-name="Strong_20_Emphasis"><text:span text:style-name="T1">kontrol</text:span></text:span><text:span text:style-name="T1">—siapa yang pegang kendali atas teknologi sekuat ini? Memahami semua tantangan ini sama pentingnya dengan memahami potensinya. Kenapa? Biar kita nggak naif dan bisa melangkah dengan lebih hati-hati, bijaksana, dan siap menghadapi konsekuensinya. Yuk, siapkan diri buat melihat sisi lain dari koin teknologi canggih ini!</text:span></text:p>
            <text:p text:style-name="P4"/>
            <text:p text:style-name="Text_20_body"><text:span text:style-name="Strong_20_Emphasis"><text:span text:style-name="T1">(Tips Tambahan - Opsional)</text:span></text:span></text:p>
            <text:list xml:id="list3457099226898313591" text:style-name="L97">
              <text:list-item>
                <text:p text:style-name="P96"><text:soft-page-break/><text:span text:style-name="Strong_20_Emphasis"><text:span text:style-name="T1">Tips Transisi Nada:</text:span></text:span><text:span text:style-name="T1"> Setelah beberapa bab yang fokus pada potensi dan imajinasi (Bab 4 &amp; 5), penting untuk membuat transisi nada yang jelas saat memasuki bab yang membahas tantangan dan risiko. Menggunakan kalimat seperti "Tapi, tunggu dulu!" atau metafora 'mendarat setelah terbang' bisa membantu menandai perubahan fokus ini kepada pembaca. </text:span></text:p>
              </text:list-item>
            </text:list>
            <text:p text:style-name="Text_20_body"><text:span text:style-name="Strong_20_Emphasis"><text:span text:style-name="T1">(Prompt Ilustrasi - Opsional)</text:span></text:span></text:p>
            <text:list xml:id="list4427992239742252885" text:style-name="L98">
              <text:list-item>
                <text:p text:style-name="P97"><text:span text:style-name="Strong_20_Emphasis"><text:span text:style-name="T1">Prompt Gambar:</text:span></text:span><text:span text:style-name="T1"> "Gambarkan sebuah jalan setapak yang menanjak terjal menuju puncak gunung yang berkabut atau kota futuristik yang bersinar samar di kejauhan (mewakili Simbiosis). Namun, jalan setapak itu dipenuhi berbagai rintangan besar: batu-batu raksasa bertuliskan 'Teknis', gerbang berduri bertuliskan 'Keamanan &amp; Privasi', jurang lebar bertuliskan 'Kesenjangan Sosial', dan mungkin sosok bayangan misterius di tikungan jalan bertuliskan 'Kontrol?'. Kesan keseluruhan harus menunjukkan perjalanan yang sulit dan penuh bahaya." </text:span></text:p>
              </text:list-item>
            </text:list>
            <text:p text:style-name="P4"/>
            <text:p text:style-name="Text_20_body"><text:span text:style-name="T1">Saya berhenti di sini. Menunggu perintah "YAX" untuk lanjut ke prompt Subbab 6.1 (Rintangan Teknis yang Harus Diatasi). </text:span><text:span text:style-name="Emphasis"><text:span text:style-name="T1">Catatan: Saya berasumsi kita melanjutkan secara berurutan ke Bab 6 sekarang.</text:span></text:span></text:p>
          </text:section>
          <text:section text:style-name="Sect1" text:name="feedback-form-40">
            <text:p text:style-name="P268"/>
          </text:section>
        </text:section>
        <text:section text:style-name="Sect1" text:name="d21549d091522554">
          <text:p text:style-name="P173"/>
          <text:section text:style-name="Sect1" text:name="user-query-content-41">
            <text:p text:style-name="P281">yax </text:p>
          </text:section>
          <text:p text:style-name="P268">Tampilkan alur berpikir</text:p>
          <text:section text:style-name="Sect2" text:name="model-response-message-contentr_d21549d091522554">
            <text:p text:style-name="P173">Oke, mari kita mulai 'mendaki gunung' tantangan ini. Rintangan pertama yang menghadang di depan mata adalah soal teknologinya sendiri.</text:p>
            <text:p text:style-name="P4"/>
            <text:p text:style-name="Text_20_body"><text:span text:style-name="Strong_20_Emphasis"><text:span text:style-name="T1">Menjawab Prompt untuk:</text:span></text:span><text:span text:style-name="T1"> </text:span><text:span text:style-name="Strong_20_Emphasis"><text:span text:style-name="T1">Subbab 6.1: Rintangan Teknologi yang Harus Diatasi</text:span></text:span></text:p>
            <text:p text:style-name="Text_20_body"><text:span text:style-name="Strong_20_Emphasis"><text:span text:style-name="T1">(Prompt:</text:span></text:span><text:span text:style-name="T1"> </text:span><text:span text:style-name="Emphasis"><text:span text:style-name="T1">"Tuliskan pembahasan mendalam (sekitar 400-500 kata) untuk Subbab 6.1. Fokus pada </text:span></text:span><text:span text:style-name="Emphasis"><text:span text:style-name="Strong_20_Emphasis"><text:span text:style-name="T1">rintangan-rintangan teknis utama</text:span></text:span></text:span><text:span text:style-name="Emphasis"><text:span text:style-name="T1"> yang menghalangi terwujudnya BCI canggih dan simbiosis manusia-AI. Ulas </text:span></text:span><text:soft-page-break/><text:span text:style-name="Emphasis"><text:span text:style-name="T1">kembali dan perdalam poin-poin yang sudah disinggung di Bab 3.3, seperti masalah bandwidth, resolusi, noise, daya tahan/keamanan implan, dan kebutuhan komputasi. Gunakan analogi yang mudah dipahami untuk menjelaskan setiap tantangan teknis. Tekankan bahwa mengatasi tantangan teknis ini saja sudah merupakan pekerjaan rumah yang sangat besar bagi para ilmuwan dan insinyur."</text:span></text:span><text:span text:style-name="T1">)</text:span></text:p>
            <text:p text:style-name="P4"/>
            <text:p text:style-name="Text_20_body"><text:span text:style-name="Strong_20_Emphasis"><text:span text:style-name="T1">(Hasil Jawaban Prompt)</text:span></text:span></text:p>
            <text:p text:style-name="Text_20_body"><text:span text:style-name="T1">Sebelum kita ngomongin soal etika yang rumit atau pertanyaan filosofis yang bikin pusing, kita harus hadapi kenyataan pahit: teknologi buat bikin BCI super canggih yang bisa mewujudkan simbiosis itu </text:span><text:span text:style-name="Strong_20_Emphasis"><text:span text:style-name="T1">susahnya minta ampun!</text:span></text:span><text:span text:style-name="T1"> Ini adalah 'PR' atau pekerjaan rumah raksasa buat para ilmuwan dan insinyur di seluruh dunia, bahkan mungkin saat kamu baca ini di Senin pagi jam 7 kurang (31 Maret 2025). Yuk, kita lihat lagi beberapa rintangan teknis utamanya:</text:span></text:p>
            <text:list xml:id="list8597503734224098872" text:style-name="L99">
              <text:list-item>
                <text:p text:style-name="P98"><text:span text:style-name="Strong_20_Emphasis"><text:span text:style-name="T1">Masalah 'Pipa Internet' &amp; 'Kualitas Gambar' Otak (Bandwidth &amp; Resolusi):</text:span></text:span><text:span text:style-name="T1"> Ingat analogi internet lemot dan gambar pecah di Bab 3? Nah, buat bisa nangkap atau ngirim informasi sekompleks pikiran manusia (bukan cuma perintah 'gerak kiri' atau 'pilih huruf A', tapi ide utuh, memori, atau sensasi), kita butuh 'pipa data' (bandwidth) antara otak dan mesin yang super lebar dan 'kamera' (resolusi) yang bisa nangkep detail aktivitas neuron dengan sangat presisi. Teknologi BCI sekarang ini ibaratnya kayak nyoba streaming film 8K pakai koneksi internet zaman batu. Jauuuh banget dari cukup!</text:span></text:p>
              </text:list-item>
              <text:list-item>
                <text:p text:style-name="P98"><text:span text:style-name="Strong_20_Emphasis"><text:span text:style-name="T1">Berisik Banget Sih Otak Ini! (Signal Noise):</text:span></text:span><text:span text:style-name="T1"> Otak kita itu nggak pernah sepi. Ada miliaran neuron yang terus 'ngobrol' buat ngatur napas, detak jantung, gerakan mata, ngolah apa yang kita lihat dan dengar, belum lagi pikiran-pikiran acak yang sliweran. Nah, BCI harus bisa 'dengerin' sinyal spesifik yang kita mau di tengah 'pesta' super berisik ini. Kayak nyoba dengerin temanmu bisik-bisik di konser musik rock yang volumenya maksimal! Misahin sinyal niat yang penting dari 'sampah' noise aktivitas otak lainnya itu tantangan pemrosesan sinyal yang luar biasa sulit.</text:span></text:p>
              </text:list-item>
              <text:list-item>
                <text:p text:style-name="P98"><text:span text:style-name="Strong_20_Emphasis"><text:span text:style-name="T1">PR Khusus Buat Implan (Daya Tahan, Keamanan, Energi):</text:span></text:span><text:span text:style-name="T1"> Kalau </text:span><text:soft-page-break/><text:span text:style-name="T1">kita pakai BCI implan yang ditanam di otak (yang sinyalnya paling bagus), tantangannya makin banyak:</text:span></text:p>
                <text:list>
                  <text:list-item>
                    <text:p text:style-name="P231"><text:span text:style-name="Strong_20_Emphasis"><text:span text:style-name="T1">Biar Nggak Ditolak Tubuh (Biokompatibilitas):</text:span></text:span><text:span text:style-name="T1"> Gimana caranya bikin alat elektronik kecil yang bisa 'diterima' sama jaringan otak kita yang lembut dan sensitif dalam jangka waktu lama? Tubuh kita punya sistem imun yang jago banget 'nyerang' benda asing. Implan bisa dikelilingi jaringan parut yang malah ngeblok sinyal. </text:span></text:p>
                  </text:list-item>
                  <text:list-item>
                    <text:p text:style-name="P231"><text:span text:style-name="Strong_20_Emphasis"><text:span text:style-name="T1">Awet Nggak Nih? (Daya Tahan):</text:span></text:span><text:span text:style-name="T1"> Implan harus tahan banting di lingkungan otak yang basah dan penuh kimia aktif selama puluhan tahun. Materialnya nggak boleh rusak, korosi, atau aus. </text:span></text:p>
                  </text:list-item>
                  <text:list-item>
                    <text:p text:style-name="P231"><text:span text:style-name="Strong_20_Emphasis"><text:span text:style-name="T1">Energinya Dari Mana? (Power):</text:span></text:span><text:span text:style-name="T1"> Implan butuh listrik buat kerja. Pakai baterai? Nggak mungkin kan operasi otak tiap beberapa tahun buat ganti baterai? Jadi, butuh cara ngasih daya nirkabel (wireless) yang aman dan efisien menembus tengkorak, atau mungkin 'panen' energi dari tubuh sendiri? Ini masih PR besar. </text:span></text:p>
                  </text:list-item>
                  <text:list-item>
                    <text:p text:style-name="P231"><text:span text:style-name="Strong_20_Emphasis"><text:span text:style-name="T1">Aman Kalau Kenapa-napa? (Keamanan Fisik):</text:span></text:span><text:span text:style-name="T1"> Gimana kalau implannya rusak atau malfungsi di dalam otak? Harus ada sistem pengaman yang handal. </text:span></text:p>
                  </text:list-item>
                </text:list>
              </text:list-item>
              <text:list-item>
                <text:p text:style-name="P98"><text:span text:style-name="Strong_20_Emphasis"><text:span text:style-name="T1">Butuh Otak Komputer Super Cepat (Kebutuhan Komputasi):</text:span></text:span><text:span text:style-name="T1"> Menerjemahkan bahasa otak yang rumit dan berisik jadi perintah digital secara </text:span><text:span text:style-name="Emphasis"><text:span text:style-name="T1">real-time</text:span></text:span><text:span text:style-name="T1"> (tanpa jeda yang bikin frustrasi) itu butuh algoritma AI/ML yang super canggih DAN kekuatan prosesor komputer yang gila-gilaan. Mungkin sekelas superkomputer yang sekarang ukurannya segede ruangan dan boros listrik. Butuh terobosan besar biar komputasinya bisa efisien dan cukup kecil buat dipakai sehari-hari.</text:span></text:p>
              </text:list-item>
            </text:list>
            <text:p text:style-name="Text_20_body"><text:span text:style-name="T1">Jadi, jelas ya? Ngatasin </text:span><text:span text:style-name="Emphasis"><text:span text:style-name="T1">satu aja</text:span></text:span><text:span text:style-name="T1"> dari tantangan teknis ini udah susah banget, apalagi semuanya! Ini bukan proyek setahun dua tahun. Butuh riset bertahun-tahun (mungkin puluhan tahun), dana yang sangat besar, kolaborasi antar banyak bidang ilmu, dan mungkin beberapa penemuan fundamental baru yang belum kita bayangkan. Ini benar-benar pekerjaan rumah jangka panjang buat para 'arsitek' teknologi masa depan.</text:span></text:p>
            <text:p text:style-name="P4"><text:soft-page-break/></text:p>
            <text:p text:style-name="Text_20_body"><text:span text:style-name="Strong_20_Emphasis"><text:span text:style-name="T1">(Tips Tambahan - Opsional)</text:span></text:span></text:p>
            <text:list xml:id="list1584600257254963010" text:style-name="L100">
              <text:list-item>
                <text:p text:style-name="P99"><text:span text:style-name="Strong_20_Emphasis"><text:span text:style-name="T1">Tips Mengulang dengan Pendalaman:</text:span></text:span><text:span text:style-name="T1"> Mengunjungi kembali tantangan teknis yang sudah disinggung di bab sebelumnya (Bab 3.3) tapi dengan memberikan sedikit lebih banyak detail atau contoh spesifik (seperti biokompatibilitas, sumber daya implan) membantu memperkuat pemahaman pembaca tentang </text:span><text:span text:style-name="Emphasis"><text:span text:style-name="T1">mengapa</text:span></text:span><text:span text:style-name="T1"> masalah tersebut begitu sulit dipecahkan dari sudut pandang teknis. </text:span></text:p>
              </text:list-item>
            </text:list>
            <text:p text:style-name="Text_20_body"><text:span text:style-name="Strong_20_Emphasis"><text:span text:style-name="T1">(Prompt Ilustrasi - Opsional)</text:span></text:span></text:p>
            <text:list xml:id="list3090380272532265388" text:style-name="L101">
              <text:list-item>
                <text:p text:style-name="P100"><text:span text:style-name="Strong_20_Emphasis"><text:span text:style-name="T1">Prompt Gambar:</text:span></text:span><text:span text:style-name="T1"> "Buat diagram skematik yang menunjukkan konsep sistem BCI impian. Tampilkan ikon otak yang terhubung ke beberapa modul teknologi. Setiap modul diberi label dan ikon 'tantangan' atau 'peringatan' di sebelahnya: [Modul Sensor] terhubung ke ikon 'Resolusi Rendah?' &amp; 'Noise Tinggi?'. [Modul Implan (jika ada)] terhubung ke ikon 'Daya Tahan?', 'Biokompatibilitas?', 'Sumber Daya?'. [Modul Prosesor Sinyal] terhubung ke ikon 'Kecepatan Komputasi?'. [Modul Koneksi Nirkabel] terhubung ke ikon 'Bandwidth Rendah?'. Keseluruhan diagram harus memberikan kesan kompleksitas dan banyaknya titik masalah teknis." </text:span></text:p>
              </text:list-item>
            </text:list>
            <text:p text:style-name="P4"/>
            <text:p text:style-name="P173">Saya berhenti di sini. Menunggu perintah "YAX" untuk lanjut ke prompt Subbab 6.2 (Risiko Keamanan dan Privasi).</text:p>
          </text:section>
          <text:section text:style-name="Sect1" text:name="feedback-form-41">
            <text:p text:style-name="P268"/>
          </text:section>
        </text:section>
        <text:section text:style-name="Sect1" text:name="a6b2b9b9659efcd6">
          <text:p text:style-name="P173"/>
          <text:section text:style-name="Sect1" text:name="user-query-content-42">
            <text:p text:style-name="P281">yax </text:p>
          </text:section>
          <text:p text:style-name="P268">Tampilkan alur berpikir</text:p>
          <text:section text:style-name="Sect2" text:name="model-response-message-contentr_a6b2b9b9659efcd6">
            <text:p text:style-name="Text_20_body"><text:span text:style-name="T1">Oke, anggaplah suatu saat nanti tantangan teknis BCI bisa diatasi. Apakah masalah selesai? Oh, tentu tidak! Justru kita masuk ke area yang mungkin lebih bikin merinding lagi: </text:span><text:span text:style-name="Strong_20_Emphasis"><text:span text:style-name="T1">keamanan dan privasi</text:span></text:span><text:span text:style-name="T1">.</text:span></text:p>
            <text:p text:style-name="P4"/>
            <text:p text:style-name="Text_20_body"><text:span text:style-name="Strong_20_Emphasis"><text:span text:style-name="T1">Menjawab Prompt untuk:</text:span></text:span><text:span text:style-name="T1"> </text:span><text:span text:style-name="Strong_20_Emphasis"><text:span text:style-name="T1">Subbab 6.2: Risiko Keamanan dan Privasi (Siapa yang mengontrol?)</text:span></text:span></text:p>
            <text:p text:style-name="Text_20_body"><text:soft-page-break/><text:span text:style-name="Strong_20_Emphasis"><text:span text:style-name="T1">(Prompt:</text:span></text:span><text:span text:style-name="T1"> </text:span><text:span text:style-name="Emphasis"><text:span text:style-name="T1">"Tuliskan pembahasan mendalam (sekitar 400-500 kata) untuk Subbab 6.2. Fokus pada </text:span></text:span><text:span text:style-name="Emphasis"><text:span text:style-name="Strong_20_Emphasis"><text:span text:style-name="T1">risiko-risiko terkait keamanan dan privasi</text:span></text:span></text:span><text:span text:style-name="Emphasis"><text:span text:style-name="T1"> yang muncul dari teknologi BCI, terutama jika sudah terhubung dengan AI dan jaringan. Bahas potensi </text:span></text:span><text:span text:style-name="Emphasis"><text:span text:style-name="Strong_20_Emphasis"><text:span text:style-name="T1">peretasan (hacking)</text:span></text:span></text:span><text:span text:style-name="Emphasis"><text:span text:style-name="T1"> pikiran atau BCI, masalah </text:span></text:span><text:span text:style-name="Emphasis"><text:span text:style-name="Strong_20_Emphasis"><text:span text:style-name="T1">pengawasan (surveillance)</text:span></text:span></text:span><text:span text:style-name="Emphasis"><text:span text:style-name="T1"> oleh pemerintah atau korporasi, potensi </text:span></text:span><text:span text:style-name="Emphasis"><text:span text:style-name="Strong_20_Emphasis"><text:span text:style-name="T1">manipulasi</text:span></text:span></text:span><text:span text:style-name="Emphasis"><text:span text:style-name="T1"> pikiran atau perilaku, dan pertanyaan mendasar tentang </text:span></text:span><text:span text:style-name="Emphasis"><text:span text:style-name="Strong_20_Emphasis"><text:span text:style-name="T1">kepemilikan data pikiran</text:span></text:span></text:span><text:span text:style-name="Emphasis"><text:span text:style-name="T1">. Gunakan contoh atau skenario hipotetis yang 'ngeri' tapi tetap masuk akal untuk menggambarkan risiko ini. Tekankan bahwa ini adalah tantangan etis dan sosial yang sangat serius, bukan cuma masalah teknis."</text:span></text:span><text:span text:style-name="T1">)</text:span></text:p>
            <text:p text:style-name="P4"/>
            <text:p text:style-name="Text_20_body"><text:span text:style-name="Strong_20_Emphasis"><text:span text:style-name="T1">(Hasil Jawaban Prompt)</text:span></text:span></text:p>
            <text:p text:style-name="P173">Kalau BCI benar-benar bisa 'membaca' (atau bahkan 'menulis') ke otak kita, itu artinya kita membuka akses ke 'ruang' paling pribadi dan paling inti dari diri kita: pikiran kita sendiri. Ini membuka 'Kotak Pandora' berisi risiko keamanan dan privasi yang luar biasa besar, jauh melampaui masalah data pribadi yang kita hadapi sekarang (seperti data KTP bocor atau akun medsos kena hack). Mari kita lihat beberapa potensi mimpi buruknya:</text:p>
            <text:p text:style-name="Text_20_body"><text:span text:style-name="Strong_20_Emphasis"><text:span text:style-name="T1">1. Peretasan Pikiran (Brain Hacking): Level Baru Kejahatan Siber</text:span></text:span></text:p>
            <text:list xml:id="list4936537231086318898" text:style-name="L102">
              <text:list-item>
                <text:p text:style-name="P232"><text:span text:style-name="Strong_20_Emphasis"><text:span text:style-name="T1">Bayangkan jika...</text:span></text:span><text:span text:style-name="T1"> seseorang bisa meretas BCI-mu. Apa yang bisa mereka lakukan? </text:span></text:p>
                <text:list>
                  <text:list-item>
                    <text:p text:style-name="P232"><text:span text:style-name="Strong_20_Emphasis"><text:span text:style-name="T1">Mencuri Pikiran:</text:span></text:span><text:span text:style-name="T1"> Mengintip pikiranmu secara </text:span><text:span text:style-name="Emphasis"><text:span text:style-name="T1">real-time</text:span></text:span><text:span text:style-name="T1">, mencuri ide rahasia, password mental, atau bahkan kenangan pribadimu. Ini adalah pencurian identitas level paling ekstrem! </text:span></text:p>
                  </text:list-item>
                  <text:list-item>
                    <text:p text:style-name="P232"><text:span text:style-name="Strong_20_Emphasis"><text:span text:style-name="T1">Menyuntikkan 'Virus' Pikiran:</text:span></text:span><text:span text:style-name="T1"> Memasukkan pikiran, memori, atau sensasi palsu ke otakmu tanpa kamu sadari. Membuatmu percaya sesuatu yang tidak benar, atau merasakan sakit/senang palsu. </text:span></text:p>
                  </text:list-item>
                  <text:list-item>
                    <text:p text:style-name="P101"><text:span text:style-name="Strong_20_Emphasis"><text:span text:style-name="T1">Mengambil Alih Kendali?:</text:span></text:span><text:span text:style-name="T1"> Kalau BCI bisa mengontrol perangkat eksternal (lengan robot, dll), bisakah hacker mengambil alih kontrol itu? Atau lebih jauh lagi, bisakah mereka memengaruhi tindakan atau keputusanmu secara langsung? Skenario ini mengerikan banget. </text:span></text:p>
                  </text:list-item>
                </text:list>
              </text:list-item>
            </text:list>
            <text:p text:style-name="Text_20_body"><text:span text:style-name="Strong_20_Emphasis"><text:span text:style-name="T1">2. Era Pengawasan Total (Big Brother is Reading Your Mind?)</text:span></text:span></text:p>
            <text:list xml:id="list1157869410141495141" text:style-name="L103">
              <text:list-item>
                <text:p text:style-name="P233"><text:soft-page-break/><text:span text:style-name="Strong_20_Emphasis"><text:span text:style-name="T1">Bayangkan jika...</text:span></text:span><text:span text:style-name="T1"> pemerintah atau perusahaan teknologi raksasa punya akses ke data BCI warganya atau penggunanya. </text:span></text:p>
                <text:list>
                  <text:list-item>
                    <text:p text:style-name="P233"><text:span text:style-name="Strong_20_Emphasis"><text:span text:style-name="T1">Pengawasan Pikiran:</text:span></text:span><text:span text:style-name="T1"> Mereka bisa jadi nggak cuma ngawasin apa yang kamu klik atau beli online, tapi juga apa yang kamu </text:span><text:span text:style-name="Emphasis"><text:span text:style-name="T1">pikirkan</text:span></text:span><text:span text:style-name="T1"> atau </text:span><text:span text:style-name="Emphasis"><text:span text:style-name="T1">rasakan</text:span></text:span><text:span text:style-name="T1"> secara diam-diam. Mungkin buat mendeteksi 'pemikiran subversif' atau 'ketidaksetiaan'? Atau buat mengukur reaksimu terhadap iklan atau propaganda secara langsung di otak? Di mana batas privasi kalau pikiran terdalammu pun bisa 'dibaca'? Bahkan saat kamu baru bangun tidur atau lagi bengong di Senin pagi ini (jam 6:48 AM, 31 Maret 2025), aktivitas otakmu bisa jadi terekam. </text:span></text:p>
                  </text:list-item>
                  <text:list-item>
                    <text:p text:style-name="P102"><text:span text:style-name="Strong_20_Emphasis"><text:span text:style-name="T1">Diskriminasi Baru:</text:span></text:span><text:span text:style-name="T1"> Data otak bisa dipakai buat diskriminasi. Misalnya, perusahaan asuransi menolakmu karena 'pola otak'-mu menunjukkan risiko penyakit tertentu, atau perusahaan menolakmu kerja karena BCI mendeteksi kamu 'kurang fokus'. </text:span></text:p>
                  </text:list-item>
                </text:list>
              </text:list-item>
            </text:list>
            <text:p text:style-name="Text_20_body"><text:span text:style-name="Strong_20_Emphasis"><text:span text:style-name="T1">3. Manipulasi Pikiran dan Perilaku</text:span></text:span></text:p>
            <text:list xml:id="list1098945532157583321" text:style-name="L104">
              <text:list-item>
                <text:p text:style-name="P234"><text:span text:style-name="Strong_20_Emphasis"><text:span text:style-name="T1">Bayangkan jika...</text:span></text:span><text:span text:style-name="T1"> teknologi BCI (terutama yang dua arah) dipakai buat memengaruhi kita secara halus. </text:span></text:p>
                <text:list>
                  <text:list-item>
                    <text:p text:style-name="P234"><text:span text:style-name="Strong_20_Emphasis"><text:span text:style-name="T1">Iklan Super Tertarget:</text:span></text:span><text:span text:style-name="T1"> Bukan lagi iklan berdasarkan riwayat Browse, tapi iklan yang dirancang buat memicu respons emosional atau keinginan tertentu langsung di otakmu. </text:span></text:p>
                  </text:list-item>
                  <text:list-item>
                    <text:p text:style-name="P234"><text:span text:style-name="Strong_20_Emphasis"><text:span text:style-name="T1">Propaganda atau Cuci Otak?:</text:span></text:span><text:span text:style-name="T1"> Bisakah BCI dipakai buat menanamkan ideologi politik tertentu atau mengubah opini publik secara paksa dan terselubung? </text:span></text:p>
                  </text:list-item>
                  <text:list-item>
                    <text:p text:style-name="P103"><text:span text:style-name="Strong_20_Emphasis"><text:span text:style-name="T1">Mengontrol Mood atau Keputusan?:</text:span></text:span><text:span text:style-name="T1"> Mungkinkah BCI dipakai buat bikin populasi jadi lebih 'patuh' atau 'bahagia' sesuai keinginan penguasa? </text:span></text:p>
                  </text:list-item>
                </text:list>
              </text:list-item>
            </text:list>
            <text:p text:style-name="Text_20_body"><text:span text:style-name="Strong_20_Emphasis"><text:span text:style-name="T1">4. Siapa Pemilik Pikiranmu? (Kepemilikan Data Otak)</text:span></text:span></text:p>
            <text:p text:style-name="Text_20_body"><text:span text:style-name="T1">Ini pertanyaan hukum dan etis yang super rumit: </text:span><text:span text:style-name="Strong_20_Emphasis"><text:span text:style-name="T1">Siapa yang punya hak atas data aktivitas otakmu yang direkam BCI?</text:span></text:span><text:span text:style-name="T1"> Apakah itu milikmu sepenuhnya? Milik perusahaan pembuat BCI? Milik pemerintah? Bolehkah data ini dijual ke pihak ketiga? Bolehkah dipakai sebagai bukti di pengadilan? Saat ini, aturan hukum di Indonesia dan di dunia belum siap sama sekali untuk menghadapi jenis data seintim ini.</text:span></text:p>
            <text:p text:style-name="Text_20_body"><text:soft-page-break/><text:span text:style-name="Strong_20_Emphasis"><text:span text:style-name="T1">Lebih dari Sekadar Masalah Teknis</text:span></text:span></text:p>
            <text:p text:style-name="Text_20_body"><text:span text:style-name="T1">Penting banget buat sadar kalau ini </text:span><text:span text:style-name="Strong_20_Emphasis"><text:span text:style-name="T1">bukan cuma masalah bikin sistem BCI yang 'aman' dari hacker.</text:span></text:span><text:span text:style-name="T1"> Walaupun sistemnya super aman pun, pertanyaan fundamentalnya tetap ada: </text:span><text:span text:style-name="Strong_20_Emphasis"><text:span text:style-name="T1">Sejauh mana kita boleh membiarkan teknologi masuk ke dalam pikiran kita? Siapa yang berhak mengakses dan mengontrolnya? Nilai-nilai apa yang harus melindungi 'benteng terakhir' privasi kita ini?</text:span></text:span><text:span text:style-name="T1"> Ini adalah tantangan etis dan sosial yang butuh diskusi mendalam dari kita semua, bukan cuma para ahli teknologi. Melindungi 'kesucian pikiran' mungkin jadi isu hak asasi manusia paling penting di masa depan.</text:span></text:p>
            <text:p text:style-name="P4"/>
            <text:p text:style-name="Text_20_body"><text:span text:style-name="Strong_20_Emphasis"><text:span text:style-name="T1">(Tips Tambahan - Opsional)</text:span></text:span></text:p>
            <text:list xml:id="list1816037138682091777" text:style-name="L105">
              <text:list-item>
                <text:p text:style-name="P235"><text:span text:style-name="Strong_20_Emphasis"><text:span text:style-name="T1">Tips Menggunakan Skenario "Ngeri":</text:span></text:span><text:span text:style-name="T1"> Menggunakan skenario hipotetis yang sedikit 'menakutkan' ("Bayangkan jika...") bisa sangat efektif untuk membuat pembaca menyadari keseriusan risiko privasi dan keamanan BCI. Namun, penting untuk tetap menjaga agar skenario tersebut terasa </text:span><text:span text:style-name="Emphasis"><text:span text:style-name="T1">plausible</text:span></text:span><text:span text:style-name="T1"> (berdasarkan potensi teknologi), bukan sekadar horor tanpa dasar. </text:span></text:p>
              </text:list-item>
              <text:list-item>
                <text:p text:style-name="P104"><text:span text:style-name="Strong_20_Emphasis"><text:span text:style-name="T1">Tips Menghubungkan dengan Isu Saat Ini:</text:span></text:span><text:span text:style-name="T1"> Mengaitkan risiko privasi BCI dengan isu privasi data digital yang sudah ada (data bocor, tracking online) membantu pembaca memahami bahwa ini adalah eskalasi dari masalah yang sudah mereka kenal, membuatnya terasa lebih relevan dan mendesak. </text:span></text:p>
              </text:list-item>
            </text:list>
            <text:p text:style-name="Text_20_body"><text:span text:style-name="Strong_20_Emphasis"><text:span text:style-name="T1">(Prompt Ilustrasi - Opsional)</text:span></text:span></text:p>
            <text:list xml:id="list2991648462793347296" text:style-name="L106">
              <text:list-item>
                <text:p text:style-name="P105"><text:span text:style-name="Strong_20_Emphasis"><text:span text:style-name="T1">Prompt Gambar:</text:span></text:span><text:span text:style-name="T1"> "Gambarkan ikon otak manusia yang besar. Di sekelilingnya, ada beberapa 'ancaman' visual: (1) Sosok bayangan berjubah (hacker) dengan kabel atau data yang mencoba 'mencolok' otak. (2) Beberapa ikon mata besar (surveillance) yang mengawasi otak dari berbagai arah. (3) Tangan boneka (puppet master) dengan tali yang terhubung ke otak (manipulasi). (4) Gembok besar di atas otak, tapi kuncinya dipegang oleh tanda tanya (?) atau oleh ikon perusahaan/pemerintah. Gunakan warna-warna gelap atau merah untuk menekankan bahaya." </text:span></text:p>
              </text:list-item>
            </text:list>
            <text:p text:style-name="P4"/>
            <text:p text:style-name="P173"><text:soft-page-break/>Saya berhenti di sini. Menunggu perintah "YAX" untuk lanjut ke prompt Subbab 6.3 (Masalah Kesetaraan).</text:p>
          </text:section>
          <text:section text:style-name="Sect1" text:name="feedback-form-42">
            <text:p text:style-name="P268"/>
          </text:section>
        </text:section>
        <text:section text:style-name="Sect1" text:name="f95ef90d79394d97">
          <text:p text:style-name="P173"/>
          <text:section text:style-name="Sect1" text:name="user-query-content-43">
            <text:p text:style-name="P281">yax </text:p>
          </text:section>
          <text:p text:style-name="P268">Tampilkan alur berpikir</text:p>
          <text:section text:style-name="Sect2" text:name="model-response-message-contentr_f95ef90d79394d97">
            <text:p text:style-name="Text_20_body"><text:span text:style-name="T1">Oke, mari kita hadapi kenyataan pahit lainnya. Anggap saja BCI nanti aman, nggak bisa di-hack, dan privasi kita terjaga. Apakah masalahnya selesai? Belum tentu! Ada satu tantangan sosial raksasa yang bisa bikin teknologi sehebat apa pun malah jadi sumber bencana: </text:span><text:span text:style-name="Strong_20_Emphasis"><text:span text:style-name="T1">masalah kesetaraan dan keadilan akses</text:span></text:span><text:span text:style-name="T1">.</text:span></text:p>
            <text:p text:style-name="P4"/>
            <text:p text:style-name="Text_20_body"><text:span text:style-name="Strong_20_Emphasis"><text:span text:style-name="T1">Menjawab Prompt untuk:</text:span></text:span><text:span text:style-name="T1"> </text:span><text:span text:style-name="Strong_20_Emphasis"><text:span text:style-name="T1">Subbab 6.3: Masalah Kesetaraan (Siapa yang mendapat akses?)</text:span></text:span></text:p>
            <text:p text:style-name="Text_20_body"><text:span text:style-name="Strong_20_Emphasis"><text:span text:style-name="T1">(Prompt:</text:span></text:span><text:span text:style-name="T1"> </text:span><text:span text:style-name="Emphasis"><text:span text:style-name="T1">"Tuliskan pembahasan mendalam (sekitar 400-500 kata) untuk Subbab 6.3. Fokus pada </text:span></text:span><text:span text:style-name="Emphasis"><text:span text:style-name="Strong_20_Emphasis"><text:span text:style-name="T1">masalah keadilan sosial dan kesenjangan</text:span></text:span></text:span><text:span text:style-name="Emphasis"><text:span text:style-name="T1"> yang bisa ditimbulkan oleh teknologi BCI dan simbiosis manusia-AI. Bahas potensi terciptanya </text:span></text:span><text:span text:style-name="Emphasis"><text:span text:style-name="Strong_20_Emphasis"><text:span text:style-name="T1">jurang pemisah</text:span></text:span></text:span><text:span text:style-name="Emphasis"><text:span text:style-name="T1"> antara mereka yang mampu mengakses dan menggunakan teknologi ini ('teraugmentasi') dengan mereka yang tidak mampu ('alami'). Diskusikan implikasi sosial, ekonomi, dan bahkan biologis dari kesenjangan ini. Kaitkan dengan kondisi kesenjangan yang sudah ada di Indonesia/dunia. Tekankan bahwa tanpa upaya pemerataan, teknologi ini justru bisa memperburuk ketidakadilan."</text:span></text:span><text:span text:style-name="T1">)</text:span></text:p>
            <text:p text:style-name="P4"/>
            <text:p text:style-name="Text_20_body"><text:span text:style-name="Strong_20_Emphasis"><text:span text:style-name="T1">(Hasil Jawaban Prompt)</text:span></text:span></text:p>
            <text:p text:style-name="Text_20_body"><text:span text:style-name="T1">Pertanyaan kuncinya sederhana tapi dampaknya luar biasa: </text:span><text:span text:style-name="Strong_20_Emphasis"><text:span text:style-name="T1">Siapa yang bakal bisa pakai teknologi BCI canggih ini nanti?</text:span></text:span><text:span text:style-name="T1"> Kalau jawabannya cuma "mereka yang mampu bayar mahal", wah, kita punya masalah besar!</text:span></text:p>
            <text:p text:style-name="Text_20_body"><text:span text:style-name="Strong_20_Emphasis"><text:span text:style-name="T1">Risiko Jurang Pemisah Baru: Si 'Super' dan Si 'Biasa'</text:span></text:span></text:p>
            <text:p text:style-name="Text_20_body"><text:span text:style-name="T1">Kita harus ingat, teknologi BCI yang bisa ningkatin kemampuan kognitif atau bahkan nyambung ke AI itu kemungkinan besar bakal </text:span><text:span text:style-name="Strong_20_Emphasis"><text:span text:style-name="T1">super mahal</text:span></text:span><text:span text:style-name="T1"> di awal pengembangannya (dan mungkin seterusnya). Ini bisa menciptakan </text:span><text:soft-page-break/><text:span text:style-name="T1">skenario yang mengerikan: masyarakat terpecah jadi dua 'kasta' atau bahkan dua 'spesies' manusia yang berbeda:</text:span></text:p>
            <text:list xml:id="list777338646772873817" text:style-name="L107">
              <text:list-item>
                <text:p text:style-name="P236"><text:span text:style-name="Strong_20_Emphasis"><text:span text:style-name="T1">Si Teraugmentasi ('The Augmented'):</text:span></text:span><text:span text:style-name="T1"> Mereka yang kaya, punya koneksi, atau tinggal di negara maju, yang bisa mengakses BCI canggih. Mereka jadi punya keuntungan luar biasa dalam segala hal. </text:span></text:p>
              </text:list-item>
              <text:list-item>
                <text:p text:style-name="P106"><text:span text:style-name="Strong_20_Emphasis"><text:span text:style-name="T1">Si Alami ('The Naturals'):</text:span></text:span><text:span text:style-name="T1"> Mayoritas populasi dunia, termasuk mungkin banyak dari kita di Indonesia, yang nggak mampu atau nggak punya akses ke teknologi ini. Mereka bakal tertinggal jauh. </text:span></text:p>
              </text:list-item>
            </text:list>
            <text:p text:style-name="Text_20_body"><text:span text:style-name="T1">Kenapa ini bahaya banget? Karena akses ke BCI canggih ini bukan sekadar soal punya gadget keren. Ini soal akses ke </text:span><text:span text:style-name="Strong_20_Emphasis"><text:span text:style-name="T1">kekuatan fundamental</text:span></text:span><text:span text:style-name="T1">:</text:span></text:p>
            <text:list xml:id="list9009091514472260864" text:style-name="L108">
              <text:list-item>
                <text:p text:style-name="P237"><text:span text:style-name="Strong_20_Emphasis"><text:span text:style-name="T1">Keunggulan Ekonomi:</text:span></text:span><text:span text:style-name="T1"> Bayangin persaingan kerja di masa depan. Siapa yang bakal lebih mungkin dapet kerjaan bagus, gaji tinggi, atau bikin bisnis sukses? Tentu mereka yang otaknya 'di-upgrade', yang bisa belajar lebih cepat, analisis data lebih akurat, dan lebih produktif. Kesenjangan ekonomi yang udah lebar sekarang bisa jadi makin menganga kayak jurang. </text:span></text:p>
              </text:list-item>
              <text:list-item>
                <text:p text:style-name="P237"><text:span text:style-name="Strong_20_Emphasis"><text:span text:style-name="T1">Keunggulan Pendidikan:</text:span></text:span><text:span text:style-name="T1"> Anak-anak dari keluarga mampu yang pakai BCI bisa jadi menyerap pelajaran jauh lebih cepat, dapet nilai lebih bagus, masuk universitas top. Sistem pendidikan bisa jadi makin nggak adil. </text:span></text:p>
              </text:list-item>
              <text:list-item>
                <text:p text:style-name="P107"><text:span text:style-name="Strong_20_Emphasis"><text:span text:style-name="T1">Keunggulan Sosial &amp; Politik:</text:span></text:span><text:span text:style-name="T1"> Pengetahuan dan kemampuan kognitif superior bisa berujung pada kekuasaan dan pengaruh politik yang lebih besar. Suara si 'alami' bisa jadi makin nggak terdengar. Bahkan, kalau BCI punya manfaat kesehatan (misalnya, deteksi dini penyakit), kesenjangan harapan hidup pun bisa makin lebar. </text:span></text:p>
              </text:list-item>
            </text:list>
            <text:p text:style-name="Text_20_body"><text:span text:style-name="Strong_20_Emphasis"><text:span text:style-name="T1">Memperburuk Ketidakadilan yang Sudah Ada</text:span></text:span></text:p>
            <text:p text:style-name="Text_20_body"><text:span text:style-name="T1">Kita nggak perlu nunggu BCI canggih buat lihat ketidakadilan akses teknologi. Lihat aja </text:span><text:span text:style-name="Strong_20_Emphasis"><text:span text:style-name="T1">kesenjangan digital (digital divide)</text:span></text:span><text:span text:style-name="T1"> yang masih nyata di Indonesia sekarang. Di saat sebagian dari kita bisa nikmatin internet cepat buat belajar atau kerja dari rumah, saudara-saudara kita di banyak daerah pelosok mungkin masih kesulitan dapet sinyal stabil bahkan buat sekadar komunikasi di Senin pagi jam 7 kurang ini (31 Maret 2025). Nah, bayangkan kalau di atas kesenjangan digital dan ekonomi yang udah ada ini, ditambah lagi kesenjangan akses ke teknologi </text:span><text:span text:style-name="Emphasis"><text:span text:style-name="T1">peningkat otak</text:span></text:span><text:span text:style-name="T1"> yang </text:span><text:soft-page-break/><text:span text:style-name="T1">super mahal. Bisa jadi bencana sosial!</text:span></text:p>
            <text:p text:style-name="Text_20_body"><text:span text:style-name="T1">Implikasi jangka panjangnya bisa lebih serem lagi. Bisa muncul </text:span><text:span text:style-name="Strong_20_Emphasis"><text:span text:style-name="T1">prasangka dan diskriminasi</text:span></text:span><text:span text:style-name="T1"> baru terhadap kelompok 'alami'. Bisa timbul </text:span><text:span text:style-name="Strong_20_Emphasis"><text:span text:style-name="T1">konflik sosial</text:span></text:span><text:span text:style-name="T1"> besar-besaran. Bahkan, ada yang berspekulasi kalau dalam jangka waktu sangat panjang, perbedaan kemampuan antara kedua kelompok ini bisa jadi begitu besar sampai mengarah pada </text:span><text:span text:style-name="Strong_20_Emphasis"><text:span text:style-name="T1">perbedaan biologis</text:span></text:span><text:span text:style-name="T1">—dua cabang evolusi manusia yang berbeda.</text:span></text:p>
            <text:p text:style-name="Text_20_body"><text:span text:style-name="Strong_20_Emphasis"><text:span text:style-name="T1">Pentingnya Upaya Pemerataan Sejak Dini</text:span></text:span></text:p>
            <text:p text:style-name="Text_20_body"><text:span text:style-name="T1">Karena itulah, isu </text:span><text:span text:style-name="Strong_20_Emphasis"><text:span text:style-name="T1">keadilan akses</text:span></text:span><text:span text:style-name="T1"> ini harus jadi perhatian utama </text:span><text:span text:style-name="Emphasis"><text:span text:style-name="T1">sejak sekarang</text:span></text:span><text:span text:style-name="T1">, selagi teknologinya masih dikembangkan. Kita nggak bisa cuma pasrah dan bilang "ya udah, yang kaya makin kaya". Perlu ada upaya sadar dan proaktif buat memastikan manfaat teknologi ini (kalau memang terbukti aman dan bermanfaat) bisa dirasakan sebanyak mungkin orang. Mungkin lewat subsidi pemerintah, penelitian yang fokus pada solusi BCI murah dan mudah diakses, aturan main global tentang transfer teknologi, atau jaminan akses dasar untuk pendidikan dan kesehatan yang ditingkatkan BCI.</text:span></text:p>
            <text:p text:style-name="P173">Tanpa upaya pemerataan ini, teknologi yang digadang-gadang bisa meningkatkan potensi manusia, justru malah berisiko menciptakan dunia yang jauh lebih tidak adil dan terpecah belah dari sekarang. Teknologi itu netral, tapi dampaknya di masyarakat sangat bergantung pada pilihan-pilihan sosial, ekonomi, dan politik yang kita buat.</text:p>
            <text:p text:style-name="P4"/>
            <text:p text:style-name="Text_20_body"><text:span text:style-name="Strong_20_Emphasis"><text:span text:style-name="T1">(Tips Tambahan - Opsional)</text:span></text:span></text:p>
            <text:list xml:id="list4847909177122526954" text:style-name="L109">
              <text:list-item>
                <text:p text:style-name="P108"><text:span text:style-name="Strong_20_Emphasis"><text:span text:style-name="T1">Tips Kontekstualisasi Masalah:</text:span></text:span><text:span text:style-name="T1"> Menghubungkan potensi masalah kesenjangan akses BCI di masa depan dengan masalah kesenjangan digital atau ekonomi yang sudah dirasakan pembaca saat ini (khususnya dalam konteks Indonesia) membuat isu tersebut terasa lebih nyata, mendesak, dan bukan sekadar masalah 'negara maju'. </text:span></text:p>
              </text:list-item>
            </text:list>
            <text:p text:style-name="Text_20_body"><text:span text:style-name="Strong_20_Emphasis"><text:span text:style-name="T1">(Prompt Ilustrasi - Opsional)</text:span></text:span></text:p>
            <text:list xml:id="list601048547948855411" text:style-name="L110">
              <text:list-item>
                <text:p text:style-name="P109"><text:span text:style-name="Strong_20_Emphasis"><text:span text:style-name="T1">Prompt Gambar:</text:span></text:span><text:span text:style-name="T1"> "Gambarkan visualisasi yang menunjukkan jurang pemisah (chasm) yang lebar dan dalam. Di satu sisi jurang (kiri), gambarkan kota futuristik yang makmur dengan orang-orang yang tampak 'teraugmentasi' (mungkin dengan cahaya halus di sekitar </text:span><text:soft-page-break/><text:span text:style-name="T1">kepala atau perangkat BCI). Di sisi lain jurang (kanan), gambarkan pemukiman yang lebih sederhana, mungkin dengan gaya pedesaan atau pinggiran kota Indonesia, dengan orang-orang yang tampak 'biasa' dan melihat ke seberang jurang dengan ekspresi khawatir atau tertinggal. Jembatan yang menghubungkan kedua sisi tampak rusak parah atau tidak ada sama sekali. Beri label pada jurang tersebut 'Kesenjangan Akses BCI'." </text:span></text:p>
              </text:list-item>
            </text:list>
            <text:p text:style-name="P4"/>
            <text:p text:style-name="P173">Saya berhenti di sini. Menunggu perintah "YAX" untuk lanjut ke prompt Subbab 6.4 (Bisakah kita "mematikan"-nya?).</text:p>
          </text:section>
          <text:section text:style-name="Sect1" text:name="feedback-form-43">
            <text:p text:style-name="P268"/>
          </text:section>
        </text:section>
        <text:section text:style-name="Sect1" text:name="c48f31aa3169eb9c">
          <text:p text:style-name="P173"/>
          <text:section text:style-name="Sect1" text:name="user-query-content-44">
            <text:p text:style-name="P281">yax </text:p>
          </text:section>
          <text:p text:style-name="P268">Tampilkan alur berpikir</text:p>
          <text:section text:style-name="Sect2" text:name="model-response-message-contentr_c48f31aa3169eb9c">
            <text:p text:style-name="Text_20_body"><text:span text:style-name="T1">Oke, kita udah bahas soal teknologi, keamanan, privasi, dan keadilan. Sekarang ada lagi nih pertanyaan penting yang mungkin agak teknis tapi dampaknya personal banget: kalau kita udah 'nyemplung' begitu dalam ke simbiosis manusia-AI, </text:span><text:span text:style-name="Strong_20_Emphasis"><text:span text:style-name="T1">apakah kita masih bisa 'keluar'?</text:span></text:span><text:span text:style-name="T1"> Bisakah kita 'mematikan'-nya?</text:span></text:p>
            <text:p text:style-name="P4"/>
            <text:p text:style-name="Text_20_body"><text:span text:style-name="Strong_20_Emphasis"><text:span text:style-name="T1">Menjawab Prompt untuk:</text:span></text:span><text:span text:style-name="T1"> </text:span><text:span text:style-name="Strong_20_Emphasis"><text:span text:style-name="T1">Subbab 6.4: Bisakah Kita "Mematikan"-nya? (Masalah kontrol dan ketergantungan)</text:span></text:span></text:p>
            <text:p text:style-name="Text_20_body"><text:span text:style-name="Strong_20_Emphasis"><text:span text:style-name="T1">(Prompt:</text:span></text:span><text:span text:style-name="T1"> </text:span><text:span text:style-name="Emphasis"><text:span text:style-name="T1">"Tuliskan pembahasan mendalam (sekitar 400-500 kata) untuk Subbab 6.4. Fokus pada </text:span></text:span><text:span text:style-name="Emphasis"><text:span text:style-name="Strong_20_Emphasis"><text:span text:style-name="T1">masalah kontrol, otonomi, dan potensi ketergantungan</text:span></text:span></text:span><text:span text:style-name="Emphasis"><text:span text:style-name="T1"> pada teknologi BCI/simbiosis manusia-AI. Ajukan pertanyaan: Jika kita sudah begitu terintegrasi, apakah kita masih punya pilihan untuk 'mematikan' atau 'log out' dari sistem? Bagaimana jika terjadi kerusakan sistem atau kita tidak suka efeknya? Bahas potensi hilangnya otonomi pribadi jika kita menjadi sangat bergantung pada AI yang terintegrasi untuk berpikir atau berfungsi. Gunakan analogi ketergantungan pada teknologi saat ini (misal, smartphone, GPS) tapi dalam skala yang jauh lebih ekstrem. Tekankan pentingnya mempertahankan agensi dan pilihan individu."</text:span></text:span><text:span text:style-name="T1">)</text:span></text:p>
            <text:p text:style-name="P4"><text:soft-page-break/></text:p>
            <text:p text:style-name="Text_20_body"><text:span text:style-name="Strong_20_Emphasis"><text:span text:style-name="T1">(Hasil Jawaban Prompt)</text:span></text:span></text:p>
            <text:p text:style-name="Text_20_body"><text:span text:style-name="T1">Bayangin kamu udah bertahun-tahun hidup dengan BCI canggih yang terintegrasi sama AI. Memori kamu jadi super, kamu bisa belajar kilat, kamu bisa akses informasi secepat kedipan mata. Kedengarannya keren. Tapi, terus muncul pertanyaan ini: </text:span><text:span text:style-name="Strong_20_Emphasis"><text:span text:style-name="T1">Gimana kalau kamu mau 'istirahat' sejenak? Atau bahkan berhenti total? Bisakah kamu 'log out' dari sistem ini?</text:span></text:span></text:p>
            <text:p text:style-name="Text_20_body"><text:span text:style-name="T1">Ini bukan pertanyaan sepele. Kalau BCI cuma alat eksternal kayak smartphone, ya gampang aja dimatiin. Tapi kalau teknologinya udah jadi bagian dari </text:span><text:span text:style-name="Emphasis"><text:span text:style-name="T1">proses berpikir</text:span></text:span><text:span text:style-name="T1"> kita, 'mematikannya' mungkin nggak sesederhana itu.</text:span></text:p>
            <text:list xml:id="list6278726492166765813" text:style-name="L111">
              <text:list-item>
                <text:p text:style-name="P238"><text:span text:style-name="Strong_20_Emphasis"><text:span text:style-name="T1">'Log Out' dari Pikiran Sendiri?</text:span></text:span><text:span text:style-name="T1"> Kalau ingatan, kemampuan analisis, atau bahkan sebagian persepsi kita udah 'ditambah' atau 'dijalankan' oleh AI yang terintegrasi, mematikan BCI itu mungkin rasanya bukan kayak matiin HP, tapi lebih kayak... kehilangan sebagian dari dirimu sendiri? Kayak tiba-tiba jadi 'lemot', 'pelupa', atau 'kurang mampu' secara drastis. Mungkinkah kita jadi begitu terbiasa sampai nggak bisa berfungsi normal tanpanya? Bayangin kamu disuruh 'log out' dari kemampuanmu mengingat kenangan masa kecilmu sendiri. Aneh kan? </text:span></text:p>
              </text:list-item>
              <text:list-item>
                <text:p text:style-name="P238"><text:span text:style-name="Strong_20_Emphasis"><text:span text:style-name="T1">Bagaimana Jika Sistem Error atau Diretas?</text:span></text:span><text:span text:style-name="T1"> Kalau kita sangat bergantung pada sistem ini, apa jadinya kalau tiba-tiba sistemnya </text:span><text:span text:style-name="Emphasis"><text:span text:style-name="T1">crash</text:span></text:span><text:span text:style-name="T1">, rusak, atau kena hack (ingat Subbab 6.2)? Apakah kita bakal lumpuh total secara kognitif? Nggak bisa mikir, nggak bisa ngambil keputusan? Ketergantungan total menciptakan kerentanan total. </text:span></text:p>
              </text:list-item>
              <text:list-item>
                <text:p text:style-name="P110"><text:span text:style-name="Strong_20_Emphasis"><text:span text:style-name="T1">Kalau Nggak Suka Efeknya?</text:span></text:span><text:span text:style-name="T1"> Gimana kalau setelah beberapa lama, kamu ngerasa efek sampingnya nggak enak? Mungkin kepribadianmu berubah, atau kamu merasa kurang 'manusiawi'? Bisakah proses integrasi ini dibalikkan (di-undo) tanpa menimbulkan kerusakan psikologis atau neurologis? </text:span></text:p>
              </text:list-item>
            </text:list>
            <text:p text:style-name="Text_20_body"><text:span text:style-name="Strong_20_Emphasis"><text:span text:style-name="T1">Ancaman Ketergantungan Ekstrem &amp; Hilangnya Otonomi</text:span></text:span></text:p>
            <text:p text:style-name="P173">Kita sebenarnya udah bisa lihat bibit-bibit ketergantungan ini sekarang. Senin pagi jam 7 lewat (31 Maret 2025) ini aja, banyak dari kita udah bergantung sama alarm HP buat bangun, aplikasi peta buat cek macet di <text:soft-page-break/>jalanan Medan, atau berita online buat tahu info terbaru. Kita sering merasa 'mati gaya' kalau HP ketinggalan atau nggak ada sinyal. Nah, sekarang bayangkan ketergantungan itu naik level ke fungsi kognitif paling dasar!</text:p>
            <text:list xml:id="list58624153942413897" text:style-name="L112">
              <text:list-item>
                <text:p text:style-name="P239"><text:span text:style-name="Strong_20_Emphasis"><text:span text:style-name="T1">Atrofi Kemampuan Alami?:</text:span></text:span><text:span text:style-name="T1"> Kalau AI yang ngerjain semua perhitungan rumit, ngingetin semua jadwal, atau bahkan nulisin email buat kita, apakah kemampuan alami otak kita buat ngelakuin hal itu bakal melemah atau 'atrofi' kayak otot yang jarang dipakai? Kita bisa jadi generasi yang 'manja' secara kognitif. </text:span></text:p>
              </text:list-item>
              <text:list-item>
                <text:p text:style-name="P111"><text:span text:style-name="Strong_20_Emphasis"><text:span text:style-name="T1">Otonomi yang Terkikis:</text:span></text:span><text:span text:style-name="T1"> Kalau AI di BCI kita terus-menerus ngasih 'saran' super cerdas tentang apa yang harus kita lakukan, makan, beli, atau bahkan pikirkan, seberapa banyak dari keputusan kita yang masih benar-benar 'milik kita'? Di mana batas antara 'bantuan' yang berguna dan 'kontrol' yang terselubung? Kita bisa kehilangan otonomi atau kebebasan memilih tanpa sadar. </text:span></text:p>
              </text:list-item>
            </text:list>
            <text:p text:style-name="Text_20_body"><text:span text:style-name="Strong_20_Emphasis"><text:span text:style-name="T1">Pentingnya 'Tombol Off' dan Pilihan</text:span></text:span></text:p>
            <text:p text:style-name="Text_20_body"><text:span text:style-name="T1">Karena semua risiko ini, penting banget buat mikirin soal </text:span><text:span text:style-name="Strong_20_Emphasis"><text:span text:style-name="T1">kontrol dan pilihan individu</text:span></text:span><text:span text:style-name="T1"> sejak awal. Idealnya, harus ada mekanisme 'tombol off' darurat yang jelas dan aman. Harus ada jaminan bahwa orang punya </text:span><text:span text:style-name="Strong_20_Emphasis"><text:span text:style-name="T1">hak fundamental untuk tidak terhubung</text:span></text:span><text:span text:style-name="T1"> atau </text:span><text:span text:style-name="Strong_20_Emphasis"><text:span text:style-name="T1">memutuskan koneksi</text:span></text:span><text:span text:style-name="T1"> kapan saja mereka mau, tanpa konsekuensi yang merusak. Ini bukan cuma fitur teknis tambahan, tapi sebuah </text:span><text:span text:style-name="Strong_20_Emphasis"><text:span text:style-name="T1">keharusan etis</text:span></text:span><text:span text:style-name="T1"> untuk menjaga agensi dan martabat manusia.</text:span></text:p>
            <text:p text:style-name="Text_20_body"><text:span text:style-name="T1">Pertanyaan "Bisakah kita mematikannya?" sebenarnya adalah pertanyaan tentang apakah kita bisa memastikan bahwa teknologi ini tetap menjadi alat yang </text:span><text:span text:style-name="Emphasis"><text:span text:style-name="T1">melayani</text:span></text:span><text:span text:style-name="T1"> kita, bukan sebaliknya, kita yang jadi 'budak'-nya. Menjaga otonomi kita di tengah gelombang teknologi yang makin cerdas ini adalah tantangan besar lainnya.</text:span></text:p>
            <text:p text:style-name="P4"/>
            <text:p text:style-name="Text_20_body"><text:span text:style-name="Strong_20_Emphasis"><text:span text:style-name="T1">(Tips Tambahan - Opsional)</text:span></text:span></text:p>
            <text:list xml:id="list5881330084610122668" text:style-name="L113">
              <text:list-item>
                <text:p text:style-name="P112"><text:span text:style-name="Strong_20_Emphasis"><text:span text:style-name="T1">Tips Analogi Bertingkat:</text:span></text:span><text:span text:style-name="T1"> Memulai dengan analogi ketergantungan pada teknologi saat ini (smartphone, GPS) yang sudah dirasakan pembaca, lalu mengekstrapolasikannya ke tingkat ketergantungan kognitif yang lebih ekstrem akibat BCI, membantu membuat risiko </text:span><text:soft-page-break/><text:span text:style-name="T1">masa depan terasa lebih konkret dan bisa dibayangkan. </text:span></text:p>
              </text:list-item>
            </text:list>
            <text:p text:style-name="Text_20_body"><text:span text:style-name="Strong_20_Emphasis"><text:span text:style-name="T1">(Prompt Ilustrasi - Opsional)</text:span></text:span></text:p>
            <text:list xml:id="list5987371032877563849" text:style-name="L114">
              <text:list-item>
                <text:p text:style-name="P113"><text:span text:style-name="Strong_20_Emphasis"><text:span text:style-name="T1">Prompt Gambar:</text:span></text:span><text:span text:style-name="T1"> "Gambarkan sosok manusia yang tampak menyatu dengan jaringan digital/AI (mirip ilustrasi simbiosis). Namun, di salah satu bagian tubuhnya (misal, di pergelangan tangan atau di pelipis dekat BCI interface), terdapat visualisasi tombol 'OFF' fisik yang jelas dan mudah dijangkau oleh tangan sosok itu sendiri. Atau, alternatif lain: gambarkan sosok yang sama, tapi ada 'kabel' digital yang terhubung ke kepalanya, dan sosok itu memegang 'steker' kabel tersebut di tangannya, seolah-olah dia punya pilihan untuk mencolokkan atau mencabutnya kapan saja. Beri kesan bahwa kontrol masih ada di tangan individu." </text:span></text:p>
              </text:list-item>
            </text:list>
            <text:p text:style-name="P4"/>
            <text:p text:style-name="P173">Saya berhenti di sini. Menunggu perintah "YAX" untuk lanjut ke prompt pengantar Bab 7 (Etika dan Masyarakat).</text:p>
          </text:section>
          <text:section text:style-name="Sect1" text:name="feedback-form-44">
            <text:p text:style-name="P268"/>
          </text:section>
        </text:section>
        <text:section text:style-name="Sect1" text:name="34d466f2e668b73f">
          <text:p text:style-name="P173"/>
          <text:section text:style-name="Sect1" text:name="user-query-content-45">
            <text:p text:style-name="P281">yax </text:p>
          </text:section>
          <text:p text:style-name="P268">Tampilkan alur berpikir</text:p>
          <text:section text:style-name="Sect2" text:name="model-response-message-contentr_34d466f2e668b73f">
            <text:p text:style-name="P173">Oke, kita sudah melewati badai tantangan teknis dan risiko-risiko individual yang bikin deg-degan di Bab 6. Sekarang, mari kita tarik napas sejenak dan lihat gambaran yang lebih besar.</text:p>
            <text:p text:style-name="P4"/>
            <text:p text:style-name="Text_20_body"><text:span text:style-name="Strong_20_Emphasis"><text:span text:style-name="T1">Menjawab Prompt untuk:</text:span></text:span><text:span text:style-name="T1"> </text:span><text:span text:style-name="Strong_20_Emphasis"><text:span text:style-name="T1">Pengantar Bab 7: Etika dan Masyarakat di Era Baru</text:span></text:span></text:p>
            <text:p text:style-name="Text_20_body"><text:span text:style-name="Strong_20_Emphasis"><text:span text:style-name="T1">(Prompt:</text:span></text:span><text:span text:style-name="T1"> </text:span><text:span text:style-name="Emphasis"><text:span text:style-name="T1">"Tuliskan paragraf pengantar (sekitar 150-175 kata) untuk Bab 7: 'Etika dan Masyarakat di Era Baru'. Sampaikan bahwa setelah membahas berbagai tantangan teknis dan risiko individual (keamanan, privasi, kesetaraan, kontrol) di Bab 6, sekarang saatnya memperluas pandangan ke </text:span></text:span><text:span text:style-name="Emphasis"><text:span text:style-name="Strong_20_Emphasis"><text:span text:style-name="T1">dampak yang lebih luas pada masyarakat dan pertanyaan etis fundamental</text:span></text:span></text:span><text:span text:style-name="Emphasis"><text:span text:style-name="T1"> yang muncul. Tekankan bahwa teknologi BCI dan simbiosis ini berpotensi mengubah definisi 'manusia', struktur masyarakat, hukum, </text:span></text:span><text:soft-page-break/><text:span text:style-name="Emphasis"><text:span text:style-name="T1">dan nilai-nilai kita secara mendalam. Janjikan bahwa bab ini akan mengeksplorasi pertanyaan-pertanyaan besar tentang kemanusiaan, keadilan, dan masa depan peradaban kita di tengah revolusi teknologi ini. Tetapkan nada yang serius dan reflektif, mengundang pembaca untuk memikirkan implikasi sosial yang lebih besar."</text:span></text:span><text:span text:style-name="T1">)</text:span></text:p>
            <text:p text:style-name="P4"/>
            <text:p text:style-name="Text_20_body"><text:span text:style-name="Strong_20_Emphasis"><text:span text:style-name="T1">(Hasil Jawaban Prompt)</text:span></text:span></text:p>
            <text:p text:style-name="Text_20_body"><text:span text:style-name="T1">Masih Senin pagi nih (31 Maret 2025, jam 7:05 di Medan). Biasanya di waktu seperti ini, kita mungkin mikirin rutinitas harian, aturan sosial yang udah kita kenal, nilai-nilai yang kita pegang dalam keluarga atau masyarakat. Tapi gimana kalau teknologi BCI dan potensi simbiosis manusia-AI yang kita bahas ini punya kekuatan buat </text:span><text:span text:style-name="Strong_20_Emphasis"><text:span text:style-name="T1">mengguncang semua fondasi itu</text:span></text:span><text:span text:style-name="T1">? Setelah di Bab 6 kita fokus pada tantangan teknis dan risiko buat kita sebagai individu (soal keamanan data pikiran, privasi, keadilan akses, sampai soal kontrol diri), sekarang saatnya kita 'zoom out'. Kita perlu lihat </text:span><text:span text:style-name="Strong_20_Emphasis"><text:span text:style-name="T1">dampak super luasnya pada masyarakat secara keseluruhan dan pertanyaan-pertanyaan etis paling mendasar</text:span></text:span><text:span text:style-name="T1"> yang bakal muncul. Ini bukan lagi cuma soal teknologi canggih, tapi soal </text:span><text:span text:style-name="Strong_20_Emphasis"><text:span text:style-name="T1">hakikat kemanusiaan kita</text:span></text:span><text:span text:style-name="T1">. Bab ini akan mengajakmu merenung lebih dalam: Apa artinya menjadi 'manusia' kalau batasan antara kita dan mesin makin kabur? Bagaimana struktur masyarakat, hukum, pekerjaan, bahkan seni dan hubungan kita akan berubah? Nilai-nilai apa yang harus kita pertahankan, dan mana yang mungkin perlu kita pikirkan ulang? Kita akan bergulat dengan pertanyaan-pertanyaan besar tentang masa depan peradaban kita di tengah gelombang revolusi teknologi yang mungkin paling dahsyat sepanjang sejarah. Siapkan hati dan pikiran untuk refleksi yang serius ya!</text:span></text:p>
            <text:p text:style-name="P4"/>
            <text:p text:style-name="Text_20_body"><text:span text:style-name="Strong_20_Emphasis"><text:span text:style-name="T1">(Tips Tambahan - Opsional)</text:span></text:span></text:p>
            <text:list xml:id="list8260243800974331885" text:style-name="L115">
              <text:list-item>
                <text:p text:style-name="P114"><text:span text:style-name="Strong_20_Emphasis"><text:span text:style-name="T1">Tips Menandai Perubahan Skala:</text:span></text:span><text:span text:style-name="T1"> Penting untuk secara eksplisit menyatakan perpindahan fokus dari level individu (Bab 6) ke level masyarakat dan etika fundamental (Bab 7). Menggunakan frasa seperti "zoom out", "lihat gambaran yang lebih besar", atau "dampak super luasnya" membantu pembaca memahami perubahan skala analisis ini. </text:span></text:p>
              </text:list-item>
            </text:list>
            <text:p text:style-name="Text_20_body"><text:soft-page-break/><text:span text:style-name="Strong_20_Emphasis"><text:span text:style-name="T1">(Prompt Ilustrasi - Opsional)</text:span></text:span></text:p>
            <text:list xml:id="list6321512702492553729" text:style-name="L116">
              <text:list-item>
                <text:p text:style-name="P115"><text:span text:style-name="Strong_20_Emphasis"><text:span text:style-name="T1">Prompt Gambar:</text:span></text:span><text:span text:style-name="T1"> "Gambarkan pemandangan panorama sebuah kota atau masyarakat yang beragam aktivitasnya. Di atas pemandangan ini, buat lapisan transparan yang menampilkan simbol-simbol abstrak atau ikon-ikon besar yang mewakili konsep-konsep fundamental: simbol siluet manusia dengan tanda tanya di tengahnya ('Manusia?'), timbangan keadilan ('Hukum &amp; Keadilan?'), struktur bangunan sosial ('Masyarakat?'), hati atau simbol nilai lainnya ('Nilai-nilai?'). Tambahkan juga simbol BCI/AI yang samar-samar di latar belakang, seolah 'mengganggu' atau 'mempertanyakan' konsep-konsep fundamental tersebut. Gunakan mood warna yang sedikit serius atau reflektif." </text:span></text:p>
              </text:list-item>
            </text:list>
            <text:p text:style-name="P4"/>
            <text:p text:style-name="P173">Saya berhenti di sini. Menunggu perintah "YAX" untuk lanjut ke prompt Subbab 7.1 (Apa artinya menjadi "manusia"?).</text:p>
          </text:section>
          <text:section text:style-name="Sect1" text:name="feedback-form-45">
            <text:p text:style-name="P268"/>
          </text:section>
        </text:section>
        <text:section text:style-name="Sect1" text:name="072eb42739cb4adf">
          <text:p text:style-name="P173"/>
          <text:section text:style-name="Sect1" text:name="user-query-content-46">
            <text:p text:style-name="P281">yax </text:p>
          </text:section>
          <text:p text:style-name="P268">Tampilkan alur berpikir</text:p>
          <text:section text:style-name="Sect2" text:name="model-response-message-contentr_072eb42739cb4adf">
            <text:p text:style-name="P173">Oke, mari kita masuk ke salah satu pertanyaan paling fundamental yang diguncang oleh teknologi ini.</text:p>
            <text:p text:style-name="P4"/>
            <text:p text:style-name="Text_20_body"><text:span text:style-name="Strong_20_Emphasis"><text:span text:style-name="T1">Menjawab Prompt untuk:</text:span></text:span><text:span text:style-name="T1"> </text:span><text:span text:style-name="Strong_20_Emphasis"><text:span text:style-name="T1">Subbab 7.1: Ketika Batasan Manusia dan Mesin Kabur: Apa Definisi "Manusia"?</text:span></text:span></text:p>
            <text:p text:style-name="Text_20_body"><text:span text:style-name="Strong_20_Emphasis"><text:span text:style-name="T1">(Prompt:</text:span></text:span><text:span text:style-name="T1"> </text:span><text:span text:style-name="Emphasis"><text:span text:style-name="T1">"Tuliskan pembahasan mendalam (sekitar 400-500 kata) untuk Subbab 7.1. Fokus pada </text:span></text:span><text:span text:style-name="Emphasis"><text:span text:style-name="Strong_20_Emphasis"><text:span text:style-name="T1">pertanyaan filosofis tentang definisi 'manusia'</text:span></text:span></text:span><text:span text:style-name="Emphasis"><text:span text:style-name="T1"> jika teknologi BCI dan simbiosis manusia-AI menjadi umum. Bahas bagaimana peningkatan kognitif, perubahan biologis (jika implan masif), atau integrasi dengan AI bisa mengaburkan batasan tradisional antara manusia dan mesin. Sentuh aspek-aspek yang sering dianggap 'khas manusia' (misal: emosi, kreativitas, kerentanan, mortalitas) dan pertanyakan apakah aspek-aspek ini akan berubah atau kehilangan makna. Ajak pembaca merenungkan kriteria apa yang paling penting untuk </text:span></text:span><text:soft-page-break/><text:span text:style-name="Emphasis"><text:span text:style-name="T1">mendefinisikan 'kemanusiaan' di masa depan. Gunakan pertanyaan reflektif."</text:span></text:span><text:span text:style-name="T1">)</text:span></text:p>
            <text:p text:style-name="P4"/>
            <text:p text:style-name="Text_20_body"><text:span text:style-name="Strong_20_Emphasis"><text:span text:style-name="T1">(Hasil Jawaban Prompt)</text:span></text:span></text:p>
            <text:p text:style-name="Text_20_body"><text:span text:style-name="T1">Senin pagi, jam 7 pagi lewat di Medan (31 Maret 2025). Coba deh pikirin sejenak, apa sih yang bikin kamu merasa jadi </text:span><text:span text:style-name="Strong_20_Emphasis"><text:span text:style-name="T1">'manusia'</text:span></text:span><text:span text:style-name="T1"> saat ini juga? Mungkin karena kamu punya tubuh biologis? Punya pikiran dan perasaan? Bisa ketawa, nangis, marah, atau jatuh cinta? Bisa berkreasi bikin lagu atau nulis cerita? Atau mungkin karena kita semua tahu kita punya keterbatasan, bisa sakit, dan suatu saat akan mati?</text:span></text:p>
            <text:p text:style-name="Text_20_body"><text:span text:style-name="T1">Selama ribuan tahun, batasan antara 'manusia' dan 'bukan manusia' (hewan, tumbuhan, benda mati) terasa cukup jelas. Tapi, teknologi BCI dan potensi simbiosis dengan AI datang menggoyahkan batasan itu. Kalau teknologi ini jadi makin canggih dan umum, kita mungkin harus bertanya ulang: </text:span><text:span text:style-name="Strong_20_Emphasis"><text:span text:style-name="T1">Apa sih sebenarnya definisi 'manusia' itu?</text:span></text:span></text:p>
            <text:p text:style-name="Text_20_body"><text:span text:style-name="Strong_20_Emphasis"><text:span text:style-name="T1">Batasan yang Makin Kabur:</text:span></text:span></text:p>
            <text:list xml:id="list6775434724390728095" text:style-name="L117">
              <text:list-item>
                <text:p text:style-name="P240"><text:span text:style-name="Strong_20_Emphasis"><text:span text:style-name="T1">Pikiran yang 'Di-upgrade':</text:span></text:span><text:span text:style-name="T1"> Kalau proses berpikir, ingatan, dan kemampuan belajar kita ditingkatkan secara drastis oleh AI yang terintegrasi langsung ke otak kita, apakah 'pikiran' itu masih 100% 'manusiawi'? Seberapa banyak 'bantuan' AI yang bisa kita terima sebelum kita merasa pikiran kita bukan lagi milik kita sepenuhnya? </text:span></text:p>
              </text:list-item>
              <text:list-item>
                <text:p text:style-name="P240"><text:span text:style-name="Strong_20_Emphasis"><text:span text:style-name="T1">Tubuh yang Berubah?:</text:span></text:span><text:span text:style-name="T1"> Saat ini, implan BCI mungkin masih kecil. Tapi bayangkan di masa depan (mungkin sangat jauh) kalau ada banyak komponen buatan yang ditanam di tubuh atau otak kita untuk meningkatkan fungsi. Seberapa banyak bagian 'mesin' yang bisa ada di dalam diri kita sebelum kita mulai bertanya, "Apakah aku masih manusia, atau udah jadi semacam </text:span><text:span text:style-name="Emphasis"><text:span text:style-name="T1">cyborg</text:span></text:span><text:span text:style-name="T1">?" Di mana batas biologisnya? </text:span></text:p>
              </text:list-item>
              <text:list-item>
                <text:p text:style-name="P116"><text:span text:style-name="Strong_20_Emphasis"><text:span text:style-name="T1">Integrasi yang Mendalam:</text:span></text:span><text:span text:style-name="T1"> Seperti yang kita bahas di Bab 5, kalau batasan antara 'aku' dan 'AI' menjadi sangat tipis atau bahkan hilang, apakah identitas 'manusia' kita masih relevan? </text:span></text:p>
              </text:list-item>
            </text:list>
            <text:p text:style-name="Text_20_body"><text:span text:style-name="Strong_20_Emphasis"><text:span text:style-name="T1">Apakah Ciri Khas 'Manusia' Akan Berubah?</text:span></text:span></text:p>
            <text:p text:style-name="P173">Teknologi ini juga menantang aspek-aspek yang sering kita anggap 'khas <text:soft-page-break/>manusia':</text:p>
            <text:list xml:id="list6373006561874115534" text:style-name="L118">
              <text:list-item>
                <text:p text:style-name="P241"><text:span text:style-name="Strong_20_Emphasis"><text:span text:style-name="T1">Emosi:</text:span></text:span><text:span text:style-name="T1"> Apakah augmentasi kognitif akan mengubah cara kita merasakan emosi? Mungkin kita jadi lebih logis dan 'dingin'? Atau sebaliknya, BCI bisa bantu kita lebih memahami dan mengelola emosi, bahkan meningkatkan empati? </text:span></text:p>
              </text:list-item>
              <text:list-item>
                <text:p text:style-name="P241"><text:span text:style-name="Strong_20_Emphasis"><text:span text:style-name="T1">Kreativitas:</text:span></text:span><text:span text:style-name="T1"> Kalau karya seni atau penemuan ilmiah lahir dari kolaborasi erat manusia-AI, apakah itu masih bisa disebut 'kreativitas manusia'? Di mana peran orisinalitas dan 'sentuhan manusia'-nya? </text:span></text:p>
              </text:list-item>
              <text:list-item>
                <text:p text:style-name="P241"><text:span text:style-name="Strong_20_Emphasis"><text:span text:style-name="T1">Kerentanan &amp; Keterbatasan:</text:span></text:span><text:span text:style-name="T1"> Apakah bagian dari menjadi manusia itu justru adalah keterbatasan kita? Kemampuan kita untuk salah, lupa, merasa lelah, sakit, dan akhirnya mati? Kalau teknologi bisa mengatasi banyak keterbatasan ini, apakah kita kehilangan sesuatu yang esensial dari kemanusiaan kita? Apakah hidup tanpa 'perjuangan' masih punya makna yang sama? </text:span></text:p>
              </text:list-item>
              <text:list-item>
                <text:p text:style-name="P117"><text:span text:style-name="Strong_20_Emphasis"><text:span text:style-name="T1">Kesadaran:</text:span></text:span><text:span text:style-name="T1"> Ini pertanyaan pamungkasnya. Jika pengalaman sadar kita berubah secara fundamental karena integrasi dengan AI, apakah kita masih 'manusia' dalam pengertian yang sama seperti sekarang? </text:span></text:p>
              </text:list-item>
            </text:list>
            <text:p text:style-name="Text_20_body"><text:span text:style-name="Strong_20_Emphasis"><text:span text:style-name="T1">Jadi, Apa Kriteria 'Manusia' di Masa Depan?</text:span></text:span></text:p>
            <text:p text:style-name="Text_20_body"><text:span text:style-name="T1">Ini bukan pertanyaan yang punya jawaban tunggal. Mungkin di masa depan, definisi 'manusia' nggak lagi cuma soal biologi (lahir dari rahim manusia, punya DNA </text:span><text:span text:style-name="Emphasis"><text:span text:style-name="T1">Homo sapiens</text:span></text:span><text:span text:style-name="T1">). Mungkin kriterianya bergeser ke hal-hal lain:</text:span></text:p>
            <text:list xml:id="list2272082133261893761" text:style-name="L119">
              <text:list-item>
                <text:p text:style-name="P242"><text:span text:style-name="T1">Apakah kuncinya ada di </text:span><text:span text:style-name="Strong_20_Emphasis"><text:span text:style-name="T1">kesadaran subjektif</text:span></text:span><text:span text:style-name="T1">, nggak peduli terbuat dari apa? </text:span></text:p>
              </text:list-item>
              <text:list-item>
                <text:p text:style-name="P242"><text:span text:style-name="T1">Apakah yang penting adalah kemampuan untuk </text:span><text:span text:style-name="Strong_20_Emphasis"><text:span text:style-name="T1">merasa empati</text:span></text:span><text:span text:style-name="T1">, </text:span><text:span text:style-name="Strong_20_Emphasis"><text:span text:style-name="T1">punya nilai moral</text:span></text:span><text:span text:style-name="T1">, atau </text:span><text:span text:style-name="Strong_20_Emphasis"><text:span text:style-name="T1">membuat pilihan etis</text:span></text:span><text:span text:style-name="T1">? </text:span></text:p>
              </text:list-item>
              <text:list-item>
                <text:p text:style-name="P242"><text:span text:style-name="T1">Apakah </text:span><text:span text:style-name="Strong_20_Emphasis"><text:span text:style-name="T1">kemampuan untuk mencintai</text:span></text:span><text:span text:style-name="T1">, </text:span><text:span text:style-name="Strong_20_Emphasis"><text:span text:style-name="T1">berhubungan sosial</text:span></text:span><text:span text:style-name="T1">, atau </text:span><text:span text:style-name="Strong_20_Emphasis"><text:span text:style-name="T1">mencari makna hidup</text:span></text:span><text:span text:style-name="T1"> yang jadi penentu? </text:span></text:p>
              </text:list-item>
              <text:list-item>
                <text:p text:style-name="P118"><text:span text:style-name="T1">Ataukah justru </text:span><text:span text:style-name="Strong_20_Emphasis"><text:span text:style-name="T1">potensi untuk terus berkembang dan melampaui batasan</text:span></text:span><text:span text:style-name="T1"> itu sendiri yang jadi ciri khas 'manusia' versi baru? </text:span></text:p>
              </text:list-item>
            </text:list>
            <text:p text:style-name="P173">Teknologi BCI dan simbiosis memaksa kita untuk benar-benar merenungkan apa yang paling kita hargai dari eksistensi kita. Ini bukan cuma tantangan teknologi, tapi tantangan filosofis tentang siapa diri kita sebenarnya. Menurutmu, apa sih yang paling penting buat disebut 'manusia'?</text:p>
            <text:p text:style-name="P4"><text:soft-page-break/></text:p>
            <text:p text:style-name="Text_20_body"><text:span text:style-name="Strong_20_Emphasis"><text:span text:style-name="T1">(Tips Tambahan - Opsional)</text:span></text:span></text:p>
            <text:list xml:id="list4367202004782201930" text:style-name="L120">
              <text:list-item>
                <text:p text:style-name="P119"><text:span text:style-name="Strong_20_Emphasis"><text:span text:style-name="T1">Tips Pertanyaan Reflektif:</text:span></text:span><text:span text:style-name="T1"> Menggunakan pertanyaan langsung kepada pembaca ("Menurutmu...", "Apakah kuncinya...") di bagian akhir sangat efektif untuk mendorong mereka merefleksikan nilai-nilai pribadi mereka sendiri terkait definisi kemanusiaan, menjadikan diskusi filosofis ini lebih personal. </text:span></text:p>
              </text:list-item>
            </text:list>
            <text:p text:style-name="Text_20_body"><text:span text:style-name="Strong_20_Emphasis"><text:span text:style-name="T1">(Prompt Ilustrasi - Opsional)</text:span></text:span></text:p>
            <text:list xml:id="list7706983118941967527" text:style-name="L121">
              <text:list-item>
                <text:p text:style-name="P120"><text:span text:style-name="Strong_20_Emphasis"><text:span text:style-name="T1">Prompt Gambar:</text:span></text:span><text:span text:style-name="T1"> "Gambarkan sebuah spektrum atau garis gradasi warna. Di ujung kiri, letakkan ikon siluet manusia klasik yang solid. Di ujung kanan, letakkan ikon robot atau simbol AI yang jelas. Di sepanjang garis gradasi di antara keduanya, tampilkan beberapa sosok hibrida yang makin lama makin banyak elemen mesin/digitalnya dan makin kabur bentuk manusianya. Di atas keseluruhan spektrum ini, letakkan tulisan besar 'APA ITU MANUSIA?' dengan tanda tanya besar di ujungnya." </text:span></text:p>
              </text:list-item>
            </text:list>
            <text:p text:style-name="P4"/>
            <text:p text:style-name="P173">Saya berhenti di sini. Menunggu perintah "YAX" untuk lanjut ke prompt Subbab 7.2 (Bagaimana hukum dan hak berubah?).</text:p>
          </text:section>
          <text:section text:style-name="Sect1" text:name="feedback-form-46">
            <text:p text:style-name="P268"/>
          </text:section>
        </text:section>
        <text:section text:style-name="Sect1" text:name="905d3ba19eac18d0">
          <text:p text:style-name="P173"/>
          <text:section text:style-name="Sect1" text:name="user-query-content-47">
            <text:p text:style-name="P281">yax </text:p>
          </text:section>
          <text:p text:style-name="P268">Tampilkan alur berpikir</text:p>
          <text:section text:style-name="Sect2" text:name="model-response-message-contentr_905d3ba19eac18d0">
            <text:p text:style-name="P173">Oke, kalau definisi 'manusia' aja bisa goyah, gimana nasib aturan main yang kita buat untuk mengatur kehidupan manusia, yaitu hukum dan hak asasi?</text:p>
            <text:p text:style-name="P4"/>
            <text:p text:style-name="Text_20_body"><text:span text:style-name="Strong_20_Emphasis"><text:span text:style-name="T1">Menjawab Prompt untuk:</text:span></text:span><text:span text:style-name="T1"> </text:span><text:span text:style-name="Strong_20_Emphasis"><text:span text:style-name="T1">Subbab 7.2: Bagaimana Hukum dan Hak Berubah?</text:span></text:span></text:p>
            <text:p text:style-name="Text_20_body"><text:span text:style-name="Strong_20_Emphasis"><text:span text:style-name="T1">(Prompt:</text:span></text:span><text:span text:style-name="T1"> </text:span><text:span text:style-name="Emphasis"><text:span text:style-name="T1">"Tuliskan pembahasan mendalam (sekitar 400-500 kata) untuk Subbab 7.2. Fokus pada </text:span></text:span><text:span text:style-name="Emphasis"><text:span text:style-name="Strong_20_Emphasis"><text:span text:style-name="T1">implikasi BCI dan simbiosis manusia-AI terhadap sistem hukum dan konsep hak asasi</text:span></text:span></text:span><text:span text:style-name="Emphasis"><text:span text:style-name="T1">. Bahas bagaimana hukum </text:span></text:span><text:soft-page-break/><text:span text:style-name="Emphasis"><text:span text:style-name="T1">saat ini (misal: hukum pidana, perdata, HAKI) mungkin tidak lagi memadai. Angkat pertanyaan tentang </text:span></text:span><text:span text:style-name="Emphasis"><text:span text:style-name="Strong_20_Emphasis"><text:span text:style-name="T1">status hukum entitas teraugmentasi</text:span></text:span></text:span><text:span text:style-name="Emphasis"><text:span text:style-name="T1"> atau entitas gabungan. Siapa yang bertanggung jawab jika terjadi kejahatan atau kesalahan yang melibatkan BCI/AI terintegrasi? Bagaimana dengan hak kekayaan intelektual atas karya yang diciptakan secara kolaboratif? Perlukah ada </text:span></text:span><text:span text:style-name="Emphasis"><text:span text:style-name="Strong_20_Emphasis"><text:span text:style-name="T1">hak-hak baru</text:span></text:span></text:span><text:span text:style-name="Emphasis"><text:span text:style-name="T1"> (misal: hak atas privasi pikiran, hak untuk tidak terhubung, hak atas integritas mental)? Kaitkan dengan sistem hukum yang ada di Indonesia dan tantangan penerapannya. Tekankan kebutuhan mendesak untuk memikirkan ulang kerangka hukum dan HAM."</text:span></text:span><text:span text:style-name="T1">)</text:span></text:p>
            <text:p text:style-name="P4"/>
            <text:p text:style-name="Text_20_body"><text:span text:style-name="Strong_20_Emphasis"><text:span text:style-name="T1">(Hasil Jawaban Prompt)</text:span></text:span></text:p>
            <text:p text:style-name="P173">Senin pagi jam 7 pagi lewat sedikit (31 Maret 2025). Sistem hukum kita di Indonesia—mulai dari Kitab Undang-Undang Hukum Pidana (KUHP), hukum perdata, sampai Undang-Undang Informasi dan Transaksi Elektronik (UU ITE)—semuanya dirancang berdasarkan asumsi tentang apa itu 'manusia', siapa yang bisa bertanggung jawab, dan jenis hak apa yang perlu dilindungi. Tapi, teknologi BCI dan potensi simbiosis manusia-AI bisa bikin semua asumsi dan aturan itu jadi terasa 'jadul' dan nggak relevan lagi!</text:p>
            <text:p text:style-name="Text_20_body"><text:span text:style-name="Strong_20_Emphasis"><text:span text:style-name="T1">Hukum yang 'Kadaluwarsa' di Era Baru:</text:span></text:span></text:p>
            <text:p text:style-name="P173">Bayangkan beberapa skenario ini, hukum kita sekarang mungkin bakal 'bingung':</text:p>
            <text:list xml:id="list274829562025350426" text:style-name="L122">
              <text:list-item>
                <text:p text:style-name="P243"><text:span text:style-name="Strong_20_Emphasis"><text:span text:style-name="T1">Siapa yang Bertanggung Jawab? (Hukum Pidana &amp; Perdata):</text:span></text:span><text:span text:style-name="T1"> Kalau seseorang yang pakai lengan robotik BCI secara nggak sengaja (atau sengaja?) melukai orang lain karena ada 'glitch' di sistem AI-nya, siapa yang salah? Manusianya (yang mungkin niatnya nggak jahat)? Perusahaan BCI-nya? Programmer AI-nya? Atau jangan-jangan AI-nya sendiri? Konsep hukum penting seperti 'niat jahat' (</text:span><text:span text:style-name="Emphasis"><text:span text:style-name="T1">mens rea</text:span></text:span><text:span text:style-name="T1">) jadi super rumit kalau tindakan kita dipengaruhi atau bahkan dikontrol (sebagian) oleh AI. </text:span></text:p>
              </text:list-item>
              <text:list-item>
                <text:p text:style-name="P243"><text:span text:style-name="Strong_20_Emphasis"><text:span text:style-name="T1">Siapa Pemilik Ide? (Hak Kekayaan Intelektual - HAKI):</text:span></text:span><text:span text:style-name="T1"> Kamu bareng AI terintegrasi menciptakan desain revolusioner atau lagu hits. Siapa yang punya hak ciptanya? Kamu? AI? Perusahaan yang bikin AI? Sistem HAKI kita sekarang belum dirancang buat ngatur kepemilikan karya yang lahir dari kolaborasi manusia-mesin sedalam </text:span><text:soft-page-break/><text:span text:style-name="T1">ini. </text:span></text:p>
              </text:list-item>
              <text:list-item>
                <text:p text:style-name="P121"><text:span text:style-name="Strong_20_Emphasis"><text:span text:style-name="T1">Sah Nggak Sih Kontraknya? (Hukum Perdata):</text:span></text:span><text:span text:style-name="T1"> Kalau seseorang yang kemampuannya di-upgrade besar-besaran oleh AI bikin perjanjian atau kontrak penting, apakah dia masih dianggap punya 'kapasitas hukum' yang sama? Bagaimana kalau sebagian besar analisis atau keputusannya 'dibisiki' oleh AI? </text:span></text:p>
              </text:list-item>
            </text:list>
            <text:p text:style-name="Text_20_body"><text:span text:style-name="Strong_20_Emphasis"><text:span text:style-name="T1">Status Hukum 'Makhluk' Baru?</text:span></text:span></text:p>
            <text:p text:style-name="P173">Pertanyaan jadi makin rumit kalau kita mikirin status hukum entitas yang berubah ini:</text:p>
            <text:list xml:id="list8347474386435573992" text:style-name="L123">
              <text:list-item>
                <text:p text:style-name="P244"><text:span text:style-name="Strong_20_Emphasis"><text:span text:style-name="T1">Manusia Teraugmentasi:</text:span></text:span><text:span text:style-name="T1"> Apakah mereka masih punya hak dan kewajiban yang persis sama dengan manusia 'alami'? Perlukah ada aturan khusus? </text:span></text:p>
              </text:list-item>
              <text:list-item>
                <text:p text:style-name="P122"><text:span text:style-name="Strong_20_Emphasis"><text:span text:style-name="T1">AI Super Cerdas (AGI) atau Kesadaran Kolektif (Sangat Spekulatif):</text:span></text:span><text:span text:style-name="T1"> Kalau suatu saat (mungkin sangat jauh) muncul entitas non-biologis yang punya kecerdasan atau kesadaran setara manusia, apakah mereka perlu punya 'status hukum'? Punya hak? Punya kewajiban? Ini membuka 'kaleng cacing' perdebatan etis dan hukum yang luar biasa kompleks. </text:span></text:p>
              </text:list-item>
            </text:list>
            <text:p text:style-name="Text_20_body"><text:span text:style-name="Strong_20_Emphasis"><text:span text:style-name="T1">Lahirnya Kebutuhan Hak-Hak Asasi Baru:</text:span></text:span></text:p>
            <text:p text:style-name="P173">Teknologi yang bisa masuk ke pikiran kita ini jelas memunculkan kebutuhan akan perlindungan hak asasi jenis baru yang belum pernah kita pikirkan sebelumnya:</text:p>
            <text:list xml:id="list213811060156543686" text:style-name="L124">
              <text:list-item>
                <text:p text:style-name="P245"><text:span text:style-name="Strong_20_Emphasis"><text:span text:style-name="T1">Hak atas Privasi Pikiran (</text:span></text:span><text:span text:style-name="Strong_20_Emphasis"><text:span text:style-name="Emphasis"><text:span text:style-name="T1">Mental Privacy</text:span></text:span></text:span><text:span text:style-name="Strong_20_Emphasis"><text:span text:style-name="T1">):</text:span></text:span><text:span text:style-name="T1"> Hak paling fundamental untuk melindungi 'ruang' pikiran kita dari intrusi, pengawasan, atau intersepsi tanpa izin. </text:span></text:p>
              </text:list-item>
              <text:list-item>
                <text:p text:style-name="P245"><text:span text:style-name="Strong_20_Emphasis"><text:span text:style-name="T1">Hak atas Integritas Mental (</text:span></text:span><text:span text:style-name="Strong_20_Emphasis"><text:span text:style-name="Emphasis"><text:span text:style-name="T1">Mental Integrity</text:span></text:span></text:span><text:span text:style-name="Strong_20_Emphasis"><text:span text:style-name="T1">):</text:span></text:span><text:span text:style-name="T1"> Hak untuk dilindungi dari manipulasi pikiran, perubahan kepribadian paksa, atau 'peretasan' mental yang bisa merusak keutuhan diri kita. </text:span></text:p>
              </text:list-item>
              <text:list-item>
                <text:p text:style-name="P245"><text:span text:style-name="Strong_20_Emphasis"><text:span text:style-name="T1">Hak untuk Tidak Terhubung (</text:span></text:span><text:span text:style-name="Strong_20_Emphasis"><text:span text:style-name="Emphasis"><text:span text:style-name="T1">Right to Disconnect</text:span></text:span></text:span><text:span text:style-name="Strong_20_Emphasis"><text:span text:style-name="T1">):</text:span></text:span><text:span text:style-name="T1"> Hak untuk memilih 'offline' dari BCI atau jaringan pikiran, kapan saja, tanpa paksaan atau hukuman (seperti yang dibahas di 6.4). </text:span></text:p>
              </text:list-item>
              <text:list-item>
                <text:p text:style-name="P123"><text:span text:style-name="Strong_20_Emphasis"><text:span text:style-name="T1">Hak atas Otonomi Kognitif (</text:span></text:span><text:span text:style-name="Strong_20_Emphasis"><text:span text:style-name="Emphasis"><text:span text:style-name="T1">Cognitive Liberty</text:span></text:span></text:span><text:span text:style-name="Strong_20_Emphasis"><text:span text:style-name="T1">):</text:span></text:span><text:span text:style-name="T1"> Hak untuk mengendalikan proses berpikir dan pengambilan keputusan kita sendiri, bebas dari campur tangan teknologi yang tidak diinginkan </text:span><text:soft-page-break/><text:span text:style-name="T1">atau koersif. </text:span></text:p>
              </text:list-item>
            </text:list>
            <text:p text:style-name="Text_20_body"><text:span text:style-name="Strong_20_Emphasis"><text:span text:style-name="T1">Tantangan di Indonesia dan Dunia:</text:span></text:span></text:p>
            <text:p text:style-name="P173">Jangankan mikirin hukum buat BCI, saat ini aja penerapan hukum terkait teknologi digital seperti UU ITE di Indonesia masih sering menuai perdebatan dan tantangan. Memperbarui seluruh kerangka hukum kita untuk mengakomodasi perubahan fundamental akibat BCI dan simbiosis ini bakal jadi pekerjaan raksasa yang butuh waktu, keahlian, dan diskusi publik yang sangat luas.</text:p>
            <text:p text:style-name="Text_20_body"><text:span text:style-name="Strong_20_Emphasis"><text:span text:style-name="T1">Kesimpulan:</text:span></text:span><text:span text:style-name="T1"> Jelas banget kalau hukum dan konsep hak asasi manusia kita </text:span><text:span text:style-name="Strong_20_Emphasis"><text:span text:style-name="T1">harus berevolusi</text:span></text:span><text:span text:style-name="T1"> seiring dengan perkembangan teknologi. Kita nggak bisa pakai kacamata hukum abad ke-20 untuk menghadapi realitas abad ke-21 (atau ke-22!). Perlu ada pemikiran ulang yang mendasar dan berani untuk memastikan bahwa di tengah gempuran teknologi, nilai-nilai keadilan, kebebasan, dan martabat manusia tetap terjaga.</text:span></text:p>
            <text:p text:style-name="P4"/>
            <text:p text:style-name="Text_20_body"><text:span text:style-name="Strong_20_Emphasis"><text:span text:style-name="T1">(Tips Tambahan - Opsional)</text:span></text:span></text:p>
            <text:list xml:id="list7788197878635453347" text:style-name="L125">
              <text:list-item>
                <text:p text:style-name="P246"><text:span text:style-name="Strong_20_Emphasis"><text:span text:style-name="T1">Tips Contoh Kasus Hipotetis:</text:span></text:span><text:span text:style-name="T1"> Menggunakan contoh kasus hukum hipotetis yang sederhana tapi relevan (misalnya, kecelakaan akibat BCI, sengketa HAKI karya kolaboratif) membantu pembaca memahami bagaimana aturan hukum yang ada saat ini bisa jadi tidak memadai atau menimbulkan kebingungan di masa depan. </text:span></text:p>
              </text:list-item>
              <text:list-item>
                <text:p text:style-name="P124"><text:span text:style-name="Strong_20_Emphasis"><text:span text:style-name="T1">Tips Relevansi Lokal:</text:span></text:span><text:span text:style-name="T1"> Menyebutkan contoh undang-undang yang relevan di Indonesia (seperti UU ITE atau KUHP) dan tantangan penerapannya saat ini membuat pembahasan implikasi hukum BCI terasa lebih 'membumi' dan relevan bagi pembaca lokal. </text:span></text:p>
              </text:list-item>
            </text:list>
            <text:p text:style-name="Text_20_body"><text:span text:style-name="Strong_20_Emphasis"><text:span text:style-name="T1">(Prompt Ilustrasi - Opsional)</text:span></text:span></text:p>
            <text:list xml:id="list3950204942198484699" text:style-name="L126">
              <text:list-item>
                <text:p text:style-name="P125"><text:span text:style-name="Strong_20_Emphasis"><text:span text:style-name="T1">Prompt Gambar:</text:span></text:span><text:span text:style-name="T1"> "Gambarkan ikon timbangan keadilan yang klasik. Di salah satu piringan timbangan, letakkan ikon buku hukum tebal atau palu hakim. Di piringan timbangan lainnya, letakkan ikon chip komputer dengan simbol BCI atau siluet kepala manusia-mesin hibrida. Timbangan tampak miring drastis atau bahkan patah di bagian tengahnya. Tambahkan beberapa ikon tanda tanya (?) besar yang melayang di sekitar timbangan, menyiratkan </text:span><text:soft-page-break/><text:span text:style-name="T1">ketidakseimbangan dan ketidakpastian hukum." </text:span></text:p>
              </text:list-item>
            </text:list>
            <text:p text:style-name="P4"/>
            <text:p text:style-name="P173">Saya berhenti di sini. Menunggu perintah "YAX" untuk lanjut ke prompt Subbab 7.3 (Dampak pada pekerjaan, seni, hubungan).</text:p>
          </text:section>
          <text:section text:style-name="Sect1" text:name="feedback-form-47">
            <text:p text:style-name="P268"/>
          </text:section>
        </text:section>
        <text:section text:style-name="Sect1" text:name="f17cd34cc7dc79c4">
          <text:p text:style-name="P173"/>
          <text:section text:style-name="Sect1" text:name="user-query-content-48">
            <text:p text:style-name="P281">yax </text:p>
          </text:section>
          <text:p text:style-name="P268">Tampilkan alur berpikir</text:p>
          <text:section text:style-name="Sect2" text:name="model-response-message-contentr_f17cd34cc7dc79c4">
            <text:p text:style-name="P173">Oke, mari kita lihat bagaimana 'gempa' teknologi ini bisa merambat dan mengubah cara kita hidup sehari-hari dalam masyarakat.</text:p>
            <text:p text:style-name="P4"/>
            <text:p text:style-name="Text_20_body"><text:span text:style-name="Strong_20_Emphasis"><text:span text:style-name="T1">Menjawab Prompt untuk:</text:span></text:span><text:span text:style-name="T1"> </text:span><text:span text:style-name="Strong_20_Emphasis"><text:span text:style-name="T1">Subbab 7.3: Dampak pada Pekerjaan, Seni, Hubungan.</text:span></text:span></text:p>
            <text:p text:style-name="Text_20_body"><text:span text:style-name="Strong_20_Emphasis"><text:span text:style-name="T1">(Prompt:</text:span></text:span><text:span text:style-name="T1"> </text:span><text:span text:style-name="Emphasis"><text:span text:style-name="T1">"Tuliskan pembahasan mendalam (sekitar 400-500 kata) untuk Subbab 7.3. Fokus pada </text:span></text:span><text:span text:style-name="Emphasis"><text:span text:style-name="Strong_20_Emphasis"><text:span text:style-name="T1">dampak sosial yang lebih luas</text:span></text:span></text:span><text:span text:style-name="Emphasis"><text:span text:style-name="T1"> dari BCI dan simbiosis manusia-AI di berbagai area kehidupan sehari-hari. Bahas potensi perubahan di dunia </text:span></text:span><text:span text:style-name="Emphasis"><text:span text:style-name="Strong_20_Emphasis"><text:span text:style-name="T1">pekerjaan</text:span></text:span></text:span><text:span text:style-name="Emphasis"><text:span text:style-name="T1"> (otomatisasi vs. augmentasi, skill baru), dunia </text:span></text:span><text:span text:style-name="Emphasis"><text:span text:style-name="Strong_20_Emphasis"><text:span text:style-name="T1">seni dan kreativitas</text:span></text:span></text:span><text:span text:style-name="Emphasis"><text:span text:style-name="T1"> (kolaborasi manusia-AI, bentuk seni baru), dan </text:span></text:span><text:span text:style-name="Emphasis"><text:span text:style-name="Strong_20_Emphasis"><text:span text:style-name="T1">hubungan antarmanusia</text:span></text:span></text:span><text:span text:style-name="Emphasis"><text:span text:style-name="T1"> (komunikasi, empati, keterasingan). Gunakan contoh-contoh konkret atau skenario untuk menggambarkan perubahan ini. Tujuannya adalah menunjukkan bagaimana teknologi ini tidak hanya mengubah individu atau hukum, tetapi juga tatanan sosial dan budaya."</text:span></text:span><text:span text:style-name="T1">)</text:span></text:p>
            <text:p text:style-name="P4"/>
            <text:p text:style-name="Text_20_body"><text:span text:style-name="Strong_20_Emphasis"><text:span text:style-name="T1">(Hasil Jawaban Prompt)</text:span></text:span></text:p>
            <text:p text:style-name="P173">Teknologi secanggih BCI dan simbiosis manusia-AI ini jelas nggak cuma bakal ngubah diri kita secara individu atau bikin pusing para ahli hukum. Dampaknya bakal terasa banget di 'urat nadi' kehidupan kita sehari-hari: cara kita bekerja, berekspresi, bahkan cara kita berhubungan satu sama lain.</text:p>
            <text:p text:style-name="P173">Senin pagi jam 7 pagi lewat (31 Maret 2025), banyak dari kita mungkin lagi <text:soft-page-break/>siap-siap berangkat kerja atau sekolah. Gimana kalau rutinitas ini berubah total di masa depan?</text:p>
            <text:p text:style-name="Text_20_body"><text:span text:style-name="Strong_20_Emphasis"><text:span text:style-name="T1">Dunia Kerja: Otomatisasi Super atau Augmentasi Super?</text:span></text:span></text:p>
            <text:list xml:id="list7699656181354925606" text:style-name="L127">
              <text:list-item>
                <text:p text:style-name="P247"><text:span text:style-name="Strong_20_Emphasis"><text:span text:style-name="T1">Pekerjaan Hilang vs. Pekerjaan Baru/Berubah:</text:span></text:span><text:span text:style-name="T1"> Ini pedang bermata dua. Di satu sisi, AI yang makin pintar (apalagi kalau bisa dikontrol langsung via BCI) bisa mengotomatisasi banyak pekerjaan yang sekarang dilakukan manusia, mulai dari analisis data kompleks, layanan pelanggan, sampai mungkin diagnosa medis awal. Ini bisa bikin banyak orang kehilangan pekerjaan. TAPI, di sisi lain, BCI bisa jadi alat </text:span><text:span text:style-name="Strong_20_Emphasis"><text:span text:style-name="T1">augmentasi</text:span></text:span><text:span text:style-name="T1"> (peningkatan). Pekerja yang 'di-upgrade' otaknya bisa jadi jauh lebih produktif, kreatif, dan mampu ngerjain tugas-tugas baru yang lebih kompleks. Mungkin bakal muncul profesi baru seperti 'Pelatih AI Kognitif', 'Desainer Pengalaman BCI', atau 'Auditor Etika Augmentasi'. Kuncinya mungkin ada di </text:span><text:span text:style-name="Strong_20_Emphasis"><text:span text:style-name="T1">kemampuan beradaptasi</text:span></text:span><text:span text:style-name="T1"> dan </text:span><text:span text:style-name="Strong_20_Emphasis"><text:span text:style-name="T1">belajar skill baru</text:span></text:span><text:span text:style-name="T1"> terus-menerus. Yang jelas, persaingan kerja bisa jadi makin ketat, dan kesenjangan skill (plus kesenjangan akses yang kita bahas di 6.3) bisa jadi masalah besar. </text:span></text:p>
              </text:list-item>
              <text:list-item>
                <text:p text:style-name="P126"><text:span text:style-name="Strong_20_Emphasis"><text:span text:style-name="T1">Skill Masa Depan:</text:span></text:span><text:span text:style-name="T1"> Kemampuan berpikir kritis, kreativitas, kecerdasan emosional, dan kolaborasi (termasuk kolaborasi dengan AI) mungkin jadi jauh lebih penting daripada skill teknis hafalan atau tugas rutin. </text:span></text:p>
              </text:list-item>
            </text:list>
            <text:p text:style-name="Text_20_body"><text:span text:style-name="Strong_20_Emphasis"><text:span text:style-name="T1">Seni &amp; Kreativitas: Era Baru Ekspresi?</text:span></text:span></text:p>
            <text:list xml:id="list4809462634295743358" text:style-name="L128">
              <text:list-item>
                <text:p text:style-name="P248"><text:span text:style-name="Strong_20_Emphasis"><text:span text:style-name="T1">Kolaborasi Manusia-AI Tingkat Tinggi:</text:span></text:span><text:span text:style-name="T1"> Bayangin seorang seniman batik yang bisa langsung 'menuangkan' pola rumit dari pikirannya ke layar desain dengan bantuan AI yang menyempurnakan detailnya secara </text:span><text:span text:style-name="Emphasis"><text:span text:style-name="T1">real-time</text:span></text:span><text:span text:style-name="T1">. Atau seorang komposer musik gamelan digital yang 'berdialog' dengan AI lewat BCI buat menciptakan harmoni dan ritme yang belum pernah terdengar sebelumnya. Kolaborasi ini bisa melahirkan bentuk seni yang benar-benar baru dan orisinal. </text:span></text:p>
              </text:list-item>
              <text:list-item>
                <text:p text:style-name="P248"><text:span text:style-name="Strong_20_Emphasis"><text:span text:style-name="T1">Seni Berbasis Data Otak?:</text:span></text:span><text:span text:style-name="T1"> Mungkinkah muncul seni yang dibuat langsung dari data gelombang otak? Lukisan abstrak yang berubah sesuai mood 'pelukisnya'? Musik yang komposisinya mengikuti pola pikiran pendengarnya? Seni bisa jadi lebih personal dan interaktif. </text:span></text:p>
              </text:list-item>
              <text:list-item>
                <text:p text:style-name="P127"><text:span text:style-name="Strong_20_Emphasis"><text:span text:style-name="T1">Pertanyaan Otentisitas (Lagi):</text:span></text:span><text:span text:style-name="T1"> Tapi ini juga memunculkan </text:span><text:soft-page-break/><text:span text:style-name="T1">pertanyaan: kalau AI berperan besar, apakah itu masih karya 'manusia'? Siapa 'seniman'-nya? Nilai seni mungkin perlu didefinisikan ulang. </text:span></text:p>
              </text:list-item>
            </text:list>
            <text:p text:style-name="Text_20_body"><text:span text:style-name="Strong_20_Emphasis"><text:span text:style-name="T1">Hubungan Antarmanusia: Lebih Dekat atau Lebih Jauh?</text:span></text:span></text:p>
            <text:list xml:id="list8273942480785630490" text:style-name="L129">
              <text:list-item>
                <text:p text:style-name="P249"><text:span text:style-name="Strong_20_Emphasis"><text:span text:style-name="T1">Komunikasi Super atau Super Ribet?:</text:span></text:span><text:span text:style-name="T1"> Kalau komunikasi pikiran langsung (yang sangat spekulatif itu) jadi nyata, apakah kita bakal jadi lebih saling mengerti karena bisa 'merasakan' apa yang dirasakan orang lain? Ataukah malah jadi </text:span><text:span text:style-name="Emphasis"><text:span text:style-name="T1">chaos</text:span></text:span><text:span text:style-name="T1"> karena terlalu banyak 'suara' di kepala kita dan nggak ada lagi privasi pikiran? Mungkin BCI bisa dipakai buat meningkatkan </text:span><text:span text:style-name="Strong_20_Emphasis"><text:span text:style-name="T1">empati</text:span></text:span><text:span text:style-name="T1"> dengan cara mensimulasikan perspektif orang lain? Ini potensi yang menarik sekaligus agak ngeri. </text:span></text:p>
              </text:list-item>
              <text:list-item>
                <text:p text:style-name="P249"><text:span text:style-name="Strong_20_Emphasis"><text:span text:style-name="T1">Risiko Keterasingan Baru:</text:span></text:span><text:span text:style-name="T1"> Di sisi lain, kalau orang jadi terlalu asyik dengan dunia internalnya yang 'di-upgrade' atau interaksinya dengan AI, apakah hubungan sosial di dunia nyata bakal terbengkalai? Kita udah lihat kan sekarang gimana smartphone kadang bikin orang 'dekat tapi jauh'. BCI bisa memperparah ini kalau kita nggak hati-hati. Orang bisa jadi makin terisolasi di dalam 'gelembung' realitasnya sendiri. </text:span></text:p>
              </text:list-item>
              <text:list-item>
                <text:p text:style-name="P128"><text:span text:style-name="Strong_20_Emphasis"><text:span text:style-name="T1">Perubahan Norma Hubungan:</text:span></text:span><text:span text:style-name="T1"> Gimana pacaran, persahabatan, atau hubungan keluarga kalau kita bisa (secara hipotetis) 'tahu' lebih banyak tentang pikiran atau perasaan pasangan/teman/keluarga kita? Apakah kejujuran total itu bagus, atau justru merusak? Norma sosial tentang privasi, keintiman, dan kepercayaan mungkin harus ditulis ulang. </text:span></text:p>
              </text:list-item>
            </text:list>
            <text:p text:style-name="Text_20_body"><text:span text:style-name="Strong_20_Emphasis"><text:span text:style-name="T1">Kesimpulan:</text:span></text:span><text:span text:style-name="T1"> Jelas, BCI dan simbiosis manusia-AI bukan cuma soal teknologi keren. Ini adalah kekuatan transformatif yang bisa </text:span><text:span text:style-name="Strong_20_Emphasis"><text:span text:style-name="T1">merombak ulang cara kita bekerja, berkarya, dan berinteraksi sebagai masyarakat.</text:span></text:span><text:span text:style-name="T1"> Perubahan ini bisa membawa banyak hal positif, tapi juga membawa risiko dan tantangan sosial baru yang perlu kita antisipasi dan kelola bersama secara sadar.</text:span></text:p>
            <text:p text:style-name="P4"/>
            <text:p text:style-name="Text_20_body"><text:span text:style-name="Strong_20_Emphasis"><text:span text:style-name="T1">(Tips Tambahan - Opsional)</text:span></text:span></text:p>
            <text:list xml:id="list4016264435751459064" text:style-name="L130">
              <text:list-item>
                <text:p text:style-name="P129"><text:span text:style-name="Strong_20_Emphasis"><text:span text:style-name="T1">Tips Keseimbangan Dampak:</text:span></text:span><text:span text:style-name="T1"> Saat membahas dampak sosial di </text:span><text:soft-page-break/><text:span text:style-name="T1">berbagai area (pekerjaan, seni, hubungan), penting untuk selalu menyajikan dua sisi: potensi positif (misalnya, augmentasi kerja, bentuk seni baru, empati meningkat) dan potensi negatif/tantangan (otomatisasi, pertanyaan otentisitas, keterasingan). Ini memberikan gambaran yang lebih lengkap dan berimbang. </text:span></text:p>
              </text:list-item>
            </text:list>
            <text:p text:style-name="Text_20_body"><text:span text:style-name="Strong_20_Emphasis"><text:span text:style-name="T1">(Prompt Ilustrasi - Opsional)</text:span></text:span></text:p>
            <text:list xml:id="list9185423241264941401" text:style-name="L131">
              <text:list-item>
                <text:p text:style-name="P130"><text:span text:style-name="Strong_20_Emphasis"><text:span text:style-name="T1">Prompt Gambar:</text:span></text:span><text:span text:style-name="T1"> "Buat ilustrasi gaya triptych (tiga panel). Panel Kiri (Pekerjaan): Tampilkan suasana kantor/pabrik futuristik. Ada robot/otomatisasi di beberapa area, tapi ada juga manusia yang bekerja sama dengan AI (mungkin via BCI, terlihat dari interface visual) pada tugas kompleks. Panel Tengah (Seni): Tampilkan seorang seniman memakai BCI, dan di depannya muncul karya seni digital yang sangat kompleks dan abstrak, seolah lahir dari kolaborasi pikiran dan mesin. Panel Kanan (Hubungan): Tampilkan dua skenario kontras: sepasang orang saling menatap dengan garis cahaya halus menghubungkan kepala mereka (komunikasi/empati), dan di sebelahnya, seseorang duduk sendirian tampak asyik dengan pengalaman BCI-nya, mengabaikan orang lain di sekitarnya (keterasingan)." </text:span></text:p>
              </text:list-item>
            </text:list>
            <text:p text:style-name="P4"/>
            <text:p text:style-name="P173">Saya berhenti di sini. Menunggu perintah "YAX" untuk lanjut ke prompt Subbab 7.4 (Perdebatan: Langkah Maju atau Kehilangan Kemanusiaan?).</text:p>
          </text:section>
          <text:section text:style-name="Sect1" text:name="feedback-form-48">
            <text:p text:style-name="P268"/>
          </text:section>
        </text:section>
        <text:section text:style-name="Sect1" text:name="04e7de2757e9ae1a">
          <text:p text:style-name="P173"/>
          <text:section text:style-name="Sect1" text:name="user-query-content-49">
            <text:p text:style-name="P281">yax </text:p>
          </text:section>
          <text:p text:style-name="P268">Tampilkan alur berpikir</text:p>
          <text:section text:style-name="Sect2" text:name="model-response-message-contentr_04e7de2757e9ae1a">
            <text:p text:style-name="P268"/>
          </text:section>
          <text:section text:style-name="Sect1" text:name="feedback-form-49">
            <text:p text:style-name="P268"/>
          </text:section>
        </text:section>
        <text:section text:style-name="Sect1" text:name="8da40d0576e87520">
          <text:p text:style-name="P173"/>
          <text:section text:style-name="Sect1" text:name="user-query-content-50">
            <text:p text:style-name="P281">generate it </text:p>
          </text:section>
          <text:p text:style-name="P268">Tampilkan alur berpikir</text:p>
          <text:section text:style-name="Sect2" text:name="model-response-message-contentr_8da40d0576e87520">
            <text:p text:style-name="P173">Oke, kita sampai di puncak perdebatan paling krusial di bab ini, bahkan mungkin di seluruh buku ini.</text:p>
            <text:p text:style-name="P4"><text:soft-page-break/></text:p>
            <text:p text:style-name="Text_20_body"><text:span text:style-name="Strong_20_Emphasis"><text:span text:style-name="T1">Menjawab Prompt untuk:</text:span></text:span><text:span text:style-name="T1"> </text:span><text:span text:style-name="Strong_20_Emphasis"><text:span text:style-name="T1">Subbab 7.4: Perdebatan: Apakah Ini Langkah Maju atau Kehilangan Kemanusiaan?</text:span></text:span></text:p>
            <text:p text:style-name="Text_20_body"><text:span text:style-name="Strong_20_Emphasis"><text:span text:style-name="T1">(Prompt:</text:span></text:span><text:span text:style-name="T1"> </text:span><text:span text:style-name="Emphasis"><text:span text:style-name="T1">"Tuliskan pembahasan mendalam (sekitar 400-500 kata) untuk Subbab 7.4. Sajikan ini sebagai </text:span></text:span><text:span text:style-name="Emphasis"><text:span text:style-name="Strong_20_Emphasis"><text:span text:style-name="T1">puncak perdebatan etis dan filosofis</text:span></text:span></text:span><text:span text:style-name="Emphasis"><text:span text:style-name="T1"> dari keseluruhan bab. Kontraskan dua pandangan utama secara tajam: (1) Pandangan </text:span></text:span><text:span text:style-name="Emphasis"><text:span text:style-name="Strong_20_Emphasis"><text:span text:style-name="T1">optimis/transhumanis</text:span></text:span></text:span><text:span text:style-name="Emphasis"><text:span text:style-name="T1"> yang melihat BCI/simbiosis sebagai langkah evolusi berikutnya, mengatasi keterbatasan biologis, dan membuka potensi luar biasa. (2) Pandangan </text:span></text:span><text:span text:style-name="Emphasis"><text:span text:style-name="Strong_20_Emphasis"><text:span text:style-name="T1">kritis/khawatir</text:span></text:span></text:span><text:span text:style-name="Emphasis"><text:span text:style-name="T1"> yang melihatnya sebagai ancaman fundamental terhadap kemanusiaan, martabat, otonomi, dan bisa jadi membawa ke arah distopia atau hilangnya esensi 'manusia'. Gunakan argumen-argumen yang sudah disinggung di bab-bab sebelumnya untuk memperkuat kedua sisi. Jangan memberikan jawaban akhir, tetapi akhiri dengan menekankan bahwa ini adalah perdebatan nilai yang sangat penting dan masa depan bergantung pada pilihan kita."</text:span></text:span><text:span text:style-name="T1">)</text:span></text:p>
            <text:p text:style-name="P4"/>
            <text:p text:style-name="Text_20_body"><text:span text:style-name="Strong_20_Emphasis"><text:span text:style-name="T1">(Hasil Jawaban Prompt)</text:span></text:span></text:p>
            <text:p text:style-name="Text_20_body"><text:span text:style-name="T1">Senin pagi, jam 8:38 pagi di Indonesia (31 Maret 2025). Setelah kita mengupas tuntas potensi dahsyat dan juga risiko mengerikan dari BCI dan simbiosis manusia-AI, kita sampai pada sebuah persimpangan jalan ideologis yang sangat tajam. Di titik inilah muncul perdebatan paling mendasar: Apakah pengembangan teknologi menuju penyatuan manusia dan mesin ini merupakan </text:span><text:span text:style-name="Strong_20_Emphasis"><text:span text:style-name="T1">langkah maju yang brilian</text:span></text:span><text:span text:style-name="T1"> bagi evolusi kita, atau justru </text:span><text:span text:style-name="Strong_20_Emphasis"><text:span text:style-name="T1">jalan menuju kehilangan kemanusiaan</text:span></text:span><text:span text:style-name="T1"> kita?</text:span></text:p>
            <text:p text:style-name="P173">Ada dua kubu utama dalam perdebatan besar ini:</text:p>
            <text:p text:style-name="Text_20_body"><text:span text:style-name="Strong_20_Emphasis"><text:span text:style-name="T1">Kubu Optimis (atau sering disebut Transhumanis): Ini Evolusi Berikutnya!</text:span></text:span></text:p>
            <text:p text:style-name="Text_20_body"><text:span text:style-name="T1">Pandangan ini melihat BCI canggih dan simbiosis manusia-AI sebagai </text:span><text:span text:style-name="Strong_20_Emphasis"><text:span text:style-name="T1">langkah logis berikutnya dalam evolusi manusia</text:span></text:span><text:span text:style-name="T1">. Argumen mereka kira-kira begini:</text:span></text:p>
            <text:list xml:id="list927111792893785189" text:style-name="L132">
              <text:list-item>
                <text:p text:style-name="P250"><text:span text:style-name="T1">Manusia dari dulu selalu menggunakan teknologi untuk </text:span><text:span text:style-name="Strong_20_Emphasis"><text:span text:style-name="T1">melampaui keterbatasan biologisnya</text:span></text:span><text:span text:style-name="T1"> (mulai dari api, roda, tulisan, kacamata, vaksin, sampai komputer). BCI hanyalah kelanjutan dari tren ini. </text:span></text:p>
              </text:list-item>
              <text:list-item>
                <text:p text:style-name="P250"><text:soft-page-break/><text:span text:style-name="T1">Teknologi ini punya potensi luar biasa untuk </text:span><text:span text:style-name="Strong_20_Emphasis"><text:span text:style-name="T1">mengatasi penderitaan manusia</text:span></text:span><text:span text:style-name="T1"> (penyakit, cacat fisik, penuaan), </text:span><text:span text:style-name="Strong_20_Emphasis"><text:span text:style-name="T1">meningkatkan kecerdasan dan kreativitas</text:span></text:span><text:span text:style-name="T1"> ke level yang tak terbayangkan, dan membantu kita </text:span><text:span text:style-name="Strong_20_Emphasis"><text:span text:style-name="T1">memecahkan masalah-masalah global</text:span></text:span><text:span text:style-name="T1"> paling mendesak (iklim, kemiskinan, penyakit). </text:span></text:p>
              </text:list-item>
              <text:list-item>
                <text:p text:style-name="P131"><text:span text:style-name="T1">Menolak potensi ini sama saja dengan menolak kemajuan dan membiarkan manusia terjebak dalam keterbatasan biologisnya yang rapuh. Ini adalah kesempatan untuk </text:span><text:span text:style-name="Strong_20_Emphasis"><text:span text:style-name="T1">membuka potensi penuh</text:span></text:span><text:span text:style-name="T1"> spesies kita, bahkan mungkin melampaui batasan planet Bumi. Mereka melihat ini sebagai jalan menuju 'surga' teknologi dan kemajuan. </text:span></text:p>
              </text:list-item>
            </text:list>
            <text:p text:style-name="Text_20_body"><text:span text:style-name="Strong_20_Emphasis"><text:span text:style-name="T1">Kubu Kritis (Yang Khawatir): Bahaya Kehilangan Esensi!</text:span></text:span></text:p>
            <text:p text:style-name="P173">Di sisi lain, ada pandangan yang jauh lebih berhati-hati, bahkan khawatir. Mereka melihat potensi bahaya yang fundamental. Argumen mereka:</text:p>
            <text:list xml:id="list2485779374911193356" text:style-name="L133">
              <text:list-item>
                <text:p text:style-name="P251"><text:span text:style-name="T1">Teknologi ini membawa risiko eksistensial: </text:span><text:span text:style-name="Strong_20_Emphasis"><text:span text:style-name="T1">hilangnya privasi pikiran</text:span></text:span><text:span text:style-name="T1">, potensi </text:span><text:span text:style-name="Strong_20_Emphasis"><text:span text:style-name="T1">manipulasi dan kontrol</text:span></text:span><text:span text:style-name="T1"> massal, terciptanya </text:span><text:span text:style-name="Strong_20_Emphasis"><text:span text:style-name="T1">kesenjangan sosial yang ekstrem</text:span></text:span><text:span text:style-name="T1">, dan hilangnya </text:span><text:span text:style-name="Strong_20_Emphasis"><text:span text:style-name="T1">otonomi individu</text:span></text:span><text:span text:style-name="T1">. </text:span></text:p>
              </text:list-item>
              <text:list-item>
                <text:p text:style-name="P251"><text:span text:style-name="T1">Mengejar 'peningkatan' terus-menerus bisa membuat kita </text:span><text:span text:style-name="Strong_20_Emphasis"><text:span text:style-name="T1">kehilangan esensi kemanusiaan</text:span></text:span><text:span text:style-name="T1"> kita yang justru terletak pada ketidaksempurnaan, kerentanan, emosi, perjuangan, dan bahkan kematian kita. Apakah 'manusia super' yang logis, efisien, dan mungkin abadi itu masih bisa disebut manusia? </text:span></text:p>
              </text:list-item>
              <text:list-item>
                <text:p text:style-name="P132"><text:span text:style-name="T1">Kita mungkin sedang </text:span><text:span text:style-name="Strong_20_Emphasis"><text:span text:style-name="T1">'bermain Tuhan'</text:span></text:span><text:span text:style-name="T1"> dengan teknologi yang dampaknya belum sepenuhnya kita pahami, membuka pintu menuju </text:span><text:span text:style-name="Strong_20_Emphasis"><text:span text:style-name="T1">distopia dehumanisasi</text:span></text:span><text:span text:style-name="T1"> di mana nilai-nilai seperti kebebasan, martabat, dan makna hidup terkikis habis. Mereka melihat ini sebagai potensi 'neraka' teknologi yang mengorbankan jiwa demi kekuatan. </text:span></text:p>
              </text:list-item>
            </text:list>
            <text:p text:style-name="Text_20_body"><text:span text:style-name="Strong_20_Emphasis"><text:span text:style-name="T1">Perdebatan Nilai, Bukan Sekadar Teknologi</text:span></text:span></text:p>
            <text:p text:style-name="Text_20_body"><text:span text:style-name="T1">Penting banget buat kita sadari: ini </text:span><text:span text:style-name="Strong_20_Emphasis"><text:span text:style-name="T1">bukan cuma perdebatan soal teknologi mana yang lebih bagus atau lebih mungkin.</text:span></text:span><text:span text:style-name="T1"> Ini adalah </text:span><text:span text:style-name="Strong_20_Emphasis"><text:span text:style-name="T1">perdebatan tentang nilai-nilai.</text:span></text:span><text:span text:style-name="T1"> Apa yang paling kita hargai sebagai manusia? Apakah kita lebih menghargai kemajuan, kekuatan, dan potensi tak terbatas? Ataukah kita lebih menghargai otonomi, keunikan individu, </text:span><text:soft-page-break/><text:span text:style-name="T1">martabat dalam keterbatasan, dan makna yang kita temukan dalam kondisi biologis kita saat ini?</text:span></text:p>
            <text:p text:style-name="P173">Tidak ada jawaban yang mudah atau benar secara absolut di sini. Kedua sisi punya argumen kuat dan kekhawatiran yang valid.</text:p>
            <text:p text:style-name="Text_20_body"><text:span text:style-name="T1">Yang jelas, teknologi BCI dan simbiosis manusia-AI memaksa kita, sebagai individu dan sebagai masyarakat, untuk </text:span><text:span text:style-name="Strong_20_Emphasis"><text:span text:style-name="T1">membuat pilihan fundamental tentang masa depan seperti apa yang ingin kita ciptakan.</text:span></text:span><text:span text:style-name="T1"> Jawaban atas perdebatan inilah yang akan menentukan apakah teknologi ini menjadi berkah atau kutukan bagi peradaban manusia. Pilihan ada di tangan kita.</text:span></text:p>
            <text:p text:style-name="P4"/>
            <text:p text:style-name="Text_20_body"><text:span text:style-name="Strong_20_Emphasis"><text:span text:style-name="T1">(Tips Tambahan - Opsional)</text:span></text:span></text:p>
            <text:list xml:id="list2977136471538694832" text:style-name="L134">
              <text:list-item>
                <text:p text:style-name="P133"><text:span text:style-name="Strong_20_Emphasis"><text:span text:style-name="T1">Tips Menyajikan Argumen Berlawanan:</text:span></text:span><text:span text:style-name="T1"> Saat menyajikan dua pandangan yang bertentangan secara diametral, gunakan struktur paralel dan bahasa yang kontras untuk menajamkan perbedaannya (misal: "langkah evolusi" vs "kehilangan esensi", "surga teknologi" vs "neraka dehumanisasi"). Ini membantu pembaca memahami inti dari masing-masing posisi. </text:span></text:p>
              </text:list-item>
            </text:list>
            <text:p text:style-name="Text_20_body"><text:span text:style-name="Strong_20_Emphasis"><text:span text:style-name="T1">(Prompt Ilustrasi - Opsional)</text:span></text:span></text:p>
            <text:list xml:id="list3496766839981807528" text:style-name="L135">
              <text:list-item>
                <text:p text:style-name="P134"><text:span text:style-name="Strong_20_Emphasis"><text:span text:style-name="T1">Prompt Gambar:</text:span></text:span><text:span text:style-name="T1"> "Gambarkan sebuah ilustrasi simbolik yang terbelah dua secara vertikal. Sisi kiri menampilkan visualisasi masa depan yang cerah dan utopis: sosok manusia teraugmentasi dengan cahaya di sekitar kepala, berinteraksi dengan teknologi canggih di lingkungan yang bersih dan maju, mungkin ada simbol kemajuan seperti grafik naik atau planet baru. Sisi kanan menampilkan visualisasi masa depan yang gelap dan distopis: sosok manusia yang tampak kosong atau dikendalikan oleh kabel/teknologi, di lingkungan yang suram, penuh pengawasan (mata-mata), atau menunjukkan kesenjangan sosial yang ekstrem. Di garis pemisah tengah yang tegas, letakkan ikon timbangan keadilan yang seimbang atau tanda tanya besar yang menonjol, menyimbolkan pilihan atau perdebatan." </text:span></text:p>
              </text:list-item>
            </text:list>
            <text:p text:style-name="P4"/>
            <text:p text:style-name="P173">Saya berhenti di sini. Menunggu perintah "YAX" untuk lanjut ke prompt pengantar Bab 8 (Masa Depan Ada di Tangan Kita?).</text:p>
          </text:section>
          <text:section text:style-name="Sect1" text:name="feedback-form-50">
            <text:p text:style-name="P268"><text:soft-page-break/></text:p>
          </text:section>
        </text:section>
        <text:section text:style-name="Sect1" text:name="0f98ddd73d517071">
          <text:p text:style-name="P173"/>
          <text:section text:style-name="Sect1" text:name="user-query-content-51">
            <text:p text:style-name="P281">yax </text:p>
          </text:section>
          <text:p text:style-name="P268">Tampilkan alur berpikir</text:p>
          <text:section text:style-name="Sect2" text:name="model-response-message-contentr_0f98ddd73d517071">
            <text:p text:style-name="P173">Oke, kita lanjutkan perjalanan kita!</text:p>
            <text:p text:style-name="P4"/>
            <text:p text:style-name="Text_20_body"><text:span text:style-name="Strong_20_Emphasis"><text:span text:style-name="T1">Menjawab Prompt untuk:</text:span></text:span><text:span text:style-name="T1"> </text:span><text:span text:style-name="Strong_20_Emphasis"><text:span text:style-name="T1">Pengantar Bab 8: Masa Depan Ada di Tangan Kita?</text:span></text:span></text:p>
            <text:p text:style-name="Text_20_body"><text:span text:style-name="Strong_20_Emphasis"><text:span text:style-name="T1">(Prompt:</text:span></text:span><text:span text:style-name="T1"> </text:span><text:span text:style-name="Emphasis"><text:span text:style-name="T1">"Tuliskan paragraf pengantar (sekitar 150-175 kata) untuk Bab 8: 'Masa Depan Ada di Tangan Kita?'. Mulai dengan menyatakan bahwa setelah menjelajahi seluk-beluk otak, AI, BCI, potensi simbiosis, hingga dilema kesadaran dan etika (Bab 1-7), kini saatnya kita memandang ke cakrawala: ke mana semua ini bisa membawa kita? Tekankan bahwa masa depan bukanlah sesuatu yang sudah tertulis, melainkan sebuah persimpangan jalan dengan banyak kemungkinan. Sampaikan bahwa bab ini akan melukiskan beberapa skenario masa depan yang mungkin terjadi—dari visi utopia yang penuh harapan hingga gambaran distopia yang mengerikan—sebagai hasil dari perkembangan teknologi BCI dan simbiosis manusia-AI. Janjikan juga eksplorasi jalan tengah yang mungkin lebih realistis, yang melibatkan pilihan-pilihan sulit dan tanggung jawab kita bersama. Tujuannya adalah untuk mendorong pembaca berpikir kritis tentang berbagai kemungkinan dan peran kita dalam membentuk arah masa depan."</text:span></text:span><text:span text:style-name="T1">)</text:span></text:p>
            <text:p text:style-name="P4"/>
            <text:p text:style-name="Text_20_body"><text:span text:style-name="Strong_20_Emphasis"><text:span text:style-name="T1">(Hasil Jawaban Prompt)</text:span></text:span></text:p>
            <text:p text:style-name="Text_20_body"><text:span text:style-name="T1">Oke, sudah hampir jam 9 pagi nih Senin ini di Indonesia (31 Maret 2025). Kita udah 'menyelam' cukup dalam ke dunia BCI, simbiosis, sampai perdebatan sengit soal kesadaran dan etika di bab-bab sebelumnya. Kita udah lihat potensi kerennya yang bikin melongo, tapi juga risiko ngerinya yang bikin merinding. Sekarang, yuk kita angkat kepala dan coba lihat ke depan, ke cakrawala masa depan. Pertanyaannya: </text:span><text:span text:style-name="Strong_20_Emphasis"><text:span text:style-name="T1">ke mana sih semua perkembangan teknologi ini bisa membawa peradaban kita?</text:span></text:span></text:p>
            <text:p text:style-name="Text_20_body"><text:span text:style-name="T1">Penting banget buat diingat: masa depan itu </text:span><text:span text:style-name="Strong_20_Emphasis"><text:span text:style-name="T1">bukan</text:span></text:span><text:span text:style-name="T1"> film yang ceritanya </text:span><text:soft-page-break/><text:span text:style-name="T1">udah pasti. Masa depan itu lebih kayak </text:span><text:span text:style-name="Strong_20_Emphasis"><text:span text:style-name="T1">persimpangan jalan</text:span></text:span><text:span text:style-name="T1"> dengan banyak cabang kemungkinan. Arah mana yang bakal kita ambil sangat bergantung pada pilihan-pilihan yang kita buat hari ini. Nah, di Bab 8 ini, kita bakal coba 'melukis' beberapa gambaran atau </text:span><text:span text:style-name="Strong_20_Emphasis"><text:span text:style-name="T1">skenario masa depan</text:span></text:span><text:span text:style-name="T1"> yang mungkin terjadi sebagai buah dari teknologi BCI dan simbiosis manusia-AI ini. Kita akan intip visinya yang paling optimis—sebuah </text:span><text:span text:style-name="Strong_20_Emphasis"><text:span text:style-name="T1">utopia</text:span></text:span><text:span text:style-name="T1"> di mana teknologi membawa kemajuan luar biasa. Tapi kita juga bakal lihat sisi paling kelamnya—sebuah </text:span><text:span text:style-name="Strong_20_Emphasis"><text:span text:style-name="T1">distopia</text:span></text:span><text:span text:style-name="T1"> teknologi yang mengerikan. Dan, kita juga akan menjelajahi kemungkinan </text:span><text:span text:style-name="Strong_20_Emphasis"><text:span text:style-name="T1">jalan tengah</text:span></text:span><text:span text:style-name="T1"> yang mungkin lebih realistis, jalan yang penuh kompromi, regulasi, dan pilihan-pilihan sulit yang menuntut tanggung jawab kita bersama. Tujuannya? Supaya kita bisa berpikir lebih kritis tentang ke mana kita melangkah, dan menyadari betapa pentingnya peran kita dalam ikut menentukan arah masa depan.</text:span></text:p>
            <text:p text:style-name="P4"/>
            <text:p text:style-name="Text_20_body"><text:span text:style-name="Strong_20_Emphasis"><text:span text:style-name="T1">(Tips Tambahan - Opsional)</text:span></text:span></text:p>
            <text:list xml:id="list4981414212592826801" text:style-name="L136">
              <text:list-item>
                <text:p text:style-name="P135"><text:span text:style-name="Strong_20_Emphasis"><text:span text:style-name="T1">Tips Metafora Persimpangan Jalan:</text:span></text:span><text:span text:style-name="T1"> Menggunakan metafora 'persimpangan jalan' atau 'branching path' sangat efektif untuk menekankan gagasan bahwa masa depan itu belum ditentukan dan ada berbagai kemungkinan arah yang bisa diambil, sekaligus menyoroti peran pilihan dan agensi manusia dalam menentukan arah tersebut. </text:span></text:p>
              </text:list-item>
            </text:list>
            <text:p text:style-name="Text_20_body"><text:span text:style-name="Strong_20_Emphasis"><text:span text:style-name="T1">(Prompt Ilustrasi - Opsional)</text:span></text:span></text:p>
            <text:list xml:id="list211588098143592512" text:style-name="L137">
              <text:list-item>
                <text:p text:style-name="P136"><text:span text:style-name="Strong_20_Emphasis"><text:span text:style-name="T1">Prompt Gambar:</text:span></text:span><text:span text:style-name="T1"> "Gambarkan sebuah persimpangan jalan (crossroads) di lanskap yang sedikit futuristik. Satu jalan mengarah ke atas menuju kota yang sangat cerah, bersih, dan canggih di puncak bukit (Utopia). Jalan lain mengarah ke bawah menuju lanskap yang gelap, mungkin industri yang suram atau kota yang penuh pengawasan kamera (Distopia). Jalan ketiga tampak lebih berkelok-kelok dan mengarah ke pemandangan yang lebih campuran antara alam dan teknologi, tidak terlalu gelap tapi juga tidak terlalu bersinar (Jalan Tengah/Realistis). Di tengah persimpangan, gambarkan siluet sosok manusia (mewakili pembaca/kemanusiaan) yang sedang berdiri dan melihat ke arah cabang-cabang jalan tersebut dengan ekspresi merenung." </text:span></text:p>
              </text:list-item>
            </text:list>
            <text:p text:style-name="P4"><text:soft-page-break/></text:p>
            <text:p text:style-name="P173">Saya berhenti di sini. Menunggu perintah "YAX" untuk lanjut ke prompt Subbab 8.1 (Skenario Optimis: Utopia Simbiotik).</text:p>
          </text:section>
          <text:section text:style-name="Sect1" text:name="feedback-form-51">
            <text:p text:style-name="P268"/>
          </text:section>
        </text:section>
        <text:section text:style-name="Sect1" text:name="3de9c36e8eb5e1dd">
          <text:p text:style-name="P173"/>
          <text:section text:style-name="Sect1" text:name="user-query-content-52">
            <text:p text:style-name="P281">yax </text:p>
          </text:section>
          <text:p text:style-name="P268">Tampilkan alur berpikir</text:p>
          <text:section text:style-name="Sect2" text:name="model-response-message-contentr_3de9c36e8eb5e1dd">
            <text:p text:style-name="P173">Baik, mari kita mulai dengan melihat sisi cerah dari persimpangan jalan masa depan ini.</text:p>
            <text:p text:style-name="P4"/>
            <text:p text:style-name="Text_20_body"><text:span text:style-name="Strong_20_Emphasis"><text:span text:style-name="T1">Menjawab Prompt untuk:</text:span></text:span><text:span text:style-name="T1"> </text:span><text:span text:style-name="Strong_20_Emphasis"><text:span text:style-name="T1">Subbab 8.1: Skenario Optimis: Utopia Simbiotik.</text:span></text:span></text:p>
            <text:p text:style-name="Text_20_body"><text:span text:style-name="Strong_20_Emphasis"><text:span text:style-name="T1">(Prompt:</text:span></text:span><text:span text:style-name="T1"> </text:span><text:span text:style-name="Emphasis"><text:span text:style-name="T1">"Tuliskan pembahasan mendalam (sekitar 400-500 kata) untuk Subbab 8.1, yang menggambarkan </text:span></text:span><text:span text:style-name="Emphasis"><text:span text:style-name="Strong_20_Emphasis"><text:span text:style-name="T1">skenario masa depan yang positif dan penuh harapan (utopia)</text:span></text:span></text:span><text:span text:style-name="Emphasis"><text:span text:style-name="T1"> jika teknologi simbiosis manusia-AI dikembangkan dan diterapkan secara bijaksana. Fokus pada realisasi potensi manfaat yang telah dibahas sebelumnya: * Kesehatan &amp; Kesejahteraan: Pengobatan penyakit neurologis, pemulihan fungsi tubuh yang hilang, mungkin perpanjangan usia sehat. * Kecerdasan &amp; Kreativitas:</text:span></text:span><text:span text:style-name="T1">* Ledakan penemuan ilmiah, solusi inovatif untuk masalah global (iklim, energi, kemiskinan), bentuk seni dan ekspresi baru yang tak terbayangkan. * Pemahaman &amp; Komunikasi: Potensi peningkatan empati atau pemahaman antar individu/kelompok jika BCI memungkinkan (hati-hati dengan spekulasi ini), penghapusan hambatan bahasa. * Eksplorasi: Kemampuan baru untuk menjelajahi alam semesta atau dunia virtual. Lukiskan gambaran masyarakat yang lebih maju, adil (asumsikan masalah kesetaraan teratasi dalam skenario ini), dan mampu mencapai potensi kolektif yang lebih tinggi. Gunakan bahasa yang inspiratif namun tetap terkesan </text:span><text:span text:style-name="Emphasis"><text:span text:style-name="T1">plausible</text:span></text:span><text:span text:style-name="T1">, bukan fantasi murni."*)</text:span></text:p>
            <text:p text:style-name="P4"/>
            <text:p text:style-name="Text_20_body"><text:span text:style-name="Strong_20_Emphasis"><text:span text:style-name="T1">(Hasil Jawaban Prompt)</text:span></text:span></text:p>
            <text:p text:style-name="Text_20_body"><text:span text:style-name="T1">Sudah hampir jam 11 malam nih Senin ini di Indonesia (31 Maret 2025). </text:span><text:soft-page-break/><text:span text:style-name="T1">Setelah mungkin seharian beraktivitas, belajar, atau bekerja, coba bayangkan sebuah masa depan di mana banyak keterbatasan fisik dan mental kita bisa teratasi. Inilah </text:span><text:span text:style-name="Strong_20_Emphasis"><text:span text:style-name="T1">skenario optimis</text:span></text:span><text:span text:style-name="T1">, sebuah visi 'utopia simbiotik' di mana teknologi BCI dan hubungan erat manusia-AI dikembangkan dan digunakan dengan penuh kearifan, etika, dan </text:span><text:span text:style-name="Strong_20_Emphasis"><text:span text:style-name="T1">keadilan</text:span></text:span><text:span text:style-name="T1">. Seperti apa dunia itu?</text:span></text:p>
            <text:p text:style-name="Text_20_body"><text:span text:style-name="Strong_20_Emphasis"><text:span text:style-name="T1">1. Era Kesehatan dan Kesejahteraan Baru:</text:span></text:span></text:p>
            <text:p text:style-name="Text_20_body"><text:span text:style-name="T1">Penyakit-penyakit mengerikan yang menyerang otak dan sistem saraf, seperti Alzheimer, Parkinson, atau dampak stroke, mungkin bisa </text:span><text:span text:style-name="Strong_20_Emphasis"><text:span text:style-name="T1">diobati atau bahkan dicegah</text:span></text:span><text:span text:style-name="T1"> berkat pemahaman mendalam dan intervensi presisi yang dimungkinkan oleh BCI. Kelumpuhan akibat cedera mungkin bukan lagi akhir dari segalanya; orang bisa </text:span><text:span text:style-name="Strong_20_Emphasis"><text:span text:style-name="T1">mendapatkan kembali kemampuan bergerak</text:span></text:span><text:span text:style-name="T1">, baik melalui anggota tubuh robotik yang dikontrol pikiran maupun stimulasi pada otot mereka sendiri. Kita mungkin tidak hidup abadi, tapi </text:span><text:span text:style-name="Strong_20_Emphasis"><text:span text:style-name="T1">masa hidup sehat</text:span></text:span><text:span text:style-name="T1"> bisa diperpanjang secara signifikan, memungkinkan lebih banyak orang menikmati usia tua yang aktif dan berkualitas. Kualitas hidup secara keseluruhan meningkat drastis.</text:span></text:p>
            <text:p text:style-name="Text_20_body"><text:span text:style-name="Strong_20_Emphasis"><text:span text:style-name="T1">2. Ledakan Kecerdasan, Kreativitas, dan Solusi Global:</text:span></text:span></text:p>
            <text:p text:style-name="Text_20_body"><text:span text:style-name="T1">Dengan kemampuan kognitif yang ditingkatkan secara kolektif, manusia (bersama AI partnernya) bisa mengalami </text:span><text:span text:style-name="Strong_20_Emphasis"><text:span text:style-name="T1">ledakan penemuan ilmiah dan inovasi</text:span></text:span><text:span text:style-name="T1">. Kita mungkin bisa menemukan obat untuk penyakit-penyakit tropis yang masih jadi masalah di Indonesia seperti demam berdarah atau malaria. Kita bisa merancang </text:span><text:span text:style-name="Strong_20_Emphasis"><text:span text:style-name="T1">solusi energi bersih yang efisien</text:span></text:span><text:span text:style-name="T1"> dan terjangkau untuk negara kepulauan seperti kita. Kita bisa menemukan cara mengelola sumber daya alam secara berkelanjutan dan mengatasi dampak perubahan iklim secara efektif. Di dunia seni, muncul </text:span><text:span text:style-name="Strong_20_Emphasis"><text:span text:style-name="T1">bentuk-bentuk ekspresi baru</text:span></text:span><text:span text:style-name="T1"> yang tak terbayangkan, mungkin musik yang beradaptasi dengan emosi pendengar, atau seni visual interaktif yang merespons pikiran penikmatnya.</text:span></text:p>
            <text:p text:style-name="Text_20_body"><text:span text:style-name="Strong_20_Emphasis"><text:span text:style-name="T1">3. Peningkatan Pemahaman dan Komunikasi Antarmanusia?:</text:span></text:span></text:p>
            <text:p text:style-name="Text_20_body"><text:span text:style-name="T1">Ini mungkin bagian yang paling diharapkan sekaligus paling spekulatif. Jika BCI memungkinkan komunikasi yang lebih kaya dan langsung, mungkin </text:span><text:span text:style-name="Strong_20_Emphasis"><text:span text:style-name="T1">hambatan bahasa bisa lenyap seketika</text:span></text:span><text:span text:style-name="T1">. Lebih jauh lagi, mungkinkah kita bisa </text:span><text:span text:style-name="Strong_20_Emphasis"><text:span text:style-name="T1">lebih mudah memahami perspektif dan perasaan orang lain</text:span></text:span><text:span text:style-name="T1">, </text:span><text:soft-page-break/><text:span text:style-name="T1">bahkan dari budaya yang berbeda? Potensi </text:span><text:span text:style-name="Strong_20_Emphasis"><text:span text:style-name="T1">peningkatan empati</text:span></text:span><text:span text:style-name="T1"> secara global ini bisa jadi kunci untuk mengurangi konflik dan membangun masyarakat dunia yang lebih harmonis dan kooperatif. (Tapi ingat, ini sangat bergantung pada bagaimana teknologinya dirancang dan digunakan!).</text:span></text:p>
            <text:p text:style-name="Text_20_body"><text:span text:style-name="Strong_20_Emphasis"><text:span text:style-name="T1">4. Eksplorasi Tanpa Batas:</text:span></text:span></text:p>
            <text:p text:style-name="Text_20_body"><text:span text:style-name="T1">Dengan kemampuan fisik dan mental yang ditingkatkan, manusia bisa jadi lebih berani </text:span><text:span text:style-name="Strong_20_Emphasis"><text:span text:style-name="T1">menjelajahi tempat-tempat yang sebelumnya tak terjangkau</text:span></text:span><text:span text:style-name="T1">, baik itu lautan terdalam maupun planet-planet lain di tata surya. Selain itu, kita juga bisa menciptakan dan menjelajahi </text:span><text:span text:style-name="Strong_20_Emphasis"><text:span text:style-name="T1">dunia virtual (metaverse)</text:span></text:span><text:span text:style-name="T1"> yang luar biasa kaya, realistis, dan imersif untuk pendidikan, hiburan, pekerjaan, atau sekadar bersosialisasi dengan cara baru.</text:span></text:p>
            <text:p text:style-name="Text_20_body"><text:span text:style-name="Strong_20_Emphasis"><text:span text:style-name="T1">Fondasi Keadilan (Asumsi Penting):</text:span></text:span></text:p>
            <text:p text:style-name="Text_20_body"><text:span text:style-name="T1">Visi utopia ini hanya bisa terwujud jika satu asumsi krusial terpenuhi: </text:span><text:span text:style-name="Strong_20_Emphasis"><text:span text:style-name="T1">keadilan akses</text:span></text:span><text:span text:style-name="T1">. Dalam skenario optimis ini, kita berasumsi bahwa masyarakat global berhasil menemukan cara untuk memastikan manfaat luar biasa dari teknologi ini </text:span><text:span text:style-name="Strong_20_Emphasis"><text:span text:style-name="T1">bisa dinikmati oleh semua orang</text:span></text:span><text:span text:style-name="T1">, bukan hanya segelintir elit. Entah melalui kebijakan pemerintah, model bisnis yang etis, atau kerja sama internasional, kesenjangan akses berhasil diminimalkan.</text:span></text:p>
            <text:p text:style-name="Text_20_body"><text:span text:style-name="T1">Hasilnya adalah masyarakat yang tidak hanya lebih maju secara teknologi, tetapi juga (diharapkan) lebih adil, lebih sehat, lebih kreatif, dan lebih mampu mengatasi tantangan bersama, benar-benar membuka potensi terbaik kemanusiaan. Kedengarannya indah, bukan? Tapi ingat, ini adalah </text:span><text:span text:style-name="Emphasis"><text:span text:style-name="T1">salah satu</text:span></text:span><text:span text:style-name="T1"> kemungkinan di persimpangan jalan, yang membutuhkan usaha dan pilihan bijak dari kita semua.</text:span></text:p>
            <text:p text:style-name="P4"/>
            <text:p text:style-name="Text_20_body"><text:span text:style-name="Strong_20_Emphasis"><text:span text:style-name="T1">(Tips Tambahan - Opsional)</text:span></text:span></text:p>
            <text:list xml:id="list2479649809707658378" text:style-name="L138">
              <text:list-item>
                <text:p text:style-name="P252"><text:span text:style-name="Strong_20_Emphasis"><text:span text:style-name="T1">Tips Utopia yang Membumi:</text:span></text:span><text:span text:style-name="T1"> Agar skenario utopia tidak terasa seperti dongeng fantasi, fokuslah pada solusi untuk masalah-masalah nyata yang dihadapi manusia saat ini (penyakit, lingkungan, komunikasi). Mengaitkan potensi teknologi dengan penyelesaian masalah konkret membuatnya lebih relatable dan inspiratif. </text:span></text:p>
              </text:list-item>
              <text:list-item>
                <text:p text:style-name="P137"><text:span text:style-name="Strong_20_Emphasis"><text:span text:style-name="T1">Tips Menekankan Asumsi:</text:span></text:span><text:span text:style-name="T1"> Secara eksplisit menyebutkan asumsi </text:span><text:soft-page-break/><text:span text:style-name="T1">penting di balik skenario utopia (seperti masalah keadilan yang teratasi) menunjukkan pemikiran yang kritis dan realistis, bahkan saat melukiskan visi yang sangat positif. </text:span></text:p>
              </text:list-item>
            </text:list>
            <text:p text:style-name="Text_20_body"><text:span text:style-name="Strong_20_Emphasis"><text:span text:style-name="T1">(Prompt Ilustrasi - Opsional)</text:span></text:span></text:p>
            <text:list xml:id="list1408516199764496895" text:style-name="L139">
              <text:list-item>
                <text:p text:style-name="P138"><text:span text:style-name="Strong_20_Emphasis"><text:span text:style-name="T1">Prompt Gambar:</text:span></text:span><text:span text:style-name="T1"> "Gambarkan pemandangan kota masa depan yang sangat cerah, bersih, dan hijau. Gedung-gedung futuristik menyatu harmonis dengan taman vertikal dan ruang terbuka hijau. Transportasi tampak efisien dan ramah lingkungan. Tampilkan orang-orang dari berbagai usia dan latar belakang (termasuk yang mungkin menggunakan alat bantu mobilitas canggih atau BCI halus) tampak sehat, berinteraksi dengan gembira, belajar, atau bekerja secara kolaboratif (mungkin dengan interface hologram). Di latar belakang, bisa ditambahkan simbol-simbol kemajuan seperti turbin angin canggih, stasiun luar angkasa kecil, atau visualisasi data ilmiah yang kompleks. Keseluruhan suasana harus memancarkan harapan, kemajuan, dan keharmonisan." </text:span></text:p>
              </text:list-item>
            </text:list>
            <text:p text:style-name="P4"/>
            <text:p text:style-name="P173">Saya berhenti di sini. Menunggu perintah "YAX" untuk lanjut ke prompt Subbab 8.2 (Skenario Pesimis: Distopia Teknologi).</text:p>
          </text:section>
          <text:section text:style-name="Sect1" text:name="feedback-form-52">
            <text:p text:style-name="P268"/>
          </text:section>
        </text:section>
        <text:section text:style-name="Sect1" text:name="8e4f41034f244a70">
          <text:p text:style-name="P173"/>
          <text:section text:style-name="Sect1" text:name="user-query-content-53">
            <text:p text:style-name="P281">yax </text:p>
          </text:section>
          <text:p text:style-name="P268">Tampilkan alur berpikir</text:p>
          <text:section text:style-name="Sect2" text:name="model-response-message-contentr_8e4f41034f244a70">
            <text:p text:style-name="P173">Baik, setelah melambung dalam mimpi utopia, sekarang saatnya kita membanting setir dan melihat kemungkinan sebaliknya yang jauh lebih kelam.</text:p>
            <text:p text:style-name="P4"/>
            <text:p text:style-name="Text_20_body"><text:span text:style-name="Strong_20_Emphasis"><text:span text:style-name="T1">Menjawab Prompt untuk:</text:span></text:span><text:span text:style-name="T1"> </text:span><text:span text:style-name="Strong_20_Emphasis"><text:span text:style-name="T1">Subbab 8.2: Skenario Pesimis: Distopia Teknologi.</text:span></text:span></text:p>
            <text:p text:style-name="Text_20_body"><text:span text:style-name="Strong_20_Emphasis"><text:span text:style-name="T1">(Prompt:</text:span></text:span><text:span text:style-name="T1"> </text:span><text:span text:style-name="Emphasis"><text:span text:style-name="T1">"Tuliskan pembahasan mendalam (sekitar 400-500 kata) untuk Subbab 8.2, yang mengeksplorasi </text:span></text:span><text:span text:style-name="Emphasis"><text:span text:style-name="Strong_20_Emphasis"><text:span text:style-name="T1">skenario masa depan yang gelap dan mengerikan (distopia)</text:span></text:span></text:span><text:span text:style-name="Emphasis"><text:span text:style-name="T1"> jika teknologi ini jatuh ke tangan yang salah atau </text:span></text:span><text:soft-page-break/><text:span text:style-name="Emphasis"><text:span text:style-name="T1">berkembang tanpa kendali etis dan sosial. Fokus pada realisasi risiko yang telah diidentifikasi: * Kesenjangan Ekstrem: Perpecahan masyarakat menjadi 'manusia super' yang teraugmentasi dan 'manusia biasa' yang tertinggal, menciptakan kasta baru. * Kehilangan Otonomi &amp; Privasi: Pengawasan total melalui BCI, manipulasi pikiran atau perilaku oleh pemerintah/korporasi, hilangnya kehendak bebas. * Dehumanisasi: Erosi nilai-nilai kemanusiaan, hilangnya makna hidup atau identitas unik, ketergantungan total pada teknologi. * Konflik &amp; Kontrol: Penggunaan BCI untuk tujuan militer, pengendalian sosial, atau perang jenis baru. * Kerentanan Sistemik: Risiko kegagalan teknologi skala besar atau hacking dengan konsekuensi bencana. Gunakan contoh-contoh dari fiksi distopia (jika relevan) untuk ilustrasi, tetapi kaitkan dengan risiko nyata dari teknologi BCI/AI. Tujuannya adalah sebagai peringatan (cautionary tale)."</text:span></text:span><text:span text:style-name="T1">)</text:span></text:p>
            <text:p text:style-name="P4"/>
            <text:p text:style-name="Text_20_body"><text:span text:style-name="Strong_20_Emphasis"><text:span text:style-name="T1">(Hasil Jawaban Prompt)</text:span></text:span></text:p>
            <text:p text:style-name="Text_20_body"><text:span text:style-name="T1">Sudah larut malam nih Senin ini (31 Maret 2025, jam 10:50 malam WIB). Setelah tadi kita mungkin sedikit terbuai mimpi indah soal utopia simbiotik, sekarang saatnya kita lihat sisi gelap bulan, skenario mimpi buruk yang bisa terjadi kalau pengembangan BCI dan simbiosis manusia-AI ini lepas kendali, tanpa etika, tanpa keadilan, atau jatuh ke tangan yang salah. Ini adalah </text:span><text:span text:style-name="Strong_20_Emphasis"><text:span text:style-name="T1">Distopia Teknologi</text:span></text:span><text:span text:style-name="T1">, sebuah peringatan keras (</text:span><text:span text:style-name="Emphasis"><text:span text:style-name="T1">cautionary tale</text:span></text:span><text:span text:style-name="T1">) tentang masa depan yang harus kita hindari:</text:span></text:p>
            <text:p text:style-name="Text_20_body"><text:span text:style-name="Strong_20_Emphasis"><text:span text:style-name="T1">1. Dunia Terbelah Dua (Kesenjangan Ekstrem):</text:span></text:span></text:p>
            <text:p text:style-name="Text_20_body"><text:span text:style-name="T1">Ingat masalah kesetaraan akses yang kita bahas? Di skenario distopia, masalah ini meledak! Masyarakat terpecah total menjadi dua kasta: si </text:span><text:span text:style-name="Strong_20_Emphasis"><text:span text:style-name="T1">'Super' (Augmented)</text:span></text:span><text:span text:style-name="T1"> yang punya akses BCI canggih dan menikmati semua keuntungannya (kecerdasan super, kesehatan prima, kekayaan), dan si </text:span><text:span text:style-name="Strong_20_Emphasis"><text:span text:style-name="T1">'Biasa' (Naturals)</text:span></text:span><text:span text:style-name="T1"> yang tertinggal jauh, nggak bisa bersaing di pasar kerja, mungkin hidup dalam kemiskinan, dan dianggap warga kelas dua. Kesenjangan sosial dan ekonomi yang sudah ada di Indonesia dan dunia sekarang bisa jadi </text:span><text:span text:style-name="Strong_20_Emphasis"><text:span text:style-name="T1">jurang yang tak terseberangi</text:span></text:span><text:span text:style-name="T1">. Mirip seperti di film </text:span><text:span text:style-name="Emphasis"><text:span text:style-name="T1">Elysium</text:span></text:span><text:span text:style-name="T1"> atau </text:span><text:span text:style-name="Emphasis"><text:span text:style-name="T1">Gattaca</text:span></text:span><text:span text:style-name="T1">, di mana akses ke teknologi atau genetika superior menentukan nasibmu.</text:span></text:p>
            <text:p text:style-name="Text_20_body"><text:span text:style-name="Strong_20_Emphasis"><text:span text:style-name="T1">2. Pikiran Tak Lagi Milikmu (Kehilangan Otonomi &amp; Privasi Total):</text:span></text:span></text:p>
            <text:p text:style-name="Text_20_body"><text:soft-page-break/><text:span text:style-name="T1">Selamat datang di era pengawasan pikiran! Pemerintah otoriter atau korporasi raksasa bisa menggunakan BCI untuk </text:span><text:span text:style-name="Strong_20_Emphasis"><text:span text:style-name="T1">memantau pikiran, perasaan, dan niat</text:span></text:span><text:span text:style-name="T1"> setiap warganya secara </text:span><text:span text:style-name="Emphasis"><text:span text:style-name="T1">real-time</text:span></text:span><text:span text:style-name="T1">. Tidak ada lagi ruang pribadi, bahkan di dalam kepalamu sendiri. Setiap 'pemikiran menyimpang' bisa terdeteksi. Lebih parah lagi, BCI bisa dipakai untuk </text:span><text:span text:style-name="Strong_20_Emphasis"><text:span text:style-name="T1">manipulasi massal</text:span></text:span><text:span text:style-name="T1">. Iklan, berita, atau propaganda bisa 'disuntikkan' langsung, membentuk opini dan perilakumu tanpa kamu sadari. Kehendak bebasmu terkikis habis. Ini seperti novel </text:span><text:span text:style-name="Emphasis"><text:span text:style-name="T1">1984</text:span></text:span><text:span text:style-name="T1"> karya George Orwell, tapi 'Big Brother'-nya benar-benar bisa membaca pikiranmu.</text:span></text:p>
            <text:p text:style-name="Text_20_body"><text:span text:style-name="Strong_20_Emphasis"><text:span text:style-name="T1">3. Manusia Menjadi Mesin? (Dehumanisasi):</text:span></text:span></text:p>
            <text:p text:style-name="Text_20_body"><text:span text:style-name="T1">Dalam dunia yang terobsesi dengan efisiensi dan 'peningkatan' lewat teknologi, apa yang terjadi dengan nilai-nilai kemanusiaan kita? Mungkin </text:span><text:span text:style-name="Strong_20_Emphasis"><text:span text:style-name="T1">emosi dianggap kelemahan</text:span></text:span><text:span text:style-name="T1">, </text:span><text:span text:style-name="Strong_20_Emphasis"><text:span text:style-name="T1">kreativitas orisinal tergantikan</text:span></text:span><text:span text:style-name="T1"> oleh hasil optimal AI, </text:span><text:span text:style-name="Strong_20_Emphasis"><text:span text:style-name="T1">makna hidup yang ditemukan lewat perjuangan dan keterbatasan jadi hilang</text:span></text:span><text:span text:style-name="T1">. Karena terlalu bergantung pada AI untuk berpikir dan mengingat, kemampuan kognitif alami kita bisa jadi tumpul (ingat atrofi di 6.4). Kita bisa jadi sekumpulan individu yang super efisien tapi </text:span><text:span text:style-name="Strong_20_Emphasis"><text:span text:style-name="T1">kosong secara emosional dan spiritual</text:span></text:span><text:span text:style-name="T1">, lebih mirip robot biologis daripada manusia seutuhnya.</text:span></text:p>
            <text:p text:style-name="Text_20_body"><text:span text:style-name="Strong_20_Emphasis"><text:span text:style-name="T1">4. Pikiran Sebagai Senjata (Konflik &amp; Kontrol):</text:span></text:span></text:p>
            <text:p text:style-name="Text_20_body"><text:span text:style-name="T1">Teknologi BCI yang kuat pasti dilirik untuk </text:span><text:span text:style-name="Strong_20_Emphasis"><text:span text:style-name="T1">kepentingan militer</text:span></text:span><text:span text:style-name="T1">. Bayangkan tentara super yang bisa mengontrol drone atau senjata canggih pakai pikiran, atau bahkan kemampuan untuk melakukan </text:span><text:span text:style-name="Strong_20_Emphasis"><text:span text:style-name="T1">perang kognitif</text:span></text:span><text:span text:style-name="T1">—meretas atau melumpuhkan pikiran musuh dari jarak jauh. Selain perang antarnegara, BCI juga bisa jadi alat </text:span><text:span text:style-name="Strong_20_Emphasis"><text:span text:style-name="T1">pengendalian sosial</text:span></text:span><text:span text:style-name="T1"> yang absolut di tangan rezim represif, memadamkan perbedaan pendapat bahkan sebelum sempat terucap.</text:span></text:p>
            <text:p text:style-name="Text_20_body"><text:span text:style-name="Strong_20_Emphasis"><text:span text:style-name="T1">5. Runtuhnya Menara Gading Teknologi (Kerentanan Sistemik):</text:span></text:span></text:p>
            <text:p text:style-name="Text_20_body"><text:span text:style-name="T1">Masyarakat yang begitu bergantung pada jaringan BCI dan AI terpusat menjadi </text:span><text:span text:style-name="Strong_20_Emphasis"><text:span text:style-name="T1">sangat rapuh</text:span></text:span><text:span text:style-name="T1">. Satu saja kegagalan sistem skala besar—entah karena </text:span><text:span text:style-name="Emphasis"><text:span text:style-name="T1">bug</text:span></text:span><text:span text:style-name="T1">, bencana alam, serangan siber masif, atau bahkan suar matahari—bisa menyebabkan </text:span><text:span text:style-name="Strong_20_Emphasis"><text:span text:style-name="T1">kelumpuhan total</text:span></text:span><text:span text:style-name="T1">. Bayangkan 'kiamat kognitif' di mana semua orang yang terhubung tiba-tiba kehilangan kemampuan berpikir atau berfungsi normal. Fondasi peradaban bisa runtuh dalam </text:span><text:soft-page-break/><text:span text:style-name="T1">sekejap.</text:span></text:p>
            <text:p text:style-name="Text_20_body"><text:span text:style-name="Strong_20_Emphasis"><text:span text:style-name="T1">Peringatan Keras:</text:span></text:span></text:p>
            <text:p text:style-name="Text_20_body"><text:span text:style-name="T1">Skenario distopia ini memang terdengar mengerikan dan mungkin ekstrem. Tapi ini </text:span><text:span text:style-name="Strong_20_Emphasis"><text:span text:style-name="T1">bukanlah fantasi murni</text:span></text:span><text:span text:style-name="T1">. Risiko-risiko ini berakar pada potensi nyata dari teknologi BCI jika dikembangkan dan diterapkan tanpa pertimbangan etika, keadilan, dan keamanan yang matang. Ini adalah gambaran masa depan yang mungkin terjadi jika kita lalai, jika kita membiarkan teknologi mendikte nilai-nilai kita, bukan sebaliknya. Ini adalah masa depan yang harus kita cegah bersama-sama.</text:span></text:p>
            <text:p text:style-name="P4"/>
            <text:p text:style-name="Text_20_body"><text:span text:style-name="Strong_20_Emphasis"><text:span text:style-name="T1">(Tips Tambahan - Opsional)</text:span></text:span></text:p>
            <text:list xml:id="list4755316833642618484" text:style-name="L140">
              <text:list-item>
                <text:p text:style-name="P139"><text:span text:style-name="Strong_20_Emphasis"><text:span text:style-name="T1">Tips Referensi Distopia:</text:span></text:span><text:span text:style-name="T1"> Menggunakan referensi ke karya fiksi distopia terkenal (</text:span><text:span text:style-name="Emphasis"><text:span text:style-name="T1">1984, Elysium</text:span></text:span><text:span text:style-name="T1">, dll) bisa menjadi cara efektif untuk membantu pembaca (terutama remaja yang mungkin familiar dengan beberapa karya ini) membayangkan dan memahami konsep-konsep distopia yang kompleks secara lebih cepat dan emosional. </text:span></text:p>
              </text:list-item>
            </text:list>
            <text:p text:style-name="Text_20_body"><text:span text:style-name="Strong_20_Emphasis"><text:span text:style-name="T1">(Prompt Ilustrasi - Opsional)</text:span></text:span></text:p>
            <text:list xml:id="list5291088011796653204" text:style-name="L141">
              <text:list-item>
                <text:p text:style-name="P140"><text:span text:style-name="Strong_20_Emphasis"><text:span text:style-name="T1">Prompt Gambar:</text:span></text:span><text:span text:style-name="T1"> "Gambarkan pemandangan kota malam yang gelap, hujan, dan penuh tekanan. Gedung-gedung tinggi tampak dingin dan mengintimidasi, mungkin dengan layar-layar besar yang menampilkan propaganda atau mata yang mengawasi. Orang-orang di jalanan tampak berjalan membungkuk, seragam, atau seperti kehilangan jiwa, mungkin dengan implan BCI yang terlihat jelas dan bersifat mengontrol. Tunjukkan kontras antara menara elit yang terang benderang di atas dan jalanan kumuh di bawah. Tambahkan elemen seperti kamera pengawas di mana-mana atau drone patroli dengan simbol mata. Gunakan palet warna gelap, suram, dan mungkin sedikit nuansa neon yang dingin." </text:span></text:p>
              </text:list-item>
            </text:list>
            <text:p text:style-name="P4"/>
            <text:p text:style-name="P173">Saya berhenti di sini. Menunggu perintah "YAX" untuk lanjut ke prompt Subbab 8.3 (Jalan Tengah: Koeksistensi dan Regulasi).</text:p>
          </text:section>
          <text:section text:style-name="Sect1" text:name="feedback-form-53">
            <text:p text:style-name="P268"/>
          </text:section>
        </text:section>
        <text:section text:style-name="Sect1" text:name="93937016630807a7">
          <text:p text:style-name="P173"><text:soft-page-break/></text:p>
          <text:section text:style-name="Sect1" text:name="user-query-content-54">
            <text:p text:style-name="P281">yax </text:p>
          </text:section>
          <text:p text:style-name="P268">Tampilkan alur berpikir</text:p>
          <text:section text:style-name="Sect2" text:name="model-response-message-contentr_93937016630807a7">
            <text:p text:style-name="P173">Oke, setelah membayangkan surga utopia dan neraka distopia, mari kita pijakkan kaki kembali ke bumi. Mungkin ada jalan lain?</text:p>
            <text:p text:style-name="P4"/>
            <text:p text:style-name="Text_20_body"><text:span text:style-name="Strong_20_Emphasis"><text:span text:style-name="T1">Menjawab Prompt untuk:</text:span></text:span><text:span text:style-name="T1"> </text:span><text:span text:style-name="Strong_20_Emphasis"><text:span text:style-name="T1">Subbab 8.3: Jalan Tengah: Koeksistensi dan Regulasi.</text:span></text:span></text:p>
            <text:p text:style-name="Text_20_body"><text:span text:style-name="Strong_20_Emphasis"><text:span text:style-name="T1">(Prompt:</text:span></text:span><text:span text:style-name="T1"> </text:span><text:span text:style-name="Emphasis"><text:span text:style-name="T1">"Tuliskan pembahasan mendalam (sekitar 400-500 kata) untuk Subbab 8.3, yang menyajikan </text:span></text:span><text:span text:style-name="Emphasis"><text:span text:style-name="Strong_20_Emphasis"><text:span text:style-name="T1">pandangan yang lebih bernuansa dan mungkin realistis</text:span></text:span></text:span><text:span text:style-name="Emphasis"><text:span text:style-name="T1"> tentang masa depan. Gambarkan sebuah dunia di mana teknologi BCI dan potensi simbiosis berkembang, namun dikelola melalui upaya sadar masyarakat: * Pentingnya Regulasi &amp; Etika: Perlunya kerangka hukum dan etika yang kuat (nasional &amp; internasional) untuk mengatur pengembangan, akses, dan penggunaan BCI. Siapa yang membuat aturan? Bagaimana menegakkannya? * Dialog Publik &amp; Demokrasi: Pentingnya diskusi terbuka melibatkan masyarakat, ilmuwan, filsuf, dan pembuat kebijakan untuk membentuk arah teknologi. * Koeksistensi: Kemungkinan adanya berbagai tingkat augmentasi atau pilihan untuk tidak menggunakan teknologi ini sama sekali, dan bagaimana masyarakat bisa mengakomodasi perbedaan ini. * Adaptasi Bertahap: Masa depan mungkin tidak sedramatis utopia atau distopia, melainkan proses adaptasi sosial dan teknologi yang berjalan lambat, rumit, dan penuh kompromi. * Tanggung Jawab Bersama: Tekankan bahwa masa depan ini tidak ditentukan oleh teknologi itu sendiri, melainkan oleh </text:span></text:span><text:span text:style-name="Emphasis"><text:span text:style-name="Strong_20_Emphasis"><text:span text:style-name="T1">pilihan-pilihan kolektif</text:span></text:span></text:span><text:span text:style-name="Emphasis"><text:span text:style-name="T1"> yang kita buat hari ini dan di masa mendatang. Kaitkan kembali ke judul bab 'Masa Depan Ada di Tangan Kita?'."</text:span></text:span><text:span text:style-name="T1">)</text:span></text:p>
            <text:p text:style-name="P4"/>
            <text:p text:style-name="Text_20_body"><text:span text:style-name="Strong_20_Emphasis"><text:span text:style-name="T1">(Hasil Jawaban Prompt)</text:span></text:span></text:p>
            <text:p text:style-name="Text_20_body"><text:span text:style-name="T1">Sudah hampir jam 11 malam Senin ini (31 Maret 2025, 10:51 malam WIB). Setelah membayangkan masa depan yang begitu ekstrem—entah itu surga teknologi atau neraka dehumanisasi—mungkin ada kemungkinan ketiga yang lebih masuk akal, meskipun nggak seglamor dua skenario tadi. Ini </text:span><text:soft-page-break/><text:span text:style-name="T1">adalah </text:span><text:span text:style-name="Strong_20_Emphasis"><text:span text:style-name="T1">'Jalan Tengah'</text:span></text:span><text:span text:style-name="T1">: sebuah masa depan di mana teknologi BCI dan simbiosis manusia-AI terus berkembang, tapi perkembangannya nggak dibiarin liar begitu aja. Masyarakat secara sadar berusaha </text:span><text:span text:style-name="Strong_20_Emphasis"><text:span text:style-name="T1">mengelola, mengarahkan, dan beradaptasi</text:span></text:span><text:span text:style-name="T1"> dengannya. Seperti apa bentuknya?</text:span></text:p>
            <text:p text:style-name="Text_20_body"><text:span text:style-name="Strong_20_Emphasis"><text:span text:style-name="T1">1. Aturan Main yang Jelas (Regulasi &amp; Etika yang Kuat):</text:span></text:span></text:p>
            <text:p text:style-name="Text_20_body"><text:span text:style-name="T1">Di jalan tengah ini, kita sadar betul bahaya kalau teknologi secanggih BCI dibiarkan tanpa aturan. Makanya, prioritas utamanya adalah membangun </text:span><text:span text:style-name="Strong_20_Emphasis"><text:span text:style-name="T1">kerangka hukum dan etika yang kokoh</text:span></text:span><text:span text:style-name="T1">, baik di tingkat nasional (perlu update besar-besaran untuk hukum di Indonesia!) maupun internasional. Aturan ini harus jelas mengatur soal: * </text:span><text:span text:style-name="Strong_20_Emphasis"><text:span text:style-name="T1">Keamanan &amp; Privasi:</text:span></text:span><text:span text:style-name="T1"> Perlindungan data pikiran, standar keamanan BCI. * </text:span><text:span text:style-name="Strong_20_Emphasis"><text:span text:style-name="T1">Keadilan Akses:</text:span></text:span><text:span text:style-name="T1"> Upaya biar teknologi nggak cuma buat si kaya (subsidi? riset publik?). * </text:span><text:span text:style-name="Strong_20_Emphasis"><text:span text:style-name="T1">Penggunaan yang Etis:</text:span></text:span><text:span text:style-name="T1"> Larangan penggunaan untuk manipulasi, diskriminasi, atau senjata. * </text:span><text:span text:style-name="Strong_20_Emphasis"><text:span text:style-name="T1">Tanggung Jawab:</text:span></text:span><text:span text:style-name="T1"> Siapa yang disalahkan kalau ada masalah? Tentu, bikin aturan global buat teknologi yang bergerak cepat ini susah banget. Siapa yang berhak bikin aturan? Gimana menegakkannya? Ini butuh kerja sama internasional yang serius.</text:span></text:p>
            <text:p text:style-name="Text_20_body"><text:span text:style-name="Strong_20_Emphasis"><text:span text:style-name="T1">2. Ngobrol Bareng, Nentuin Arah Bareng (Dialog Publik &amp; Demokrasi):</text:span></text:span></text:p>
            <text:p text:style-name="Text_20_body"><text:span text:style-name="T1">Keputusan soal masa depan kemanusiaan nggak bisa diserahin cuma ke segelintir ahli teknologi atau pejabat pemerintah. Di jalan tengah ini, ada </text:span><text:span text:style-name="Strong_20_Emphasis"><text:span text:style-name="T1">ruang diskusi publik yang luas dan terbuka</text:span></text:span><text:span text:style-name="T1">. Ilmuwan, filsuf, seniman, tokoh agama, aktivis sosial, dan terutama </text:span><text:span text:style-name="Strong_20_Emphasis"><text:span text:style-name="T1">warga negara biasa (termasuk kamu!)</text:span></text:span><text:span text:style-name="T1"> harus dilibatkan buat ngebahas: teknologi macam apa yang kita mau? Batasannya di mana? Nilai apa yang mau kita jaga? Mungkin semangat </text:span><text:span text:style-name="Strong_20_Emphasis"><text:span text:style-name="T1">musyawarah</text:span></text:span><text:span text:style-name="T1"> untuk mencapai mufakat, yang jadi bagian budaya Indonesia, bisa jadi inspirasi (walaupun dalam skala global tentu lebih rumit). Yang jelas, arah teknologi harus ditentukan secara demokratis.</text:span></text:p>
            <text:p text:style-name="Text_20_body"><text:span text:style-name="Strong_20_Emphasis"><text:span text:style-name="T1">3. Hidup Berdampingan dengan Perbedaan (Koeksistensi):</text:span></text:span></text:p>
            <text:p text:style-name="Text_20_body"><text:span text:style-name="T1">Mungkin nggak semua orang mau atau bisa pakai BCI canggih. Jalan tengah ini membayangkan sebuah masyarakat di mana </text:span><text:span text:style-name="Strong_20_Emphasis"><text:span text:style-name="T1">berbagai tingkat augmentasi bisa hidup berdampingan secara damai</text:span></text:span><text:span text:style-name="T1">. Ada yang memilih jadi 'super augmented', ada yang pakai BCI secukupnya, ada juga yang memilih tetap 'alami' sepenuhnya. Kuncinya adalah </text:span><text:span text:style-name="Strong_20_Emphasis"><text:span text:style-name="T1">toleransi</text:span></text:span><text:span text:style-name="T1">, saling menghargai pilihan masing-masing, dan adanya </text:span><text:span text:style-name="Strong_20_Emphasis"><text:span text:style-name="T1">undang-undang anti-</text:span></text:span><text:soft-page-break/><text:span text:style-name="Strong_20_Emphasis"><text:span text:style-name="T1">diskriminasi</text:span></text:span><text:span text:style-name="T1"> yang melindungi semua kelompok.</text:span></text:p>
            <text:p text:style-name="Text_20_body"><text:span text:style-name="Strong_20_Emphasis"><text:span text:style-name="T1">4. Perubahan yang Nggak Instan (Adaptasi Bertahap):</text:span></text:span></text:p>
            <text:p text:style-name="Text_20_body"><text:span text:style-name="T1">Mungkin masa depan nggak akan sedramatis lompatan ke utopia atau kejatuhan ke distopia. Bisa jadi, perubahan itu berjalan </text:span><text:span text:style-name="Strong_20_Emphasis"><text:span text:style-name="T1">jauh lebih lambat, lebih bertahap, dan lebih 'berantakan'</text:span></text:span><text:span text:style-name="T1">. Masyarakat akan beradaptasi pelan-pelan, ada coba-coba (trial and error), ada perdebatan terus-menerus, ada kompromi di sana-sini. Kayak proses adaptasi kita sama internet atau smartphone, tapi mungkin dalam skala yang lebih besar dan lebih personal.</text:span></text:p>
            <text:p text:style-name="Text_20_body"><text:span text:style-name="Strong_20_Emphasis"><text:span text:style-name="T1">Intinya: Tanggung Jawab Kita Semua</text:span></text:span></text:p>
            <text:p text:style-name="Text_20_body"><text:span text:style-name="T1">'Jalan Tengah' ini </text:span><text:span text:style-name="Strong_20_Emphasis"><text:span text:style-name="T1">bukan</text:span></text:span><text:span text:style-name="T1"> jalan yang gampang atau otomatis tercapai. Justru, ini jalan yang paling butuh </text:span><text:span text:style-name="Strong_20_Emphasis"><text:span text:style-name="T1">kerja keras, kearifan, dan tanggung jawab kolektif</text:span></text:span><text:span text:style-name="T1">. Ini menekankan kembali judul bab ini: </text:span><text:span text:style-name="Strong_20_Emphasis"><text:span text:style-name="T1">Masa Depan (yang mungkin nggak seekstrem bayangan kita tapi tetap penuh tantangan) Ada di Tangan Kita</text:span></text:span><text:span text:style-name="T1">. Bukan teknologi yang nentuin nasib kita, tapi pilihan-pilihan sadar yang kita buat—tentang nilai apa yang kita junjung tinggi, aturan apa yang kita sepakati, dan masyarakat seperti apa yang ingin kita wariskan. Perjalanan ini butuh kewaspadaan dan partisipasi aktif dari kita semua, terus-menerus.</text:span></text:p>
            <text:p text:style-name="P4"/>
            <text:p text:style-name="Text_20_body"><text:span text:style-name="Strong_20_Emphasis"><text:span text:style-name="T1">(Tips Tambahan - Opsional)</text:span></text:span></text:p>
            <text:list xml:id="list887131545678261263" text:style-name="L142">
              <text:list-item>
                <text:p text:style-name="P141"><text:span text:style-name="Strong_20_Emphasis"><text:span text:style-name="T1">Tips Menekankan Proses:</text:span></text:span><text:span text:style-name="T1"> Berbeda dengan skenario utopia/distopia yang fokus pada hasil akhir, 'jalan tengah' ini lebih efektif digambarkan sebagai sebuah </text:span><text:span text:style-name="Emphasis"><text:span text:style-name="T1">proses</text:span></text:span><text:span text:style-name="T1"> yang berkelanjutan (regulasi, dialog, adaptasi, kompromi). Ini memberikan kesan yang lebih realistis dan menekankan peran aktif manusia dalam mengelola perubahan. </text:span></text:p>
              </text:list-item>
            </text:list>
            <text:p text:style-name="Text_20_body"><text:span text:style-name="Strong_20_Emphasis"><text:span text:style-name="T1">(Prompt Ilustrasi - Opsional)</text:span></text:span></text:p>
            <text:list xml:id="list4601992948319191090" text:style-name="L143">
              <text:list-item>
                <text:p text:style-name="P142"><text:span text:style-name="Strong_20_Emphasis"><text:span text:style-name="T1">Prompt Gambar:</text:span></text:span><text:span text:style-name="T1"> "Gambarkan sebuah pemandangan masyarakat yang dinamis dan kompleks. Tunjukkan orang-orang dengan berbagai tingkat 'augmentasi' (ada yang pakai BCI canggih, ada yang biasa saja) berinteraksi di ruang publik. Ada elemen teknologi maju (gedung pintar, transportasi efisien), tapi juga ada elemen kehidupan 'normal' (taman, pasar kecil, interaksi sosial tatap muka). Tambahkan </text:span><text:soft-page-break/><text:span text:style-name="T1">ikon-ikon yang menyimbolkan 'proses pengelolaan': ikon orang berdiskusi di meja bundar (dialog publik), ikon dokumen hukum &amp; palu hakim (regulasi), ikon roda gigi yang saling terkait (adaptasi/kompromi). Keseluruhan suasana tidak hitam-putih, melainkan beragam, aktif, dan terus bergerak." </text:span></text:p>
              </text:list-item>
            </text:list>
            <text:p text:style-name="P4"/>
            <text:p text:style-name="P173">Saya berhenti di sini. Menunggu perintah "YAX" untuk lanjut ke prompt pengantar Bab 9 (Kamu Adalah Arsitek Masa Depan).</text:p>
          </text:section>
          <text:section text:style-name="Sect1" text:name="feedback-form-54">
            <text:p text:style-name="P268"/>
          </text:section>
        </text:section>
        <text:section text:style-name="Sect1" text:name="353ee2abf3f5682e">
          <text:p text:style-name="P173"/>
          <text:section text:style-name="Sect1" text:name="user-query-content-55">
            <text:p text:style-name="P281">yax </text:p>
          </text:section>
          <text:p text:style-name="P268">Tampilkan alur berpikir</text:p>
          <text:section text:style-name="Sect2" text:name="model-response-message-contentr_353ee2abf3f5682e">
            <text:p text:style-name="P173">Oke, ini dia bab terakhir dari perjalanan inti kita! Bab ini khusus buat kamu.</text:p>
            <text:p text:style-name="P4"/>
            <text:p text:style-name="Text_20_body"><text:span text:style-name="Strong_20_Emphasis"><text:span text:style-name="T1">Menjawab Prompt untuk:</text:span></text:span><text:span text:style-name="T1"> </text:span><text:span text:style-name="Strong_20_Emphasis"><text:span text:style-name="T1">Pengantar Bab 9: Kamu Adalah Arsitek Masa Depan</text:span></text:span></text:p>
            <text:p text:style-name="Text_20_body"><text:span text:style-name="Strong_20_Emphasis"><text:span text:style-name="T1">(Prompt:</text:span></text:span><text:span text:style-name="T1"> </text:span><text:span text:style-name="Emphasis"><text:span text:style-name="T1">"Tuliskan paragraf pengantar (sekitar 150 kata) untuk Bab 9: 'Kamu Adalah Arsitek Masa Depan'. Mulai dengan sapaan langsung kepada pembaca ('Kamu'). Sampaikan bahwa setelah menjelajahi kemungkinan masa depan yang menakjubkan sekaligus menantang, mungkin muncul pertanyaan: 'Apa hubungannya semua ini denganku? Apa yang bisa aku lakukan?'. Tegaskan bahwa bab terakhir ini didedikasikan untuk menjawab pertanyaan tersebut. Tekankan bahwa masa depan yang dibahas dalam buku ini bukanlah sesuatu yang akan 'terjadi begitu saja' pada mereka, tetapi sesuatu yang akan mereka hidupi, pengaruhi, dan bentuk. Sampaikan bahwa generasi merekalah yang akan menjadi 'arsitek' utama masa depan hubungan manusia dengan teknologi canggih seperti AI dan BCI. Janjikan bahwa bab ini akan membahas mengapa suara dan pemikiran mereka sangat penting, memberikan pertanyaan kunci untuk direnungkan secara pribadi, dan menawarkan ide-ide konkret tentang bagaimana mereka bisa mulai terlibat dan belajar lebih lanjut, sekarang juga."</text:span></text:span><text:span text:style-name="T1">)</text:span></text:p>
            <text:p text:style-name="P4"/>
            <text:p text:style-name="Text_20_body"><text:soft-page-break/><text:span text:style-name="Strong_20_Emphasis"><text:span text:style-name="T1">(Hasil Jawaban Prompt)</text:span></text:span></text:p>
            <text:p text:style-name="P173">Hei, Kamu! Iya, kamu yang udah setia ngikutin perjalanan panjang di buku ini. Sudah larut malam nih Senin ini (31 Maret 2025, hampir jam 11 malam WIB), mungkin kepalamu udah penuh sama semua ide gila, potensi keren, risiko ngeri, dan pertanyaan besar dari bab-bab sebelumnya. Mungkin kamu jadi mikir, "Wow, rumit banget ya masa depan ini... terus, apa hubungannya sama aku? Aku kan cuma remaja biasa di Indonesia, apa yang bisa aku lakuin?"</text:p>
            <text:p text:style-name="Text_20_body"><text:span text:style-name="T1">Nah, bab terakhir ini spesial banget karena ini semua tentang </text:span><text:span text:style-name="Strong_20_Emphasis"><text:span text:style-name="T1">kamu</text:span></text:span><text:span text:style-name="T1">. Bab ini didedikasikan buat menjawab pertanyaan itu. Karena masa depan canggih yang penuh simbiosis manusia-AI ini </text:span><text:span text:style-name="Strong_20_Emphasis"><text:span text:style-name="T1">bukanlah</text:span></text:span><text:span text:style-name="T1"> sesuatu yang bakal 'terjadi gitu aja' dan kamu cuma jadi penonton. Bukan! Kamu dan generasimu adalah orang-orang yang akan </text:span><text:span text:style-name="Strong_20_Emphasis"><text:span text:style-name="T1">menghidupi</text:span></text:span><text:span text:style-name="T1"> masa depan itu, </text:span><text:span text:style-name="Strong_20_Emphasis"><text:span text:style-name="T1">dipengaruhi</text:span></text:span><text:span text:style-name="T1"> olehnya, tapi yang paling penting: kalianlah yang akan </text:span><text:span text:style-name="Strong_20_Emphasis"><text:span text:style-name="T1">ikut membentuknya</text:span></text:span><text:span text:style-name="T1">. Kalian adalah </text:span><text:span text:style-name="Strong_20_Emphasis"><text:span text:style-name="T1">arsitek-arsitek utama</text:span></text:span><text:span text:style-name="T1"> yang akan merancang seperti apa hubungan manusia dengan teknologi AI dan BCI di dekade-dekade mendatang. Di bab ini, kita bakal bahas tuntas kenapa suara dan pemikiranmu itu super penting, ngasih kamu beberapa pertanyaan kunci buat direnungin sendiri, dan ngasih ide-ide nyata gimana kamu bisa mulai 'ambil bagian' dan belajar lebih lanjut. Jadi, jangan tutup dulu buku ini (atau matiin gadgetmu!), karena bagian terpenting mungkin baru akan dimulai: menyadari kekuatanmu sebagai arsitek masa depan.</text:span></text:p>
            <text:p text:style-name="P4"/>
            <text:p text:style-name="Text_20_body"><text:span text:style-name="Strong_20_Emphasis"><text:span text:style-name="T1">(Tips Tambahan - Opsional)</text:span></text:span></text:p>
            <text:list xml:id="list2421925356692375871" text:style-name="L144">
              <text:list-item>
                <text:p text:style-name="P143"><text:span text:style-name="Strong_20_Emphasis"><text:span text:style-name="T1">Tips Nada Personal &amp; Pemberdayaan:</text:span></text:span><text:span text:style-name="T1"> Menggunakan sapaan langsung ("Kamu"), mengakui potensi perasaan pembaca ("mungkin kamu mikir..."), dan secara eksplisit menyatakan bahwa bab ini didedikasikan untuk mereka adalah cara yang efektif untuk menciptakan koneksi personal dan membuat pesan pemberdayaan terasa lebih tulus dan kuat. </text:span></text:p>
              </text:list-item>
            </text:list>
            <text:p text:style-name="Text_20_body"><text:span text:style-name="Strong_20_Emphasis"><text:span text:style-name="T1">(Prompt Ilustrasi - Opsional)</text:span></text:span></text:p>
            <text:list xml:id="list1250303213619196311" text:style-name="L145">
              <text:list-item>
                <text:p text:style-name="P144"><text:span text:style-name="Strong_20_Emphasis"><text:span text:style-name="T1">Prompt Gambar:</text:span></text:span><text:span text:style-name="T1"> "Gambarkan ilustrasi yang inspiratif dan penuh harapan. Tampilkan sekelompok remaja yang beragam (profil dari </text:span><text:soft-page-break/><text:span text:style-name="T1">samping atau sedikit dari belakang) sedang melihat ke arah sebuah 'cetak biru' (blueprint) atau desain hologram besar yang melayang di depan mereka. Cetak biru ini menunjukkan sketsa kota atau masyarakat masa depan yang seimbang antara teknologi dan kemanusiaan. Beberapa remaja mungkin terlihat memegang 'alat' desain (bisa berupa tablet, stylus cahaya, atau bahkan hanya gestur tangan yang interaktif dengan hologram). Fokus utama adalah pada ekspresi mereka yang penuh tekad, harapan, dan pandangan ke masa depan, menyimbolkan peran mereka sebagai 'arsitek'." </text:span></text:p>
              </text:list-item>
            </text:list>
            <text:p text:style-name="P4"/>
            <text:p text:style-name="P173">Saya berhenti di sini. Menunggu perintah "YAX" untuk lanjut ke prompt Subbab 9.1 (Mengapa Pemikiranmu Penting?).</text:p>
          </text:section>
          <text:section text:style-name="Sect1" text:name="feedback-form-55">
            <text:p text:style-name="P268"/>
          </text:section>
        </text:section>
        <text:section text:style-name="Sect1" text:name="ba4a4f8d72cabb0d">
          <text:p text:style-name="P173"/>
          <text:section text:style-name="Sect1" text:name="user-query-content-56">
            <text:p text:style-name="P281">yax </text:p>
          </text:section>
          <text:p text:style-name="P268">Tampilkan alur berpikir</text:p>
          <text:section text:style-name="Sect2" text:name="model-response-message-contentr_ba4a4f8d72cabb0d">
            <text:p text:style-name="P173">Oke, mari kita jawab pertanyaan penting ini: kenapa sih kamu, sebagai remaja, punya peran krusial banget dalam urusan masa depan secanggih (dan serumit) ini?</text:p>
            <text:p text:style-name="P4"/>
            <text:p text:style-name="Text_20_body"><text:span text:style-name="Strong_20_Emphasis"><text:span text:style-name="T1">Menjawab Prompt untuk:</text:span></text:span><text:span text:style-name="T1"> </text:span><text:span text:style-name="Strong_20_Emphasis"><text:span text:style-name="T1">Subbab 9.1: Mengapa Pemikiranmu Penting? Peran Generasi Muda.</text:span></text:span></text:p>
            <text:p text:style-name="Text_20_body"><text:span text:style-name="Strong_20_Emphasis"><text:span text:style-name="T1">(Prompt:</text:span></text:span><text:span text:style-name="T1"> </text:span><text:span text:style-name="Emphasis"><text:span text:style-name="T1">"Tuliskan pembahasan mendalam (sekitar 400-500 kata) untuk Subbab 9.1. Jelaskan secara meyakinkan </text:span></text:span><text:span text:style-name="Emphasis"><text:span text:style-name="Strong_20_Emphasis"><text:span text:style-name="T1">mengapa pandangan dan partisipasi generasi muda (pembaca) sangat krusial</text:span></text:span></text:span><text:span text:style-name="Emphasis"><text:span text:style-name="T1"> dalam menghadapi masa depan teknologi seperti BCI dan simbiosis manusia-AI. Argumen bisa mencakup: * Kalian adalah Pewaris Masa Depan: Kalian yang akan hidup paling lama dengan konsekuensi pilihan teknologi yang dibuat hari ini. * Perspektif Unik Digital Natives: Kalian tumbuh besar bersama teknologi digital, memberikan intuisi dan pemahaman yang berbeda dari generasi sebelumnya. * Sumber Inovasi &amp; Perubahan: Kalian adalah calon ilmuwan, insinyur, seniman, filsuf, pembuat kebijakan, dan warga negara masa depan yang akan mendorong inovasi sekaligus mengarahkannya. * Energi &amp; </text:span></text:span><text:soft-page-break/><text:span text:style-name="Emphasis"><text:span text:style-name="T1">Idealisme: Semangat muda seringkali membawa energi baru, pertanyaan kritis, dan idealisme yang dibutuhkan untuk menantang status quo dan memperjuangkan masa depan yang lebih baik. * Pentingnya Suara dalam Demokrasi: Sebagai calon pemilih dan partisipan aktif, suara kalian penting dalam membentuk regulasi dan kebijakan publik terkait teknologi. Berikan contoh (jika ada) bagaimana aktivisme atau inovasi anak muda telah membawa perubahan. Tujuannya adalah untuk menumbuhkan rasa agency dan meyakinkan pembaca bahwa mereka tidak sekadar penonton pasif."</text:span></text:span><text:span text:style-name="T1">)</text:span></text:p>
            <text:p text:style-name="P4"/>
            <text:p text:style-name="Text_20_body"><text:span text:style-name="Strong_20_Emphasis"><text:span text:style-name="T1">(Hasil Jawaban Prompt)</text:span></text:span></text:p>
            <text:p text:style-name="Text_20_body"><text:span text:style-name="T1">Mungkin kamu sering dengar orang dewasa bilang, "Ah, anak muda tahu apa soal masa depan?" atau kamu sendiri merasa, "Gimana aku bisa ngaruh sih?". Buang jauh-jauh pikiran itu! Justru </text:span><text:span text:style-name="Strong_20_Emphasis"><text:span text:style-name="T1">kamu dan generasimu adalah kunci utama</text:span></text:span><text:span text:style-name="T1"> dalam menghadapi gelombang teknologi BCI dan simbiosis manusia-AI ini. Kenapa? Nih alasannya:</text:span></text:p>
            <text:list xml:id="list5254811254958746174" text:style-name="L146">
              <text:list-item>
                <text:p text:style-name="P145"><text:span text:style-name="Strong_20_Emphasis"><text:span text:style-name="T1">Kalian Pewaris Sah Masa Depan Ini:</text:span></text:span><text:span text:style-name="T1"> Coba pikir deh. Teknologi yang dikembangkan sekarang, aturan yang dibuat hari ini, itu semua akan membentuk dunia tempat </text:span><text:span text:style-name="Strong_20_Emphasis"><text:span text:style-name="T1">kalian</text:span></text:span><text:span text:style-name="T1"> akan hidup paling lama. Kalian yang akan merasakan langsung dampak baik atau buruknya di usia dewasa kalian nanti. Kalian punya kepentingan (</text:span><text:span text:style-name="Emphasis"><text:span text:style-name="T1">stake</text:span></text:span><text:span text:style-name="T1">) paling besar dalam memastikan masa depan ini jadi tempat yang baik untuk ditinggali. Jadi, suara kalian soal masa depan ini </text:span><text:span text:style-name="Emphasis"><text:span text:style-name="T1">harus</text:span></text:span><text:span text:style-name="T1"> didengar!</text:span></text:p>
              </text:list-item>
              <text:list-item>
                <text:p text:style-name="P145"><text:span text:style-name="Strong_20_Emphasis"><text:span text:style-name="T1">Otak 'Digital Native' Kalian Itu Aset:</text:span></text:span><text:span text:style-name="T1"> Kalian lahir dan tumbuh besar di era internet, smartphone, media sosial, dan AI yang makin pintar. Teknologi digital itu udah kayak 'bahasa ibu' buat kalian. Ini ngasih kalian </text:span><text:span text:style-name="Strong_20_Emphasis"><text:span text:style-name="T1">intuisi dan pemahaman</text:span></text:span><text:span text:style-name="T1"> yang beda banget sama generasi sebelumnya. Kalian mungkin lebih cepat 'ngeh' sama potensi dan risiko teknologi baru, lebih adaptif, dan mungkin nggak terlalu 'kaget' atau takut sama perubahan kayak generasi yang lebih tua. Perspektif unik kalian ini dibutuhkan banget!</text:span></text:p>
              </text:list-item>
              <text:list-item>
                <text:p text:style-name="P145"><text:span text:style-name="Strong_20_Emphasis"><text:span text:style-name="T1">Kalian adalah Sumber Inovasi Berikutnya:</text:span></text:span><text:span text:style-name="T1"> Siapa yang bakal jadi ilmuwan, insinyur, programmer, desainer, seniman, penulis, filsuf, pengacara, dokter, atau bahkan presiden di masa depan? Ya kalian! Kalianlah yang nantinya akan </text:span><text:span text:style-name="Strong_20_Emphasis"><text:span text:style-name="T1">menciptakan, mengembangkan, </text:span></text:span><text:soft-page-break/><text:span text:style-name="Strong_20_Emphasis"><text:span text:style-name="T1">menggunakan, dan juga mengatur</text:span></text:span><text:span text:style-name="T1"> teknologi-teknologi canggih ini. Indonesia punya bonus demografi, artinya banyak banget anak muda kayak kamu yang punya potensi besar. Ide-ide segar dan terobosan baru kemungkinan besar akan datang dari generasi kalian.</text:span></text:p>
              </text:list-item>
              <text:list-item>
                <text:p text:style-name="P145"><text:span text:style-name="Strong_20_Emphasis"><text:span text:style-name="T1">Energi dan Idealisme Penggerak Perubahan:</text:span></text:span><text:span text:style-name="T1"> Anak muda itu identik dengan </text:span><text:span text:style-name="Strong_20_Emphasis"><text:span text:style-name="T1">energi yang meluap-luap, rasa ingin tahu yang besar, dan idealisme</text:span></text:span><text:span text:style-name="T1">. Kalian berani mempertanyakan hal-hal yang udah dianggap 'mapan', menantang status quo, dan punya semangat buat bikin dunia jadi lebih baik. Lihat aja gerakan anak muda global soal perubahan iklim atau isu-isu sosial lainnya! Semangat kritis dan idealisme inilah yang dibutuhkan buat memastikan teknologi BCI dan AI dikembangkan dengan arah yang benar dan etis.</text:span></text:p>
              </text:list-item>
              <text:list-item>
                <text:p text:style-name="P145"><text:span text:style-name="Strong_20_Emphasis"><text:span text:style-name="T1">Kekuatan Suara dalam Demokrasi:</text:span></text:span><text:span text:style-name="T1"> Sebentar lagi, kalian akan jadi pemilih, aktivis, atau bahkan pembuat kebijakan. Di negara demokrasi kayak Indonesia, </text:span><text:span text:style-name="Strong_20_Emphasis"><text:span text:style-name="T1">suara kolektif warga negara itu penting banget</text:span></text:span><text:span text:style-name="T1">. Opini dan tuntutan kalian soal bagaimana teknologi ini harus diatur—soal privasi, keadilan akses, keamanan—akan sangat memengaruhi undang-undang dan kebijakan pemerintah di masa depan. Jangan pernah remehkan kekuatan suaramu, apalagi kalau bersatu dengan teman-temanmu!</text:span></text:p>
              </text:list-item>
            </text:list>
            <text:p text:style-name="Text_20_body"><text:span text:style-name="T1">Jadi, jangan pernah merasa kamu cuma 'remaja biasa' yang nggak punya peran. Pemikiranmu, pertanyaanmu, ide-idemu, bahkan kekhawatiranmu itu </text:span><text:span text:style-name="Strong_20_Emphasis"><text:span text:style-name="T1">sangat penting</text:span></text:span><text:span text:style-name="T1">. Selasa pagi ini (1 April 2025, hampir jam 7), saat kamu memulai hari, ingatlah: masa depan itu bukan cuma buat ditunggu atau ditakuti, tapi buat ikut diciptakan. Dan kamu punya semua potensi untuk jadi salah satu arsiteknya. Kamu bukan penonton pasif, kamu adalah pemain kunci!</text:span></text:p>
            <text:p text:style-name="P4"/>
            <text:p text:style-name="Text_20_body"><text:span text:style-name="Strong_20_Emphasis"><text:span text:style-name="T1">(Tips Tambahan - Opsional)</text:span></text:span></text:p>
            <text:list xml:id="list2176089368894364399" text:style-name="L147">
              <text:list-item>
                <text:p text:style-name="P146"><text:span text:style-name="Strong_20_Emphasis"><text:span text:style-name="T1">Tips Penguatan Rasa Agensi:</text:span></text:span><text:span text:style-name="T1"> Menggunakan argumen yang berfokus pada peran aktif pembaca di masa depan (sebagai pewaris, inovator, pemilih) dan mengaitkannya dengan potensi nyata (bonus demografi, contoh gerakan anak muda) sangat efektif untuk membangun rasa percaya diri dan agensi (kemampuan untuk </text:span><text:soft-page-break/><text:span text:style-name="T1">bertindak dan membawa perubahan) pada pembaca remaja. </text:span></text:p>
              </text:list-item>
            </text:list>
            <text:p text:style-name="Text_20_body"><text:span text:style-name="Strong_20_Emphasis"><text:span text:style-name="T1">(Prompt Ilustrasi - Opsional)</text:span></text:span></text:p>
            <text:list xml:id="list3946891780822865144" text:style-name="L148">
              <text:list-item>
                <text:p text:style-name="P147"><text:span text:style-name="Strong_20_Emphasis"><text:span text:style-name="T1">Prompt Gambar:</text:span></text:span><text:span text:style-name="T1"> "Gambarkan ilustrasi yang menampilkan siluet beragam remaja Indonesia (dengan ciri khas budaya atau pakaian yang subtle jika memungkinkan) berdiri tegak memandang ke depan. Di depan mereka, ada berbagai ikon yang mewakili peran masa depan: ikon otak/chip (ilmuwan/insinyur), ikon palet/pena (seniman/penulis), ikon timbangan/podium (hukum/pemimpin), ikon hati/tangan menolong (sosial/etis). Latar belakangnya bisa berupa gabungan elemen teknologi futuristik dan elemen alam/budaya Indonesia. Keseluruhan suasana harus optimis dan memberdayakan." </text:span></text:p>
              </text:list-item>
            </text:list>
            <text:p text:style-name="P4"/>
            <text:p text:style-name="P173">Saya berhenti di sini. Menunggu perintah "YAX" untuk lanjut ke prompt Subbab 9.2 (Pertanyaan untuk Kamu Renungkan).</text:p>
          </text:section>
          <text:section text:style-name="Sect1" text:name="feedback-form-56">
            <text:p text:style-name="P268"/>
          </text:section>
        </text:section>
        <text:section text:style-name="Sect1" text:name="89c476f81c228eee">
          <text:p text:style-name="P173"/>
          <text:section text:style-name="Sect1" text:name="user-query-content-57">
            <text:p text:style-name="P281">yax </text:p>
          </text:section>
          <text:p text:style-name="P268">Tampilkan alur berpikir</text:p>
          <text:section text:style-name="Sect2" text:name="model-response-message-contentr_89c476f81c228eee">
            <text:p text:style-name="P173">Oke, kamu udah tahu kalau peranmu penting. Sekarang, mari kita ambil waktu sejenak buat kamu pribadi.</text:p>
            <text:p text:style-name="P4"/>
            <text:p text:style-name="Text_20_body"><text:span text:style-name="Strong_20_Emphasis"><text:span text:style-name="T1">Menjawab Prompt untuk:</text:span></text:span><text:span text:style-name="T1"> </text:span><text:span text:style-name="Strong_20_Emphasis"><text:span text:style-name="T1">Subbab 9.2: Pertanyaan untuk Kamu Renungkan.</text:span></text:span></text:p>
            <text:p text:style-name="Text_20_body"><text:span text:style-name="Strong_20_Emphasis"><text:span text:style-name="T1">(Prompt:</text:span></text:span><text:span text:style-name="T1"> </text:span><text:span text:style-name="Emphasis"><text:span text:style-name="T1">"Tuliskan pembahasan mendalam (sekitar 400-500 kata) untuk Subbab 9.2, yang menyajikan </text:span></text:span><text:span text:style-name="Emphasis"><text:span text:style-name="Strong_20_Emphasis"><text:span text:style-name="T1">serangkaian pertanyaan reflektif dan terbuka</text:span></text:span></text:span><text:span text:style-name="Emphasis"><text:span text:style-name="T1"> untuk dipikirkan secara pribadi oleh pembaca. Pertanyaan ini harus merangkum dilema-dilema utama yang dibahas dalam buku dan mendorong pembentukan opini pribadi. Contoh pertanyaan: * Jika kamu bisa 'meng-upgrade' otakmu dengan BCI, apakah kamu mau? Mengapa atau mengapa tidak? Batasannya di mana? * Menurutmu, apa yang paling penting untuk dipertahankan dari 'kemanusiaan' kita jika kita semakin terintegrasi dengan teknologi? * Bagaimana cara terbaik memastikan </text:span></text:span><text:soft-page-break/><text:span text:style-name="Emphasis"><text:span text:style-name="T1">teknologi canggih seperti ini bisa diakses secara adil oleh semua orang, bukan hanya segelintir? * Risiko apa yang paling kamu khawatirkan dari masa depan simbiosis manusia-AI? Manfaat apa yang paling kamu harapkan? * Apa satu nilai atau prinsip yang menurutmu harus menjadi panduan utama kita dalam mengembangkan teknologi ini? * Bagaimana kamu ingin melihat dunia di tahun 2050 terkait hubungan manusia dan AI? Sajikan pertanyaan-pertanyaan ini tidak untuk dijawab di buku, tetapi sebagai 'bekal' untuk terus dipikirkan setelah selesai membaca. Mungkin bisa disajikan dalam format poin-poin atau box terpisah."</text:span></text:span><text:span text:style-name="T1">)</text:span></text:p>
            <text:p text:style-name="P4"/>
            <text:p text:style-name="Text_20_body"><text:span text:style-name="Strong_20_Emphasis"><text:span text:style-name="T1">(Hasil Jawaban Prompt)</text:span></text:span></text:p>
            <text:p text:style-name="Text_20_body"><text:span text:style-name="T1">Selasa pagi masih sangat awal (1 April 2025, hampir jam 7 pagi WIB). Mungkin ini waktu yang pas buat sedikit merenung sebelum hari jadi sibuk, sebelum semua kebisingan dunia luar masuk. Buku ini udah ngasih kamu banyak banget informasi, gambaran masa depan, potensi keren, risiko ngeri, dan perdebatan rumit. Tapi, pada akhirnya, yang paling penting adalah </text:span><text:span text:style-name="Strong_20_Emphasis"><text:span text:style-name="T1">apa yang kamu pikirkan dan rasakan</text:span></text:span><text:span text:style-name="T1"> tentang semua ini.</text:span></text:p>
            <text:p text:style-name="P173">Nggak ada jawaban benar atau salah untuk pertanyaan-pertanyaan berikut. Ini bukan ujian. Anggap aja ini 'bekal' atau 'pemicu' buat kamu terus berpikir, membentuk opinimu sendiri, dan mungkin jadi bahan diskusi seru sama teman atau keluarga nanti. Yuk, coba renungkan:</text:p>
            <text:p text:style-name="Text_20_body"><text:span text:style-name="Strong_20_Emphasis"><text:span text:style-name="T1">Tentang Pilihan Pribadimu:</text:span></text:span></text:p>
            <text:list xml:id="list530472350668298464" text:style-name="L149">
              <text:list-item>
                <text:p text:style-name="P253"><text:span text:style-name="T1">Andai suatu hari nanti ada teknologi BCI aman yang bisa 'meng-upgrade' kemampuan otakmu (ingatan lebih kuat, belajar lebih cepat, dll), </text:span><text:span text:style-name="Strong_20_Emphasis"><text:span text:style-name="T1">apakah kamu mau memakainya?</text:span></text:span><text:span text:style-name="T1"> </text:span></text:p>
              </text:list-item>
              <text:list-item>
                <text:p text:style-name="P253"><text:span text:style-name="T1">Kalau iya, </text:span><text:span text:style-name="Strong_20_Emphasis"><text:span text:style-name="T1">sejauh mana</text:span></text:span><text:span text:style-name="T1"> kamu mau 'di-upgrade'? Apakah ada batasan yang nggak akan kamu lewati? Apa alasanmu? </text:span></text:p>
              </text:list-item>
              <text:list-item>
                <text:p text:style-name="P148"><text:span text:style-name="T1">Kalau tidak, </text:span><text:span text:style-name="Strong_20_Emphasis"><text:span text:style-name="T1">mengapa kamu menolaknya?</text:span></text:span><text:span text:style-name="T1"> Apa yang paling kamu khawatirkan hilang dari dirimu? </text:span></text:p>
              </text:list-item>
            </text:list>
            <text:p text:style-name="Text_20_body"><text:span text:style-name="Strong_20_Emphasis"><text:span text:style-name="T1">Tentang Hakikat Kemanusiaan:</text:span></text:span></text:p>
            <text:list xml:id="list2278448078234278056" text:style-name="L150">
              <text:list-item>
                <text:p text:style-name="P254"><text:span text:style-name="T1">Menurutmu pribadi, apa sih </text:span><text:span text:style-name="Strong_20_Emphasis"><text:span text:style-name="T1">satu atau dua hal paling esensial</text:span></text:span><text:span text:style-name="T1"> yang bikin kita jadi 'manusia'? Apakah itu kemampuan berpikir rasional? Emosi kita? Kemampuan berkreasi? Empati? Kebebasan memilih? </text:span><text:soft-page-break/><text:span text:style-name="T1">Atau justru ketidaksempurnaan dan kerentanan kita? </text:span></text:p>
              </text:list-item>
              <text:list-item>
                <text:p text:style-name="P149"><text:span text:style-name="T1">Dari semua hal 'khas manusia' itu, mana yang menurutmu </text:span><text:span text:style-name="Strong_20_Emphasis"><text:span text:style-name="T1">paling penting untuk dipertahankan</text:span></text:span><text:span text:style-name="T1"> mati-matian, bahkan jika teknologi menawarkan 'perbaikan' atau 'peningkatan'? </text:span></text:p>
              </text:list-item>
            </text:list>
            <text:p text:style-name="Text_20_body"><text:span text:style-name="Strong_20_Emphasis"><text:span text:style-name="T1">Tentang Keadilan &amp; Masyarakat:</text:span></text:span></text:p>
            <text:list xml:id="list3404054649800805973" text:style-name="L151">
              <text:list-item>
                <text:p text:style-name="P255"><text:span text:style-name="T1">Melihat kondisi kesenjangan yang ada di Indonesia dan dunia sekarang, </text:span><text:span text:style-name="Strong_20_Emphasis"><text:span text:style-name="T1">apa ide konkretmu</text:span></text:span><text:span text:style-name="T1"> biar teknologi super canggih kayak BCI ini nantinya nggak cuma bikin si kaya makin kaya dan si miskin makin tertinggal? Gimana caranya biar lebih adil? </text:span></text:p>
              </text:list-item>
              <text:list-item>
                <text:p text:style-name="P255"><text:span text:style-name="T1">Risiko mana dari yang udah kita bahas (keamanan, privasi, kesenjangan, kontrol, dehumanisasi) yang </text:span><text:span text:style-name="Strong_20_Emphasis"><text:span text:style-name="T1">paling bikin kamu khawatir</text:span></text:span><text:span text:style-name="T1">? Kenapa? </text:span></text:p>
              </text:list-item>
              <text:list-item>
                <text:p text:style-name="P150"><text:span text:style-name="T1">Sebaliknya, manfaat atau potensi positif mana yang </text:span><text:span text:style-name="Strong_20_Emphasis"><text:span text:style-name="T1">paling bikin kamu optimis atau bersemangat</text:span></text:span><text:span text:style-name="T1">? Kenapa? </text:span></text:p>
              </text:list-item>
            </text:list>
            <text:p text:style-name="Text_20_body"><text:span text:style-name="Strong_20_Emphasis"><text:span text:style-name="T1">Tentang Nilai &amp; Visi Masa Depan:</text:span></text:span></text:p>
            <text:list xml:id="list1808839480081970980" text:style-name="L152">
              <text:list-item>
                <text:p text:style-name="P256"><text:span text:style-name="T1">Kalau kamu bisa memilih </text:span><text:span text:style-name="Strong_20_Emphasis"><text:span text:style-name="T1">satu nilai utama</text:span></text:span><text:span text:style-name="T1"> (misalnya: kemajuan, keamanan, kebebasan, keadilan, kebahagiaan, keberagaman, atau mungkin nilai khas Indonesia seperti </text:span><text:span text:style-name="Emphasis"><text:span text:style-name="T1">gotong royong</text:span></text:span><text:span text:style-name="T1"> atau menjaga </text:span><text:span text:style-name="Emphasis"><text:span text:style-name="T1">Bhinneka Tunggal Ika</text:span></text:span><text:span text:style-name="T1">?) yang </text:span><text:span text:style-name="Emphasis"><text:span text:style-name="T1">wajib</text:span></text:span><text:span text:style-name="T1"> jadi pedoman dalam pengembangan AI dan BCI, nilai apa itu? Kenapa nilai itu yang paling penting buatmu? </text:span></text:p>
              </text:list-item>
              <text:list-item>
                <text:p text:style-name="P151"><text:span text:style-name="T1">Coba pejamkan mata sejenak. </text:span><text:span text:style-name="Strong_20_Emphasis"><text:span text:style-name="T1">Bayangkan dunia di tahun 2050.</text:span></text:span><text:span text:style-name="T1"> Seperti apa hubungan ideal antara manusia dan AI yang kamu inginkan terwujud, mungkin khususnya di lingkunganmu atau di Indonesia? Apa yang berbeda dari sekarang? </text:span></text:p>
              </text:list-item>
            </text:list>
            <text:p text:style-name="Text_20_body"><text:span text:style-name="T1">Nggak perlu buru-buru cari jawaban sekarang. Biarkan pertanyaan-pertanyaan ini 'mengendap' di pikiranmu. Kamu bisa tulis jawabannya di jurnal, coret-coret di kertas, atau sekadar simpan dalam hati. Yang terpenting adalah proses </text:span><text:span text:style-name="Strong_20_Emphasis"><text:span text:style-name="T1">kamu berpikir sendiri</text:span></text:span><text:span text:style-name="T1"> dan mulai membentuk pandanganmu tentang masa depan yang ingin kamu lihat dan perjuangkan. Karena punya opini yang didasari pemikiran kritis adalah langkah pertama untuk menjadi arsitek masa depan itu.</text:span></text:p>
            <text:p text:style-name="P4"/>
            <text:p text:style-name="Text_20_body"><text:soft-page-break/><text:span text:style-name="Strong_20_Emphasis"><text:span text:style-name="T1">(Tips Tambahan - Opsional)</text:span></text:span></text:p>
            <text:list xml:id="list6422198610139105077" text:style-name="L153">
              <text:list-item>
                <text:p text:style-name="P152"><text:span text:style-name="Strong_20_Emphasis"><text:span text:style-name="T1">Tips Personalisasi Pertanyaan:</text:span></text:span><text:span text:style-name="T1"> Menggunakan kata ganti "Kamu" dan frasa seperti "Menurutmu pribadi", "Apa idemu", "Apa yang paling kamu khawatirkan/harapkan" membuat pertanyaan terasa lebih personal dan mendorong pembaca untuk benar-benar menggali pemikiran dan perasaan mereka sendiri, bukan sekadar jawaban teoritis. </text:span></text:p>
              </text:list-item>
            </text:list>
            <text:p text:style-name="Text_20_body"><text:span text:style-name="Strong_20_Emphasis"><text:span text:style-name="T1">(Prompt Ilustrasi - Opsional)</text:span></text:span></text:p>
            <text:list xml:id="list3381561341079926653" text:style-name="L154">
              <text:list-item>
                <text:p text:style-name="P153"><text:span text:style-name="Strong_20_Emphasis"><text:span text:style-name="T1">Prompt Gambar:</text:span></text:span><text:span text:style-name="T1"> "Gambarkan ilustrasi dengan suasana tenang dan reflektif. Tampilkan siluet seorang remaja duduk di dekat jendela, memandang ke luar ke arah matahari terbit atau pemandangan kota/alam yang tenang. Di sekitar kepala remaja tersebut, jangan gambarkan teknologi, melainkan beberapa ikon tanda tanya (?) berbagai ukuran yang melayang lembut dengan warna-warna pastel yang tenang. Ini menyimbolkan proses berpikir internal dan pertanyaan-pertanyaan terbuka yang sedang direnungkan." </text:span></text:p>
              </text:list-item>
            </text:list>
            <text:p text:style-name="P4"/>
            <text:p text:style-name="P173">Saya berhenti di sini. Menunggu perintah "YAX" untuk lanjut ke prompt Subbab 9.3 (Bagaimana Kamu Bisa Terlibat?).</text:p>
          </text:section>
          <text:section text:style-name="Sect1" text:name="feedback-form-57">
            <text:p text:style-name="P268"/>
          </text:section>
        </text:section>
        <text:section text:style-name="Sect1" text:name="e3c6b06b0a720e04">
          <text:p text:style-name="P173"/>
          <text:section text:style-name="Sect1" text:name="user-query-content-58">
            <text:p text:style-name="P281">yax </text:p>
          </text:section>
          <text:p text:style-name="P268">Tampilkan alur berpikir</text:p>
          <text:section text:style-name="Sect2" text:name="model-response-message-contentr_e3c6b06b0a720e04">
            <text:p text:style-name="P173">Oke, kamu udah sadar kalau kamu penting, dan kamu udah mulai merenungkan pertanyaan-pertanyaan besarnya. Keren! Terus, langkah selanjutnya apa? Gimana caranya biar kamu nggak cuma jadi pemikir, tapi juga ikut 'bergerak'?</text:p>
            <text:p text:style-name="P4"/>
            <text:p text:style-name="Text_20_body"><text:span text:style-name="Strong_20_Emphasis"><text:span text:style-name="T1">Menjawab Prompt untuk:</text:span></text:span><text:span text:style-name="T1"> </text:span><text:span text:style-name="Strong_20_Emphasis"><text:span text:style-name="T1">Subbab 9.3: Bagaimana Kamu Bisa Terlibat dan Belajar Lebih Lanjut?</text:span></text:span></text:p>
            <text:p text:style-name="Text_20_body"><text:span text:style-name="Strong_20_Emphasis"><text:span text:style-name="T1">(Prompt:</text:span></text:span><text:span text:style-name="T1"> </text:span><text:span text:style-name="Emphasis"><text:span text:style-name="T1">"Tuliskan pembahasan mendalam (sekitar 400-500 kata) untuk Subbab 9.3, yang memberikan </text:span></text:span><text:span text:style-name="Emphasis"><text:span text:style-name="Strong_20_Emphasis"><text:span text:style-name="T1">saran-saran praktis dan dapat diakses</text:span></text:span></text:span><text:span text:style-name="Emphasis"><text:span text:style-name="T1"> </text:span></text:span><text:soft-page-break/><text:span text:style-name="Emphasis"><text:span text:style-name="T1">bagi remaja tentang cara untuk tetap terlibat dengan topik ini dan belajar lebih banyak. Kelompokkan saran-saran tersebut, misalnya: * Terus Belajar (Learn): Rekomendasikan sumber informasi yang kredibel (website sains populer, majalah, channel YouTube edukatif, dokumenter). Sebutkan pentingnya berpikir kritis terhadap informasi. Sarankan eksplorasi mata pelajaran di sekolah (biologi, TIK, sosiologi, filsafat) yang relevan. Mungkin sebutkan platform kursus online gratis/terjangkau. * Berdiskusi &amp; Berbagi (Discuss): Dorong pembaca untuk membicarakan ide-ide dari buku ini dengan teman, keluarga, guru. Sarankan ikut klub debat, sains, atau menulis di sekolah. Ingatkan pentingnya berdiskusi secara terbuka dan menghargai perbedaan pendapat. * Mengekspresikan Diri (Create): Ajak mereka untuk menuangkan pemikiran atau imajinasi mereka melalui tulisan (cerpen, esai, blog), gambar, komik, video, musik, atau bahkan proyek coding sederhana terkait AI/etika. * Membuat Pilihan Sadar (Choose): Ingatkan mereka untuk menjadi pengguna teknologi yang bijak dan sadar. Dorong mereka untuk mempertimbangkan minat pada bidang-bidang terkait (STEM, hukum, etika, kebijakan publik, desain, seni) saat memikirkan pendidikan atau karir masa depan. * Menjadi Bagian dari Komunitas (Engage - opsional &amp; hati-hati): Sebutkan kemungkinan adanya komunitas online/offline, kompetisi sains, atau program edukasi terkait yang bisa diikuti (jika ada yang relevan dan aman untuk remaja). Buat saran-saran ini terasa memberdayakan dan tidak membebani."</text:span></text:span><text:span text:style-name="T1">)</text:span></text:p>
            <text:p text:style-name="P4"/>
            <text:p text:style-name="Text_20_body"><text:span text:style-name="Strong_20_Emphasis"><text:span text:style-name="T1">(Hasil Jawaban Prompt)</text:span></text:span></text:p>
            <text:p text:style-name="P173">Menjadi 'arsitek masa depan' itu kedengarannya berat ya? Tapi tenang, kamu nggak harus langsung bikin robot canggih atau nulis undang-undang kok! Ada banyak langkah kecil tapi berarti yang bisa kamu mulai lakukan. Masih pagi nih Selasa ini (1 April 2025, hampir jam 7 pagi WIB), waktu yang tepat buat mikirin langkah nyata apa yang bisa kamu lakuin, mulai hari ini!</text:p>
            <text:p text:style-name="Text_20_body"><text:span text:style-name="Strong_20_Emphasis"><text:span text:style-name="T1">1. Terus Belajar &amp; Pertajam Pikiran Kritis (Learn):</text:span></text:span></text:p>
            <text:list xml:id="list8212797093137435225" text:style-name="L155">
              <text:list-item>
                <text:p text:style-name="P257"><text:span text:style-name="Strong_20_Emphasis"><text:span text:style-name="T1">Jelajahi Sumber Ilmu:</text:span></text:span><text:span text:style-name="T1"> Jangan berhenti di buku ini! Cari tahu lebih banyak dari sumber-sumber tepercaya. Bisa dari bagian sains &amp; teknologi di website berita kredibel, nonton channel YouTube edukatif (banyak kok yang seru!), baca majalah sains populer, atau </text:span><text:soft-page-break/><text:span text:style-name="T1">nonton film dokumenter tentang AI dan otak. </text:span></text:p>
              </text:list-item>
              <text:list-item>
                <text:p text:style-name="P257"><text:span text:style-name="Strong_20_Emphasis"><text:span text:style-name="T1">Filter Informasi:</text:span></text:span><text:span text:style-name="T1"> Penting banget buat </text:span><text:span text:style-name="Strong_20_Emphasis"><text:span text:style-name="T1">berpikir kritis</text:span></text:span><text:span text:style-name="T1">. Nggak semua info di internet itu benar. Selalu tanya: sumbernya siapa? tujuannya apa? ada buktinya nggak? Bandingkan dari beberapa sumber. </text:span></text:p>
              </text:list-item>
              <text:list-item>
                <text:p text:style-name="P257"><text:span text:style-name="Strong_20_Emphasis"><text:span text:style-name="T1">Hubungkan dengan Pelajaran Sekolah:</text:span></text:span><text:span text:style-name="T1"> Ternyata banyak pelajaran di sekolah yang nyambung lho! </text:span><text:span text:style-name="Strong_20_Emphasis"><text:span text:style-name="T1">Biologi</text:span></text:span><text:span text:style-name="T1"> (soal otak), </text:span><text:span text:style-name="Strong_20_Emphasis"><text:span text:style-name="T1">TIK</text:span></text:span><text:span text:style-name="T1"> (soal AI &amp; coding), </text:span><text:span text:style-name="Strong_20_Emphasis"><text:span text:style-name="T1">Sosiologi</text:span></text:span><text:span text:style-name="T1"> (dampak sosial teknologi), </text:span><text:span text:style-name="Strong_20_Emphasis"><text:span text:style-name="T1">Bahasa</text:span></text:span><text:span text:style-name="T1"> (komunikasi &amp; etika), </text:span><text:span text:style-name="Strong_20_Emphasis"><text:span text:style-name="T1">PKn</text:span></text:span><text:span text:style-name="T1"> (hak &amp; kewajiban warga negara), bahkan </text:span><text:span text:style-name="Strong_20_Emphasis"><text:span text:style-name="T1">Agama/Filsafat</text:span></text:span><text:span text:style-name="T1"> (nilai &amp; makna hidup). Coba deh lihat pelajaranmu dari sudut pandang baru ini! </text:span></text:p>
              </text:list-item>
              <text:list-item>
                <text:p text:style-name="P154"><text:span text:style-name="Strong_20_Emphasis"><text:span text:style-name="T1">Kursus Online:</text:span></text:span><text:span text:style-name="T1"> Banyak platform kayak Coursera, edX, atau platform lokal seperti Dicoding (buat coding) yang nawarin kursus gratis atau terjangkau tentang AI, etika digital, atau neurosains dasar. Bisa jadi cara asyik buat nambah ilmu. </text:span></text:p>
              </text:list-item>
            </text:list>
            <text:p text:style-name="Text_20_body"><text:span text:style-name="Strong_20_Emphasis"><text:span text:style-name="T1">2. Ngobrol &amp; Berbagi Ide (Discuss):</text:span></text:span></text:p>
            <text:list xml:id="list3448812372572607221" text:style-name="L156">
              <text:list-item>
                <text:p text:style-name="P258"><text:span text:style-name="Strong_20_Emphasis"><text:span text:style-name="T1">Mulai Percakapan:</text:span></text:span><text:span text:style-name="T1"> Jangan simpan ide atau pertanyaanmu sendirian! Obrolin sama teman dekat, keluarga, atau gurumu. Dengerin pendapat mereka, sampaikan pandanganmu. Diskusi bisa membuka wawasan baru. </text:span></text:p>
              </text:list-item>
              <text:list-item>
                <text:p text:style-name="P258"><text:span text:style-name="Strong_20_Emphasis"><text:span text:style-name="T1">Ikut Kegiatan Sekolah:</text:span></text:span><text:span text:style-name="T1"> Manfaatin ekskul! Ikut klub debat buat ngasah argumen, Kelompok Ilmiah Remaja (KIR) buat riset kecil-kecilan, Rohis buat diskusi etika dari sudut pandang agama, atau Mading buat nulis opini. </text:span></text:p>
              </text:list-item>
              <text:list-item>
                <text:p text:style-name="P155"><text:span text:style-name="Strong_20_Emphasis"><text:span text:style-name="T1">Diskusi yang Sehat:</text:span></text:span><text:span text:style-name="T1"> Ingat, tujuannya bukan menang debat, tapi saling belajar. Hargai perbedaan pendapat dan selalu bicara dengan sopan ya. </text:span></text:p>
              </text:list-item>
            </text:list>
            <text:p text:style-name="Text_20_body"><text:span text:style-name="Strong_20_Emphasis"><text:span text:style-name="T1">3. Tuangkan Isi Kepalamu (Create):</text:span></text:span></text:p>
            <text:list xml:id="list29592153970062439" text:style-name="L157">
              <text:list-item>
                <text:p text:style-name="P156"><text:span text:style-name="Strong_20_Emphasis"><text:span text:style-name="T1">Ekspresikan Dirimu:</text:span></text:span><text:span text:style-name="T1"> Punya imajinasi liar soal masa depan? Atau kekhawatiran mendalam? Tuangkan! Bisa lewat tulisan (cerpen sci-fi, esai, postingan blog, puisi), gambar (komik, ilustrasi), bikin video pendek (TikTok edukatif?), bikin lagu, atau kalau kamu suka coding, coba bikin proyek sederhana terkait AI atau simulasi etika. Karya kamu bisa jadi cara unik buat ngajak orang lain mikir juga. </text:span></text:p>
              </text:list-item>
            </text:list>
            <text:p text:style-name="Text_20_body"><text:span text:style-name="Strong_20_Emphasis"><text:span text:style-name="T1">4. Membuat Pilihan yang Lebih Sadar (Choose):</text:span></text:span></text:p>
            <text:list xml:id="list1566003405511824281" text:style-name="L158">
              <text:list-item>
                <text:p text:style-name="P259"><text:soft-page-break/><text:span text:style-name="Strong_20_Emphasis"><text:span text:style-name="T1">Jadi Pengguna Teknologi yang Bijak:</text:span></text:span><text:span text:style-name="T1"> Mulai dari hal simpel: lebih sadar sama privasimu online, nggak gampang termakan hoaks, mikir dulu sebelum posting/share, sadar kalau algoritma medsos itu 'ngatur' apa yang kamu lihat. </text:span></text:p>
              </text:list-item>
              <text:list-item>
                <text:p text:style-name="P157"><text:span text:style-name="Strong_20_Emphasis"><text:span text:style-name="T1">Arahkan Minatmu:</text:span></text:span><text:span text:style-name="T1"> Kalau kamu tertarik sama topik ini, pikirkan gimana minatmu bisa nyambung ke pilihan pendidikan atau karir nanti. Nggak harus jadi ilmuwan BCI kok! Dunia butuh ahli hukum yang paham etika AI, seniman yang bisa visualisasiin masa depan, sosiolog yang neliti dampak sosialnya, jurnalis yang ngeliput secara kritis, guru yang bisa ngajarin ini ke generasi berikutnya, dan banyak lagi! Semua bidang bakal kena dampaknya. </text:span></text:p>
              </text:list-item>
            </text:list>
            <text:p text:style-name="Text_20_body"><text:span text:style-name="Strong_20_Emphasis"><text:span text:style-name="T1">5. Gabung Komunitas (Engage - Kalau Kamu Tertarik Banget):</text:span></text:span></text:p>
            <text:list xml:id="list2233708150749218862" text:style-name="L159">
              <text:list-item>
                <text:p text:style-name="P260"><text:span text:style-name="Strong_20_Emphasis"><text:span text:style-name="T1">Cari Teman Sepemikiran:</text:span></text:span><text:span text:style-name="T1"> Kalau kamu mau lebih serius, coba cari komunitas online atau offline (yang aman dan terpercaya ya!) buat diskusi soal sains, teknologi, atau filsafat masa depan. </text:span></text:p>
              </text:list-item>
              <text:list-item>
                <text:p text:style-name="P158"><text:span text:style-name="Strong_20_Emphasis"><text:span text:style-name="T1">Ikut Acara/Kompetisi:</text:span></text:span><text:span text:style-name="T1"> Kadang ada kompetisi sains, olimpiade, workshop, atau seminar online/offline buat pelajar yang topiknya relevan. Ini bisa jadi kesempatan bagus buat belajar dari ahli dan ketemu teman baru. (Ini opsional ya, sesuai minat dan kesempatanmu). </text:span></text:p>
              </text:list-item>
            </text:list>
            <text:p text:style-name="P173">Ingat, nggak harus langsung melakukan semuanya. Pilih aja satu atau dua hal yang paling menarik buatmu dan mulai dari situ. Langkah kecil yang konsisten itu jauh lebih berarti daripada nggak ngapa-ngapain sama sekali. Menjadi terinformasi, berpikir kritis, dan mau terlibat adalah fondasi utama buat jadi arsitek masa depan yang bertanggung jawab. Semangat!</text:p>
            <text:p text:style-name="P4"/>
            <text:p text:style-name="Text_20_body"><text:span text:style-name="Strong_20_Emphasis"><text:span text:style-name="T1">(Tips Tambahan - Opsional)</text:span></text:span></text:p>
            <text:list xml:id="list7396450544809998679" text:style-name="L160">
              <text:list-item>
                <text:p text:style-name="P159"><text:span text:style-name="Strong_20_Emphasis"><text:span text:style-name="T1">Tips Aksesibilitas Saran:</text:span></text:span><text:span text:style-name="T1"> Memberikan berbagai macam pilihan tindakan—dari yang paling mudah diakses (membaca, berdiskusi, menghubungkan ke pelajaran sekolah) hingga yang lebih proaktif (ikut klub, membuat karya, ikut kompetisi)—membuat saran terasa lebih inklusif dan memungkinkan setiap pembaca menemukan cara untuk terlibat sesuai dengan minat, waktu, dan sumber daya mereka. </text:span></text:p>
              </text:list-item>
            </text:list>
            <text:p text:style-name="Text_20_body"><text:soft-page-break/><text:span text:style-name="Strong_20_Emphasis"><text:span text:style-name="T1">(Prompt Ilustrasi - Opsional)</text:span></text:span></text:p>
            <text:list xml:id="list8160438824095312669" text:style-name="L161">
              <text:list-item>
                <text:p text:style-name="P160"><text:span text:style-name="Strong_20_Emphasis"><text:span text:style-name="T1">Prompt Gambar:</text:span></text:span><text:span text:style-name="T1"> "Buat ilustrasi gaya infografis yang cerah dan memotivasi. Di tengah ada ikon besar bertuliskan 'Kamu Bisa!'. Dari ikon ini, muncul cabang-cabang seperti mind map. Setiap cabang mewakili satu kategori tindakan (Belajar, Diskusi, Kreasi, Pilih, Gabung) dengan ikon visual yang jelas (misal: buku/laptop, balon bicara, kuas/kamera/kode, tanda panah pilihan, ikon grup orang). Di setiap cabang, tambahkan beberapa kata kunci atau ikon kecil yang mewakili contoh tindakan spesifik (misal, di bawah 'Belajar' ada ikon 'Sumber Kredibel', 'Pikir Kritis', 'Pelajaran Sekolah'). Gunakan warna-warna cerah dan desain yang menarik untuk remaja." </text:span></text:p>
              </text:list-item>
            </text:list>
            <text:p text:style-name="P4"/>
            <text:p text:style-name="P173">Saya berhenti di sini. Menunggu perintah "YAX" untuk lanjut ke prompt Penutup bagian 1 (Rangkuman singkat perjalanan).</text:p>
          </text:section>
          <text:section text:style-name="Sect1" text:name="feedback-form-58">
            <text:p text:style-name="P268"/>
          </text:section>
        </text:section>
        <text:section text:style-name="Sect1" text:name="dcb93dc629cae389">
          <text:p text:style-name="P173"/>
          <text:section text:style-name="Sect1" text:name="user-query-content-59">
            <text:p text:style-name="P281">yax </text:p>
          </text:section>
          <text:p text:style-name="P268">Tampilkan alur berpikir</text:p>
          <text:section text:style-name="Sect2" text:name="model-response-message-contentr_dcb93dc629cae389">
            <text:p text:style-name="P173">Oke, kita sudah hampir sampai di akhir halaman buku ini. Mari kita tarik napas sejenak dan lihat kembali perjalanan yang sudah kita lalui bersama.</text:p>
            <text:p text:style-name="P4"/>
            <text:p text:style-name="Text_20_body"><text:span text:style-name="Strong_20_Emphasis"><text:span text:style-name="T1">Menjawab Prompt untuk:</text:span></text:span><text:span text:style-name="T1"> </text:span><text:span text:style-name="Strong_20_Emphasis"><text:span text:style-name="T1">Penutup: Pikiran yang Terus Berkembang</text:span></text:span><text:span text:style-name="T1"> </text:span><text:span text:style-name="Strong_20_Emphasis"><text:span text:style-name="T1">Subbab: Rangkuman singkat perjalanan dalam buku ini.</text:span></text:span></text:p>
            <text:p text:style-name="Text_20_body"><text:span text:style-name="Strong_20_Emphasis"><text:span text:style-name="T1">(Prompt:</text:span></text:span><text:span text:style-name="T1"> </text:span><text:span text:style-name="Emphasis"><text:span text:style-name="T1">"Tuliskan paragraf (sekitar 150-200 kata) untuk bagian pertama Penutup, yang berfungsi sebagai </text:span></text:span><text:span text:style-name="Emphasis"><text:span text:style-name="Strong_20_Emphasis"><text:span text:style-name="T1">rangkuman singkat perjalanan pikiran</text:span></text:span></text:span><text:span text:style-name="Emphasis"><text:span text:style-name="T1"> yang telah kita lalui bersama dalam buku ini. Mulai dengan mengingatkan titik awal kita: rasa ingin tahu tentang masa depan hubungan manusia dan teknologi. Sebutkan secara ringkas tahapan-tahapan utama eksplorasi kita: menyelami keajaiban </text:span></text:span><text:span text:style-name="Emphasis"><text:span text:style-name="Strong_20_Emphasis"><text:span text:style-name="T1">otak</text:span></text:span></text:span><text:span text:style-name="Emphasis"><text:span text:style-name="T1"> manusia, membongkar misteri </text:span></text:span><text:span text:style-name="Emphasis"><text:span text:style-name="Strong_20_Emphasis"><text:span text:style-name="T1">Kecerdasan Buatan (AI)</text:span></text:span></text:span><text:span text:style-name="Emphasis"><text:span text:style-name="T1">, memahami teknologi </text:span></text:span><text:span text:style-name="Emphasis"><text:span text:style-name="Strong_20_Emphasis"><text:span text:style-name="T1">BCI</text:span></text:span></text:span><text:span text:style-name="Emphasis"><text:span text:style-name="T1"> sebagai 'jembatan' potensial, membayangkan konsep </text:span></text:span><text:span text:style-name="Emphasis"><text:span text:style-name="Strong_20_Emphasis"><text:span text:style-name="T1">simbiosis</text:span></text:span></text:span><text:span text:style-name="Emphasis"><text:span text:style-name="T1"> dan potensi </text:span></text:span><text:span text:style-name="Emphasis"><text:span text:style-name="Strong_20_Emphasis"><text:span text:style-name="T1">kesadaran terpadu</text:span></text:span></text:span><text:span text:style-name="Emphasis"><text:span text:style-name="T1">, menghadapi </text:span></text:span><text:span text:style-name="Emphasis"><text:span text:style-name="Strong_20_Emphasis"><text:span text:style-name="T1">tantangan teknis dan etis</text:span></text:span></text:span><text:span text:style-name="Emphasis"><text:span text:style-name="T1"> yang kompleks, melihat berbagai </text:span></text:span><text:span text:style-name="Emphasis"><text:span text:style-name="Strong_20_Emphasis"><text:span text:style-name="T1">skenario masa depan</text:span></text:span></text:span><text:span text:style-name="Emphasis"><text:span text:style-name="T1">, hingga akhirnya menyadari peran penting </text:span></text:span><text:span text:style-name="Emphasis"><text:span text:style-name="Strong_20_Emphasis"><text:span text:style-name="T1">generasi </text:span></text:span></text:span><text:soft-page-break/><text:span text:style-name="Emphasis"><text:span text:style-name="Strong_20_Emphasis"><text:span text:style-name="T1">muda sebagai arsitek masa depan</text:span></text:span></text:span><text:span text:style-name="Emphasis"><text:span text:style-name="T1">. Gunakan bahasa yang mengalir dan memberikan kesan bahwa pembaca telah melalui sebuah petualangan intelektual yang signifikan."</text:span></text:span><text:span text:style-name="T1">)</text:span></text:p>
            <text:p text:style-name="P4"/>
            <text:p text:style-name="Text_20_body"><text:span text:style-name="Strong_20_Emphasis"><text:span text:style-name="T1">(Hasil Jawaban Prompt)</text:span></text:span></text:p>
            <text:p text:style-name="Text_20_body"><text:span text:style-name="T1">Wah, nggak terasa ya, kita udah sampai di penghujung petualangan pikiran ini! Selasa pagi ini (1 April 2025, hampir jam 7 pagi WIB), saatnya kita sedikit menoleh ke belakang, melihat lagi jejak langkah yang udah kita lewati bareng-bareng. Perjalanan kita dimulai dari rasa penasaran sederhana: bakal seperti apa sih masa depan hubungan kita dengan teknologi yang makin pintar? Dari situ, kita </text:span><text:span text:style-name="Strong_20_Emphasis"><text:span text:style-name="T1">menyelami</text:span></text:span><text:span text:style-name="T1"> keajaiban dan keterbatasan </text:span><text:span text:style-name="Strong_20_Emphasis"><text:span text:style-name="T1">otak</text:span></text:span><text:span text:style-name="T1"> kita sendiri, si 'alam semesta' di dalam kepala. Lalu, kita </text:span><text:span text:style-name="Strong_20_Emphasis"><text:span text:style-name="T1">membongkar</text:span></text:span><text:span text:style-name="T1"> dunia </text:span><text:span text:style-name="Strong_20_Emphasis"><text:span text:style-name="T1">Kecerdasan Buatan (AI)</text:span></text:span><text:span text:style-name="T1">, memahami evolusi dan cara kerjanya yang menakjubkan. Kita kemudian menemukan teknologi </text:span><text:span text:style-name="Strong_20_Emphasis"><text:span text:style-name="T1">BCI</text:span></text:span><text:span text:style-name="T1"> sebagai 'jembatan' krusial yang mungkin menghubungkan keduanya. Berbekal pemahaman itu, kita berani </text:span><text:span text:style-name="Strong_20_Emphasis"><text:span text:style-name="T1">membayangkan</text:span></text:span><text:span text:style-name="T1"> konsep radikal </text:span><text:span text:style-name="Strong_20_Emphasis"><text:span text:style-name="T1">simbiosis manusia-AI</text:span></text:span><text:span text:style-name="T1"> dan bahkan spekulasi terdalam tentang </text:span><text:span text:style-name="Strong_20_Emphasis"><text:span text:style-name="T1">kesadaran terpadu</text:span></text:span><text:span text:style-name="T1">. Tapi kita nggak cuma mimpi indah, kita juga berani </text:span><text:span text:style-name="Strong_20_Emphasis"><text:span text:style-name="T1">menghadapi</text:span></text:span><text:span text:style-name="T1"> realita </text:span><text:span text:style-name="Strong_20_Emphasis"><text:span text:style-name="T1">tantangan teknis, keamanan, privasi, kesetaraan, dan kontrol</text:span></text:span><text:span text:style-name="T1"> yang sangat besar. Kita pun sempat </text:span><text:span text:style-name="Strong_20_Emphasis"><text:span text:style-name="T1">melihat</text:span></text:span><text:span text:style-name="T1"> berbagai kemungkinan </text:span><text:span text:style-name="Strong_20_Emphasis"><text:span text:style-name="T1">skenario masa depan</text:span></text:span><text:span text:style-name="T1">, dari utopia yang penuh harapan hingga distopia yang mengerikan, serta jalan tengah yang penuh perjuangan. Dan akhirnya, yang terpenting, kita sampai pada kesadaran bahwa </text:span><text:span text:style-name="Strong_20_Emphasis"><text:span text:style-name="T1">kamu</text:span></text:span><text:span text:style-name="T1">, sebagai generasi muda, adalah </text:span><text:span text:style-name="Strong_20_Emphasis"><text:span text:style-name="T1">arsitek masa depan</text:span></text:span><text:span text:style-name="T1"> yang memegang peran kunci. Semoga perjalanan ini nggak cuma nambah pengetahuan, tapi juga memantik percikan rasa ingin tahu dan pemikiran kritis yang lebih besar lagi di dalam dirimu.</text:span></text:p>
            <text:p text:style-name="P4"/>
            <text:p text:style-name="Text_20_body"><text:span text:style-name="Strong_20_Emphasis"><text:span text:style-name="T1">(Tips Tambahan - Opsional)</text:span></text:span></text:p>
            <text:list xml:id="list7778388990165605391" text:style-name="L162">
              <text:list-item>
                <text:p text:style-name="P161"><text:span text:style-name="Strong_20_Emphasis"><text:span text:style-name="T1">Tips Rangkuman Bernarasi:</text:span></text:span><text:span text:style-name="T1"> Membuat rangkuman terasa seperti menceritakan kembali sebuah 'perjalanan' atau 'petualangan' dengan kata kerja yang aktif ('menyelami', 'membongkar', 'membayangkan', 'menghadapi') bisa membuatnya lebih menarik dan memberikan kesan pencapaian kepada pembaca yang telah menyelesaikan buku </text:span><text:soft-page-break/><text:span text:style-name="T1">tersebut. </text:span></text:p>
              </text:list-item>
            </text:list>
            <text:p text:style-name="Text_20_body"><text:span text:style-name="Strong_20_Emphasis"><text:span text:style-name="T1">(Prompt Ilustrasi - Opsional)</text:span></text:span></text:p>
            <text:list xml:id="list4391494323032173784" text:style-name="L163">
              <text:list-item>
                <text:p text:style-name="P162"><text:span text:style-name="Strong_20_Emphasis"><text:span text:style-name="T1">Prompt Gambar:</text:span></text:span><text:span text:style-name="T1"> "Gambarkan sebuah jalur atau peta visual sederhana yang berkelok-kelok dari sudut kiri bawah ke kanan atas halaman. Di sepanjang jalur tersebut, letakkan ikon-ikon kecil yang mewakili setiap 'pemberhentian' utama dalam buku: ikon otak, ikon chip AI, ikon jembatan BCI, ikon simbol simbiosis (manusia+mesin), ikon tanda tanya besar (kesadaran/etika), ikon persimpangan jalan (skenario masa depan), dan di ujung kanan atas, ikon siluet remaja memegang 'alat' arsitek atau melihat ke cakrawala. Berikan kesan pergerakan dan pencapaian di sepanjang jalur." </text:span></text:p>
              </text:list-item>
            </text:list>
            <text:p text:style-name="P4"/>
            <text:p text:style-name="P173">Saya berhenti di sini. Menunggu perintah "YAX" untuk lanjut ke prompt Penutup bagian 2 (Pesan terakhir tentang harapan dan tanggung jawab).</text:p>
          </text:section>
          <text:section text:style-name="Sect1" text:name="feedback-form-59">
            <text:p text:style-name="P268"/>
          </text:section>
        </text:section>
        <text:section text:style-name="Sect1" text:name="6afaaa39204b2c82">
          <text:p text:style-name="P173"/>
          <text:section text:style-name="Sect1" text:name="user-query-content-60">
            <text:p text:style-name="P281">yax </text:p>
          </text:section>
          <text:p text:style-name="P268">Tampilkan alur berpikir</text:p>
          <text:section text:style-name="Sect2" text:name="model-response-message-contentr_6afaaa39204b2c82">
            <text:p text:style-name="P173">Kita sampai di akhir perjalanan kata-kata ini, tapi semoga ini jadi awal dari perjalanan pemikiranmu yang lebih panjang.</text:p>
            <text:p text:style-name="P4"/>
            <text:p text:style-name="Text_20_body"><text:span text:style-name="Strong_20_Emphasis"><text:span text:style-name="T1">Menjawab Prompt untuk:</text:span></text:span><text:span text:style-name="T1"> </text:span><text:span text:style-name="Strong_20_Emphasis"><text:span text:style-name="T1">Penutup: Pikiran yang Terus Berkembang</text:span></text:span><text:span text:style-name="T1"> </text:span><text:span text:style-name="Strong_20_Emphasis"><text:span text:style-name="T1">Subbab: Pesan terakhir tentang harapan dan tanggung jawab.</text:span></text:span></text:p>
            <text:p text:style-name="Text_20_body"><text:span text:style-name="Strong_20_Emphasis"><text:span text:style-name="T1">(Prompt:</text:span></text:span><text:span text:style-name="T1"> </text:span><text:span text:style-name="Emphasis"><text:span text:style-name="T1">"Tuliskan paragraf (sekitar 200-250 kata) untuk bagian kedua Penutup, yang menyampaikan </text:span></text:span><text:span text:style-name="Emphasis"><text:span text:style-name="Strong_20_Emphasis"><text:span text:style-name="T1">pesan terakhir yang menggugah tentang harapan dan tanggung jawab</text:span></text:span></text:span><text:span text:style-name="Emphasis"><text:span text:style-name="T1">. Akui bahwa masa depan </text:span></text:span><text:span text:style-name="Emphasis"><text:span text:style-name="Strong_20_Emphasis"><text:span text:style-name="T1">Singularitas Simbiotik</text:span></text:span></text:span><text:span text:style-name="Emphasis"><text:span text:style-name="T1"> (atau apa pun bentuknya) penuh dengan ketidakpastian dan potensi yang luar biasa sekaligus risiko yang menakutkan. Namun, tekankan kembali bahwa </text:span></text:span><text:span text:style-name="Emphasis"><text:span text:style-name="Strong_20_Emphasis"><text:span text:style-name="T1">arah masa depan ini tidak ditentukan oleh teknologi semata, melainkan oleh nilai-nilai, kearifan, dan pilihan-pilihan yang kita—terutama generasi pembaca—buat hari ini dan seterusnya</text:span></text:span></text:span><text:span text:style-name="Emphasis"><text:span text:style-name="T1">. Kaitkan evolusi teknologi ini dengan </text:span></text:span><text:span text:style-name="Emphasis"><text:span text:style-name="Strong_20_Emphasis"><text:span text:style-name="T1">evolusi pikiran dan kesadaran </text:span></text:span></text:span><text:soft-page-break/><text:span text:style-name="Emphasis"><text:span text:style-name="Strong_20_Emphasis"><text:span text:style-name="T1">manusia</text:span></text:span></text:span><text:span text:style-name="Emphasis"><text:span text:style-name="T1"> itu sendiri ('Pikiran yang Terus Berkembang'). Ajak pembaca untuk terus </text:span></text:span><text:span text:style-name="Emphasis"><text:span text:style-name="Strong_20_Emphasis"><text:span text:style-name="T1">belajar, berpikir kritis, berdiskusi, berimajinasi, dan bertindak secara bertanggung jawab</text:span></text:span></text:span><text:span text:style-name="Emphasis"><text:span text:style-name="T1">. Akhiri dengan nada yang penuh harapan namun serius, meninggalkan kesan bahwa masa depan adalah sebuah pertanyaan terbuka yang menantang kita untuk memberikan jawaban terbaik, sebagai individu dan sebagai spesies. Mungkin bisa ditutup dengan kalimat yang menginspirasi atau pertanyaan reflektif terakhir."</text:span></text:span><text:span text:style-name="T1">)</text:span></text:p>
            <text:p text:style-name="P4"/>
            <text:p text:style-name="Text_20_body"><text:span text:style-name="Strong_20_Emphasis"><text:span text:style-name="T1">(Hasil Jawaban Prompt)</text:span></text:span></text:p>
            <text:p text:style-name="Text_20_body"><text:span text:style-name="T1">Masa depan yang kita intip dalam buku ini—entah itu benar-benar berbentuk </text:span><text:span text:style-name="Strong_20_Emphasis"><text:span text:style-name="T1">Singularitas Simbiotik</text:span></text:span><text:span text:style-name="T1"> atau evolusi hubungan manusia-AI lainnya—memang penuh dengan tanda tanya besar. Di satu sisi, ada janji kemajuan yang luar biasa: potensi mengatasi penyakit, memecahkan masalah global, membuka kreativitas tanpa batas, bahkan mungkin memahami alam semesta dan diri kita sendiri dengan cara baru. Tapi di sisi lain, bayang-bayang risiko juga nyata: kehilangan privasi terdalam, kesenjangan yang makin lebar, kontrol manipulatif, hingga pertanyaan tentang apa artinya menjadi manusia. Semuanya terasa mungkin.</text:span></text:p>
            <text:p text:style-name="Text_20_body"><text:span text:style-name="T1">Namun, satu hal yang pasti: </text:span><text:span text:style-name="Strong_20_Emphasis"><text:span text:style-name="T1">masa depan ini tidak datang begitu saja</text:span></text:span><text:span text:style-name="T1">. Teknologi secanggih apa pun hanyalah alat. Arahnya, dampaknya, baik atau buruknya, </text:span><text:span text:style-name="Strong_20_Emphasis"><text:span text:style-name="T1">ditentukan oleh kita, manusia</text:span></text:span><text:span text:style-name="T1">. Terutama oleh generasi kalian, para pembaca muda, yang akan mewarisi dan membentuk dunia ini. Nilai-nilai apa yang kita pegang teguh? Kearifan seperti apa yang kita kembangkan? Pilihan-pilihan berani dan etis apa yang kita ambil hari ini dan di masa mendatang? Itulah yang akan menjadi kemudi sesungguhnya.</text:span></text:p>
            <text:p text:style-name="Text_20_body"><text:span text:style-name="T1">Karena itulah, judul penutup buku ini adalah </text:span><text:span text:style-name="Strong_20_Emphasis"><text:span text:style-name="T1">"Pikiran yang Terus Berkembang"</text:span></text:span><text:span text:style-name="T1">. Seiring teknologi AI dan BCI yang terus berevolusi dengan kecepatan kilat, pikiran kita, kesadaran kita, dan terutama rasa tanggung jawab kita sebagai manusia juga </text:span><text:span text:style-name="Strong_20_Emphasis"><text:span text:style-name="T1">harus ikut berkembang</text:span></text:span><text:span text:style-name="T1">. Kita tidak bisa pasif. Selasa pagi ini (1 April 2025, tepat jam 7 pagi WIB) adalah awal yang baru untuk terus </text:span><text:span text:style-name="Strong_20_Emphasis"><text:span text:style-name="T1">belajar</text:span></text:span><text:span text:style-name="T1"> tanpa henti, </text:span><text:span text:style-name="Strong_20_Emphasis"><text:span text:style-name="T1">berpikir kritis</text:span></text:span><text:span text:style-name="T1"> mempertanyakan segalanya, </text:span><text:span text:style-name="Strong_20_Emphasis"><text:span text:style-name="T1">berdiskusi</text:span></text:span><text:span text:style-name="T1"> secara terbuka dan hormat, berani </text:span><text:span text:style-name="Strong_20_Emphasis"><text:span text:style-name="T1">berimajinasi</text:span></text:span><text:span text:style-name="T1"> tentang masa depan yang kita inginkan, dan yang terpenting, mulai </text:span><text:span text:style-name="Strong_20_Emphasis"><text:span text:style-name="T1">bertindak secara bertanggung jawab</text:span></text:span><text:span text:style-name="T1"> dalam kehidupan kita sehari-hari, </text:span><text:soft-page-break/><text:span text:style-name="T1">sekecil apa pun langkahnya.</text:span></text:p>
            <text:p text:style-name="Text_20_body"><text:span text:style-name="T1">Masa depan adalah sebuah pertanyaan besar yang diajukan kepada kita semua, sebagai individu dan sebagai spesies. Tidak ada jawaban tunggal yang tersedia di buku mana pun. Jawaban itu harus kita ciptakan bersama. Jadi, pertanyaannya sekarang kembali padamu: </text:span><text:span text:style-name="Strong_20_Emphasis"><text:span text:style-name="T1">Masa depan seperti apa yang akan kamu bantu arsiteki?</text:span></text:span></text:p>
            <text:p text:style-name="P4"/>
            <text:p text:style-name="Text_20_body"><text:span text:style-name="Strong_20_Emphasis"><text:span text:style-name="T1">(Tips Tambahan - Opsional)</text:span></text:span></text:p>
            <text:list xml:id="list9211061317238875627" text:style-name="L164">
              <text:list-item>
                <text:p text:style-name="P163"><text:span text:style-name="Strong_20_Emphasis"><text:span text:style-name="T1">Tips Pesan Akhir yang Menggema:</text:span></text:span><text:span text:style-name="T1"> Mengakhiri buku non-fiksi (terutama untuk remaja) dengan sebuah pertanyaan reflektif kembali kepada pembaca bisa menjadi cara yang sangat kuat. Ini membuat mereka merasa dilibatkan secara personal, termotivasi untuk terus berpikir, dan menyadari bahwa perjalanan pemahaman tidak berhenti di halaman terakhir buku. </text:span></text:p>
              </text:list-item>
            </text:list>
            <text:p text:style-name="Text_20_body"><text:span text:style-name="Strong_20_Emphasis"><text:span text:style-name="T1">(Prompt Ilustrasi - Opsional)</text:span></text:span></text:p>
            <text:list xml:id="list8151845368558306482" text:style-name="L165">
              <text:list-item>
                <text:p text:style-name="P164"><text:span text:style-name="Strong_20_Emphasis"><text:span text:style-name="T1">Prompt Gambar:</text:span></text:span><text:span text:style-name="T1"> "Gambarkan ilustrasi penutup yang kuat dan simbolik. Tampilkan telapak tangan manusia (mungkin tangan seorang remaja) yang terbuka ke atas. Di atas telapak tangan itu, melayang sebuah bola cahaya atau nebula kecil yang kompleks dan bercahaya, mewakili masa depan teknologi AI/BCI yang penuh potensi sekaligus misteri. Latar belakangnya bisa berupa langit fajar yang cerah atau langit berbintang, menyiratkan harapan dan kemungkinan tak terbatas. Fokus utama adalah pada gestur tangan yang seolah 'memegang' atau 'membimbing' masa depan tersebut dengan hati-hati dan penuh tanggung jawab." </text:span></text:p>
              </text:list-item>
            </text:list>
            <text:p text:style-name="P4"/>
            <text:p text:style-name="P173">Ini adalah jawaban untuk prompt terakhir dari rangkaian penyusunan isi buku. Selamat! Kerangka dan draf awal isi buku Anda sudah mulai terbentuk. Apa langkah selanjutnya yang ingin Anda diskusikan atau kerjakan?</text:p>
          </text:section>
          <text:section text:style-name="Sect1" text:name="feedback-form-60">
            <text:p text:style-name="P268"/>
          </text:section>
        </text:section>
        <text:section text:style-name="Sect1" text:name="58e37125683e87e5">
          <text:p text:style-name="P173"/>
          <text:section text:style-name="Sect1" text:name="user-query-content-61">
            <text:p text:style-name="P281"><text:soft-page-break/>buat glosarium </text:p>
          </text:section>
          <text:p text:style-name="P268">Tampilkan alur berpikir</text:p>
          <text:section text:style-name="Sect2" text:name="model-response-message-contentr_58e37125683e87e5">
            <text:p text:style-name="P173">Tentu, berikut adalah draf Glosarium (daftar istilah penting) yang bisa Anda sertakan di bagian akhir buku Anda. Istilah-istilah ini diambil dari konsep-konsep utama yang telah kita bahas, dengan penjelasan yang disederhanakan untuk pembaca remaja:</text:p>
            <text:p text:style-name="P4"/>
            <text:p text:style-name="Text_20_body"><text:span text:style-name="Strong_20_Emphasis"><text:span text:style-name="T1">GLOSARIUM</text:span></text:span></text:p>
            <text:p text:style-name="P173">Berikut adalah penjelasan singkat untuk beberapa istilah penting yang mungkin kamu temui dalam buku ini. Jangan ragu untuk kembali ke bagian ini jika kamu menemukan kata yang kurang familiar!</text:p>
            <text:list xml:id="list7777210940243440770" text:style-name="L166">
              <text:list-item>
                <text:p text:style-name="P261"><text:span text:style-name="Strong_20_Emphasis"><text:span text:style-name="T1">AI (Artificial Intelligence / Kecerdasan Buatan):</text:span></text:span><text:span text:style-name="T1"> Kemampuan komputer atau mesin untuk melakukan tugas-tugas yang biasanya butuh kecerdasan manusia, seperti belajar, memecahkan masalah, dan ambil keputusan. </text:span></text:p>
              </text:list-item>
              <text:list-item>
                <text:p text:style-name="P261"><text:span text:style-name="Strong_20_Emphasis"><text:span text:style-name="T1">AGI (Artificial General Intelligence / Kecerdasan Buatan Umum):</text:span></text:span><text:span text:style-name="T1"> Jenis AI masa depan (masih teori) yang diharapkan punya kecerdasan setara atau melebihi manusia di </text:span><text:span text:style-name="Emphasis"><text:span text:style-name="T1">semua</text:span></text:span><text:span text:style-name="T1"> bidang, bukan cuma satu tugas. Beda sama AI yang ada sekarang. </text:span></text:p>
              </text:list-item>
              <text:list-item>
                <text:p text:style-name="P261"><text:span text:style-name="Strong_20_Emphasis"><text:span text:style-name="T1">Algoritma:</text:span></text:span><text:span text:style-name="T1"> Serangkaian instruksi atau 'resep' langkah demi langkah yang diikuti komputer atau AI untuk menyelesaikan tugas. </text:span></text:p>
              </text:list-item>
              <text:list-item>
                <text:p text:style-name="P261"><text:span text:style-name="Strong_20_Emphasis"><text:span text:style-name="T1">ANI (Artificial Narrow Intelligence / Kecerdasan Buatan Sempit):</text:span></text:span><text:span text:style-name="T1"> Jenis AI yang kita punya </text:span><text:span text:style-name="Strong_20_Emphasis"><text:span text:style-name="T1">sekarang</text:span></text:span><text:span text:style-name="T1">. Jago banget di satu tugas spesifik (main catur, rekomendasi musik, terjemahan), tapi nggak bisa ngerjain tugas lain di luar spesialisasinya. </text:span></text:p>
              </text:list-item>
              <text:list-item>
                <text:p text:style-name="P261"><text:span text:style-name="Strong_20_Emphasis"><text:span text:style-name="T1">Antarmuka Otak-Komputer (Brain-Computer Interface / BCI):</text:span></text:span><text:span text:style-name="T1"> Teknologi 'jembatan pikiran' yang bikin jalur komunikasi langsung antara aktivitas otak dan perangkat luar (komputer, robot, dll.) tanpa lewat otot. </text:span></text:p>
              </text:list-item>
              <text:list-item>
                <text:p text:style-name="P261"><text:span text:style-name="Strong_20_Emphasis"><text:span text:style-name="T1">Augmentasi:</text:span></text:span><text:span text:style-name="T1"> Proses 'meng-upgrade' atau menambah kemampuan alami kita (fisik atau mental) pakai bantuan teknologi. </text:span></text:p>
              </text:list-item>
              <text:list-item>
                <text:p text:style-name="P261"><text:span text:style-name="Strong_20_Emphasis"><text:span text:style-name="T1">Autonomi:</text:span></text:span><text:span text:style-name="T1"> Kebebasan untuk bertindak dan membuat keputusan sendiri tanpa paksaan atau kontrol dari luar. </text:span></text:p>
              </text:list-item>
              <text:list-item>
                <text:p text:style-name="P261"><text:span text:style-name="Strong_20_Emphasis"><text:span text:style-name="T1">Bandwidth (BCI):</text:span></text:span><text:span text:style-name="T1"> Seberapa banyak dan cepat data bisa ditransfer </text:span><text:soft-page-break/><text:span text:style-name="T1">antara otak dan mesin lewat BCI. Mirip kecepatan internet buat pikiran. </text:span></text:p>
              </text:list-item>
              <text:list-item>
                <text:p text:style-name="P261"><text:span text:style-name="Strong_20_Emphasis"><text:span text:style-name="T1">Bias Kognitif:</text:span></text:span><text:span text:style-name="T1"> 'Jalan pintas' berpikir di otak kita yang kadang bikin kita salah menilai atau ambil keputusan. Kayak 'error' alami dalam berpikir. </text:span></text:p>
              </text:list-item>
              <text:list-item>
                <text:p text:style-name="P261"><text:span text:style-name="Strong_20_Emphasis"><text:span text:style-name="T1">Biokompatibilitas:</text:span></text:span><text:span text:style-name="T1"> Kemampuan bahan (misal implan BCI) buat 'akur' sama tubuh kita tanpa ditolak atau bikin masalah kesehatan. </text:span></text:p>
              </text:list-item>
              <text:list-item>
                <text:p text:style-name="P261"><text:span text:style-name="Strong_20_Emphasis"><text:span text:style-name="T1">Deep Learning (Pembelajaran Mendalam):</text:span></text:span><text:span text:style-name="T1"> Teknik canggih dalam Machine Learning yang pakai 'jaringan saraf tiruan' berlapis-lapis buat belajar pola super rumit di data (gambar, suara, teks). Otaknya AI modern. </text:span></text:p>
              </text:list-item>
              <text:list-item>
                <text:p text:style-name="P261"><text:span text:style-name="Strong_20_Emphasis"><text:span text:style-name="T1">Distopia:</text:span></text:span><text:span text:style-name="T1"> Gambaran masyarakat masa depan yang kacau, tidak adil, dan menakutkan, seringkali karena teknologi disalahgunakan. Lawan kata Utopia. </text:span></text:p>
              </text:list-item>
              <text:list-item>
                <text:p text:style-name="P261"><text:span text:style-name="Strong_20_Emphasis"><text:span text:style-name="T1">ECoG (Electrocorticography):</text:span></text:span><text:span text:style-name="T1"> Cara deteksi sinyal otak pakai sensor di </text:span><text:span text:style-name="Emphasis"><text:span text:style-name="T1">permukaan</text:span></text:span><text:span text:style-name="T1"> otak (perlu operasi). Lebih akurat dari EEG. </text:span></text:p>
              </text:list-item>
              <text:list-item>
                <text:p text:style-name="P261"><text:span text:style-name="Strong_20_Emphasis"><text:span text:style-name="T1">EEG (Electroencephalography):</text:span></text:span><text:span text:style-name="T1"> Cara deteksi sinyal otak pakai sensor di </text:span><text:span text:style-name="Emphasis"><text:span text:style-name="T1">kulit kepala</text:span></text:span><text:span text:style-name="T1"> (pakai topi/headset). Nggak perlu operasi tapi kurang akurat. </text:span></text:p>
              </text:list-item>
              <text:list-item>
                <text:p text:style-name="P261"><text:span text:style-name="Strong_20_Emphasis"><text:span text:style-name="T1">Emergence (Kemunculan):</text:span></text:span><text:span text:style-name="T1"> Fenomena saat pola atau perilaku kompleks 'muncul' dari interaksi banyak bagian sederhana. Kayak kecerdasan koloni semut. </text:span></text:p>
              </text:list-item>
              <text:list-item>
                <text:p text:style-name="P261"><text:span text:style-name="Strong_20_Emphasis"><text:span text:style-name="T1">Empati:</text:span></text:span><text:span text:style-name="T1"> Kemampuan buat ngertiin dan ikut ngerasain apa yang orang lain rasain. </text:span></text:p>
              </text:list-item>
              <text:list-item>
                <text:p text:style-name="P261"><text:span text:style-name="Strong_20_Emphasis"><text:span text:style-name="T1">Etika:</text:span></text:span><text:span text:style-name="T1"> Prinsip benar-salah yang jadi panduan perilaku. Etika teknologi mikirin cara pakai teknologi secara baik dan bertanggung jawab. </text:span></text:p>
              </text:list-item>
              <text:list-item>
                <text:p text:style-name="P261"><text:span text:style-name="Strong_20_Emphasis"><text:span text:style-name="T1">FES (Functional Electrical Stimulation):</text:span></text:span><text:span text:style-name="T1"> Teknik pakai listrik (kadang dikontrol BCI) buat bikin otot lumpuh bergerak lagi. </text:span></text:p>
              </text:list-item>
              <text:list-item>
                <text:p text:style-name="P261"><text:span text:style-name="Strong_20_Emphasis"><text:span text:style-name="T1">HAKI (Hak Kekayaan Intelektual):</text:span></text:span><text:span text:style-name="T1"> Perlindungan hukum buat karya cipta (buku, musik, software) dan penemuan (paten). </text:span></text:p>
              </text:list-item>
              <text:list-item>
                <text:p text:style-name="P261"><text:span text:style-name="Strong_20_Emphasis"><text:span text:style-name="T1">Implan (BCI):</text:span></text:span><text:span text:style-name="T1"> Alat elektronik yang ditanam di dalam otak buat rekam atau stimulasi sinyal saraf. </text:span></text:p>
              </text:list-item>
              <text:list-item>
                <text:p text:style-name="P261"><text:span text:style-name="Strong_20_Emphasis"><text:span text:style-name="T1">Integrasi Kognitif:</text:span></text:span><text:span text:style-name="T1"> Konsep saat proses berpikir manusia dan AI menyatu atau bekerja bareng secara </text:span><text:span text:style-name="Emphasis"><text:span text:style-name="T1">real-time</text:span></text:span><text:span text:style-name="T1"> dan mendalam lewat BCI. Lebih dari sekadar pakai alat. </text:span></text:p>
              </text:list-item>
              <text:list-item>
                <text:p text:style-name="P261"><text:soft-page-break/><text:span text:style-name="Strong_20_Emphasis"><text:span text:style-name="T1">Intuisi:</text:span></text:span><text:span text:style-name="T1"> Kemampuan 'tahu' atau 'merasa' sesuatu benar tanpa perlu mikir panjang; firasat. </text:span></text:p>
              </text:list-item>
              <text:list-item>
                <text:p text:style-name="P261"><text:span text:style-name="Strong_20_Emphasis"><text:span text:style-name="T1">Kesadaran (Consciousness):</text:span></text:span><text:span text:style-name="T1"> Pengalaman subjektif 'merasakan sesuatu' dari dalam; 'rasanya' jadi diri sendiri. Masih jadi misteri besar sains. </text:span></text:p>
              </text:list-item>
              <text:list-item>
                <text:p text:style-name="P261"><text:span text:style-name="Strong_20_Emphasis"><text:span text:style-name="T1">Kognitif:</text:span></text:span><text:span text:style-name="T1"> Segala sesuatu yang berhubungan sama proses berpikir (belajar, ingat, analisis, dll.). </text:span></text:p>
              </text:list-item>
              <text:list-item>
                <text:p text:style-name="P261"><text:span text:style-name="Strong_20_Emphasis"><text:span text:style-name="T1">Machine Learning (ML / Pembelajaran Mesin):</text:span></text:span><text:span text:style-name="T1"> Inti AI modern; kemampuan mesin buat 'belajar' kenalin pola dari data seabrek tanpa dikasih semua aturan. </text:span></text:p>
              </text:list-item>
              <text:list-item>
                <text:p text:style-name="P261"><text:span text:style-name="Strong_20_Emphasis"><text:span text:style-name="T1">Manipulasi (BCI):</text:span></text:span><text:span text:style-name="T1"> Upaya jahat buat ngendaliin atau ngubah pikiran/perasaan orang lain pakai BCI. </text:span></text:p>
              </text:list-item>
              <text:list-item>
                <text:p text:style-name="P261"><text:span text:style-name="Strong_20_Emphasis"><text:span text:style-name="T1">Metaverse:</text:span></text:span><text:span text:style-name="T1"> Dunia virtual 3D tempat orang bisa 'hidup' dan berinteraksi sebagai avatar. </text:span></text:p>
              </text:list-item>
              <text:list-item>
                <text:p text:style-name="P261"><text:span text:style-name="Strong_20_Emphasis"><text:span text:style-name="T1">Nalar:</text:span></text:span><text:span text:style-name="T1"> Kemampuan berpikir logis dan berdasarkan fakta. </text:span></text:p>
              </text:list-item>
              <text:list-item>
                <text:p text:style-name="P261"><text:span text:style-name="Strong_20_Emphasis"><text:span text:style-name="T1">Neurofeedback:</text:span></text:span><text:span text:style-name="T1"> Terapi pakai BCI (biasanya EEG) buat ngelatih orang ngontrol gelombang otaknya sendiri. </text:span></text:p>
              </text:list-item>
              <text:list-item>
                <text:p text:style-name="P261"><text:span text:style-name="Strong_20_Emphasis"><text:span text:style-name="T1">Neuron:</text:span></text:span><text:span text:style-name="T1"> Sel saraf, 'batu bata' penyusun otak yang ngirim sinyal listrik dan kimia. </text:span></text:p>
              </text:list-item>
              <text:list-item>
                <text:p text:style-name="P261"><text:span text:style-name="Strong_20_Emphasis"><text:span text:style-name="T1">Neuroplastisitas:</text:span></text:span><text:span text:style-name="T1"> Kemampuan otak buat berubah dan beradaptasi karena belajar atau pengalaman. Bikin otak kita 'lentur'. </text:span></text:p>
              </text:list-item>
              <text:list-item>
                <text:p text:style-name="P261"><text:span text:style-name="Strong_20_Emphasis"><text:span text:style-name="T1">Neuroteknologi:</text:span></text:span><text:span text:style-name="T1"> Teknologi yang berhubungan sama otak dan sistem saraf (termasuk BCI). </text:span></text:p>
              </text:list-item>
              <text:list-item>
                <text:p text:style-name="P261"><text:span text:style-name="Strong_20_Emphasis"><text:span text:style-name="T1">Neurotransmitter:</text:span></text:span><text:span text:style-name="T1"> Zat kimia 'kurir pesan' antar neuron di sinapsis. </text:span></text:p>
              </text:list-item>
              <text:list-item>
                <text:p text:style-name="P261"><text:span text:style-name="Strong_20_Emphasis"><text:span text:style-name="T1">NPC (Non-Player Character):</text:span></text:span><text:span text:style-name="T1"> Karakter dalam game yang dikontrol komputer (AI), bukan pemain. </text:span></text:p>
              </text:list-item>
              <text:list-item>
                <text:p text:style-name="P261"><text:span text:style-name="Strong_20_Emphasis"><text:span text:style-name="T1">Otonomi Kognitif (Cognitive Liberty / Autonomy):</text:span></text:span><text:span text:style-name="T1"> Hak buat bebas ngendaliin pikiran kita sendiri. </text:span></text:p>
              </text:list-item>
              <text:list-item>
                <text:p text:style-name="P261"><text:span text:style-name="Strong_20_Emphasis"><text:span text:style-name="T1">Privasi Pikiran (Mental Privacy):</text:span></text:span><text:span text:style-name="T1"> Hak buat jaga kerahasiaan isi pikiran kita. </text:span></text:p>
              </text:list-item>
              <text:list-item>
                <text:p text:style-name="P261"><text:span text:style-name="Strong_20_Emphasis"><text:span text:style-name="T1">Qualia:</text:span></text:span><text:span text:style-name="T1"> Istilah filsafat buat kualitas subjektif dari pengalaman ('rasanya' lihat merah, 'rasanya' sakit). </text:span></text:p>
              </text:list-item>
              <text:list-item>
                <text:p text:style-name="P261"><text:span text:style-name="Strong_20_Emphasis"><text:span text:style-name="T1">Regulasi:</text:span></text:span><text:span text:style-name="T1"> Aturan main resmi (hukum, peraturan) buat ngatur sesuatu, termasuk teknologi. </text:span></text:p>
              </text:list-item>
              <text:list-item>
                <text:p text:style-name="P261"><text:span text:style-name="Strong_20_Emphasis"><text:span text:style-name="T1">Resolusi (BCI):</text:span></text:span><text:span text:style-name="T1"> Tingkat kedetailan BCI dalam 'membaca' atau </text:span><text:soft-page-break/><text:span text:style-name="T1">'menulis' sinyal ke area otak tertentu. </text:span></text:p>
              </text:list-item>
              <text:list-item>
                <text:p text:style-name="P261"><text:span text:style-name="Strong_20_Emphasis"><text:span text:style-name="T1">Rule-Based System (Sistem Berbasis Aturan):</text:span></text:span><text:span text:style-name="T1"> AI 'jadul' yang kerjanya cuma ngikutin aturan 'jika-maka' dari programmer. </text:span></text:p>
              </text:list-item>
              <text:list-item>
                <text:p text:style-name="P261"><text:span text:style-name="Strong_20_Emphasis"><text:span text:style-name="T1">Simbiosis (Manusia-AI):</text:span></text:span><text:span text:style-name="T1"> Hubungan (idealnya) saling untung antara kecerdasan manusia dan AI, sering lewat BCI, yang bikin kemampuan gabungannya lebih hebat. </text:span></text:p>
              </text:list-item>
              <text:list-item>
                <text:p text:style-name="P261"><text:span text:style-name="Strong_20_Emphasis"><text:span text:style-name="T1">Singularitas (Singularity):</text:span></text:span><text:span text:style-name="T1"> Titik waktu hipotetis saat kemajuan teknologi (khususnya AI) jadi super cepat tak terkendali dan mengubah peradaban secara drastis. </text:span></text:p>
              </text:list-item>
              <text:list-item>
                <text:p text:style-name="P261"><text:span text:style-name="Strong_20_Emphasis"><text:span text:style-name="T1">Singularitas Simbiotik:</text:span></text:span><text:span text:style-name="T1"> Konsep Singularitas yang (di buku ini) dicapai lewat integrasi manusia-AI dalam skala besar, bukan oleh AI tunggal. </text:span></text:p>
              </text:list-item>
              <text:list-item>
                <text:p text:style-name="P261"><text:span text:style-name="Strong_20_Emphasis"><text:span text:style-name="T1">Sinapsis:</text:span></text:span><text:span text:style-name="T1"> Celah super kecil tempat neuron 'ngobrol' pakai neurotransmitter. </text:span></text:p>
              </text:list-item>
              <text:list-item>
                <text:p text:style-name="P261"><text:span text:style-name="Strong_20_Emphasis"><text:span text:style-name="T1">Supervised Learning (Pembelajaran Terarah):</text:span></text:span><text:span text:style-name="T1"> Jenis ML di mana AI belajar dari contoh yang udah ada 'kunci jawabannya'. </text:span></text:p>
              </text:list-item>
              <text:list-item>
                <text:p text:style-name="P261"><text:span text:style-name="Strong_20_Emphasis"><text:span text:style-name="T1">Transhumanis / Transhumanisme:</text:span></text:span><text:span text:style-name="T1"> Paham yang dukung pakai teknologi buat 'upgrade' manusia melampaui batas biologisnya. </text:span></text:p>
              </text:list-item>
              <text:list-item>
                <text:p text:style-name="P261"><text:span text:style-name="Strong_20_Emphasis"><text:span text:style-name="T1">Turing Test (Tes Turing):</text:span></text:span><text:span text:style-name="T1"> Tes buat ngukur apakah AI bisa nipu manusia biar dikira manusia asli lewat percakapan teks. </text:span></text:p>
              </text:list-item>
              <text:list-item>
                <text:p text:style-name="P165"><text:span text:style-name="Strong_20_Emphasis"><text:span text:style-name="T1">Utopia:</text:span></text:span><text:span text:style-name="T1"> Gambaran masyarakat masa depan yang ideal, damai, adil, dan sejahtera. Lawan kata Distopia. </text:span></text:p>
              </text:list-item>
            </text:list>
            <text:p text:style-name="P4"/>
            <text:p text:style-name="P173">Semoga glosarium ini membantu memperjelas istilah-istilah kunci dalam buku ini ya!</text:p>
          </text:section>
          <text:section text:style-name="Sect1" text:name="feedback-form-61">
            <text:p text:style-name="P268"/>
          </text:section>
        </text:section>
        <text:section text:style-name="Sect1" text:name="9a515acde408a53d">
          <text:p text:style-name="P173"/>
          <text:section text:style-name="Sect1" text:name="user-query-content-62">
            <text:p text:style-name="P281">buat daftar pustaka dan bacaan tambahan </text:p>
          </text:section>
          <text:p text:style-name="P268">Tampilkan alur berpikir</text:p>
          <text:section text:style-name="Sect2" text:name="model-response-message-contentr_9a515acde408a53d">
            <text:p text:style-name="P173">Tentu, berikut adalah draf bagian "Sumber Inspirasi &amp; Bacaan Lanjutan" yang bisa disertakan setelah Glosarium. Bagian ini bertujuan memberikan arahan bagi pembaca remaja yang ingin tahu lebih banyak.</text:p>
            <text:p text:style-name="P4"/>
            <text:p text:style-name="Text_20_body"><text:soft-page-break/><text:span text:style-name="Strong_20_Emphasis"><text:span text:style-name="T1">SUMBER INSPIRASI &amp; BACAAN LANJUTAN</text:span></text:span></text:p>
            <text:p text:style-name="P173">Perjalanan kita menjelajahi Singularitas Simbiotik mungkin berakhir di halaman buku ini, tapi semoga rasa ingin tahu dan pemikiranmu justru baru dimulai! Dunia AI, neurosains, BCI, dan etika teknologi terus berkembang super cepat. Kalau kamu tertarik buat menggali lebih dalam, berikut beberapa sumber (campuran buku, website, video) yang bisa jadi titik awal petualanganmu selanjutnya.</text:p>
            <text:p text:style-name="Text_20_body"><text:span text:style-name="Strong_20_Emphasis"><text:span text:style-name="T1">Penting diingat:</text:span></text:span><text:span text:style-name="T1"> Teknologi dan pemahaman kita terus berubah. Selalu coba cari informasi terbaru dan bersikap kritis terhadap sumber mana pun ya!</text:span></text:p>
            <text:p text:style-name="Text_20_body"><text:span text:style-name="Strong_20_Emphasis"><text:span text:style-name="T1">Buku (Untuk Memperluas Wawasan):</text:span></text:span></text:p>
            <text:list xml:id="list5434631730799515712" text:style-name="L167">
              <text:list-item>
                <text:p text:style-name="P262"><text:span text:style-name="Strong_20_Emphasis"><text:span text:style-name="T1">Yuval Noah Harari - </text:span></text:span><text:span text:style-name="Strong_20_Emphasis"><text:span text:style-name="Emphasis"><text:span text:style-name="T1">Sapiens: Riwayat Singkat Umat Manusia</text:span></text:span></text:span><text:span text:style-name="Strong_20_Emphasis"><text:span text:style-name="T1">, </text:span></text:span><text:span text:style-name="Strong_20_Emphasis"><text:span text:style-name="Emphasis"><text:span text:style-name="T1">Homo Deus: Masa Depan Umat Manusia</text:span></text:span></text:span><text:span text:style-name="Strong_20_Emphasis"><text:span text:style-name="T1">, </text:span></text:span><text:span text:style-name="Strong_20_Emphasis"><text:span text:style-name="Emphasis"><text:span text:style-name="T1">21 Lessons for the 21st Century</text:span></text:span></text:span><text:span text:style-name="Strong_20_Emphasis"><text:span text:style-name="T1">.</text:span></text:span><text:span text:style-name="T1"> </text:span></text:p>
                <text:list>
                  <text:list-item>
                    <text:p text:style-name="P262"><text:span text:style-name="Emphasis"><text:span text:style-name="T1">Kenapa dibaca?</text:span></text:span><text:span text:style-name="T1"> Buku-buku populer ini (tersedia dalam Bahasa Indonesia) banyak membahas sejarah manusia, peran teknologi (termasuk AI dan bioteknologi), dan pertanyaan-pertanyaan besar tentang masa depan kemanusiaan. </text:span><text:span text:style-name="Emphasis"><text:span text:style-name="T1">Homo Deus</text:span></text:span><text:span text:style-name="T1"> secara khusus banyak menyinggung potensi 'upgrade' manusia. </text:span></text:p>
                  </text:list-item>
                </text:list>
              </text:list-item>
              <text:list-item>
                <text:p text:style-name="P262"><text:span text:style-name="Strong_20_Emphasis"><text:span text:style-name="T1">Michio Kaku - </text:span></text:span><text:span text:style-name="Strong_20_Emphasis"><text:span text:style-name="Emphasis"><text:span text:style-name="T1">Physics of the Future</text:span></text:span></text:span><text:span text:style-name="Strong_20_Emphasis"><text:span text:style-name="T1">, </text:span></text:span><text:span text:style-name="Strong_20_Emphasis"><text:span text:style-name="Emphasis"><text:span text:style-name="T1">The Future of the Mind</text:span></text:span></text:span><text:span text:style-name="Strong_20_Emphasis"><text:span text:style-name="T1">.</text:span></text:span><text:span text:style-name="T1"> </text:span></text:p>
                <text:list>
                  <text:list-item>
                    <text:p text:style-name="P262"><text:span text:style-name="Emphasis"><text:span text:style-name="T1">Kenapa dibaca?</text:span></text:span><text:span text:style-name="T1"> Kaku adalah fisikawan dan futuris terkenal yang jago menjelaskan ide-ide sains dan teknologi masa depan (termasuk AI, BCI, teleportasi!) dengan cara yang relatif mudah dipahami, meskipun kadang spekulatif. Beberapa bukunya mungkin tersedia dalam terjemahan. </text:span></text:p>
                  </text:list-item>
                </text:list>
              </text:list-item>
              <text:list-item>
                <text:p text:style-name="P262"><text:span text:style-name="Strong_20_Emphasis"><text:span text:style-name="T1">Max Tegmark - </text:span></text:span><text:span text:style-name="Strong_20_Emphasis"><text:span text:style-name="Emphasis"><text:span text:style-name="T1">Life 3.0: Being Human in the Age of Artificial Intelligence</text:span></text:span></text:span><text:span text:style-name="Strong_20_Emphasis"><text:span text:style-name="T1">.</text:span></text:span><text:span text:style-name="T1"> </text:span></text:p>
                <text:list>
                  <text:list-item>
                    <text:p text:style-name="P262"><text:span text:style-name="Emphasis"><text:span text:style-name="T1">Kenapa dibaca?</text:span></text:span><text:span text:style-name="T1"> Buku ini membahas secara mendalam berbagai skenario masa depan AI, dari yang dekat sampai yang sangat jauh, serta perdebatan etisnya. Mungkin sedikit lebih berat, tapi bagus buat yang mau serius mendalami. (Cek ketersediaan terjemahan). </text:span></text:p>
                  </text:list-item>
                </text:list>
              </text:list-item>
              <text:list-item>
                <text:p text:style-name="P262"><text:span text:style-name="Strong_20_Emphasis"><text:span text:style-name="T1">(Fiksi Inspiratif): Ernest Cline - </text:span></text:span><text:span text:style-name="Strong_20_Emphasis"><text:span text:style-name="Emphasis"><text:span text:style-name="T1">Ready Player One</text:span></text:span></text:span><text:span text:style-name="Strong_20_Emphasis"><text:span text:style-name="T1">, William </text:span></text:span><text:soft-page-break/><text:span text:style-name="Strong_20_Emphasis"><text:span text:style-name="T1">Gibson - </text:span></text:span><text:span text:style-name="Strong_20_Emphasis"><text:span text:style-name="Emphasis"><text:span text:style-name="T1">Neuromancer</text:span></text:span></text:span><text:span text:style-name="Strong_20_Emphasis"><text:span text:style-name="T1">.</text:span></text:span><text:span text:style-name="T1"> </text:span></text:p>
                <text:list>
                  <text:list-item>
                    <text:p text:style-name="P166"><text:span text:style-name="Emphasis"><text:span text:style-name="T1">Kenapa dibaca?</text:span></text:span><text:span text:style-name="T1"> Ini novel fiksi ilmiah, BUKAN fakta. Tapi novel-novel ini (dan banyak lainnya) bisa kasih gambaran imajinatif yang seru tentang dunia virtual, </text:span><text:span text:style-name="Emphasis"><text:span text:style-name="T1">cyborg</text:span></text:span><text:span text:style-name="T1">, dan interaksi manusia-mesin yang mungkin bisa memantik ide atau pertanyaan baru buatmu. </text:span></text:p>
                  </text:list-item>
                </text:list>
              </text:list-item>
            </text:list>
            <text:p text:style-name="Text_20_body"><text:span text:style-name="Strong_20_Emphasis"><text:span text:style-name="T1">Website &amp; Artikel Online (Untuk Info Terkini &amp; Beragam):</text:span></text:span></text:p>
            <text:list xml:id="list6390366693954985441" text:style-name="L168">
              <text:list-item>
                <text:p text:style-name="P263"><text:span text:style-name="Strong_20_Emphasis"><text:span text:style-name="T1">Situs Berita Sains &amp; Teknologi:</text:span></text:span><text:span text:style-name="T1"> </text:span></text:p>
                <text:list>
                  <text:list-item>
                    <text:p text:style-name="P280">Cari rubrik sains/teknologi di situs berita nasional terpercaya (misal: Kompas.com, Detik.com, CNNIndonesia.com). </text:p>
                  </text:list-item>
                  <text:list-item>
                    <text:p text:style-name="P280">Media khusus teknologi seperti Info Komputer, CHIP. </text:p>
                  </text:list-item>
                  <text:list-item>
                    <text:p text:style-name="P263"><text:span text:style-name="T1">Situs internasional (jika nyaman baca Bhs. Inggris): </text:span><text:span text:style-name="Emphasis"><text:span text:style-name="T1">Wired</text:span></text:span><text:span text:style-name="T1">, </text:span><text:span text:style-name="Emphasis"><text:span text:style-name="T1">MIT Technology Review</text:span></text:span><text:span text:style-name="T1">, </text:span><text:span text:style-name="Emphasis"><text:span text:style-name="T1">New Scientist</text:span></text:span><text:span text:style-name="T1">, </text:span><text:span text:style-name="Emphasis"><text:span text:style-name="T1">Scientific American</text:span></text:span><text:span text:style-name="T1">. Selalu cek reputasi sumbernya! </text:span></text:p>
                  </text:list-item>
                </text:list>
              </text:list-item>
              <text:list-item>
                <text:p text:style-name="P263"><text:span text:style-name="Strong_20_Emphasis"><text:span text:style-name="T1">Blog &amp; Publikasi Riset (Untuk yang Lebih Dalam):</text:span></text:span><text:span text:style-name="T1"> </text:span></text:p>
                <text:list>
                  <text:list-item>
                    <text:p text:style-name="P280">Blog dari perusahaan riset AI terkemuka seperti OpenAI atau DeepMind sering mempublikasikan perkembangan terbaru (bahasanya mungkin teknis). </text:p>
                  </text:list-item>
                  <text:list-item>
                    <text:p text:style-name="P263"><text:span text:style-name="T1">Situs seperti </text:span><text:span text:style-name="Emphasis"><text:span text:style-name="T1">Aeon</text:span></text:span><text:span text:style-name="T1"> atau </text:span><text:span text:style-name="Emphasis"><text:span text:style-name="T1">Nautilus</text:span></text:span><text:span text:style-name="T1"> sering punya esai panjang yang mendalam tentang sains, filsafat, dan teknologi. </text:span></text:p>
                  </text:list-item>
                </text:list>
              </text:list-item>
              <text:list-item>
                <text:p text:style-name="P263"><text:span text:style-name="Strong_20_Emphasis"><text:span text:style-name="T1">Sumber Edukasi Online:</text:span></text:span><text:span text:style-name="T1"> </text:span></text:p>
                <text:list>
                  <text:list-item>
                    <text:p text:style-name="P263"><text:span text:style-name="Strong_20_Emphasis"><text:span text:style-name="T1">Khan Academy:</text:span></text:span><text:span text:style-name="T1"> Punya banyak materi gratis tentang dasar-dasar komputer, pemrograman, dan cara kerja internet. </text:span></text:p>
                  </text:list-item>
                  <text:list-item>
                    <text:p text:style-name="P167"><text:span text:style-name="Strong_20_Emphasis"><text:span text:style-name="T1">Wikipedia:</text:span></text:span><text:span text:style-name="T1"> Sumber awal yang bagus untuk definisi dan gambaran umum, tapi selalu cek sumber rujukannya untuk informasi yang lebih mendalam dan kredibel. </text:span></text:p>
                  </text:list-item>
                </text:list>
              </text:list-item>
            </text:list>
            <text:p text:style-name="Text_20_body"><text:span text:style-name="Strong_20_Emphasis"><text:span text:style-name="T1">Video, Dokumenter &amp; Channel YouTube (Belajar Sambil Nonton):</text:span></text:span></text:p>
            <text:list xml:id="list3225465468570686612" text:style-name="L169">
              <text:list-item>
                <text:p text:style-name="P264"><text:span text:style-name="Strong_20_Emphasis"><text:span text:style-name="T1">Channel YouTube Edukasi Sains &amp; Teknologi:</text:span></text:span><text:span text:style-name="T1"> </text:span></text:p>
                <text:list>
                  <text:list-item>
                    <text:p text:style-name="P264"><text:span text:style-name="Strong_20_Emphasis"><text:span text:style-name="T1">Kok Bisa? / Hajar Win:</text:span></text:span><text:span text:style-name="T1"> Channel Indonesia yang sering membahas sains dan teknologi dengan animasi menarik. </text:span></text:p>
                  </text:list-item>
                  <text:list-item>
                    <text:p text:style-name="P264"><text:span text:style-name="Strong_20_Emphasis"><text:span text:style-name="T1">Kurzgesagt – In a Nutshell:</text:span></text:span><text:span text:style-name="T1"> Animasi keren yang menjelaskan topik rumit (termasuk AI, masa depan, otak) dengan sangat baik. Banyak videonya punya subtitle Bahasa Indonesia. </text:span></text:p>
                  </text:list-item>
                  <text:list-item>
                    <text:p text:style-name="P264"><text:span text:style-name="Strong_20_Emphasis"><text:span text:style-name="T1">Vsauce:</text:span></text:span><text:span text:style-name="T1"> Michael Stevens jago banget bikin kita bertanya-</text:span><text:soft-page-break/><text:span text:style-name="T1">tanya soal hal-hal fundamental, termasuk soal pikiran dan realitas. </text:span></text:p>
                  </text:list-item>
                  <text:list-item>
                    <text:p text:style-name="P264"><text:span text:style-name="Strong_20_Emphasis"><text:span text:style-name="T1">TED Talks / TED-Ed:</text:span></text:span><text:span text:style-name="T1"> Cari berdasarkan topik "Artificial Intelligence", "Neuroscience", "BCI", "Future", "Ethics". Banyak banget pembicara inspiratif dan video animasi edukatif, seringkali dengan subtitle Indonesia. </text:span></text:p>
                  </text:list-item>
                </text:list>
              </text:list-item>
              <text:list-item>
                <text:p text:style-name="P264"><text:span text:style-name="Strong_20_Emphasis"><text:span text:style-name="T1">Film Dokumenter:</text:span></text:span><text:span text:style-name="T1"> </text:span></text:p>
                <text:list>
                  <text:list-item>
                    <text:p text:style-name="P168"><text:span text:style-name="T1">Cari dokumenter tentang AI (misal: </text:span><text:span text:style-name="Emphasis"><text:span text:style-name="T1">Do You Trust This Computer?</text:span></text:span><text:span text:style-name="T1">, </text:span><text:span text:style-name="Emphasis"><text:span text:style-name="T1">AlphaGo</text:span></text:span><text:span text:style-name="T1">), tentang otak manusia (misal: serial </text:span><text:span text:style-name="Emphasis"><text:span text:style-name="T1">Brain Games</text:span></text:span><text:span text:style-name="T1"> di NatGeo), atau tentang masa depan teknologi. Cek platform streaming seperti Netflix, Discovery+, dll. </text:span></text:p>
                  </text:list-item>
                </text:list>
              </text:list-item>
            </text:list>
            <text:p text:style-name="Text_20_body"><text:span text:style-name="Strong_20_Emphasis"><text:span text:style-name="T1">Tips Tambahan:</text:span></text:span></text:p>
            <text:list xml:id="list403778291495650715" text:style-name="L170">
              <text:list-item>
                <text:p text:style-name="P265"><text:span text:style-name="Strong_20_Emphasis"><text:span text:style-name="T1">Mulai dari yang Kamu Suka:</text:span></text:span><text:span text:style-name="T1"> Nggak harus langsung baca buku tebal atau artikel teknis. Mulai dari video YouTube yang menarik atau artikel berita singkat dulu. </text:span></text:p>
              </text:list-item>
              <text:list-item>
                <text:p text:style-name="P265"><text:span text:style-name="Strong_20_Emphasis"><text:span text:style-name="T1">Diskusikan!</text:span></text:span><text:span text:style-name="T1"> Ajak teman, guru, atau keluarga ngobrol tentang apa yang kamu baca atau tonton. Diskusi bisa bikin kamu makin paham dan lihat dari sudut pandang lain. </text:span></text:p>
              </text:list-item>
              <text:list-item>
                <text:p text:style-name="P169"><text:span text:style-name="Strong_20_Emphasis"><text:span text:style-name="T1">Tetap Kritis &amp; Terbuka:</text:span></text:span><text:span text:style-name="T1"> Ingat, masa depan itu belum pasti. Nikmati proses belajarnya, tetap pertanyakan segala sesuatu, dan bentuk opinimu sendiri! </text:span></text:p>
              </text:list-item>
            </text:list>
            <text:p text:style-name="P173">Selamat melanjutkan petualanganmu di dunia pikiran dan teknologi!</text:p>
          </text:section>
          <text:section text:style-name="Sect1" text:name="feedback-form-62">
            <text:p text:style-name="P268"/>
          </text:section>
        </text:section>
        <text:section text:style-name="Sect1" text:name="8645e285a71c68e1">
          <text:p text:style-name="P173"/>
          <text:section text:style-name="Sect1" text:name="user-query-content-63">
            <text:p text:style-name="P281">buat prompt pembuatan sampul buku </text:p>
          </text:section>
          <text:p text:style-name="P268">Tampilkan alur berpikir</text:p>
          <text:section text:style-name="Sect2" text:name="model-response-message-contentr_8645e285a71c68e1">
            <text:p text:style-name="P173">Tentu, ini beberapa opsi prompt yang bisa Anda gunakan (atau modifikasi) untuk membuat desain sampul buku "The Symbiotic Singularity" yang menarik bagi target pembaca remaja, menggunakan AI generator gambar seperti Midjourney, DALL-E, atau Stable Diffusion:</text:p>
            <text:p text:style-name="P4"/>
            <text:p text:style-name="Text_20_body"><text:span text:style-name="Strong_20_Emphasis"><text:span text:style-name="T1">Opsi Prompt 1 (Fokus pada Penyatuan Otak &amp; Sirkuit):</text:span></text:span></text:p>
            <text:p text:style-name="Preformatted_20_Text"><text:span text:style-name="Source_20_Text"><text:span text:style-name="T1">Buat desain sampul buku (book cover) futuristik dan menarik untuk remaja (13-20 tahun). </text:span></text:span><text:soft-page-break/><text:span text:style-name="Source_20_Text"><text:span text:style-name="T1">Judul: "The Symbiotic Singularity". Subjudul: "Merging Human and Artificial Intelligence into a Unified Consciousness". Nama penulis: [Nama Penulis Anda].</text:span></text:span></text:p>
            <text:p text:style-name="P5"/>
            <text:p text:style-name="Preformatted_20_Text"><text:span text:style-name="Source_20_Text"><text:span text:style-name="T1">Konsep Visual Utama:</text:span></text:span></text:p>
            <text:p text:style-name="Preformatted_20_Text"><text:span text:style-name="Source_20_Text"><text:span text:style-name="T1">Tampilkan siluet kepala manusia dari samping, sebagian transparan atau terbuat dari energi. Di dalamnya, visualisasikan otak manusia yang sebagian tampak biologis (jaringan saraf lembut) dan sebagian lagi secara mulus menyatu atau terjalin (intertwining/merging) dengan pola sirkuit digital atau jaringan cahaya AI yang kompleks dan bercahaya (glowing). Titik pertemuan antara elemen biologis dan digital ini memancarkan cahaya yang lebih terang atau energi halus.</text:span></text:span></text:p>
            <text:p text:style-name="P5"/>
            <text:p text:style-name="Preformatted_20_Text"><text:span text:style-name="Source_20_Text"><text:span text:style-name="T1">Gaya &amp; Suasana:</text:span></text:span></text:p>
            <text:p text:style-name="Preformatted_20_Text"><text:span text:style-name="Source_20_Text"><text:span text:style-name="T1">Digital art, sleek, modern, futuristik, sedikit misterius tapi juga membangkitkan rasa ingin tahu (thought-provoking). Hindari kesan terlalu gelap atau menakutkan.</text:span></text:span></text:p>
            <text:p text:style-name="P5"/>
            <text:p text:style-name="Preformatted_20_Text"><text:span text:style-name="Source_20_Text"><text:span text:style-name="T1">Warna:</text:span></text:span></text:p>
            <text:p text:style-name="Preformatted_20_Text"><text:span text:style-name="Source_20_Text"><text:span text:style-name="T1">Dominan biru tua, cyan, atau ungu gelap untuk nuansa teknologi dan misteri. Gunakan aksen warna yang lebih hangat seperti oranye, emas, atau magenta untuk menyorot bagian otak manusia atau titik penyatuan, menciptakan kontras yang menarik.</text:span></text:span></text:p>
            <text:p text:style-name="P5"/>
            <text:p text:style-name="Preformatted_20_Text"><text:span text:style-name="Source_20_Text"><text:span text:style-name="T1">Font:</text:span></text:span></text:p>
            <text:p text:style-name="Preformatted_20_Text"><text:span text:style-name="Source_20_Text"><text:span text:style-name="T1">Gunakan font sans-serif yang modern, bersih, dan mudah dibaca untuk judul dan nama penulis. Judul utama bisa dibuat lebih menonjol.</text:span></text:span></text:p>
            <text:p text:style-name="P5"/>
            <text:p text:style-name="Preformatted_20_Text"><text:span text:style-name="Source_20_Text"><text:span text:style-name="T1">Komposisi:</text:span></text:span></text:p>
            <text:p text:style-name="P6"><text:span text:style-name="Source_20_Text"><text:span text:style-name="T1">Fokus pada visual penyatuan otak-AI di tengah atau sedikit di atas tengah. Pastikan judul dan nama penulis terbaca jelas. Format vertikal untuk sampul buku.</text:span></text:span></text:p>
            <text:p text:style-name="P4"/>
            <text:p text:style-name="Text_20_body"><text:span text:style-name="Strong_20_Emphasis"><text:span text:style-name="T1">Opsi Prompt 2 (Fokus pada Kesadaran Abstrak &amp; Simbiosis):</text:span></text:span></text:p>
            <text:p text:style-name="Preformatted_20_Text"><text:span text:style-name="Source_20_Text"><text:span text:style-name="T1">Desain sampul buku (book cover) untuk target remaja (13-20 tahun). Judul: "The Symbiotic Singularity". Subjudul: "Merging Human and Artificial Intelligence into a Unified Consciousness". Penulis: [Nama Penulis Anda].</text:span></text:span></text:p>
            <text:p text:style-name="P5"/>
            <text:p text:style-name="Preformatted_20_Text"><text:span text:style-name="Source_20_Text"><text:span text:style-name="T1">Konsep Visual Utama:</text:span></text:span></text:p>
            <text:p text:style-name="Preformatted_20_Text"><text:span text:style-name="Source_20_Text"><text:span text:style-name="T1">Representasi abstrak dan indah dari kesadaran terpadu atau proses simbiosis. Visualisasikan sebuah pusaran energi, nebula kosmik, atau bentuk cahaya organik yang kompleks di tengah sampul. Di dalam bentuk ini, perlihatkan jalinan halus dan rumit antara pola-pola yang tampak organik (seperti serat saraf atau pertumbuhan sel) dengan pola-pola geometris digital (seperti sirkuit, kode biner halus, atau jaringan simpul). Keseluruhan visual harus terasa dinamis, berkembang, dan melambangkan kemunculan sesuatu yang baru dan lebih besar dari bagian-bagiannya.</text:span></text:span></text:p>
            <text:p text:style-name="P5"><text:soft-page-break/></text:p>
            <text:p text:style-name="Preformatted_20_Text"><text:span text:style-name="Source_20_Text"><text:span text:style-name="T1">Gaya &amp; Suasana:</text:span></text:span></text:p>
            <text:p text:style-name="Preformatted_20_Text"><text:span text:style-name="Source_20_Text"><text:span text:style-name="T1">Abstract digital art, vibrant, ethereal (sedikit magis/gaib), thought-provoking, futuristik, dan sedikit filosofis.</text:span></text:span></text:p>
            <text:p text:style-name="P5"/>
            <text:p text:style-name="Preformatted_20_Text"><text:span text:style-name="Source_20_Text"><text:span text:style-name="T1">Warna:</text:span></text:span></text:p>
            <text:p text:style-name="Preformatted_20_Text"><text:span text:style-name="Source_20_Text"><text:span text:style-name="T1">Gunakan palet warna yang kaya dan cerah, misalnya kombinasi ungu, pink, biru elektrik, dengan percikan emas atau putih untuk menonjolkan energi.</text:span></text:span></text:p>
            <text:p text:style-name="P5"/>
            <text:p text:style-name="Preformatted_20_Text"><text:span text:style-name="Source_20_Text"><text:span text:style-name="T1">Font:</text:span></text:span></text:p>
            <text:p text:style-name="Preformatted_20_Text"><text:span text:style-name="Source_20_Text"><text:span text:style-name="T1">Pilih font yang elegan namun modern untuk judul, mungkin sedikit bergaya unik tapi tetap terbaca. Nama penulis bisa menggunakan font yang lebih sederhana.</text:span></text:span></text:p>
            <text:p text:style-name="P5"/>
            <text:p text:style-name="Preformatted_20_Text"><text:span text:style-name="Source_20_Text"><text:span text:style-name="T1">Komposisi:</text:span></text:span></text:p>
            <text:p text:style-name="P6"><text:span text:style-name="Source_20_Text"><text:span text:style-name="T1">Fokus utama pada bentuk abstrak di tengah. Judul bisa diletakkan di atas atau bawah visual utama, menyatu harmonis dengan desain. Format vertikal untuk sampul buku.</text:span></text:span></text:p>
            <text:p text:style-name="P4"/>
            <text:p text:style-name="Text_20_body"><text:span text:style-name="Strong_20_Emphasis"><text:span text:style-name="T1">Opsi Prompt 3 (Fokus pada Koneksi BCI):</text:span></text:span></text:p>
            <text:p text:style-name="Preformatted_20_Text"><text:span text:style-name="Source_20_Text"><text:span text:style-name="T1">Generate desain sampul buku (book cover) high-tech untuk remaja (13-20 tahun). Judul: "The Symbiotic Singularity". Subjudul: "Merging Human and Artificial Intelligence into a Unified Consciousness". Penulis: [Nama Penulis Anda].</text:span></text:span></text:p>
            <text:p text:style-name="P5"/>
            <text:p text:style-name="Preformatted_20_Text"><text:span text:style-name="Source_20_Text"><text:span text:style-name="T1">Konsep Visual Utama:</text:span></text:span></text:p>
            <text:p text:style-name="Preformatted_20_Text"><text:span text:style-name="Source_20_Text"><text:span text:style-name="T1">Fokus pada koneksi manusia-mesin melalui BCI. Tampilkan close-up parsial wajah manusia (mungkin androgynous atau bergaya futuristik) dengan ekspresi netral atau sedikit termenung, menatap ke depan atau ke atas. Di bagian pelipis, dahi, atau leher, terlihat jelas sebuah interface BCI yang *sleek* dan menyatu dengan kulit (bukan helm besar; bisa berupa garis cahaya halus, pola sirkuit tipis, atau titik koneksi minimalis). Dari titik BCI ini, keluar aliran data visual (garis cahaya, partikel digital) yang mengalir dan terhubung ke latar belakang abstrak yang mewakili jaringan AI atau data cloud.</text:span></text:span></text:p>
            <text:p text:style-name="P5"/>
            <text:p text:style-name="Preformatted_20_Text"><text:span text:style-name="Source_20_Text"><text:span text:style-name="T1">Gaya &amp; Suasana:</text:span></text:span></text:p>
            <text:p text:style-name="Preformatted_20_Text"><text:span text:style-name="Source_20_Text"><text:span text:style-name="T1">High-tech, clean, minimalis tapi detail, futuristik, sedikit dingin (cool), dan fokus pada interaksi langsung manusia-teknologi.</text:span></text:span></text:p>
            <text:p text:style-name="P5"/>
            <text:p text:style-name="Preformatted_20_Text"><text:span text:style-name="Source_20_Text"><text:span text:style-name="T1">Warna:</text:span></text:span></text:p>
            <text:p text:style-name="Preformatted_20_Text"><text:span text:style-name="Source_20_Text"><text:span text:style-name="T1">Dominan warna putih, abu-abu terang, atau hitam metalik untuk kesan bersih dan canggih. Gunakan warna aksen yang kontras dan terang seperti biru elektrik, hijau neon, atau merah menyala untuk BCI interface dan aliran datanya.</text:span></text:span></text:p>
            <text:p text:style-name="P5"/>
            <text:p text:style-name="Preformatted_20_Text"><text:span text:style-name="Source_20_Text"><text:span text:style-name="T1">Font:</text:span></text:span></text:p>
            <text:p text:style-name="Preformatted_20_Text"><text:soft-page-break/><text:span text:style-name="Source_20_Text"><text:span text:style-name="T1">Gunakan font sans-serif yang sangat bersih, tipis, dan minimalis untuk semua teks. Penempatan judul dan nama penulis harus memperkuat kesan modern dan clean.</text:span></text:span></text:p>
            <text:p text:style-name="P5"/>
            <text:p text:style-name="Preformatted_20_Text"><text:span text:style-name="Source_20_Text"><text:span text:style-name="T1">Komposisi:</text:span></text:span></text:p>
            <text:p text:style-name="P6"><text:span text:style-name="Source_20_Text"><text:span text:style-name="T1">Close-up pada wajah dan BCI interface sebagai fokus utama. Latar belakang jaringan AI dibuat lebih samar atau abstrak. Format vertikal untuk sampul buku.</text:span></text:span></text:p>
            <text:p text:style-name="P4"/>
            <text:p text:style-name="Text_20_body"><text:span text:style-name="Strong_20_Emphasis"><text:span text:style-name="T1">Tips Tambahan:</text:span></text:span></text:p>
            <text:list xml:id="list5839919063023550075" text:style-name="L171">
              <text:list-item>
                <text:p text:style-name="P266"><text:span text:style-name="Strong_20_Emphasis"><text:span text:style-name="T1">Iterasi:</text:span></text:span><text:span text:style-name="T1"> Jangan ragu untuk mencoba beberapa variasi dari prompt ini atau menggabungkan elemen-elemennya. AI generator gambar seringkali memberikan hasil yang berbeda-beda. Anda bisa menambahkan detail seperti "--style raw" atau "--ar 2:3" (untuk aspect ratio sampul buku) jika menggunakan Midjourney. </text:span></text:p>
              </text:list-item>
              <text:list-item>
                <text:p text:style-name="P266"><text:span text:style-name="Strong_20_Emphasis"><text:span text:style-name="T1">Nama Penulis:</text:span></text:span><text:span text:style-name="T1"> Ganti "[Nama Penulis Anda]" dengan nama Anda atau biarkan kosong jika belum pasti. </text:span></text:p>
              </text:list-item>
              <text:list-item>
                <text:p text:style-name="P170"><text:span text:style-name="Strong_20_Emphasis"><text:span text:style-name="T1">Subjudul:</text:span></text:span><text:span text:style-name="T1"> Subjudul bisa Anda sertakan atau hilangkan dari desain sampul sesuai selera, tergantung seberapa ramai visual yang dihasilkan. </text:span></text:p>
              </text:list-item>
            </text:list>
            <text:p text:style-name="P173">Semoga berhasil mendapatkan desain sampul yang memukau untuk buku Anda!</text:p>
          </text:section>
          <text:section text:style-name="Sect1" text:name="feedback-form-63">
            <text:p text:style-name="P268"/>
          </text:section>
        </text:section>
        <text:section text:style-name="Sect1" text:name="87263b0143a6f28a">
          <text:p text:style-name="P173"/>
          <text:section text:style-name="Sect1" text:name="user-query-content-64">
            <text:p text:style-name="P281">incredible </text:p>
          </text:section>
          <text:p text:style-name="P268">Tampilkan alur berpikir</text:p>
          <text:section text:style-name="Sect2" text:name="model-response-message-contentr_87263b0143a6f28a">
            <text:p text:style-name="P173">Terima kasih banyak! Senang sekali mendengarnya. Di Selasa pagi ini (1 April 2025, jam 7:03 WIB), semoga ide-ide 'incredible' untuk sampul buku tadi bisa memberi semangat baru untuk proyek Anda.</text:p>
            <text:p text:style-name="P173">Jika ada hal lain, baik untuk buku "The Symbiotic Singularity" ini maupun topik lain, yang bisa saya bantu, jangan ragu untuk memberi tahu saya ya! Saya siap membantu.</text:p>
          </text:section>
          <text:section text:style-name="Sect1" text:name="feedback-form-64">
            <text:p text:style-name="P268"/>
          </text:section>
        </text:section>
        <text:section text:style-name="Sect1" text:name="d9e610fa2b364e22">
          <text:p text:style-name="P173"/>
          <text:section text:style-name="Sect1" text:name="user-query-content-65">
            <text:p text:style-name="P281">buat cerita lucu yang mewakili isi buku ini </text:p>
          </text:section>
          <text:p text:style-name="P268"><text:soft-page-break/>Tampilkan alur berpikir</text:p>
          <text:section text:style-name="Sect2" text:name="model-response-message-contentr_d9e610fa2b364e22">
            <text:p text:style-name="P173">Oke, ini dia cerita lucu yang mencoba merangkum (dengan sedikit ngaco, tentunya!) isi buku "The Symbiotic Singularity", spesial buat kamu yang baca di Minggu pagi ceria ini (6 April 2025, jam 11:15 WIB)!</text:p>
            <text:p text:style-name="P4"/>
            <text:p text:style-name="Text_20_body"><text:span text:style-name="Strong_20_Emphasis"><text:span text:style-name="T1">Judul: Budi dan Si Pintar yang Kadang Bikin Ambyar</text:span></text:span></text:p>
            <text:p text:style-name="P173">Namanya Budi, remaja biasa dari Medan, hobinya main game online dan makan mi gomak. Suatu hari, Budi dapet kesempatan langka: jadi tester prototipe BCI super canggih bernama "Si Pintar" yang katanya bisa bikin dia jadi manusia setengah AI, super cerdas, super keren! Mimpi Budi buat jadi top global di game sekaligus juara kelas kayaknya bakal terwujud.</text:p>
            <text:p text:style-name="P173">Minggu pagi, setelah Si Pintar dipasang (rasanya cuma kayak digigit semut rangrang dikit di belakang telinga), Budi langsung merasa beda.</text:p>
            <text:p text:style-name="P173">"Oke, Si Pintar," pikir Budi dalam hati, "kasih tau aku fakta menarik tentang... eh... cicak!"</text:p>
            <text:p text:style-name="Text_20_body"><text:span text:style-name="Emphasis"><text:span text:style-name="T1">DUARRR!</text:span></text:span><text:span text:style-name="T1"> Kepala Budi mendadak penuh! Bukan cuma fakta cicak bisa mutusin ekor, tapi juga klasifikasi ilmiahnya (Gekkonidae!), sejarah evolusinya sejak zaman dinosaurus, kandungan protein dalam daging cicak (ew!), sampai daftar 5 film di mana cicak jadi cameo penting. Budi pun mulai ngoceh tanpa henti di depan adiknya yang lagi nonton kartun.</text:span></text:p>
            <text:p text:style-name="P173">"Cicak itu... ordonya Squamata... mereka bisa lari sampai 1 meter per detik... proteinnya... eh, di film Spiderman juga ada cicak di dinding pas Peter Parker digigit laba-laba lho! Terus..."</text:p>
            <text:p text:style-name="P173">Adiknya cuma melongo. "Bang Budi kesambet cicak?"</text:p>
            <text:p text:style-name="P173">Oke, akses pengetahuan instan? Ceklist. Tapi mungkin terlalu instan.</text:p>
            <text:p text:style-name="Text_20_body"><text:span text:style-name="T1">Siang harinya, Budi jalan ke kedai dekat rumah mau beli es teh manis. Di jalan, dia lihat Nande Siregar, tetangga paling update gosip se-komplek. Budi cuma mikir, "Wah, Nande Siregar, senyumnya </text:span><text:span text:style-name="Emphasis"><text:span text:style-name="T1">manis</text:span></text:span><text:span text:style-name="T1"> banget hari ini."</text:span></text:p>
            <text:p text:style-name="P173">Tiba-tiba, Si Pintar beraksi. Menganggap 'manis' adalah perintah untuk memuji, BCI itu langsung mengaktifkan mode 'Pujian Super'. Budi, tanpa bisa mengontrol mulutnya, langsung nyerocos, "Nande Siregar! Senyum Nande hari ini sungguh memesona laksana mentari pagi di ufuk timur! <text:soft-page-break/>Keanggunan Nande mengalahkan bunga terindah di taman surga! Izinkan saya mengagumi..."</text:p>
            <text:p text:style-name="P173">Nande Siregar melotot, curiga Budi minta traktiran atau mau pinjam uang lagi. Budi cuma bisa pasrah ditarik Si Pintar buat terus memuji sampai Nande Siregar kabur ketakutan.</text:p>
            <text:p text:style-name="P173">Belum kapok, Budi coba fitur 'Skill Download'. Dia pengen jago main gitar biar keren depan gebetan. Dia fokus mikir, "Download skill main gitar akustik lagu Peterpan."</text:p>
            <text:p text:style-name="Text_20_body"><text:span text:style-name="Emphasis"><text:span text:style-name="T1">Proses download dimulai...</text:span></text:span><text:span text:style-name="T1"> Tiba-tiba, tangan Budi bergerak sendiri! Tapi bukan metik gitar, malah ngambil sendok di meja, terus mulai muter-muterin sendok itu dengan kecepatan tinggi di atas piring. </text:span><text:span text:style-name="Emphasis"><text:span text:style-name="T1">Wusss! Wusss!</text:span></text:span><text:span text:style-name="T1"> Rupanya, Si Pintar salah nangkep sinyal! Dia malah download skill "Jago Main </text:span><text:span text:style-name="Emphasis"><text:span text:style-name="T1">Gasing</text:span></text:span><text:span text:style-name="T1"> Profesional Tingkat Kelurahan". Jadilah Budi muter-muterin semua benda pipih di rumahnya sampai dimarahin mamak.</text:span></text:p>
            <text:p text:style-name="Text_20_body"><text:span text:style-name="T1">Puncaknya pas lagi ngumpul sama teman-temannya main game bareng. Budi lagi kesel karena kalah terus. Dia mikir dalam hati, "</text:span><text:span text:style-name="Emphasis"><text:span text:style-name="T1">Duh, si Dika ini mainnya curang kali ya? Atau jangan-jangan... eh, aku tadi pagi lupa pakai deodoran gak sih?! Kok kayak bau asem ya?</text:span></text:span><text:span text:style-name="T1">"</text:span></text:p>
            <text:p text:style-name="P173">Tiba-tiba, semua temannya diem, terus ngeliatin Budi dengan aneh. Si Pintar, dalam upaya 'meningkatkan transparansi sosial' (entah fitur dari mana), rupanya nggak sengaja nge-broadcast pikiran terakhir Budi ke headset teman-temannya lewat koneksi Bluetooth darurat!</text:p>
            <text:p text:style-name="P173">"Bud, seriusan lo nggak pake deodoran?" tanya Dika sambil nahan ketawa. Muka Budi merah padam. Privasi pikiran? Apa itu?</text:p>
            <text:p text:style-name="P173">Suatu sore, BCI Si Pintar tiba-tiba nge-glitch sebentar karena update software. Hasilnya? Budi mendadak lupa cara ngikat tali sepatu. Dia juga bingung pas ditanya 2+2 berapa. Ketergantungan total pada AI ternyata nggak sekeren itu.</text:p>
            <text:p text:style-name="Text_20_body"><text:span text:style-name="T1">Akhirnya, Budi sadar. Punya AI di kepala itu nggak otomatis bikin hidup sempurna. Malah sering bikin </text:span><text:span text:style-name="Emphasis"><text:span text:style-name="T1">ambyar</text:span></text:span><text:span text:style-name="T1">. Si Pintar memang bisa kasih info super cepat (kalau nggak kebanyakan), tapi kadang salah tafsir, suka error, dan nggak punya filter sama sekali. Tapi, Budi juga belajar. Dia mulai 'ngobrol' sama Si Pintar dalam pikirannya, mencoba ngasih instruksi lebih </text:span><text:soft-page-break/><text:span text:style-name="T1">jelas, kadang malah 'marahin' kalau Si Pintar mulai ngaco.</text:span></text:p>
            <text:p text:style-name="P173">"Oke, Pintar," pikir Budi suatu hari, sambil ngeliatin sandalnya yang hilang sebelah. "Nggak usah kasih tau aku sejarah sandal jepit atau analisis kemungkinan lokasi berdasarkan kecepatan angin. Cukup getarkan tangan kiriku kalau sandalnya ada di kolong tempat tidur."</text:p>
            <text:p text:style-name="P173">Ajaibnya, Si Pintar nurut. Tangan kiri Budi bergetar. Sandalnya ketemu! Mungkin inilah 'simbiosis' yang sebenarnya: bukan jadi manusia super, tapi belajar hidup bareng teknologi canggih yang punya kepribadian (dan bug) sendiri. Tetap jadi Budi, tapi Budi yang sekarang punya teman AI di kepala... yang kadang bikin ketawa, kadang bikin malu, kadang bikin pusing, tapi ya... begitulah masa depan, mungkin?</text:p>
            <text:p text:style-name="P4"/>
            <text:p text:style-name="Text_20_body"><text:span text:style-name="Strong_20_Emphasis"><text:span text:style-name="T1">(Tips Tambahan - Opsional)</text:span></text:span></text:p>
            <text:list xml:id="list4321728073894995953" text:style-name="L172">
              <text:list-item>
                <text:p text:style-name="P267"><text:span text:style-name="Strong_20_Emphasis"><text:span text:style-name="T1">Tips Humor dari Kesalahpahaman:</text:span></text:span><text:span text:style-name="T1"> Salah satu sumber humor paling efektif dalam cerita tentang teknologi canggih adalah kesalahpahaman antara niat manusia dan interpretasi literal atau 'logika aneh' dari AI. Ini juga secara halus menyentuh isu kompleksitas komunikasi dan potensi error dalam BCI. </text:span></text:p>
              </text:list-item>
              <text:list-item>
                <text:p text:style-name="P171"><text:span text:style-name="Strong_20_Emphasis"><text:span text:style-name="T1">Tips Relevansi Budaya:</text:span></text:span><text:span text:style-name="T1"> Menyisipkan elemen lokal (nama karakter, makanan seperti mi gomak, mainan tradisional seperti gasing, lokasi seperti Medan) membuat cerita terasa lebih dekat dan relatable bagi pembaca Indonesia. </text:span></text:p>
              </text:list-item>
            </text:list>
            <text:p text:style-name="Text_20_body"><text:span text:style-name="Strong_20_Emphasis"><text:span text:style-name="T1">(Prompt Ilustrasi - Opsional)</text:span></text:span></text:p>
            <text:list xml:id="list8940285005819022928" text:style-name="L173">
              <text:list-item>
                <text:p text:style-name="P172"><text:span text:style-name="Strong_20_Emphasis"><text:span text:style-name="T1">Prompt Gambar:</text:span></text:span><text:span text:style-name="T1"> "Buat ilustrasi gaya kartun komik yang lucu. Tampilkan karakter remaja laki-laki (Budi) dengan ekspresi panik atau malu. Di atas kepalanya ada 'gelembung pikiran' yang menunjukkan gambar deodoran dengan tanda silang. Di sekelilingnya, teman-temannya menatapnya dengan ekspresi kaget atau menahan tawa, mungkin sambil memegang headset game. Tambahkan efek visual seperti garis-garis koneksi Bluetooth putus-putus dari kepala Budi ke headset teman-temannya, dan mungkin ikon 'Si Pintar' (chip kecil dengan wajah bingung) melayang di dekat kepala Budi." </text:span></text:p>
              </text:list-item>
            </text:list>
            <text:p text:style-name="P4"><text:soft-page-break/></text:p>
            <text:p text:style-name="P173">Semoga cerita ini cukup lucu dan bisa sedikit mewakili ide-ide (sekaligus potensi kekacauan!) dari buku Anda! ?</text:p>
          </text:section>
          <text:section text:style-name="Sect1" text:name="feedback-form-65">
            <text:p text:style-name="P268"/>
          </text:section>
        </text:section>
      </text:section>
      <text:p text:style-name="P268"><draw:frame draw:style-name="fr1" draw:name="graphics1" text:anchor-type="as-char" svg:width="0.3335in" svg:height="0.3335in" draw:z-index="0"><draw:image xlink:href="https://lh3.googleusercontent.com/a/ACg8ocJatAeZXTKW1h452_RrhhF4-ct-hav55Am3RXfvw0HyBnGPrw=s64-c-mo" xlink:type="simple" xlink:show="embed" xlink:actuate="onLoad"/><svg:title>gambar profil</svg:title></draw:frame></text:p>
      <text:p text:style-name="P173">Buat Ringkasan Audio </text:p>
      <text:p text:style-name="P173"/>
      <text:p text:style-name="P268">Deep Research </text:p>
      <text:p text:style-name="P173">Canvas </text:p>
      <text:p text:style-name="P173">Gemini dapat membuat kesalahan, jadi periksa kembali responsnya</text:p>
      <text:p text:style-name="P268">Aplikasi Google</text:p>
      <text:p text:style-name="P268">Akun Google</text:p>
      <text:p text:style-name="P268">Nsender </text:p>
      <text:p text:style-name="P268">nsender38@gmail.com</text:p>
      <text:section text:style-name="Sect1" text:name="cdk-live-announcer-0">
        <text:p text:style-name="P268"/>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Atkinson Hyperlegible Next" svg:font-family="'Atkinson Hyperlegible Next'"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7.1654in" fo:page-height="10.118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Jie </meta:initial-creator>
    <meta:creation-date>2025-04-06T11:16:55.68</meta:creation-date>
    <meta:document-statistic meta:table-count="0" meta:image-count="1" meta:object-count="0" meta:page-count="181" meta:paragraph-count="1480" meta:word-count="45480" meta:character-count="322941"/>
    <dc:date>2025-04-06T11:18:18.07</dc:date>
    <dc:creator>OJie </dc:creator>
    <meta:editing-duration>PT1M22S</meta:editing-duration>
    <meta:editing-cycles>1</meta:editing-cycles>
    <meta:generator>OpenOffice/4.1.15$Win32 OpenOffice.org_project/4115m2$Build-9813</meta:generator>
  </office:meta>
</office:document-meta>
</file>